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53.51pt" svg:height="255.09pt" svg:x="67.89pt" svg:y="2.83pt">
            <draw:object draw:notify-on-update-of-ranges="data.B1:data.B600 data.C1:data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3.3027694" calcext:value-type="float">
            <text:p>3.3027694</text:p>
          </table:table-cell>
          <table:table-cell office:value-type="float" office:value="0.30277622" calcext:value-type="float">
            <text:p>0.30277622</text:p>
          </table:table-cell>
          <table:table-cell table:formula="of:=[.A1]" office:value-type="float" office:value="3.3027694" calcext:value-type="float">
            <text:p>3.3027694</text:p>
          </table:table-cell>
        </table:table-row>
        <table:table-row table:style-name="ro1">
          <table:table-cell office:value-type="float" office:value="1.0551003" calcext:value-type="float">
            <text:p>1.0551003</text:p>
          </table:table-cell>
          <table:table-cell office:value-type="float" office:value="0.9477772" calcext:value-type="float">
            <text:p>0.9477772</text:p>
          </table:table-cell>
          <table:table-cell table:formula="of:=[.C1]+[.A2]" office:value-type="float" office:value="4.3578697" calcext:value-type="float">
            <text:p>4.3578697</text:p>
          </table:table-cell>
        </table:table-row>
        <table:table-row table:style-name="ro1">
          <table:table-cell office:value-type="float" office:value="0.33775845" calcext:value-type="float">
            <text:p>0.33775845</text:p>
          </table:table-cell>
          <table:table-cell office:value-type="float" office:value="2.9606957" calcext:value-type="float">
            <text:p>2.9606957</text:p>
          </table:table-cell>
          <table:table-cell table:formula="of:=[.C2]+[.A3]" office:value-type="float" office:value="4.69562815" calcext:value-type="float">
            <text:p>4.69562815</text:p>
          </table:table-cell>
        </table:table-row>
        <table:table-row table:style-name="ro1">
          <table:table-cell office:value-type="float" office:value="0.21890593" calcext:value-type="float">
            <text:p>0.21890593</text:p>
          </table:table-cell>
          <table:table-cell office:value-type="float" office:value="4.5681725" calcext:value-type="float">
            <text:p>4.5681725</text:p>
          </table:table-cell>
          <table:table-cell table:formula="of:=[.C3]+[.A4]" office:value-type="float" office:value="4.91453408" calcext:value-type="float">
            <text:p>4.91453408</text:p>
          </table:table-cell>
        </table:table-row>
        <table:table-row table:style-name="ro1">
          <table:table-cell office:value-type="float" office:value="0.17998016" calcext:value-type="float">
            <text:p>0.17998016</text:p>
          </table:table-cell>
          <table:table-cell office:value-type="float" office:value="5.556168" calcext:value-type="float">
            <text:p>5.556168</text:p>
          </table:table-cell>
          <table:table-cell table:formula="of:=[.C4]+[.A5]" office:value-type="float" office:value="5.09451424" calcext:value-type="float">
            <text:p>5.09451424</text:p>
          </table:table-cell>
        </table:table-row>
        <table:table-row table:style-name="ro1">
          <table:table-cell office:value-type="float" office:value="0.16163883" calcext:value-type="float">
            <text:p>0.16163883</text:p>
          </table:table-cell>
          <table:table-cell office:value-type="float" office:value="6.1866326" calcext:value-type="float">
            <text:p>6.1866326</text:p>
          </table:table-cell>
          <table:table-cell table:formula="of:=[.C5]+[.A6]" office:value-type="float" office:value="5.25615307" calcext:value-type="float">
            <text:p>5.25615307</text:p>
          </table:table-cell>
        </table:table-row>
        <table:table-row table:style-name="ro1">
          <table:table-cell office:value-type="float" office:value="0.15082017" calcext:value-type="float">
            <text:p>0.15082017</text:p>
          </table:table-cell>
          <table:table-cell office:value-type="float" office:value="6.630413" calcext:value-type="float">
            <text:p>6.630413</text:p>
          </table:table-cell>
          <table:table-cell table:formula="of:=[.C6]+[.A7]" office:value-type="float" office:value="5.40697324" calcext:value-type="float">
            <text:p>5.40697324</text:p>
          </table:table-cell>
        </table:table-row>
        <table:table-row table:style-name="ro1">
          <table:table-cell office:value-type="float" office:value="0.14370947" calcext:value-type="float">
            <text:p>0.14370947</text:p>
          </table:table-cell>
          <table:table-cell office:value-type="float" office:value="6.958484" calcext:value-type="float">
            <text:p>6.958484</text:p>
          </table:table-cell>
          <table:table-cell table:formula="of:=[.C7]+[.A8]" office:value-type="float" office:value="5.55068271" calcext:value-type="float">
            <text:p>5.55068271</text:p>
          </table:table-cell>
        </table:table-row>
        <table:table-row table:style-name="ro1">
          <table:table-cell office:value-type="float" office:value="0.13839933" calcext:value-type="float">
            <text:p>0.13839933</text:p>
          </table:table-cell>
          <table:table-cell office:value-type="float" office:value="7.225468" calcext:value-type="float">
            <text:p>7.225468</text:p>
          </table:table-cell>
          <table:table-cell table:formula="of:=[.C8]+[.A9]" office:value-type="float" office:value="5.68908204" calcext:value-type="float">
            <text:p>5.68908204</text:p>
          </table:table-cell>
        </table:table-row>
        <table:table-row table:style-name="ro1">
          <table:table-cell office:value-type="float" office:value="0.13409628" calcext:value-type="float">
            <text:p>0.13409628</text:p>
          </table:table-cell>
          <table:table-cell office:value-type="float" office:value="7.4573283" calcext:value-type="float">
            <text:p>7.4573283</text:p>
          </table:table-cell>
          <table:table-cell table:formula="of:=[.C9]+[.A10]" office:value-type="float" office:value="5.82317832" calcext:value-type="float">
            <text:p>5.82317832</text:p>
          </table:table-cell>
        </table:table-row>
        <table:table-row table:style-name="ro1">
          <table:table-cell office:value-type="float" office:value="0.13147174" calcext:value-type="float">
            <text:p>0.13147174</text:p>
          </table:table-cell>
          <table:table-cell office:value-type="float" office:value="7.606198" calcext:value-type="float">
            <text:p>7.606198</text:p>
          </table:table-cell>
          <table:table-cell table:formula="of:=[.C10]+[.A11]" office:value-type="float" office:value="5.95465006" calcext:value-type="float">
            <text:p>5.95465006</text:p>
          </table:table-cell>
        </table:table-row>
        <table:table-row table:style-name="ro1">
          <table:table-cell office:value-type="float" office:value="0.12967117" calcext:value-type="float">
            <text:p>0.12967117</text:p>
          </table:table-cell>
          <table:table-cell office:value-type="float" office:value="7.711814" calcext:value-type="float">
            <text:p>7.711814</text:p>
          </table:table-cell>
          <table:table-cell table:formula="of:=[.C11]+[.A12]" office:value-type="float" office:value="6.08432123" calcext:value-type="float">
            <text:p>6.08432123</text:p>
          </table:table-cell>
        </table:table-row>
        <table:table-row table:style-name="ro1">
          <table:table-cell office:value-type="float" office:value="0.12790112" calcext:value-type="float">
            <text:p>0.12790112</text:p>
          </table:table-cell>
          <table:table-cell office:value-type="float" office:value="7.81854" calcext:value-type="float">
            <text:p>7.81854</text:p>
          </table:table-cell>
          <table:table-cell table:formula="of:=[.C12]+[.A13]" office:value-type="float" office:value="6.21222235" calcext:value-type="float">
            <text:p>6.21222235</text:p>
          </table:table-cell>
        </table:table-row>
        <table:table-row table:style-name="ro1">
          <table:table-cell office:value-type="float" office:value="0.1258259" calcext:value-type="float">
            <text:p>0.1258259</text:p>
          </table:table-cell>
          <table:table-cell office:value-type="float" office:value="7.9474893" calcext:value-type="float">
            <text:p>7.9474893</text:p>
          </table:table-cell>
          <table:table-cell table:formula="of:=[.C13]+[.A14]" office:value-type="float" office:value="6.33804825" calcext:value-type="float">
            <text:p>6.33804825</text:p>
          </table:table-cell>
        </table:table-row>
        <table:table-row table:style-name="ro1">
          <table:table-cell office:value-type="float" office:value="0.12312505" calcext:value-type="float">
            <text:p>0.12312505</text:p>
          </table:table-cell>
          <table:table-cell office:value-type="float" office:value="8.121824" calcext:value-type="float">
            <text:p>8.121824</text:p>
          </table:table-cell>
          <table:table-cell table:formula="of:=[.C14]+[.A15]" office:value-type="float" office:value="6.4611733" calcext:value-type="float">
            <text:p>6.4611733</text:p>
          </table:table-cell>
        </table:table-row>
        <table:table-row table:style-name="ro1">
          <table:table-cell office:value-type="float" office:value="0.12089723" calcext:value-type="float">
            <text:p>0.12089723</text:p>
          </table:table-cell>
          <table:table-cell office:value-type="float" office:value="8.271488" calcext:value-type="float">
            <text:p>8.271488</text:p>
          </table:table-cell>
          <table:table-cell table:formula="of:=[.C15]+[.A16]" office:value-type="float" office:value="6.58207053" calcext:value-type="float">
            <text:p>6.58207053</text:p>
          </table:table-cell>
        </table:table-row>
        <table:table-row table:style-name="ro1">
          <table:table-cell office:value-type="float" office:value="0.11883726" calcext:value-type="float">
            <text:p>0.11883726</text:p>
          </table:table-cell>
          <table:table-cell office:value-type="float" office:value="8.414869" calcext:value-type="float">
            <text:p>8.414869</text:p>
          </table:table-cell>
          <table:table-cell table:formula="of:=[.C16]+[.A17]" office:value-type="float" office:value="6.70090779" calcext:value-type="float">
            <text:p>6.70090779</text:p>
          </table:table-cell>
        </table:table-row>
        <table:table-row table:style-name="ro1">
          <table:table-cell office:value-type="float" office:value="0.1163653" calcext:value-type="float">
            <text:p>0.1163653</text:p>
          </table:table-cell>
          <table:table-cell office:value-type="float" office:value="8.593628" calcext:value-type="float">
            <text:p>8.593628</text:p>
          </table:table-cell>
          <table:table-cell table:formula="of:=[.C17]+[.A18]" office:value-type="float" office:value="6.81727309" calcext:value-type="float">
            <text:p>6.81727309</text:p>
          </table:table-cell>
        </table:table-row>
        <table:table-row table:style-name="ro1">
          <table:table-cell office:value-type="float" office:value="0.114259556" calcext:value-type="float">
            <text:p>0.114259556</text:p>
          </table:table-cell>
          <table:table-cell office:value-type="float" office:value="8.752003" calcext:value-type="float">
            <text:p>8.752003</text:p>
          </table:table-cell>
          <table:table-cell table:formula="of:=[.C18]+[.A19]" office:value-type="float" office:value="6.931532646" calcext:value-type="float">
            <text:p>6.931532646</text:p>
          </table:table-cell>
        </table:table-row>
        <table:table-row table:style-name="ro1">
          <table:table-cell office:value-type="float" office:value="0.11255055" calcext:value-type="float">
            <text:p>0.11255055</text:p>
          </table:table-cell>
          <table:table-cell office:value-type="float" office:value="8.884897" calcext:value-type="float">
            <text:p>8.884897</text:p>
          </table:table-cell>
          <table:table-cell table:formula="of:=[.C19]+[.A20]" office:value-type="float" office:value="7.044083196" calcext:value-type="float">
            <text:p>7.044083196</text:p>
          </table:table-cell>
        </table:table-row>
        <table:table-row table:style-name="ro1">
          <table:table-cell office:value-type="float" office:value="0.110963605" calcext:value-type="float">
            <text:p>0.110963605</text:p>
          </table:table-cell>
          <table:table-cell office:value-type="float" office:value="9.011964" calcext:value-type="float">
            <text:p>9.011964</text:p>
          </table:table-cell>
          <table:table-cell table:formula="of:=[.C20]+[.A21]" office:value-type="float" office:value="7.155046801" calcext:value-type="float">
            <text:p>7.155046801</text:p>
          </table:table-cell>
        </table:table-row>
        <table:table-row table:style-name="ro1">
          <table:table-cell office:value-type="float" office:value="0.10940719" calcext:value-type="float">
            <text:p>0.10940719</text:p>
          </table:table-cell>
          <table:table-cell office:value-type="float" office:value="9.140167" calcext:value-type="float">
            <text:p>9.140167</text:p>
          </table:table-cell>
          <table:table-cell table:formula="of:=[.C21]+[.A22]" office:value-type="float" office:value="7.264453991" calcext:value-type="float">
            <text:p>7.264453991</text:p>
          </table:table-cell>
        </table:table-row>
        <table:table-row table:style-name="ro1">
          <table:table-cell office:value-type="float" office:value="0.10818647" calcext:value-type="float">
            <text:p>0.10818647</text:p>
          </table:table-cell>
          <table:table-cell office:value-type="float" office:value="9.2433" calcext:value-type="float">
            <text:p>9.2433</text:p>
          </table:table-cell>
          <table:table-cell table:formula="of:=[.C22]+[.A23]" office:value-type="float" office:value="7.372640461" calcext:value-type="float">
            <text:p>7.372640461</text:p>
          </table:table-cell>
        </table:table-row>
        <table:table-row table:style-name="ro1">
          <table:table-cell office:value-type="float" office:value="0.107301444" calcext:value-type="float">
            <text:p>0.107301444</text:p>
          </table:table-cell>
          <table:table-cell office:value-type="float" office:value="9.319539" calcext:value-type="float">
            <text:p>9.319539</text:p>
          </table:table-cell>
          <table:table-cell table:formula="of:=[.C23]+[.A24]" office:value-type="float" office:value="7.479941905" calcext:value-type="float">
            <text:p>7.479941905</text:p>
          </table:table-cell>
        </table:table-row>
        <table:table-row table:style-name="ro1">
          <table:table-cell office:value-type="float" office:value="0.10644694" calcext:value-type="float">
            <text:p>0.10644694</text:p>
          </table:table-cell>
          <table:table-cell office:value-type="float" office:value="9.394352" calcext:value-type="float">
            <text:p>9.394352</text:p>
          </table:table-cell>
          <table:table-cell table:formula="of:=[.C24]+[.A25]" office:value-type="float" office:value="7.586388845" calcext:value-type="float">
            <text:p>7.586388845</text:p>
          </table:table-cell>
        </table:table-row>
        <table:table-row table:style-name="ro1">
          <table:table-cell office:value-type="float" office:value="0.10566872" calcext:value-type="float">
            <text:p>0.10566872</text:p>
          </table:table-cell>
          <table:table-cell office:value-type="float" office:value="9.463538" calcext:value-type="float">
            <text:p>9.463538</text:p>
          </table:table-cell>
          <table:table-cell table:formula="of:=[.C25]+[.A26]" office:value-type="float" office:value="7.692057565" calcext:value-type="float">
            <text:p>7.692057565</text:p>
          </table:table-cell>
        </table:table-row>
        <table:table-row table:style-name="ro1">
          <table:table-cell office:value-type="float" office:value="0.10475319" calcext:value-type="float">
            <text:p>0.10475319</text:p>
          </table:table-cell>
          <table:table-cell office:value-type="float" office:value="9.546249" calcext:value-type="float">
            <text:p>9.546249</text:p>
          </table:table-cell>
          <table:table-cell table:formula="of:=[.C26]+[.A27]" office:value-type="float" office:value="7.796810755" calcext:value-type="float">
            <text:p>7.796810755</text:p>
          </table:table-cell>
        </table:table-row>
        <table:table-row table:style-name="ro1">
          <table:table-cell office:value-type="float" office:value="0.10368505" calcext:value-type="float">
            <text:p>0.10368505</text:p>
          </table:table-cell>
          <table:table-cell office:value-type="float" office:value="9.644592" calcext:value-type="float">
            <text:p>9.644592</text:p>
          </table:table-cell>
          <table:table-cell table:formula="of:=[.C27]+[.A28]" office:value-type="float" office:value="7.900495805" calcext:value-type="float">
            <text:p>7.900495805</text:p>
          </table:table-cell>
        </table:table-row>
        <table:table-row table:style-name="ro1">
          <table:table-cell office:value-type="float" office:value="0.102906846" calcext:value-type="float">
            <text:p>0.102906846</text:p>
          </table:table-cell>
          <table:table-cell office:value-type="float" office:value="9.717526" calcext:value-type="float">
            <text:p>9.717526</text:p>
          </table:table-cell>
          <table:table-cell table:formula="of:=[.C28]+[.A29]" office:value-type="float" office:value="8.003402651" calcext:value-type="float">
            <text:p>8.003402651</text:p>
          </table:table-cell>
        </table:table-row>
        <table:table-row table:style-name="ro1">
          <table:table-cell office:value-type="float" office:value="0.1025864" calcext:value-type="float">
            <text:p>0.1025864</text:p>
          </table:table-cell>
          <table:table-cell office:value-type="float" office:value="9.74788" calcext:value-type="float">
            <text:p>9.74788</text:p>
          </table:table-cell>
          <table:table-cell table:formula="of:=[.C29]+[.A30]" office:value-type="float" office:value="8.105989051" calcext:value-type="float">
            <text:p>8.105989051</text:p>
          </table:table-cell>
        </table:table-row>
        <table:table-row table:style-name="ro1">
          <table:table-cell office:value-type="float" office:value="0.10211337" calcext:value-type="float">
            <text:p>0.10211337</text:p>
          </table:table-cell>
          <table:table-cell office:value-type="float" office:value="9.793036" calcext:value-type="float">
            <text:p>9.793036</text:p>
          </table:table-cell>
          <table:table-cell table:formula="of:=[.C30]+[.A31]" office:value-type="float" office:value="8.208102421" calcext:value-type="float">
            <text:p>8.208102421</text:p>
          </table:table-cell>
        </table:table-row>
        <table:table-row table:style-name="ro1">
          <table:table-cell office:value-type="float" office:value="0.10170138" calcext:value-type="float">
            <text:p>0.10170138</text:p>
          </table:table-cell>
          <table:table-cell office:value-type="float" office:value="9.832708" calcext:value-type="float">
            <text:p>9.832708</text:p>
          </table:table-cell>
          <table:table-cell table:formula="of:=[.C31]+[.A32]" office:value-type="float" office:value="8.309803801" calcext:value-type="float">
            <text:p>8.309803801</text:p>
          </table:table-cell>
        </table:table-row>
        <table:table-row table:style-name="ro1">
          <table:table-cell office:value-type="float" office:value="0.10110628" calcext:value-type="float">
            <text:p>0.10110628</text:p>
          </table:table-cell>
          <table:table-cell office:value-type="float" office:value="9.890583" calcext:value-type="float">
            <text:p>9.890583</text:p>
          </table:table-cell>
          <table:table-cell table:formula="of:=[.C32]+[.A33]" office:value-type="float" office:value="8.410910081" calcext:value-type="float">
            <text:p>8.410910081</text:p>
          </table:table-cell>
        </table:table-row>
        <table:table-row table:style-name="ro1">
          <table:table-cell office:value-type="float" office:value="0.10026703" calcext:value-type="float">
            <text:p>0.10026703</text:p>
          </table:table-cell>
          <table:table-cell office:value-type="float" office:value="9.973368" calcext:value-type="float">
            <text:p>9.973368</text:p>
          </table:table-cell>
          <table:table-cell table:formula="of:=[.C33]+[.A34]" office:value-type="float" office:value="8.511177111" calcext:value-type="float">
            <text:p>8.511177111</text:p>
          </table:table-cell>
        </table:table-row>
        <table:table-row table:style-name="ro1">
          <table:table-cell office:value-type="float" office:value="0.09950408" calcext:value-type="float">
            <text:p>0.09950408</text:p>
          </table:table-cell>
          <table:table-cell office:value-type="float" office:value="10.049839" calcext:value-type="float">
            <text:p>10.049839</text:p>
          </table:table-cell>
          <table:table-cell table:formula="of:=[.C34]+[.A35]" office:value-type="float" office:value="8.610681191" calcext:value-type="float">
            <text:p>8.610681191</text:p>
          </table:table-cell>
        </table:table-row>
        <table:table-row table:style-name="ro1">
          <table:table-cell office:value-type="float" office:value="0.09869535" calcext:value-type="float">
            <text:p>0.09869535</text:p>
          </table:table-cell>
          <table:table-cell office:value-type="float" office:value="10.132189" calcext:value-type="float">
            <text:p>10.132189</text:p>
          </table:table-cell>
          <table:table-cell table:formula="of:=[.C35]+[.A36]" office:value-type="float" office:value="8.709376541" calcext:value-type="float">
            <text:p>8.709376541</text:p>
          </table:table-cell>
        </table:table-row>
        <table:table-row table:style-name="ro1">
          <table:table-cell office:value-type="float" office:value="0.09803922" calcext:value-type="float">
            <text:p>0.09803922</text:p>
          </table:table-cell>
          <table:table-cell office:value-type="float" office:value="10.2" calcext:value-type="float">
            <text:p>10.2</text:p>
          </table:table-cell>
          <table:table-cell table:formula="of:=[.C36]+[.A37]" office:value-type="float" office:value="8.807415761" calcext:value-type="float">
            <text:p>8.807415761</text:p>
          </table:table-cell>
        </table:table-row>
        <table:table-row table:style-name="ro1">
          <table:table-cell office:value-type="float" office:value="0.09729152" calcext:value-type="float">
            <text:p>0.09729152</text:p>
          </table:table-cell>
          <table:table-cell office:value-type="float" office:value="10.278388" calcext:value-type="float">
            <text:p>10.278388</text:p>
          </table:table-cell>
          <table:table-cell table:formula="of:=[.C37]+[.A38]" office:value-type="float" office:value="8.904707281" calcext:value-type="float">
            <text:p>8.904707281</text:p>
          </table:table-cell>
        </table:table-row>
        <table:table-row table:style-name="ro1">
          <table:table-cell office:value-type="float" office:value="0.096650645" calcext:value-type="float">
            <text:p>0.096650645</text:p>
          </table:table-cell>
          <table:table-cell office:value-type="float" office:value="10.346543" calcext:value-type="float">
            <text:p>10.346543</text:p>
          </table:table-cell>
          <table:table-cell table:formula="of:=[.C38]+[.A39]" office:value-type="float" office:value="9.001357926" calcext:value-type="float">
            <text:p>9.001357926</text:p>
          </table:table-cell>
        </table:table-row>
        <table:table-row table:style-name="ro1">
          <table:table-cell office:value-type="float" office:value="0.09611658" calcext:value-type="float">
            <text:p>0.09611658</text:p>
          </table:table-cell>
          <table:table-cell office:value-type="float" office:value="10.404032" calcext:value-type="float">
            <text:p>10.404032</text:p>
          </table:table-cell>
          <table:table-cell table:formula="of:=[.C39]+[.A40]" office:value-type="float" office:value="9.097474506" calcext:value-type="float">
            <text:p>9.097474506</text:p>
          </table:table-cell>
        </table:table-row>
        <table:table-row table:style-name="ro1">
          <table:table-cell office:value-type="float" office:value="0.09562829" calcext:value-type="float">
            <text:p>0.09562829</text:p>
          </table:table-cell>
          <table:table-cell office:value-type="float" office:value="10.457156" calcext:value-type="float">
            <text:p>10.457156</text:p>
          </table:table-cell>
          <table:table-cell table:formula="of:=[.C40]+[.A41]" office:value-type="float" office:value="9.193102796" calcext:value-type="float">
            <text:p>9.193102796</text:p>
          </table:table-cell>
        </table:table-row>
        <table:table-row table:style-name="ro1">
          <table:table-cell office:value-type="float" office:value="0.09514" calcext:value-type="float">
            <text:p>0.09514</text:p>
          </table:table-cell>
          <table:table-cell office:value-type="float" office:value="10.510826" calcext:value-type="float">
            <text:p>10.510826</text:p>
          </table:table-cell>
          <table:table-cell table:formula="of:=[.C41]+[.A42]" office:value-type="float" office:value="9.288242796" calcext:value-type="float">
            <text:p>9.288242796</text:p>
          </table:table-cell>
        </table:table-row>
        <table:table-row table:style-name="ro1">
          <table:table-cell office:value-type="float" office:value="0.094758525" calcext:value-type="float">
            <text:p>0.094758525</text:p>
          </table:table-cell>
          <table:table-cell office:value-type="float" office:value="10.55314" calcext:value-type="float">
            <text:p>10.55314</text:p>
          </table:table-cell>
          <table:table-cell table:formula="of:=[.C42]+[.A43]" office:value-type="float" office:value="9.383001321" calcext:value-type="float">
            <text:p>9.383001321</text:p>
          </table:table-cell>
        </table:table-row>
        <table:table-row table:style-name="ro1">
          <table:table-cell office:value-type="float" office:value="0.09445334" calcext:value-type="float">
            <text:p>0.09445334</text:p>
          </table:table-cell>
          <table:table-cell office:value-type="float" office:value="10.587237" calcext:value-type="float">
            <text:p>10.587237</text:p>
          </table:table-cell>
          <table:table-cell table:formula="of:=[.C43]+[.A44]" office:value-type="float" office:value="9.477454661" calcext:value-type="float">
            <text:p>9.477454661</text:p>
          </table:table-cell>
        </table:table-row>
        <table:table-row table:style-name="ro1">
          <table:table-cell office:value-type="float" office:value="0.09411765" calcext:value-type="float">
            <text:p>0.09411765</text:p>
          </table:table-cell>
          <table:table-cell office:value-type="float" office:value="10.624999" calcext:value-type="float">
            <text:p>10.624999</text:p>
          </table:table-cell>
          <table:table-cell table:formula="of:=[.C44]+[.A45]" office:value-type="float" office:value="9.571572311" calcext:value-type="float">
            <text:p>9.571572311</text:p>
          </table:table-cell>
        </table:table-row>
        <table:table-row table:style-name="ro1">
          <table:table-cell office:value-type="float" office:value="0.093827724" calcext:value-type="float">
            <text:p>0.093827724</text:p>
          </table:table-cell>
          <table:table-cell office:value-type="float" office:value="10.65783" calcext:value-type="float">
            <text:p>10.65783</text:p>
          </table:table-cell>
          <table:table-cell table:formula="of:=[.C45]+[.A46]" office:value-type="float" office:value="9.665400035" calcext:value-type="float">
            <text:p>9.665400035</text:p>
          </table:table-cell>
        </table:table-row>
        <table:table-row table:style-name="ro1">
          <table:table-cell office:value-type="float" office:value="0.09375143" calcext:value-type="float">
            <text:p>0.09375143</text:p>
          </table:table-cell>
          <table:table-cell office:value-type="float" office:value="10.666504" calcext:value-type="float">
            <text:p>10.666504</text:p>
          </table:table-cell>
          <table:table-cell table:formula="of:=[.C46]+[.A47]" office:value-type="float" office:value="9.759151465" calcext:value-type="float">
            <text:p>9.759151465</text:p>
          </table:table-cell>
        </table:table-row>
        <table:table-row table:style-name="ro1">
          <table:table-cell office:value-type="float" office:value="0.093690395" calcext:value-type="float">
            <text:p>0.093690395</text:p>
          </table:table-cell>
          <table:table-cell office:value-type="float" office:value="10.673452" calcext:value-type="float">
            <text:p>10.673452</text:p>
          </table:table-cell>
          <table:table-cell table:formula="of:=[.C47]+[.A48]" office:value-type="float" office:value="9.85284186" calcext:value-type="float">
            <text:p>9.85284186</text:p>
          </table:table-cell>
        </table:table-row>
        <table:table-row table:style-name="ro1">
          <table:table-cell office:value-type="float" office:value="0.09364462" calcext:value-type="float">
            <text:p>0.09364462</text:p>
          </table:table-cell>
          <table:table-cell office:value-type="float" office:value="10.67867" calcext:value-type="float">
            <text:p>10.67867</text:p>
          </table:table-cell>
          <table:table-cell table:formula="of:=[.C48]+[.A49]" office:value-type="float" office:value="9.94648648" calcext:value-type="float">
            <text:p>9.94648648</text:p>
          </table:table-cell>
        </table:table-row>
        <table:table-row table:style-name="ro1">
          <table:table-cell office:value-type="float" office:value="0.09372091" calcext:value-type="float">
            <text:p>0.09372091</text:p>
          </table:table-cell>
          <table:table-cell office:value-type="float" office:value="10.669977" calcext:value-type="float">
            <text:p>10.669977</text:p>
          </table:table-cell>
          <table:table-cell table:formula="of:=[.C49]+[.A50]" office:value-type="float" office:value="10.04020739" calcext:value-type="float">
            <text:p>10.04020739</text:p>
          </table:table-cell>
        </table:table-row>
        <table:table-row table:style-name="ro1">
          <table:table-cell office:value-type="float" office:value="0.093812466" calcext:value-type="float">
            <text:p>0.093812466</text:p>
          </table:table-cell>
          <table:table-cell office:value-type="float" office:value="10.659564" calcext:value-type="float">
            <text:p>10.659564</text:p>
          </table:table-cell>
          <table:table-cell table:formula="of:=[.C50]+[.A51]" office:value-type="float" office:value="10.134019856" calcext:value-type="float">
            <text:p>10.134019856</text:p>
          </table:table-cell>
        </table:table-row>
        <table:table-row table:style-name="ro1">
          <table:table-cell office:value-type="float" office:value="0.09401084" calcext:value-type="float">
            <text:p>0.09401084</text:p>
          </table:table-cell>
          <table:table-cell office:value-type="float" office:value="10.637072" calcext:value-type="float">
            <text:p>10.637072</text:p>
          </table:table-cell>
          <table:table-cell table:formula="of:=[.C51]+[.A52]" office:value-type="float" office:value="10.228030696" calcext:value-type="float">
            <text:p>10.228030696</text:p>
          </table:table-cell>
        </table:table-row>
        <table:table-row table:style-name="ro1">
          <table:table-cell office:value-type="float" office:value="0.0942092" calcext:value-type="float">
            <text:p>0.0942092</text:p>
          </table:table-cell>
          <table:table-cell office:value-type="float" office:value="10.614675" calcext:value-type="float">
            <text:p>10.614675</text:p>
          </table:table-cell>
          <table:table-cell table:formula="of:=[.C52]+[.A53]" office:value-type="float" office:value="10.322239896" calcext:value-type="float">
            <text:p>10.322239896</text:p>
          </table:table-cell>
        </table:table-row>
        <table:table-row table:style-name="ro1">
          <table:table-cell office:value-type="float" office:value="0.0944686" calcext:value-type="float">
            <text:p>0.0944686</text:p>
          </table:table-cell>
          <table:table-cell office:value-type="float" office:value="10.585527" calcext:value-type="float">
            <text:p>10.585527</text:p>
          </table:table-cell>
          <table:table-cell table:formula="of:=[.C53]+[.A54]" office:value-type="float" office:value="10.416708496" calcext:value-type="float">
            <text:p>10.416708496</text:p>
          </table:table-cell>
        </table:table-row>
        <table:table-row table:style-name="ro1">
          <table:table-cell office:value-type="float" office:value="0.09459068" calcext:value-type="float">
            <text:p>0.09459068</text:p>
          </table:table-cell>
          <table:table-cell office:value-type="float" office:value="10.571866" calcext:value-type="float">
            <text:p>10.571866</text:p>
          </table:table-cell>
          <table:table-cell table:formula="of:=[.C54]+[.A55]" office:value-type="float" office:value="10.511299176" calcext:value-type="float">
            <text:p>10.511299176</text:p>
          </table:table-cell>
        </table:table-row>
        <table:table-row table:style-name="ro1">
          <table:table-cell office:value-type="float" office:value="0.09460594" calcext:value-type="float">
            <text:p>0.09460594</text:p>
          </table:table-cell>
          <table:table-cell office:value-type="float" office:value="10.570161" calcext:value-type="float">
            <text:p>10.570161</text:p>
          </table:table-cell>
          <table:table-cell table:formula="of:=[.C55]+[.A56]" office:value-type="float" office:value="10.605905116" calcext:value-type="float">
            <text:p>10.605905116</text:p>
          </table:table-cell>
        </table:table-row>
        <table:table-row table:style-name="ro1">
          <table:table-cell office:value-type="float" office:value="0.09459068" calcext:value-type="float">
            <text:p>0.09459068</text:p>
          </table:table-cell>
          <table:table-cell office:value-type="float" office:value="10.571866" calcext:value-type="float">
            <text:p>10.571866</text:p>
          </table:table-cell>
          <table:table-cell table:formula="of:=[.C56]+[.A57]" office:value-type="float" office:value="10.700495796" calcext:value-type="float">
            <text:p>10.700495796</text:p>
          </table:table-cell>
        </table:table-row>
        <table:table-row table:style-name="ro1">
          <table:table-cell office:value-type="float" office:value="0.094514385" calcext:value-type="float">
            <text:p>0.094514385</text:p>
          </table:table-cell>
          <table:table-cell office:value-type="float" office:value="10.5803995" calcext:value-type="float">
            <text:p>10.5803995</text:p>
          </table:table-cell>
          <table:table-cell table:formula="of:=[.C57]+[.A58]" office:value-type="float" office:value="10.795010181" calcext:value-type="float">
            <text:p>10.795010181</text:p>
          </table:table-cell>
        </table:table-row>
        <table:table-row table:style-name="ro1">
          <table:table-cell office:value-type="float" office:value="0.09445334" calcext:value-type="float">
            <text:p>0.09445334</text:p>
          </table:table-cell>
          <table:table-cell office:value-type="float" office:value="10.587237" calcext:value-type="float">
            <text:p>10.587237</text:p>
          </table:table-cell>
          <table:table-cell table:formula="of:=[.C58]+[.A59]" office:value-type="float" office:value="10.889463521" calcext:value-type="float">
            <text:p>10.889463521</text:p>
          </table:table-cell>
        </table:table-row>
        <table:table-row table:style-name="ro1">
          <table:table-cell office:value-type="float" office:value="0.09448387" calcext:value-type="float">
            <text:p>0.09448387</text:p>
          </table:table-cell>
          <table:table-cell office:value-type="float" office:value="10.583817" calcext:value-type="float">
            <text:p>10.583817</text:p>
          </table:table-cell>
          <table:table-cell table:formula="of:=[.C59]+[.A60]" office:value-type="float" office:value="10.983947391" calcext:value-type="float">
            <text:p>10.983947391</text:p>
          </table:table-cell>
        </table:table-row>
        <table:table-row table:style-name="ro1">
          <table:table-cell office:value-type="float" office:value="0.094514385" calcext:value-type="float">
            <text:p>0.094514385</text:p>
          </table:table-cell>
          <table:table-cell office:value-type="float" office:value="10.5803995" calcext:value-type="float">
            <text:p>10.5803995</text:p>
          </table:table-cell>
          <table:table-cell table:formula="of:=[.C60]+[.A61]" office:value-type="float" office:value="11.078461776" calcext:value-type="float">
            <text:p>11.078461776</text:p>
          </table:table-cell>
        </table:table-row>
        <table:table-row table:style-name="ro1">
          <table:table-cell office:value-type="float" office:value="0.09425498" calcext:value-type="float">
            <text:p>0.09425498</text:p>
          </table:table-cell>
          <table:table-cell office:value-type="float" office:value="10.609519" calcext:value-type="float">
            <text:p>10.609519</text:p>
          </table:table-cell>
          <table:table-cell table:formula="of:=[.C61]+[.A62]" office:value-type="float" office:value="11.172716756" calcext:value-type="float">
            <text:p>11.172716756</text:p>
          </table:table-cell>
        </table:table-row>
        <table:table-row table:style-name="ro1">
          <table:table-cell office:value-type="float" office:value="0.09399558" calcext:value-type="float">
            <text:p>0.09399558</text:p>
          </table:table-cell>
          <table:table-cell office:value-type="float" office:value="10.638798" calcext:value-type="float">
            <text:p>10.638798</text:p>
          </table:table-cell>
          <table:table-cell table:formula="of:=[.C62]+[.A63]" office:value-type="float" office:value="11.266712336" calcext:value-type="float">
            <text:p>11.266712336</text:p>
          </table:table-cell>
        </table:table-row>
        <table:table-row table:style-name="ro1">
          <table:table-cell office:value-type="float" office:value="0.09376669" calcext:value-type="float">
            <text:p>0.09376669</text:p>
          </table:table-cell>
          <table:table-cell office:value-type="float" office:value="10.664768" calcext:value-type="float">
            <text:p>10.664768</text:p>
          </table:table-cell>
          <table:table-cell table:formula="of:=[.C63]+[.A64]" office:value-type="float" office:value="11.360479026" calcext:value-type="float">
            <text:p>11.360479026</text:p>
          </table:table-cell>
        </table:table-row>
        <table:table-row table:style-name="ro1">
          <table:table-cell office:value-type="float" office:value="0.09390402" calcext:value-type="float">
            <text:p>0.09390402</text:p>
          </table:table-cell>
          <table:table-cell office:value-type="float" office:value="10.649172" calcext:value-type="float">
            <text:p>10.649172</text:p>
          </table:table-cell>
          <table:table-cell table:formula="of:=[.C64]+[.A65]" office:value-type="float" office:value="11.454383046" calcext:value-type="float">
            <text:p>11.454383046</text:p>
          </table:table-cell>
        </table:table-row>
        <table:table-row table:style-name="ro1">
          <table:table-cell office:value-type="float" office:value="0.09419394" calcext:value-type="float">
            <text:p>0.09419394</text:p>
          </table:table-cell>
          <table:table-cell office:value-type="float" office:value="10.616394" calcext:value-type="float">
            <text:p>10.616394</text:p>
          </table:table-cell>
          <table:table-cell table:formula="of:=[.C65]+[.A66]" office:value-type="float" office:value="11.548576986" calcext:value-type="float">
            <text:p>11.548576986</text:p>
          </table:table-cell>
        </table:table-row>
        <table:table-row table:style-name="ro1">
          <table:table-cell office:value-type="float" office:value="0.0946212" calcext:value-type="float">
            <text:p>0.0946212</text:p>
          </table:table-cell>
          <table:table-cell office:value-type="float" office:value="10.568456" calcext:value-type="float">
            <text:p>10.568456</text:p>
          </table:table-cell>
          <table:table-cell table:formula="of:=[.C66]+[.A67]" office:value-type="float" office:value="11.643198186" calcext:value-type="float">
            <text:p>11.643198186</text:p>
          </table:table-cell>
        </table:table-row>
        <table:table-row table:style-name="ro1">
          <table:table-cell office:value-type="float" office:value="0.09517052" calcext:value-type="float">
            <text:p>0.09517052</text:p>
          </table:table-cell>
          <table:table-cell office:value-type="float" office:value="10.507456" calcext:value-type="float">
            <text:p>10.507456</text:p>
          </table:table-cell>
          <table:table-cell table:formula="of:=[.C67]+[.A68]" office:value-type="float" office:value="11.738368706" calcext:value-type="float">
            <text:p>11.738368706</text:p>
          </table:table-cell>
        </table:table-row>
        <table:table-row table:style-name="ro1">
          <table:table-cell office:value-type="float" office:value="0.09594873" calcext:value-type="float">
            <text:p>0.09594873</text:p>
          </table:table-cell>
          <table:table-cell office:value-type="float" office:value="10.422233" calcext:value-type="float">
            <text:p>10.422233</text:p>
          </table:table-cell>
          <table:table-cell table:formula="of:=[.C68]+[.A69]" office:value-type="float" office:value="11.834317436" calcext:value-type="float">
            <text:p>11.834317436</text:p>
          </table:table-cell>
        </table:table-row>
        <table:table-row table:style-name="ro1">
          <table:table-cell office:value-type="float" office:value="0.09704738" calcext:value-type="float">
            <text:p>0.09704738</text:p>
          </table:table-cell>
          <table:table-cell office:value-type="float" office:value="10.304245" calcext:value-type="float">
            <text:p>10.304245</text:p>
          </table:table-cell>
          <table:table-cell table:formula="of:=[.C69]+[.A70]" office:value-type="float" office:value="11.931364816" calcext:value-type="float">
            <text:p>11.931364816</text:p>
          </table:table-cell>
        </table:table-row>
        <table:table-row table:style-name="ro1">
          <table:table-cell office:value-type="float" office:value="0.09822232" calcext:value-type="float">
            <text:p>0.09822232</text:p>
          </table:table-cell>
          <table:table-cell office:value-type="float" office:value="10.1809845" calcext:value-type="float">
            <text:p>10.1809845</text:p>
          </table:table-cell>
          <table:table-cell table:formula="of:=[.C70]+[.A71]" office:value-type="float" office:value="12.029587136" calcext:value-type="float">
            <text:p>12.029587136</text:p>
          </table:table-cell>
        </table:table-row>
        <table:table-row table:style-name="ro1">
          <table:table-cell office:value-type="float" office:value="0.09965667" calcext:value-type="float">
            <text:p>0.09965667</text:p>
          </table:table-cell>
          <table:table-cell office:value-type="float" office:value="10.0344515" calcext:value-type="float">
            <text:p>10.0344515</text:p>
          </table:table-cell>
          <table:table-cell table:formula="of:=[.C71]+[.A72]" office:value-type="float" office:value="12.129243806" calcext:value-type="float">
            <text:p>12.129243806</text:p>
          </table:table-cell>
        </table:table-row>
        <table:table-row table:style-name="ro1">
          <table:table-cell office:value-type="float" office:value="0.10144198" calcext:value-type="float">
            <text:p>0.10144198</text:p>
          </table:table-cell>
          <table:table-cell office:value-type="float" office:value="9.857852" calcext:value-type="float">
            <text:p>9.857852</text:p>
          </table:table-cell>
          <table:table-cell table:formula="of:=[.C72]+[.A73]" office:value-type="float" office:value="12.230685786" calcext:value-type="float">
            <text:p>12.230685786</text:p>
          </table:table-cell>
        </table:table-row>
        <table:table-row table:style-name="ro1">
          <table:table-cell office:value-type="float" office:value="0.10298314" calcext:value-type="float">
            <text:p>0.10298314</text:p>
          </table:table-cell>
          <table:table-cell office:value-type="float" office:value="9.710328" calcext:value-type="float">
            <text:p>9.710328</text:p>
          </table:table-cell>
          <table:table-cell table:formula="of:=[.C73]+[.A74]" office:value-type="float" office:value="12.333668926" calcext:value-type="float">
            <text:p>12.333668926</text:p>
          </table:table-cell>
        </table:table-row>
        <table:table-row table:style-name="ro1">
          <table:table-cell office:value-type="float" office:value="0.104219116" calcext:value-type="float">
            <text:p>0.104219116</text:p>
          </table:table-cell>
          <table:table-cell office:value-type="float" office:value="9.595168" calcext:value-type="float">
            <text:p>9.595168</text:p>
          </table:table-cell>
          <table:table-cell table:formula="of:=[.C74]+[.A75]" office:value-type="float" office:value="12.437888042" calcext:value-type="float">
            <text:p>12.437888042</text:p>
          </table:table-cell>
        </table:table-row>
        <table:table-row table:style-name="ro1">
          <table:table-cell office:value-type="float" office:value="0.105531394" calcext:value-type="float">
            <text:p>0.105531394</text:p>
          </table:table-cell>
          <table:table-cell office:value-type="float" office:value="9.475853" calcext:value-type="float">
            <text:p>9.475853</text:p>
          </table:table-cell>
          <table:table-cell table:formula="of:=[.C75]+[.A76]" office:value-type="float" office:value="12.543419436" calcext:value-type="float">
            <text:p>12.543419436</text:p>
          </table:table-cell>
        </table:table-row>
        <table:table-row table:style-name="ro1">
          <table:table-cell office:value-type="float" office:value="0.10702678" calcext:value-type="float">
            <text:p>0.10702678</text:p>
          </table:table-cell>
          <table:table-cell office:value-type="float" office:value="9.343456" calcext:value-type="float">
            <text:p>9.343456</text:p>
          </table:table-cell>
          <table:table-cell table:formula="of:=[.C76]+[.A77]" office:value-type="float" office:value="12.650446216" calcext:value-type="float">
            <text:p>12.650446216</text:p>
          </table:table-cell>
        </table:table-row>
        <table:table-row table:style-name="ro1">
          <table:table-cell office:value-type="float" office:value="0.10843061" calcext:value-type="float">
            <text:p>0.10843061</text:p>
          </table:table-cell>
          <table:table-cell office:value-type="float" office:value="9.222488" calcext:value-type="float">
            <text:p>9.222488</text:p>
          </table:table-cell>
          <table:table-cell table:formula="of:=[.C77]+[.A78]" office:value-type="float" office:value="12.758876826" calcext:value-type="float">
            <text:p>12.758876826</text:p>
          </table:table-cell>
        </table:table-row>
        <table:table-row table:style-name="ro1">
          <table:table-cell office:value-type="float" office:value="0.11007858" calcext:value-type="float">
            <text:p>0.11007858</text:p>
          </table:table-cell>
          <table:table-cell office:value-type="float" office:value="9.084419" calcext:value-type="float">
            <text:p>9.084419</text:p>
          </table:table-cell>
          <table:table-cell table:formula="of:=[.C78]+[.A79]" office:value-type="float" office:value="12.868955406" calcext:value-type="float">
            <text:p>12.868955406</text:p>
          </table:table-cell>
        </table:table-row>
        <table:table-row table:style-name="ro1">
          <table:table-cell office:value-type="float" office:value="0.11195544" calcext:value-type="float">
            <text:p>0.11195544</text:p>
          </table:table-cell>
          <table:table-cell office:value-type="float" office:value="8.932125" calcext:value-type="float">
            <text:p>8.932125</text:p>
          </table:table-cell>
          <table:table-cell table:formula="of:=[.C79]+[.A80]" office:value-type="float" office:value="12.980910846" calcext:value-type="float">
            <text:p>12.980910846</text:p>
          </table:table-cell>
        </table:table-row>
        <table:table-row table:style-name="ro1">
          <table:table-cell office:value-type="float" office:value="0.1142443" calcext:value-type="float">
            <text:p>0.1142443</text:p>
          </table:table-cell>
          <table:table-cell office:value-type="float" office:value="8.753172" calcext:value-type="float">
            <text:p>8.753172</text:p>
          </table:table-cell>
          <table:table-cell table:formula="of:=[.C80]+[.A81]" office:value-type="float" office:value="13.095155146" calcext:value-type="float">
            <text:p>13.095155146</text:p>
          </table:table-cell>
        </table:table-row>
        <table:table-row table:style-name="ro1">
          <table:table-cell office:value-type="float" office:value="0.117235065" calcext:value-type="float">
            <text:p>0.117235065</text:p>
          </table:table-cell>
          <table:table-cell office:value-type="float" office:value="8.529871" calcext:value-type="float">
            <text:p>8.529871</text:p>
          </table:table-cell>
          <table:table-cell table:formula="of:=[.C81]+[.A82]" office:value-type="float" office:value="13.212390211" calcext:value-type="float">
            <text:p>13.212390211</text:p>
          </table:table-cell>
        </table:table-row>
        <table:table-row table:style-name="ro1">
          <table:table-cell office:value-type="float" office:value="0.1207599" calcext:value-type="float">
            <text:p>0.1207599</text:p>
          </table:table-cell>
          <table:table-cell office:value-type="float" office:value="8.280895" calcext:value-type="float">
            <text:p>8.280895</text:p>
          </table:table-cell>
          <table:table-cell table:formula="of:=[.C82]+[.A83]" office:value-type="float" office:value="13.333150111" calcext:value-type="float">
            <text:p>13.333150111</text:p>
          </table:table-cell>
        </table:table-row>
        <table:table-row table:style-name="ro1">
          <table:table-cell office:value-type="float" office:value="0.124437325" calcext:value-type="float">
            <text:p>0.124437325</text:p>
          </table:table-cell>
          <table:table-cell office:value-type="float" office:value="8.036174" calcext:value-type="float">
            <text:p>8.036174</text:p>
          </table:table-cell>
          <table:table-cell table:formula="of:=[.C83]+[.A84]" office:value-type="float" office:value="13.457587436" calcext:value-type="float">
            <text:p>13.457587436</text:p>
          </table:table-cell>
        </table:table-row>
        <table:table-row table:style-name="ro1">
          <table:table-cell office:value-type="float" office:value="0.1284352" calcext:value-type="float">
            <text:p>0.1284352</text:p>
          </table:table-cell>
          <table:table-cell office:value-type="float" office:value="7.786028" calcext:value-type="float">
            <text:p>7.786028</text:p>
          </table:table-cell>
          <table:table-cell table:formula="of:=[.C84]+[.A85]" office:value-type="float" office:value="13.586022636" calcext:value-type="float">
            <text:p>13.586022636</text:p>
          </table:table-cell>
        </table:table-row>
        <table:table-row table:style-name="ro1">
          <table:table-cell office:value-type="float" office:value="0.13304341" calcext:value-type="float">
            <text:p>0.13304341</text:p>
          </table:table-cell>
          <table:table-cell office:value-type="float" office:value="7.5163436" calcext:value-type="float">
            <text:p>7.5163436</text:p>
          </table:table-cell>
          <table:table-cell table:formula="of:=[.C85]+[.A86]" office:value-type="float" office:value="13.719066046" calcext:value-type="float">
            <text:p>13.719066046</text:p>
          </table:table-cell>
        </table:table-row>
        <table:table-row table:style-name="ro1">
          <table:table-cell office:value-type="float" office:value="0.13817044" calcext:value-type="float">
            <text:p>0.13817044</text:p>
          </table:table-cell>
          <table:table-cell office:value-type="float" office:value="7.237438" calcext:value-type="float">
            <text:p>7.237438</text:p>
          </table:table-cell>
          <table:table-cell table:formula="of:=[.C86]+[.A87]" office:value-type="float" office:value="13.857236486" calcext:value-type="float">
            <text:p>13.857236486</text:p>
          </table:table-cell>
        </table:table-row>
        <table:table-row table:style-name="ro1">
          <table:table-cell office:value-type="float" office:value="0.14410621" calcext:value-type="float">
            <text:p>0.14410621</text:p>
          </table:table-cell>
          <table:table-cell office:value-type="float" office:value="6.9393263" calcext:value-type="float">
            <text:p>6.9393263</text:p>
          </table:table-cell>
          <table:table-cell table:formula="of:=[.C87]+[.A88]" office:value-type="float" office:value="14.001342696" calcext:value-type="float">
            <text:p>14.001342696</text:p>
          </table:table-cell>
        </table:table-row>
        <table:table-row table:style-name="ro1">
          <table:table-cell office:value-type="float" office:value="0.14955367" calcext:value-type="float">
            <text:p>0.14955367</text:p>
          </table:table-cell>
          <table:table-cell office:value-type="float" office:value="6.6865625" calcext:value-type="float">
            <text:p>6.6865625</text:p>
          </table:table-cell>
          <table:table-cell table:formula="of:=[.C88]+[.A89]" office:value-type="float" office:value="14.150896366" calcext:value-type="float">
            <text:p>14.150896366</text:p>
          </table:table-cell>
        </table:table-row>
        <table:table-row table:style-name="ro1">
          <table:table-cell office:value-type="float" office:value="0.15362783" calcext:value-type="float">
            <text:p>0.15362783</text:p>
          </table:table-cell>
          <table:table-cell office:value-type="float" office:value="6.5092373" calcext:value-type="float">
            <text:p>6.5092373</text:p>
          </table:table-cell>
          <table:table-cell table:formula="of:=[.C89]+[.A90]" office:value-type="float" office:value="14.304524196" calcext:value-type="float">
            <text:p>14.304524196</text:p>
          </table:table-cell>
        </table:table-row>
        <table:table-row table:style-name="ro1">
          <table:table-cell office:value-type="float" office:value="0.15551995" calcext:value-type="float">
            <text:p>0.15551995</text:p>
          </table:table-cell>
          <table:table-cell office:value-type="float" office:value="6.4300437" calcext:value-type="float">
            <text:p>6.4300437</text:p>
          </table:table-cell>
          <table:table-cell table:formula="of:=[.C90]+[.A91]" office:value-type="float" office:value="14.460044146" calcext:value-type="float">
            <text:p>14.460044146</text:p>
          </table:table-cell>
        </table:table-row>
        <table:table-row table:style-name="ro1">
          <table:table-cell office:value-type="float" office:value="0.15422294" calcext:value-type="float">
            <text:p>0.15422294</text:p>
          </table:table-cell>
          <table:table-cell office:value-type="float" office:value="6.48412" calcext:value-type="float">
            <text:p>6.48412</text:p>
          </table:table-cell>
          <table:table-cell table:formula="of:=[.C91]+[.A92]" office:value-type="float" office:value="14.614267086" calcext:value-type="float">
            <text:p>14.614267086</text:p>
          </table:table-cell>
        </table:table-row>
        <table:table-row table:style-name="ro1">
          <table:table-cell office:value-type="float" office:value="0.15191883" calcext:value-type="float">
            <text:p>0.15191883</text:p>
          </table:table-cell>
          <table:table-cell office:value-type="float" office:value="6.582463" calcext:value-type="float">
            <text:p>6.582463</text:p>
          </table:table-cell>
          <table:table-cell table:formula="of:=[.C92]+[.A93]" office:value-type="float" office:value="14.766185916" calcext:value-type="float">
            <text:p>14.766185916</text:p>
          </table:table-cell>
        </table:table-row>
        <table:table-row table:style-name="ro1">
          <table:table-cell office:value-type="float" office:value="0.15048447" calcext:value-type="float">
            <text:p>0.15048447</text:p>
          </table:table-cell>
          <table:table-cell office:value-type="float" office:value="6.645204" calcext:value-type="float">
            <text:p>6.645204</text:p>
          </table:table-cell>
          <table:table-cell table:formula="of:=[.C93]+[.A94]" office:value-type="float" office:value="14.916670386" calcext:value-type="float">
            <text:p>14.916670386</text:p>
          </table:table-cell>
        </table:table-row>
        <table:table-row table:style-name="ro1">
          <table:table-cell office:value-type="float" office:value="0.14938582" calcext:value-type="float">
            <text:p>0.14938582</text:p>
          </table:table-cell>
          <table:table-cell office:value-type="float" office:value="6.694075" calcext:value-type="float">
            <text:p>6.694075</text:p>
          </table:table-cell>
          <table:table-cell table:formula="of:=[.C94]+[.A95]" office:value-type="float" office:value="15.066056206" calcext:value-type="float">
            <text:p>15.066056206</text:p>
          </table:table-cell>
        </table:table-row>
        <table:table-row table:style-name="ro1">
          <table:table-cell office:value-type="float" office:value="0.14978255" calcext:value-type="float">
            <text:p>0.14978255</text:p>
          </table:table-cell>
          <table:table-cell office:value-type="float" office:value="6.676345" calcext:value-type="float">
            <text:p>6.676345</text:p>
          </table:table-cell>
          <table:table-cell table:formula="of:=[.C95]+[.A96]" office:value-type="float" office:value="15.215838756" calcext:value-type="float">
            <text:p>15.215838756</text:p>
          </table:table-cell>
        </table:table-row>
        <table:table-row table:style-name="ro1">
          <table:table-cell office:value-type="float" office:value="0.15109484" calcext:value-type="float">
            <text:p>0.15109484</text:p>
          </table:table-cell>
          <table:table-cell office:value-type="float" office:value="6.61836" calcext:value-type="float">
            <text:p>6.61836</text:p>
          </table:table-cell>
          <table:table-cell table:formula="of:=[.C96]+[.A97]" office:value-type="float" office:value="15.366933596" calcext:value-type="float">
            <text:p>15.366933596</text:p>
          </table:table-cell>
        </table:table-row>
        <table:table-row table:style-name="ro1">
          <table:table-cell office:value-type="float" office:value="0.151812" calcext:value-type="float">
            <text:p>0.151812</text:p>
          </table:table-cell>
          <table:table-cell office:value-type="float" office:value="6.587095" calcext:value-type="float">
            <text:p>6.587095</text:p>
          </table:table-cell>
          <table:table-cell table:formula="of:=[.C97]+[.A98]" office:value-type="float" office:value="15.518745596" calcext:value-type="float">
            <text:p>15.518745596</text:p>
          </table:table-cell>
        </table:table-row>
        <table:table-row table:style-name="ro1">
          <table:table-cell office:value-type="float" office:value="0.15106432" calcext:value-type="float">
            <text:p>0.15106432</text:p>
          </table:table-cell>
          <table:table-cell office:value-type="float" office:value="6.619697" calcext:value-type="float">
            <text:p>6.619697</text:p>
          </table:table-cell>
          <table:table-cell table:formula="of:=[.C98]+[.A99]" office:value-type="float" office:value="15.669809916" calcext:value-type="float">
            <text:p>15.669809916</text:p>
          </table:table-cell>
        </table:table-row>
        <table:table-row table:style-name="ro1">
          <table:table-cell office:value-type="float" office:value="0.15187305" calcext:value-type="float">
            <text:p>0.15187305</text:p>
          </table:table-cell>
          <table:table-cell office:value-type="float" office:value="6.5844464" calcext:value-type="float">
            <text:p>6.5844464</text:p>
          </table:table-cell>
          <table:table-cell table:formula="of:=[.C99]+[.A100]" office:value-type="float" office:value="15.821682966" calcext:value-type="float">
            <text:p>15.821682966</text:p>
          </table:table-cell>
        </table:table-row>
        <table:table-row table:style-name="ro1">
          <table:table-cell office:value-type="float" office:value="0.15385672" calcext:value-type="float">
            <text:p>0.15385672</text:p>
          </table:table-cell>
          <table:table-cell office:value-type="float" office:value="6.499553" calcext:value-type="float">
            <text:p>6.499553</text:p>
          </table:table-cell>
          <table:table-cell table:formula="of:=[.C100]+[.A101]" office:value-type="float" office:value="15.975539686" calcext:value-type="float">
            <text:p>15.975539686</text:p>
          </table:table-cell>
        </table:table-row>
        <table:table-row table:style-name="ro1">
          <table:table-cell office:value-type="float" office:value="0.15786985" calcext:value-type="float">
            <text:p>0.15786985</text:p>
          </table:table-cell>
          <table:table-cell office:value-type="float" office:value="6.334332" calcext:value-type="float">
            <text:p>6.334332</text:p>
          </table:table-cell>
          <table:table-cell table:formula="of:=[.C101]+[.A102]" office:value-type="float" office:value="16.133409536" calcext:value-type="float">
            <text:p>16.133409536</text:p>
          </table:table-cell>
        </table:table-row>
        <table:table-row table:style-name="ro1">
          <table:table-cell office:value-type="float" office:value="0.16504158" calcext:value-type="float">
            <text:p>0.16504158</text:p>
          </table:table-cell>
          <table:table-cell office:value-type="float" office:value="6.059079" calcext:value-type="float">
            <text:p>6.059079</text:p>
          </table:table-cell>
          <table:table-cell table:formula="of:=[.C102]+[.A103]" office:value-type="float" office:value="16.298451116" calcext:value-type="float">
            <text:p>16.298451116</text:p>
          </table:table-cell>
        </table:table-row>
        <table:table-row table:style-name="ro1">
          <table:table-cell office:value-type="float" office:value="0.1752346" calcext:value-type="float">
            <text:p>0.1752346</text:p>
          </table:table-cell>
          <table:table-cell office:value-type="float" office:value="5.7066355" calcext:value-type="float">
            <text:p>5.7066355</text:p>
          </table:table-cell>
          <table:table-cell table:formula="of:=[.C103]+[.A104]" office:value-type="float" office:value="16.473685716" calcext:value-type="float">
            <text:p>16.473685716</text:p>
          </table:table-cell>
        </table:table-row>
        <table:table-row table:style-name="ro1">
          <table:table-cell office:value-type="float" office:value="0.18922713" calcext:value-type="float">
            <text:p>0.18922713</text:p>
          </table:table-cell>
          <table:table-cell office:value-type="float" office:value="5.284654" calcext:value-type="float">
            <text:p>5.284654</text:p>
          </table:table-cell>
          <table:table-cell table:formula="of:=[.C104]+[.A105]" office:value-type="float" office:value="16.662912846" calcext:value-type="float">
            <text:p>16.662912846</text:p>
          </table:table-cell>
        </table:table-row>
        <table:table-row table:style-name="ro1">
          <table:table-cell office:value-type="float" office:value="0.20756848" calcext:value-type="float">
            <text:p>0.20756848</text:p>
          </table:table-cell>
          <table:table-cell office:value-type="float" office:value="4.817687" calcext:value-type="float">
            <text:p>4.817687</text:p>
          </table:table-cell>
          <table:table-cell table:formula="of:=[.C105]+[.A106]" office:value-type="float" office:value="16.870481326" calcext:value-type="float">
            <text:p>16.870481326</text:p>
          </table:table-cell>
        </table:table-row>
        <table:table-row table:style-name="ro1">
          <table:table-cell office:value-type="float" office:value="0.23453116" calcext:value-type="float">
            <text:p>0.23453116</text:p>
          </table:table-cell>
          <table:table-cell office:value-type="float" office:value="4.263826" calcext:value-type="float">
            <text:p>4.263826</text:p>
          </table:table-cell>
          <table:table-cell table:formula="of:=[.C106]+[.A107]" office:value-type="float" office:value="17.105012486" calcext:value-type="float">
            <text:p>17.105012486</text:p>
          </table:table-cell>
        </table:table-row>
        <table:table-row table:style-name="ro1">
          <table:table-cell office:value-type="float" office:value="0.26771954" calcext:value-type="float">
            <text:p>0.26771954</text:p>
          </table:table-cell>
          <table:table-cell office:value-type="float" office:value="3.7352521" calcext:value-type="float">
            <text:p>3.7352521</text:p>
          </table:table-cell>
          <table:table-cell table:formula="of:=[.C107]+[.A108]" office:value-type="float" office:value="17.372732026" calcext:value-type="float">
            <text:p>17.372732026</text:p>
          </table:table-cell>
        </table:table-row>
        <table:table-row table:style-name="ro1">
          <table:table-cell office:value-type="float" office:value="0.38606852" calcext:value-type="float">
            <text:p>0.38606852</text:p>
          </table:table-cell>
          <table:table-cell office:value-type="float" office:value="2.5902138" calcext:value-type="float">
            <text:p>2.5902138</text:p>
          </table:table-cell>
          <table:table-cell table:formula="of:=[.C108]+[.A109]" office:value-type="float" office:value="17.758800546" calcext:value-type="float">
            <text:p>17.758800546</text:p>
          </table:table-cell>
        </table:table-row>
        <table:table-row table:style-name="ro1">
          <table:table-cell office:value-type="float" office:value="0.6806439" calcext:value-type="float">
            <text:p>0.6806439</text:p>
          </table:table-cell>
          <table:table-cell office:value-type="float" office:value="1.469197" calcext:value-type="float">
            <text:p>1.469197</text:p>
          </table:table-cell>
          <table:table-cell table:formula="of:=[.C109]+[.A110]" office:value-type="float" office:value="18.439444446" calcext:value-type="float">
            <text:p>18.439444446</text:p>
          </table:table-cell>
        </table:table-row>
        <table:table-row table:style-name="ro1">
          <table:table-cell office:value-type="float" office:value="1.2830396" calcext:value-type="float">
            <text:p>1.2830396</text:p>
          </table:table-cell>
          <table:table-cell office:value-type="float" office:value="0.7793992" calcext:value-type="float">
            <text:p>0.7793992</text:p>
          </table:table-cell>
          <table:table-cell table:formula="of:=[.C110]+[.A111]" office:value-type="float" office:value="19.722484046" calcext:value-type="float">
            <text:p>19.722484046</text:p>
          </table:table-cell>
        </table:table-row>
        <table:table-row table:style-name="ro1">
          <table:table-cell office:value-type="float" office:value="0.30457008" calcext:value-type="float">
            <text:p>0.30457008</text:p>
          </table:table-cell>
          <table:table-cell office:value-type="float" office:value="3.2833166" calcext:value-type="float">
            <text:p>3.2833166</text:p>
          </table:table-cell>
          <table:table-cell table:formula="of:=[.C111]+[.A112]" office:value-type="float" office:value="20.027054126" calcext:value-type="float">
            <text:p>20.027054126</text:p>
          </table:table-cell>
        </table:table-row>
        <table:table-row table:style-name="ro1">
          <table:table-cell office:value-type="float" office:value="0.23430228" calcext:value-type="float">
            <text:p>0.23430228</text:p>
          </table:table-cell>
          <table:table-cell office:value-type="float" office:value="4.267991" calcext:value-type="float">
            <text:p>4.267991</text:p>
          </table:table-cell>
          <table:table-cell table:formula="of:=[.C112]+[.A113]" office:value-type="float" office:value="20.261356406" calcext:value-type="float">
            <text:p>20.261356406</text:p>
          </table:table-cell>
        </table:table-row>
        <table:table-row table:style-name="ro1">
          <table:table-cell office:value-type="float" office:value="0.20755322" calcext:value-type="float">
            <text:p>0.20755322</text:p>
          </table:table-cell>
          <table:table-cell office:value-type="float" office:value="4.8180413" calcext:value-type="float">
            <text:p>4.8180413</text:p>
          </table:table-cell>
          <table:table-cell table:formula="of:=[.C113]+[.A114]" office:value-type="float" office:value="20.468909626" calcext:value-type="float">
            <text:p>20.468909626</text:p>
          </table:table-cell>
        </table:table-row>
        <table:table-row table:style-name="ro1">
          <table:table-cell office:value-type="float" office:value="0.19342336" calcext:value-type="float">
            <text:p>0.19342336</text:p>
          </table:table-cell>
          <table:table-cell office:value-type="float" office:value="5.1700068" calcext:value-type="float">
            <text:p>5.1700068</text:p>
          </table:table-cell>
          <table:table-cell table:formula="of:=[.C114]+[.A115]" office:value-type="float" office:value="20.662332986" calcext:value-type="float">
            <text:p>20.662332986</text:p>
          </table:table-cell>
        </table:table-row>
        <table:table-row table:style-name="ro1">
          <table:table-cell office:value-type="float" office:value="0.18298618" calcext:value-type="float">
            <text:p>0.18298618</text:p>
          </table:table-cell>
          <table:table-cell office:value-type="float" office:value="5.4648933" calcext:value-type="float">
            <text:p>5.4648933</text:p>
          </table:table-cell>
          <table:table-cell table:formula="of:=[.C115]+[.A116]" office:value-type="float" office:value="20.845319166" calcext:value-type="float">
            <text:p>20.845319166</text:p>
          </table:table-cell>
        </table:table-row>
        <table:table-row table:style-name="ro1">
          <table:table-cell office:value-type="float" office:value="0.17561609" calcext:value-type="float">
            <text:p>0.17561609</text:p>
          </table:table-cell>
          <table:table-cell office:value-type="float" office:value="5.694239" calcext:value-type="float">
            <text:p>5.694239</text:p>
          </table:table-cell>
          <table:table-cell table:formula="of:=[.C116]+[.A117]" office:value-type="float" office:value="21.020935256" calcext:value-type="float">
            <text:p>21.020935256</text:p>
          </table:table-cell>
        </table:table-row>
        <table:table-row table:style-name="ro1">
          <table:table-cell office:value-type="float" office:value="0.17123674" calcext:value-type="float">
            <text:p>0.17123674</text:p>
          </table:table-cell>
          <table:table-cell office:value-type="float" office:value="5.8398685" calcext:value-type="float">
            <text:p>5.8398685</text:p>
          </table:table-cell>
          <table:table-cell table:formula="of:=[.C117]+[.A118]" office:value-type="float" office:value="21.192171996" calcext:value-type="float">
            <text:p>21.192171996</text:p>
          </table:table-cell>
        </table:table-row>
        <table:table-row table:style-name="ro1">
          <table:table-cell office:value-type="float" office:value="0.1669337" calcext:value-type="float">
            <text:p>0.1669337</text:p>
          </table:table-cell>
          <table:table-cell office:value-type="float" office:value="5.990402" calcext:value-type="float">
            <text:p>5.990402</text:p>
          </table:table-cell>
          <table:table-cell table:formula="of:=[.C118]+[.A119]" office:value-type="float" office:value="21.359105696" calcext:value-type="float">
            <text:p>21.359105696</text:p>
          </table:table-cell>
        </table:table-row>
        <table:table-row table:style-name="ro1">
          <table:table-cell office:value-type="float" office:value="0.16099794" calcext:value-type="float">
            <text:p>0.16099794</text:p>
          </table:table-cell>
          <table:table-cell office:value-type="float" office:value="6.2112594" calcext:value-type="float">
            <text:p>6.2112594</text:p>
          </table:table-cell>
          <table:table-cell table:formula="of:=[.C119]+[.A120]" office:value-type="float" office:value="21.520103636" calcext:value-type="float">
            <text:p>21.520103636</text:p>
          </table:table-cell>
        </table:table-row>
        <table:table-row table:style-name="ro1">
          <table:table-cell office:value-type="float" office:value="0.15593195" calcext:value-type="float">
            <text:p>0.15593195</text:p>
          </table:table-cell>
          <table:table-cell office:value-type="float" office:value="6.413054" calcext:value-type="float">
            <text:p>6.413054</text:p>
          </table:table-cell>
          <table:table-cell table:formula="of:=[.C120]+[.A121]" office:value-type="float" office:value="21.676035586" calcext:value-type="float">
            <text:p>21.676035586</text:p>
          </table:table-cell>
        </table:table-row>
        <table:table-row table:style-name="ro1">
          <table:table-cell office:value-type="float" office:value="0.15123217" calcext:value-type="float">
            <text:p>0.15123217</text:p>
          </table:table-cell>
          <table:table-cell office:value-type="float" office:value="6.61235" calcext:value-type="float">
            <text:p>6.61235</text:p>
          </table:table-cell>
          <table:table-cell table:formula="of:=[.C121]+[.A122]" office:value-type="float" office:value="21.827267756" calcext:value-type="float">
            <text:p>21.827267756</text:p>
          </table:table-cell>
        </table:table-row>
        <table:table-row table:style-name="ro1">
          <table:table-cell office:value-type="float" office:value="0.14573891" calcext:value-type="float">
            <text:p>0.14573891</text:p>
          </table:table-cell>
          <table:table-cell office:value-type="float" office:value="6.861585" calcext:value-type="float">
            <text:p>6.861585</text:p>
          </table:table-cell>
          <table:table-cell table:formula="of:=[.C122]+[.A123]" office:value-type="float" office:value="21.973006666" calcext:value-type="float">
            <text:p>21.973006666</text:p>
          </table:table-cell>
        </table:table-row>
        <table:table-row table:style-name="ro1">
          <table:table-cell office:value-type="float" office:value="0.14088655" calcext:value-type="float">
            <text:p>0.14088655</text:p>
          </table:table-cell>
          <table:table-cell office:value-type="float" office:value="7.09791" calcext:value-type="float">
            <text:p>7.09791</text:p>
          </table:table-cell>
          <table:table-cell table:formula="of:=[.C123]+[.A124]" office:value-type="float" office:value="22.113893216" calcext:value-type="float">
            <text:p>22.113893216</text:p>
          </table:table-cell>
        </table:table-row>
        <table:table-row table:style-name="ro1">
          <table:table-cell office:value-type="float" office:value="0.13659877" calcext:value-type="float">
            <text:p>0.13659877</text:p>
          </table:table-cell>
          <table:table-cell office:value-type="float" office:value="7.32071" calcext:value-type="float">
            <text:p>7.32071</text:p>
          </table:table-cell>
          <table:table-cell table:formula="of:=[.C124]+[.A125]" office:value-type="float" office:value="22.250491986" calcext:value-type="float">
            <text:p>22.250491986</text:p>
          </table:table-cell>
        </table:table-row>
        <table:table-row table:style-name="ro1">
          <table:table-cell office:value-type="float" office:value="0.13301289" calcext:value-type="float">
            <text:p>0.13301289</text:p>
          </table:table-cell>
          <table:table-cell office:value-type="float" office:value="7.5180683" calcext:value-type="float">
            <text:p>7.5180683</text:p>
          </table:table-cell>
          <table:table-cell table:formula="of:=[.C125]+[.A126]" office:value-type="float" office:value="22.383504876" calcext:value-type="float">
            <text:p>22.383504876</text:p>
          </table:table-cell>
        </table:table-row>
        <table:table-row table:style-name="ro1">
          <table:table-cell office:value-type="float" office:value="0.13002212" calcext:value-type="float">
            <text:p>0.13002212</text:p>
          </table:table-cell>
          <table:table-cell office:value-type="float" office:value="7.6909986" calcext:value-type="float">
            <text:p>7.6909986</text:p>
          </table:table-cell>
          <table:table-cell table:formula="of:=[.C126]+[.A127]" office:value-type="float" office:value="22.513526996" calcext:value-type="float">
            <text:p>22.513526996</text:p>
          </table:table-cell>
        </table:table-row>
        <table:table-row table:style-name="ro1">
          <table:table-cell office:value-type="float" office:value="0.12735179" calcext:value-type="float">
            <text:p>0.12735179</text:p>
          </table:table-cell>
          <table:table-cell office:value-type="float" office:value="7.852265" calcext:value-type="float">
            <text:p>7.852265</text:p>
          </table:table-cell>
          <table:table-cell table:formula="of:=[.C127]+[.A128]" office:value-type="float" office:value="22.640878786" calcext:value-type="float">
            <text:p>22.640878786</text:p>
          </table:table-cell>
        </table:table-row>
        <table:table-row table:style-name="ro1">
          <table:table-cell office:value-type="float" office:value="0.12559702" calcext:value-type="float">
            <text:p>0.12559702</text:p>
          </table:table-cell>
          <table:table-cell office:value-type="float" office:value="7.961972" calcext:value-type="float">
            <text:p>7.961972</text:p>
          </table:table-cell>
          <table:table-cell table:formula="of:=[.C128]+[.A129]" office:value-type="float" office:value="22.766475806" calcext:value-type="float">
            <text:p>22.766475806</text:p>
          </table:table-cell>
        </table:table-row>
        <table:table-row table:style-name="ro1">
          <table:table-cell office:value-type="float" office:value="0.124574654" calcext:value-type="float">
            <text:p>0.124574654</text:p>
          </table:table-cell>
          <table:table-cell office:value-type="float" office:value="8.027315" calcext:value-type="float">
            <text:p>8.027315</text:p>
          </table:table-cell>
          <table:table-cell table:formula="of:=[.C129]+[.A130]" office:value-type="float" office:value="22.89105046" calcext:value-type="float">
            <text:p>22.89105046</text:p>
          </table:table-cell>
        </table:table-row>
        <table:table-row table:style-name="ro1">
          <table:table-cell office:value-type="float" office:value="0.124208435" calcext:value-type="float">
            <text:p>0.124208435</text:p>
          </table:table-cell>
          <table:table-cell office:value-type="float" office:value="8.050983" calcext:value-type="float">
            <text:p>8.050983</text:p>
          </table:table-cell>
          <table:table-cell table:formula="of:=[.C130]+[.A131]" office:value-type="float" office:value="23.015258895" calcext:value-type="float">
            <text:p>23.015258895</text:p>
          </table:table-cell>
        </table:table-row>
        <table:table-row table:style-name="ro1">
          <table:table-cell office:value-type="float" office:value="0.1252613" calcext:value-type="float">
            <text:p>0.1252613</text:p>
          </table:table-cell>
          <table:table-cell office:value-type="float" office:value="7.983311" calcext:value-type="float">
            <text:p>7.983311</text:p>
          </table:table-cell>
          <table:table-cell table:formula="of:=[.C131]+[.A132]" office:value-type="float" office:value="23.140520195" calcext:value-type="float">
            <text:p>23.140520195</text:p>
          </table:table-cell>
        </table:table-row>
        <table:table-row table:style-name="ro1">
          <table:table-cell office:value-type="float" office:value="0.12729076" calcext:value-type="float">
            <text:p>0.12729076</text:p>
          </table:table-cell>
          <table:table-cell office:value-type="float" office:value="7.85603" calcext:value-type="float">
            <text:p>7.85603</text:p>
          </table:table-cell>
          <table:table-cell table:formula="of:=[.C132]+[.A133]" office:value-type="float" office:value="23.267810955" calcext:value-type="float">
            <text:p>23.267810955</text:p>
          </table:table-cell>
        </table:table-row>
        <table:table-row table:style-name="ro1">
          <table:table-cell office:value-type="float" office:value="0.13040361" calcext:value-type="float">
            <text:p>0.13040361</text:p>
          </table:table-cell>
          <table:table-cell office:value-type="float" office:value="7.6684995" calcext:value-type="float">
            <text:p>7.6684995</text:p>
          </table:table-cell>
          <table:table-cell table:formula="of:=[.C133]+[.A134]" office:value-type="float" office:value="23.398214565" calcext:value-type="float">
            <text:p>23.398214565</text:p>
          </table:table-cell>
        </table:table-row>
        <table:table-row table:style-name="ro1">
          <table:table-cell office:value-type="float" office:value="0.13464561" calcext:value-type="float">
            <text:p>0.13464561</text:p>
          </table:table-cell>
          <table:table-cell office:value-type="float" office:value="7.4269037" calcext:value-type="float">
            <text:p>7.4269037</text:p>
          </table:table-cell>
          <table:table-cell table:formula="of:=[.C134]+[.A135]" office:value-type="float" office:value="23.532860175" calcext:value-type="float">
            <text:p>23.532860175</text:p>
          </table:table-cell>
        </table:table-row>
        <table:table-row table:style-name="ro1">
          <table:table-cell office:value-type="float" office:value="0.13933013" calcext:value-type="float">
            <text:p>0.13933013</text:p>
          </table:table-cell>
          <table:table-cell office:value-type="float" office:value="7.1771984" calcext:value-type="float">
            <text:p>7.1771984</text:p>
          </table:table-cell>
          <table:table-cell table:formula="of:=[.C135]+[.A136]" office:value-type="float" office:value="23.672190305" calcext:value-type="float">
            <text:p>23.672190305</text:p>
          </table:table-cell>
        </table:table-row>
        <table:table-row table:style-name="ro1">
          <table:table-cell office:value-type="float" office:value="0.14380102" calcext:value-type="float">
            <text:p>0.14380102</text:p>
          </table:table-cell>
          <table:table-cell office:value-type="float" office:value="6.954054" calcext:value-type="float">
            <text:p>6.954054</text:p>
          </table:table-cell>
          <table:table-cell table:formula="of:=[.C136]+[.A137]" office:value-type="float" office:value="23.815991325" calcext:value-type="float">
            <text:p>23.815991325</text:p>
          </table:table-cell>
        </table:table-row>
        <table:table-row table:style-name="ro1">
          <table:table-cell office:value-type="float" office:value="0.14908065" calcext:value-type="float">
            <text:p>0.14908065</text:p>
          </table:table-cell>
          <table:table-cell office:value-type="float" office:value="6.7077785" calcext:value-type="float">
            <text:p>6.7077785</text:p>
          </table:table-cell>
          <table:table-cell table:formula="of:=[.C137]+[.A138]" office:value-type="float" office:value="23.965071975" calcext:value-type="float">
            <text:p>23.965071975</text:p>
          </table:table-cell>
        </table:table-row>
        <table:table-row table:style-name="ro1">
          <table:table-cell office:value-type="float" office:value="0.15446708" calcext:value-type="float">
            <text:p>0.15446708</text:p>
          </table:table-cell>
          <table:table-cell office:value-type="float" office:value="6.4738717" calcext:value-type="float">
            <text:p>6.4738717</text:p>
          </table:table-cell>
          <table:table-cell table:formula="of:=[.C138]+[.A139]" office:value-type="float" office:value="24.119539055" calcext:value-type="float">
            <text:p>24.119539055</text:p>
          </table:table-cell>
        </table:table-row>
        <table:table-row table:style-name="ro1">
          <table:table-cell office:value-type="float" office:value="0.15878539" calcext:value-type="float">
            <text:p>0.15878539</text:p>
          </table:table-cell>
          <table:table-cell office:value-type="float" office:value="6.297809" calcext:value-type="float">
            <text:p>6.297809</text:p>
          </table:table-cell>
          <table:table-cell table:formula="of:=[.C139]+[.A140]" office:value-type="float" office:value="24.278324445" calcext:value-type="float">
            <text:p>24.278324445</text:p>
          </table:table-cell>
        </table:table-row>
        <table:table-row table:style-name="ro1">
          <table:table-cell office:value-type="float" office:value="0.16105898" calcext:value-type="float">
            <text:p>0.16105898</text:p>
          </table:table-cell>
          <table:table-cell office:value-type="float" office:value="6.2089057" calcext:value-type="float">
            <text:p>6.2089057</text:p>
          </table:table-cell>
          <table:table-cell table:formula="of:=[.C140]+[.A141]" office:value-type="float" office:value="24.439383425" calcext:value-type="float">
            <text:p>24.439383425</text:p>
          </table:table-cell>
        </table:table-row>
        <table:table-row table:style-name="ro1">
          <table:table-cell office:value-type="float" office:value="0.16096742" calcext:value-type="float">
            <text:p>0.16096742</text:p>
          </table:table-cell>
          <table:table-cell office:value-type="float" office:value="6.2124367" calcext:value-type="float">
            <text:p>6.2124367</text:p>
          </table:table-cell>
          <table:table-cell table:formula="of:=[.C141]+[.A142]" office:value-type="float" office:value="24.600350845" calcext:value-type="float">
            <text:p>24.600350845</text:p>
          </table:table-cell>
        </table:table-row>
        <table:table-row table:style-name="ro1">
          <table:table-cell office:value-type="float" office:value="0.1589685" calcext:value-type="float">
            <text:p>0.1589685</text:p>
          </table:table-cell>
          <table:table-cell office:value-type="float" office:value="6.290555" calcext:value-type="float">
            <text:p>6.290555</text:p>
          </table:table-cell>
          <table:table-cell table:formula="of:=[.C142]+[.A143]" office:value-type="float" office:value="24.759319345" calcext:value-type="float">
            <text:p>24.759319345</text:p>
          </table:table-cell>
        </table:table-row>
        <table:table-row table:style-name="ro1">
          <table:table-cell office:value-type="float" office:value="0.15692379" calcext:value-type="float">
            <text:p>0.15692379</text:p>
          </table:table-cell>
          <table:table-cell office:value-type="float" office:value="6.37252" calcext:value-type="float">
            <text:p>6.37252</text:p>
          </table:table-cell>
          <table:table-cell table:formula="of:=[.C143]+[.A144]" office:value-type="float" office:value="24.916243135" calcext:value-type="float">
            <text:p>24.916243135</text:p>
          </table:table-cell>
        </table:table-row>
        <table:table-row table:style-name="ro1">
          <table:table-cell office:value-type="float" office:value="0.15465018" calcext:value-type="float">
            <text:p>0.15465018</text:p>
          </table:table-cell>
          <table:table-cell office:value-type="float" office:value="6.4662066" calcext:value-type="float">
            <text:p>6.4662066</text:p>
          </table:table-cell>
          <table:table-cell table:formula="of:=[.C144]+[.A145]" office:value-type="float" office:value="25.070893315" calcext:value-type="float">
            <text:p>25.070893315</text:p>
          </table:table-cell>
        </table:table-row>
        <table:table-row table:style-name="ro1">
          <table:table-cell office:value-type="float" office:value="0.15194935" calcext:value-type="float">
            <text:p>0.15194935</text:p>
          </table:table-cell>
          <table:table-cell office:value-type="float" office:value="6.5811405" calcext:value-type="float">
            <text:p>6.5811405</text:p>
          </table:table-cell>
          <table:table-cell table:formula="of:=[.C145]+[.A146]" office:value-type="float" office:value="25.222842665" calcext:value-type="float">
            <text:p>25.222842665</text:p>
          </table:table-cell>
        </table:table-row>
        <table:table-row table:style-name="ro1">
          <table:table-cell office:value-type="float" office:value="0.14955367" calcext:value-type="float">
            <text:p>0.14955367</text:p>
          </table:table-cell>
          <table:table-cell office:value-type="float" office:value="6.6865625" calcext:value-type="float">
            <text:p>6.6865625</text:p>
          </table:table-cell>
          <table:table-cell table:formula="of:=[.C146]+[.A147]" office:value-type="float" office:value="25.372396335" calcext:value-type="float">
            <text:p>25.372396335</text:p>
          </table:table-cell>
        </table:table-row>
        <table:table-row table:style-name="ro1">
          <table:table-cell office:value-type="float" office:value="0.14830244" calcext:value-type="float">
            <text:p>0.14830244</text:p>
          </table:table-cell>
          <table:table-cell office:value-type="float" office:value="6.7429776" calcext:value-type="float">
            <text:p>6.7429776</text:p>
          </table:table-cell>
          <table:table-cell table:formula="of:=[.C147]+[.A148]" office:value-type="float" office:value="25.520698775" calcext:value-type="float">
            <text:p>25.520698775</text:p>
          </table:table-cell>
        </table:table-row>
        <table:table-row table:style-name="ro1">
          <table:table-cell office:value-type="float" office:value="0.14743267" calcext:value-type="float">
            <text:p>0.14743267</text:p>
          </table:table-cell>
          <table:table-cell office:value-type="float" office:value="6.7827573" calcext:value-type="float">
            <text:p>6.7827573</text:p>
          </table:table-cell>
          <table:table-cell table:formula="of:=[.C148]+[.A149]" office:value-type="float" office:value="25.668131445" calcext:value-type="float">
            <text:p>25.668131445</text:p>
          </table:table-cell>
        </table:table-row>
        <table:table-row table:style-name="ro1">
          <table:table-cell office:value-type="float" office:value="0.14766155" calcext:value-type="float">
            <text:p>0.14766155</text:p>
          </table:table-cell>
          <table:table-cell office:value-type="float" office:value="6.772244" calcext:value-type="float">
            <text:p>6.772244</text:p>
          </table:table-cell>
          <table:table-cell table:formula="of:=[.C149]+[.A150]" office:value-type="float" office:value="25.815792995" calcext:value-type="float">
            <text:p>25.815792995</text:p>
          </table:table-cell>
        </table:table-row>
        <table:table-row table:style-name="ro1">
          <table:table-cell office:value-type="float" office:value="0.14921798" calcext:value-type="float">
            <text:p>0.14921798</text:p>
          </table:table-cell>
          <table:table-cell office:value-type="float" office:value="6.7016053" calcext:value-type="float">
            <text:p>6.7016053</text:p>
          </table:table-cell>
          <table:table-cell table:formula="of:=[.C150]+[.A151]" office:value-type="float" office:value="25.965010975" calcext:value-type="float">
            <text:p>25.965010975</text:p>
          </table:table-cell>
        </table:table-row>
        <table:table-row table:style-name="ro1">
          <table:table-cell office:value-type="float" office:value="0.15066758" calcext:value-type="float">
            <text:p>0.15066758</text:p>
          </table:table-cell>
          <table:table-cell office:value-type="float" office:value="6.637128" calcext:value-type="float">
            <text:p>6.637128</text:p>
          </table:table-cell>
          <table:table-cell table:formula="of:=[.C151]+[.A152]" office:value-type="float" office:value="26.115678555" calcext:value-type="float">
            <text:p>26.115678555</text:p>
          </table:table-cell>
        </table:table-row>
        <table:table-row table:style-name="ro1">
          <table:table-cell office:value-type="float" office:value="0.15263599" calcext:value-type="float">
            <text:p>0.15263599</text:p>
          </table:table-cell>
          <table:table-cell office:value-type="float" office:value="6.5515347" calcext:value-type="float">
            <text:p>6.5515347</text:p>
          </table:table-cell>
          <table:table-cell table:formula="of:=[.C152]+[.A153]" office:value-type="float" office:value="26.268314545" calcext:value-type="float">
            <text:p>26.268314545</text:p>
          </table:table-cell>
        </table:table-row>
        <table:table-row table:style-name="ro1">
          <table:table-cell office:value-type="float" office:value="0.15446708" calcext:value-type="float">
            <text:p>0.15446708</text:p>
          </table:table-cell>
          <table:table-cell office:value-type="float" office:value="6.4738717" calcext:value-type="float">
            <text:p>6.4738717</text:p>
          </table:table-cell>
          <table:table-cell table:formula="of:=[.C153]+[.A154]" office:value-type="float" office:value="26.422781625" calcext:value-type="float">
            <text:p>26.422781625</text:p>
          </table:table-cell>
        </table:table-row>
        <table:table-row table:style-name="ro1">
          <table:table-cell office:value-type="float" office:value="0.15664911" calcext:value-type="float">
            <text:p>0.15664911</text:p>
          </table:table-cell>
          <table:table-cell office:value-type="float" office:value="6.383694" calcext:value-type="float">
            <text:p>6.383694</text:p>
          </table:table-cell>
          <table:table-cell table:formula="of:=[.C154]+[.A155]" office:value-type="float" office:value="26.579430735" calcext:value-type="float">
            <text:p>26.579430735</text:p>
          </table:table-cell>
        </table:table-row>
        <table:table-row table:style-name="ro1">
          <table:table-cell office:value-type="float" office:value="0.1603418" calcext:value-type="float">
            <text:p>0.1603418</text:p>
          </table:table-cell>
          <table:table-cell office:value-type="float" office:value="6.2366767" calcext:value-type="float">
            <text:p>6.2366767</text:p>
          </table:table-cell>
          <table:table-cell table:formula="of:=[.C155]+[.A156]" office:value-type="float" office:value="26.739772535" calcext:value-type="float">
            <text:p>26.739772535</text:p>
          </table:table-cell>
        </table:table-row>
        <table:table-row table:style-name="ro1">
          <table:table-cell office:value-type="float" office:value="0.16557565" calcext:value-type="float">
            <text:p>0.16557565</text:p>
          </table:table-cell>
          <table:table-cell office:value-type="float" office:value="6.039535" calcext:value-type="float">
            <text:p>6.039535</text:p>
          </table:table-cell>
          <table:table-cell table:formula="of:=[.C156]+[.A157]" office:value-type="float" office:value="26.905348185" calcext:value-type="float">
            <text:p>26.905348185</text:p>
          </table:table-cell>
        </table:table-row>
        <table:table-row table:style-name="ro1">
          <table:table-cell office:value-type="float" office:value="0.17227435" calcext:value-type="float">
            <text:p>0.17227435</text:p>
          </table:table-cell>
          <table:table-cell office:value-type="float" office:value="5.8046947" calcext:value-type="float">
            <text:p>5.8046947</text:p>
          </table:table-cell>
          <table:table-cell table:formula="of:=[.C157]+[.A158]" office:value-type="float" office:value="27.077622535" calcext:value-type="float">
            <text:p>27.077622535</text:p>
          </table:table-cell>
        </table:table-row>
        <table:table-row table:style-name="ro1">
          <table:table-cell office:value-type="float" office:value="0.17943084" calcext:value-type="float">
            <text:p>0.17943084</text:p>
          </table:table-cell>
          <table:table-cell office:value-type="float" office:value="5.573178" calcext:value-type="float">
            <text:p>5.573178</text:p>
          </table:table-cell>
          <table:table-cell table:formula="of:=[.C158]+[.A159]" office:value-type="float" office:value="27.257053375" calcext:value-type="float">
            <text:p>27.257053375</text:p>
          </table:table-cell>
        </table:table-row>
        <table:table-row table:style-name="ro1">
          <table:table-cell office:value-type="float" office:value="0.18876936" calcext:value-type="float">
            <text:p>0.18876936</text:p>
          </table:table-cell>
          <table:table-cell office:value-type="float" office:value="5.29747" calcext:value-type="float">
            <text:p>5.29747</text:p>
          </table:table-cell>
          <table:table-cell table:formula="of:=[.C159]+[.A160]" office:value-type="float" office:value="27.445822735" calcext:value-type="float">
            <text:p>27.445822735</text:p>
          </table:table-cell>
        </table:table-row>
        <table:table-row table:style-name="ro1">
          <table:table-cell office:value-type="float" office:value="0.20036621" calcext:value-type="float">
            <text:p>0.20036621</text:p>
          </table:table-cell>
          <table:table-cell office:value-type="float" office:value="4.9908614" calcext:value-type="float">
            <text:p>4.9908614</text:p>
          </table:table-cell>
          <table:table-cell table:formula="of:=[.C160]+[.A161]" office:value-type="float" office:value="27.646188945" calcext:value-type="float">
            <text:p>27.646188945</text:p>
          </table:table-cell>
        </table:table-row>
        <table:table-row table:style-name="ro1">
          <table:table-cell office:value-type="float" office:value="0.21753262" calcext:value-type="float">
            <text:p>0.21753262</text:p>
          </table:table-cell>
          <table:table-cell office:value-type="float" office:value="4.597012" calcext:value-type="float">
            <text:p>4.597012</text:p>
          </table:table-cell>
          <table:table-cell table:formula="of:=[.C161]+[.A162]" office:value-type="float" office:value="27.863721565" calcext:value-type="float">
            <text:p>27.863721565</text:p>
          </table:table-cell>
        </table:table-row>
        <table:table-row table:style-name="ro1">
          <table:table-cell office:value-type="float" office:value="0.24956131" calcext:value-type="float">
            <text:p>0.24956131</text:p>
          </table:table-cell>
          <table:table-cell office:value-type="float" office:value="4.0070314" calcext:value-type="float">
            <text:p>4.0070314</text:p>
          </table:table-cell>
          <table:table-cell table:formula="of:=[.C162]+[.A163]" office:value-type="float" office:value="28.113282875" calcext:value-type="float">
            <text:p>28.113282875</text:p>
          </table:table-cell>
        </table:table-row>
        <table:table-row table:style-name="ro1">
          <table:table-cell office:value-type="float" office:value="0.31850156" calcext:value-type="float">
            <text:p>0.31850156</text:p>
          </table:table-cell>
          <table:table-cell office:value-type="float" office:value="3.139702" calcext:value-type="float">
            <text:p>3.139702</text:p>
          </table:table-cell>
          <table:table-cell table:formula="of:=[.C163]+[.A164]" office:value-type="float" office:value="28.431784435" calcext:value-type="float">
            <text:p>28.431784435</text:p>
          </table:table-cell>
        </table:table-row>
        <table:table-row table:style-name="ro1">
          <table:table-cell office:value-type="float" office:value="1.7160296" calcext:value-type="float">
            <text:p>1.7160296</text:p>
          </table:table-cell>
          <table:table-cell office:value-type="float" office:value="0.58274055" calcext:value-type="float">
            <text:p>0.58274055</text:p>
          </table:table-cell>
          <table:table-cell table:formula="of:=[.C164]+[.A165]" office:value-type="float" office:value="30.147814035" calcext:value-type="float">
            <text:p>30.147814035</text:p>
          </table:table-cell>
        </table:table-row>
        <table:table-row table:style-name="ro1">
          <table:table-cell office:value-type="float" office:value="0.30217442" calcext:value-type="float">
            <text:p>0.30217442</text:p>
          </table:table-cell>
          <table:table-cell office:value-type="float" office:value="3.3093472" calcext:value-type="float">
            <text:p>3.3093472</text:p>
          </table:table-cell>
          <table:table-cell table:formula="of:=[.C165]+[.A166]" office:value-type="float" office:value="30.449988455" calcext:value-type="float">
            <text:p>30.449988455</text:p>
          </table:table-cell>
        </table:table-row>
        <table:table-row table:style-name="ro1">
          <table:table-cell office:value-type="float" office:value="0.23285267" calcext:value-type="float">
            <text:p>0.23285267</text:p>
          </table:table-cell>
          <table:table-cell office:value-type="float" office:value="4.2945614" calcext:value-type="float">
            <text:p>4.2945614</text:p>
          </table:table-cell>
          <table:table-cell table:formula="of:=[.C166]+[.A167]" office:value-type="float" office:value="30.682841125" calcext:value-type="float">
            <text:p>30.682841125</text:p>
          </table:table-cell>
        </table:table-row>
        <table:table-row table:style-name="ro1">
          <table:table-cell office:value-type="float" office:value="0.22752728" calcext:value-type="float">
            <text:p>0.22752728</text:p>
          </table:table-cell>
          <table:table-cell office:value-type="float" office:value="4.395077" calcext:value-type="float">
            <text:p>4.395077</text:p>
          </table:table-cell>
          <table:table-cell table:formula="of:=[.C167]+[.A168]" office:value-type="float" office:value="30.910368405" calcext:value-type="float">
            <text:p>30.910368405</text:p>
          </table:table-cell>
        </table:table-row>
        <table:table-row table:style-name="ro1">
          <table:table-cell office:value-type="float" office:value="0.2640421" calcext:value-type="float">
            <text:p>0.2640421</text:p>
          </table:table-cell>
          <table:table-cell office:value-type="float" office:value="3.7872748" calcext:value-type="float">
            <text:p>3.7872748</text:p>
          </table:table-cell>
          <table:table-cell table:formula="of:=[.C168]+[.A169]" office:value-type="float" office:value="31.174410505" calcext:value-type="float">
            <text:p>31.174410505</text:p>
          </table:table-cell>
        </table:table-row>
        <table:table-row table:style-name="ro1">
          <table:table-cell office:value-type="float" office:value="0.3550622" calcext:value-type="float">
            <text:p>0.3550622</text:p>
          </table:table-cell>
          <table:table-cell office:value-type="float" office:value="2.8164082" calcext:value-type="float">
            <text:p>2.8164082</text:p>
          </table:table-cell>
          <table:table-cell table:formula="of:=[.C169]+[.A170]" office:value-type="float" office:value="31.529472705" calcext:value-type="float">
            <text:p>31.529472705</text:p>
          </table:table-cell>
        </table:table-row>
        <table:table-row table:style-name="ro1">
          <table:table-cell office:value-type="float" office:value="0.28416875" calcext:value-type="float">
            <text:p>0.28416875</text:p>
          </table:table-cell>
          <table:table-cell office:value-type="float" office:value="3.5190356" calcext:value-type="float">
            <text:p>3.5190356</text:p>
          </table:table-cell>
          <table:table-cell table:formula="of:=[.C170]+[.A171]" office:value-type="float" office:value="31.813641455" calcext:value-type="float">
            <text:p>31.813641455</text:p>
          </table:table-cell>
        </table:table-row>
        <table:table-row table:style-name="ro1">
          <table:table-cell office:value-type="float" office:value="0.20935377" calcext:value-type="float">
            <text:p>0.20935377</text:p>
          </table:table-cell>
          <table:table-cell office:value-type="float" office:value="4.7766037" calcext:value-type="float">
            <text:p>4.7766037</text:p>
          </table:table-cell>
          <table:table-cell table:formula="of:=[.C171]+[.A172]" office:value-type="float" office:value="32.022995225" calcext:value-type="float">
            <text:p>32.022995225</text:p>
          </table:table-cell>
        </table:table-row>
        <table:table-row table:style-name="ro1">
          <table:table-cell office:value-type="float" office:value="0.1752346" calcext:value-type="float">
            <text:p>0.1752346</text:p>
          </table:table-cell>
          <table:table-cell office:value-type="float" office:value="5.7066355" calcext:value-type="float">
            <text:p>5.7066355</text:p>
          </table:table-cell>
          <table:table-cell table:formula="of:=[.C172]+[.A173]" office:value-type="float" office:value="32.198229825" calcext:value-type="float">
            <text:p>32.198229825</text:p>
          </table:table-cell>
        </table:table-row>
        <table:table-row table:style-name="ro1">
          <table:table-cell office:value-type="float" office:value="0.15472648" calcext:value-type="float">
            <text:p>0.15472648</text:p>
          </table:table-cell>
          <table:table-cell office:value-type="float" office:value="6.463018" calcext:value-type="float">
            <text:p>6.463018</text:p>
          </table:table-cell>
          <table:table-cell table:formula="of:=[.C173]+[.A174]" office:value-type="float" office:value="32.352956305" calcext:value-type="float">
            <text:p>32.352956305</text:p>
          </table:table-cell>
        </table:table-row>
        <table:table-row table:style-name="ro1">
          <table:table-cell office:value-type="float" office:value="0.14088655" calcext:value-type="float">
            <text:p>0.14088655</text:p>
          </table:table-cell>
          <table:table-cell office:value-type="float" office:value="7.09791" calcext:value-type="float">
            <text:p>7.09791</text:p>
          </table:table-cell>
          <table:table-cell table:formula="of:=[.C174]+[.A175]" office:value-type="float" office:value="32.493842855" calcext:value-type="float">
            <text:p>32.493842855</text:p>
          </table:table-cell>
        </table:table-row>
        <table:table-row table:style-name="ro1">
          <table:table-cell office:value-type="float" office:value="0.13084611" calcext:value-type="float">
            <text:p>0.13084611</text:p>
          </table:table-cell>
          <table:table-cell office:value-type="float" office:value="7.6425657" calcext:value-type="float">
            <text:p>7.6425657</text:p>
          </table:table-cell>
          <table:table-cell table:formula="of:=[.C175]+[.A176]" office:value-type="float" office:value="32.624688965" calcext:value-type="float">
            <text:p>32.624688965</text:p>
          </table:table-cell>
        </table:table-row>
        <table:table-row table:style-name="ro1">
          <table:table-cell office:value-type="float" office:value="0.12324712" calcext:value-type="float">
            <text:p>0.12324712</text:p>
          </table:table-cell>
          <table:table-cell office:value-type="float" office:value="8.11378" calcext:value-type="float">
            <text:p>8.11378</text:p>
          </table:table-cell>
          <table:table-cell table:formula="of:=[.C176]+[.A177]" office:value-type="float" office:value="32.747936085" calcext:value-type="float">
            <text:p>32.747936085</text:p>
          </table:table-cell>
        </table:table-row>
        <table:table-row table:style-name="ro1">
          <table:table-cell office:value-type="float" office:value="0.119111925" calcext:value-type="float">
            <text:p>0.119111925</text:p>
          </table:table-cell>
          <table:table-cell office:value-type="float" office:value="8.395465" calcext:value-type="float">
            <text:p>8.395465</text:p>
          </table:table-cell>
          <table:table-cell table:formula="of:=[.C177]+[.A178]" office:value-type="float" office:value="32.86704801" calcext:value-type="float">
            <text:p>32.86704801</text:p>
          </table:table-cell>
        </table:table-row>
        <table:table-row table:style-name="ro1">
          <table:table-cell office:value-type="float" office:value="0.11700618" calcext:value-type="float">
            <text:p>0.11700618</text:p>
          </table:table-cell>
          <table:table-cell office:value-type="float" office:value="8.546556" calcext:value-type="float">
            <text:p>8.546556</text:p>
          </table:table-cell>
          <table:table-cell table:formula="of:=[.C178]+[.A179]" office:value-type="float" office:value="32.98405419" calcext:value-type="float">
            <text:p>32.98405419</text:p>
          </table:table-cell>
        </table:table-row>
        <table:table-row table:style-name="ro1">
          <table:table-cell office:value-type="float" office:value="0.116029605" calcext:value-type="float">
            <text:p>0.116029605</text:p>
          </table:table-cell>
          <table:table-cell office:value-type="float" office:value="8.61849" calcext:value-type="float">
            <text:p>8.61849</text:p>
          </table:table-cell>
          <table:table-cell table:formula="of:=[.C179]+[.A180]" office:value-type="float" office:value="33.100083795" calcext:value-type="float">
            <text:p>33.100083795</text:p>
          </table:table-cell>
        </table:table-row>
        <table:table-row table:style-name="ro1">
          <table:table-cell office:value-type="float" office:value="0.11590753" calcext:value-type="float">
            <text:p>0.11590753</text:p>
          </table:table-cell>
          <table:table-cell office:value-type="float" office:value="8.627567" calcext:value-type="float">
            <text:p>8.627567</text:p>
          </table:table-cell>
          <table:table-cell table:formula="of:=[.C180]+[.A181]" office:value-type="float" office:value="33.215991325" calcext:value-type="float">
            <text:p>33.215991325</text:p>
          </table:table-cell>
        </table:table-row>
        <table:table-row table:style-name="ro1">
          <table:table-cell office:value-type="float" office:value="0.11619745" calcext:value-type="float">
            <text:p>0.11619745</text:p>
          </table:table-cell>
          <table:table-cell office:value-type="float" office:value="8.606041" calcext:value-type="float">
            <text:p>8.606041</text:p>
          </table:table-cell>
          <table:table-cell table:formula="of:=[.C181]+[.A182]" office:value-type="float" office:value="33.332188775" calcext:value-type="float">
            <text:p>33.332188775</text:p>
          </table:table-cell>
        </table:table-row>
        <table:table-row table:style-name="ro1">
          <table:table-cell office:value-type="float" office:value="0.116868846" calcext:value-type="float">
            <text:p>0.116868846</text:p>
          </table:table-cell>
          <table:table-cell office:value-type="float" office:value="8.556601" calcext:value-type="float">
            <text:p>8.556601</text:p>
          </table:table-cell>
          <table:table-cell table:formula="of:=[.C182]+[.A183]" office:value-type="float" office:value="33.449057621" calcext:value-type="float">
            <text:p>33.449057621</text:p>
          </table:table-cell>
        </table:table-row>
        <table:table-row table:style-name="ro1">
          <table:table-cell office:value-type="float" office:value="0.11793698" calcext:value-type="float">
            <text:p>0.11793698</text:p>
          </table:table-cell>
          <table:table-cell office:value-type="float" office:value="8.479104" calcext:value-type="float">
            <text:p>8.479104</text:p>
          </table:table-cell>
          <table:table-cell table:formula="of:=[.C183]+[.A184]" office:value-type="float" office:value="33.566994601" calcext:value-type="float">
            <text:p>33.566994601</text:p>
          </table:table-cell>
        </table:table-row>
        <table:table-row table:style-name="ro1">
          <table:table-cell office:value-type="float" office:value="0.11909667" calcext:value-type="float">
            <text:p>0.11909667</text:p>
          </table:table-cell>
          <table:table-cell office:value-type="float" office:value="8.396541" calcext:value-type="float">
            <text:p>8.396541</text:p>
          </table:table-cell>
          <table:table-cell table:formula="of:=[.C184]+[.A185]" office:value-type="float" office:value="33.686091271" calcext:value-type="float">
            <text:p>33.686091271</text:p>
          </table:table-cell>
        </table:table-row>
        <table:table-row table:style-name="ro1">
          <table:table-cell office:value-type="float" office:value="0.12048524" calcext:value-type="float">
            <text:p>0.12048524</text:p>
          </table:table-cell>
          <table:table-cell office:value-type="float" office:value="8.299772" calcext:value-type="float">
            <text:p>8.299772</text:p>
          </table:table-cell>
          <table:table-cell table:formula="of:=[.C185]+[.A186]" office:value-type="float" office:value="33.806576511" calcext:value-type="float">
            <text:p>33.806576511</text:p>
          </table:table-cell>
        </table:table-row>
        <table:table-row table:style-name="ro1">
          <table:table-cell office:value-type="float" office:value="0.12158389" calcext:value-type="float">
            <text:p>0.12158389</text:p>
          </table:table-cell>
          <table:table-cell office:value-type="float" office:value="8.224774" calcext:value-type="float">
            <text:p>8.224774</text:p>
          </table:table-cell>
          <table:table-cell table:formula="of:=[.C186]+[.A187]" office:value-type="float" office:value="33.928160401" calcext:value-type="float">
            <text:p>33.928160401</text:p>
          </table:table-cell>
        </table:table-row>
        <table:table-row table:style-name="ro1">
          <table:table-cell office:value-type="float" office:value="0.12233158" calcext:value-type="float">
            <text:p>0.12233158</text:p>
          </table:table-cell>
          <table:table-cell office:value-type="float" office:value="8.174504" calcext:value-type="float">
            <text:p>8.174504</text:p>
          </table:table-cell>
          <table:table-cell table:formula="of:=[.C187]+[.A188]" office:value-type="float" office:value="34.050491981" calcext:value-type="float">
            <text:p>34.050491981</text:p>
          </table:table-cell>
        </table:table-row>
        <table:table-row table:style-name="ro1">
          <table:table-cell office:value-type="float" office:value="0.122560464" calcext:value-type="float">
            <text:p>0.122560464</text:p>
          </table:table-cell>
          <table:table-cell office:value-type="float" office:value="8.159238" calcext:value-type="float">
            <text:p>8.159238</text:p>
          </table:table-cell>
          <table:table-cell table:formula="of:=[.C188]+[.A189]" office:value-type="float" office:value="34.173052445" calcext:value-type="float">
            <text:p>34.173052445</text:p>
          </table:table-cell>
        </table:table-row>
        <table:table-row table:style-name="ro1">
          <table:table-cell office:value-type="float" office:value="0.12251469" calcext:value-type="float">
            <text:p>0.12251469</text:p>
          </table:table-cell>
          <table:table-cell office:value-type="float" office:value="8.162287" calcext:value-type="float">
            <text:p>8.162287</text:p>
          </table:table-cell>
          <table:table-cell table:formula="of:=[.C189]+[.A190]" office:value-type="float" office:value="34.295567135" calcext:value-type="float">
            <text:p>34.295567135</text:p>
          </table:table-cell>
        </table:table-row>
        <table:table-row table:style-name="ro1">
          <table:table-cell office:value-type="float" office:value="0.12323186" calcext:value-type="float">
            <text:p>0.12323186</text:p>
          </table:table-cell>
          <table:table-cell office:value-type="float" office:value="8.114785" calcext:value-type="float">
            <text:p>8.114785</text:p>
          </table:table-cell>
          <table:table-cell table:formula="of:=[.C190]+[.A191]" office:value-type="float" office:value="34.418798995" calcext:value-type="float">
            <text:p>34.418798995</text:p>
          </table:table-cell>
        </table:table-row>
        <table:table-row table:style-name="ro1">
          <table:table-cell office:value-type="float" office:value="0.12401007" calcext:value-type="float">
            <text:p>0.12401007</text:p>
          </table:table-cell>
          <table:table-cell office:value-type="float" office:value="8.063862" calcext:value-type="float">
            <text:p>8.063862</text:p>
          </table:table-cell>
          <table:table-cell table:formula="of:=[.C191]+[.A192]" office:value-type="float" office:value="34.542809065" calcext:value-type="float">
            <text:p>34.542809065</text:p>
          </table:table-cell>
        </table:table-row>
        <table:table-row table:style-name="ro1">
          <table:table-cell office:value-type="float" office:value="0.12480354" calcext:value-type="float">
            <text:p>0.12480354</text:p>
          </table:table-cell>
          <table:table-cell office:value-type="float" office:value="8.012593" calcext:value-type="float">
            <text:p>8.012593</text:p>
          </table:table-cell>
          <table:table-cell table:formula="of:=[.C192]+[.A193]" office:value-type="float" office:value="34.667612605" calcext:value-type="float">
            <text:p>34.667612605</text:p>
          </table:table-cell>
        </table:table-row>
        <table:table-row table:style-name="ro1">
          <table:table-cell office:value-type="float" office:value="0.12504768" calcext:value-type="float">
            <text:p>0.12504768</text:p>
          </table:table-cell>
          <table:table-cell office:value-type="float" office:value="7.996949" calcext:value-type="float">
            <text:p>7.996949</text:p>
          </table:table-cell>
          <table:table-cell table:formula="of:=[.C193]+[.A194]" office:value-type="float" office:value="34.792660285" calcext:value-type="float">
            <text:p>34.792660285</text:p>
          </table:table-cell>
        </table:table-row>
        <table:table-row table:style-name="ro1">
          <table:table-cell office:value-type="float" office:value="0.12486458" calcext:value-type="float">
            <text:p>0.12486458</text:p>
          </table:table-cell>
          <table:table-cell office:value-type="float" office:value="8.008677" calcext:value-type="float">
            <text:p>8.008677</text:p>
          </table:table-cell>
          <table:table-cell table:formula="of:=[.C194]+[.A195]" office:value-type="float" office:value="34.917524865" calcext:value-type="float">
            <text:p>34.917524865</text:p>
          </table:table-cell>
        </table:table-row>
        <table:table-row table:style-name="ro1">
          <table:table-cell office:value-type="float" office:value="0.12512398" calcext:value-type="float">
            <text:p>0.12512398</text:p>
          </table:table-cell>
          <table:table-cell office:value-type="float" office:value="7.992073" calcext:value-type="float">
            <text:p>7.992073</text:p>
          </table:table-cell>
          <table:table-cell table:formula="of:=[.C195]+[.A196]" office:value-type="float" office:value="35.042648845" calcext:value-type="float">
            <text:p>35.042648845</text:p>
          </table:table-cell>
        </table:table-row>
        <table:table-row table:style-name="ro1">
          <table:table-cell office:value-type="float" office:value="0.12669566" calcext:value-type="float">
            <text:p>0.12669566</text:p>
          </table:table-cell>
          <table:table-cell office:value-type="float" office:value="7.89293" calcext:value-type="float">
            <text:p>7.89293</text:p>
          </table:table-cell>
          <table:table-cell table:formula="of:=[.C196]+[.A197]" office:value-type="float" office:value="35.169344505" calcext:value-type="float">
            <text:p>35.169344505</text:p>
          </table:table-cell>
        </table:table-row>
        <table:table-row table:style-name="ro1">
          <table:table-cell office:value-type="float" office:value="0.12915236" calcext:value-type="float">
            <text:p>0.12915236</text:p>
          </table:table-cell>
          <table:table-cell office:value-type="float" office:value="7.742793" calcext:value-type="float">
            <text:p>7.742793</text:p>
          </table:table-cell>
          <table:table-cell table:formula="of:=[.C197]+[.A198]" office:value-type="float" office:value="35.298496865" calcext:value-type="float">
            <text:p>35.298496865</text:p>
          </table:table-cell>
        </table:table-row>
        <table:table-row table:style-name="ro1">
          <table:table-cell office:value-type="float" office:value="0.13257039" calcext:value-type="float">
            <text:p>0.13257039</text:p>
          </table:table-cell>
          <table:table-cell office:value-type="float" office:value="7.543163" calcext:value-type="float">
            <text:p>7.543163</text:p>
          </table:table-cell>
          <table:table-cell table:formula="of:=[.C198]+[.A199]" office:value-type="float" office:value="35.431067255" calcext:value-type="float">
            <text:p>35.431067255</text:p>
          </table:table-cell>
        </table:table-row>
        <table:table-row table:style-name="ro1">
          <table:table-cell office:value-type="float" office:value="0.13731594" calcext:value-type="float">
            <text:p>0.13731594</text:p>
          </table:table-cell>
          <table:table-cell office:value-type="float" office:value="7.2824755" calcext:value-type="float">
            <text:p>7.2824755</text:p>
          </table:table-cell>
          <table:table-cell table:formula="of:=[.C199]+[.A200]" office:value-type="float" office:value="35.568383195" calcext:value-type="float">
            <text:p>35.568383195</text:p>
          </table:table-cell>
        </table:table-row>
        <table:table-row table:style-name="ro1">
          <table:table-cell office:value-type="float" office:value="0.1447776" calcext:value-type="float">
            <text:p>0.1447776</text:p>
          </table:table-cell>
          <table:table-cell office:value-type="float" office:value="6.907146" calcext:value-type="float">
            <text:p>6.907146</text:p>
          </table:table-cell>
          <table:table-cell table:formula="of:=[.C200]+[.A201]" office:value-type="float" office:value="35.713160795" calcext:value-type="float">
            <text:p>35.713160795</text:p>
          </table:table-cell>
        </table:table-row>
        <table:table-row table:style-name="ro1">
          <table:table-cell office:value-type="float" office:value="0.1588922" calcext:value-type="float">
            <text:p>0.1588922</text:p>
          </table:table-cell>
          <table:table-cell office:value-type="float" office:value="6.2935753" calcext:value-type="float">
            <text:p>6.2935753</text:p>
          </table:table-cell>
          <table:table-cell table:formula="of:=[.C201]+[.A202]" office:value-type="float" office:value="35.872052995" calcext:value-type="float">
            <text:p>35.872052995</text:p>
          </table:table-cell>
        </table:table-row>
        <table:table-row table:style-name="ro1">
          <table:table-cell office:value-type="float" office:value="0.18062104" calcext:value-type="float">
            <text:p>0.18062104</text:p>
          </table:table-cell>
          <table:table-cell office:value-type="float" office:value="5.5364532" calcext:value-type="float">
            <text:p>5.5364532</text:p>
          </table:table-cell>
          <table:table-cell table:formula="of:=[.C202]+[.A203]" office:value-type="float" office:value="36.052674035" calcext:value-type="float">
            <text:p>36.052674035</text:p>
          </table:table-cell>
        </table:table-row>
        <table:table-row table:style-name="ro1">
          <table:table-cell office:value-type="float" office:value="0.20842297" calcext:value-type="float">
            <text:p>0.20842297</text:p>
          </table:table-cell>
          <table:table-cell office:value-type="float" office:value="4.7979355" calcext:value-type="float">
            <text:p>4.7979355</text:p>
          </table:table-cell>
          <table:table-cell table:formula="of:=[.C203]+[.A204]" office:value-type="float" office:value="36.261097005" calcext:value-type="float">
            <text:p>36.261097005</text:p>
          </table:table-cell>
        </table:table-row>
        <table:table-row table:style-name="ro1">
          <table:table-cell office:value-type="float" office:value="0.23810178" calcext:value-type="float">
            <text:p>0.23810178</text:p>
          </table:table-cell>
          <table:table-cell office:value-type="float" office:value="4.1998844" calcext:value-type="float">
            <text:p>4.1998844</text:p>
          </table:table-cell>
          <table:table-cell table:formula="of:=[.C204]+[.A205]" office:value-type="float" office:value="36.499198785" calcext:value-type="float">
            <text:p>36.499198785</text:p>
          </table:table-cell>
        </table:table-row>
        <table:table-row table:style-name="ro1">
          <table:table-cell office:value-type="float" office:value="0.27220568" calcext:value-type="float">
            <text:p>0.27220568</text:p>
          </table:table-cell>
          <table:table-cell office:value-type="float" office:value="3.6736927" calcext:value-type="float">
            <text:p>3.6736927</text:p>
          </table:table-cell>
          <table:table-cell table:formula="of:=[.C205]+[.A206]" office:value-type="float" office:value="36.771404465" calcext:value-type="float">
            <text:p>36.771404465</text:p>
          </table:table-cell>
        </table:table-row>
        <table:table-row table:style-name="ro1">
          <table:table-cell office:value-type="float" office:value="0.293019" calcext:value-type="float">
            <text:p>0.293019</text:p>
          </table:table-cell>
          <table:table-cell office:value-type="float" office:value="3.412748" calcext:value-type="float">
            <text:p>3.412748</text:p>
          </table:table-cell>
          <table:table-cell table:formula="of:=[.C206]+[.A207]" office:value-type="float" office:value="37.064423465" calcext:value-type="float">
            <text:p>37.064423465</text:p>
          </table:table-cell>
        </table:table-row>
        <table:table-row table:style-name="ro1">
          <table:table-cell office:value-type="float" office:value="0.30869" calcext:value-type="float">
            <text:p>0.30869</text:p>
          </table:table-cell>
          <table:table-cell office:value-type="float" office:value="3.2394958" calcext:value-type="float">
            <text:p>3.2394958</text:p>
          </table:table-cell>
          <table:table-cell table:formula="of:=[.C207]+[.A208]" office:value-type="float" office:value="37.373113465" calcext:value-type="float">
            <text:p>37.373113465</text:p>
          </table:table-cell>
        </table:table-row>
        <table:table-row table:style-name="ro1">
          <table:table-cell office:value-type="float" office:value="0.33788052" calcext:value-type="float">
            <text:p>0.33788052</text:p>
          </table:table-cell>
          <table:table-cell office:value-type="float" office:value="2.959626" calcext:value-type="float">
            <text:p>2.959626</text:p>
          </table:table-cell>
          <table:table-cell table:formula="of:=[.C208]+[.A209]" office:value-type="float" office:value="37.710993985" calcext:value-type="float">
            <text:p>37.710993985</text:p>
          </table:table-cell>
        </table:table-row>
        <table:table-row table:style-name="ro1">
          <table:table-cell office:value-type="float" office:value="0.26752117" calcext:value-type="float">
            <text:p>0.26752117</text:p>
          </table:table-cell>
          <table:table-cell office:value-type="float" office:value="3.7380219" calcext:value-type="float">
            <text:p>3.7380219</text:p>
          </table:table-cell>
          <table:table-cell table:formula="of:=[.C209]+[.A210]" office:value-type="float" office:value="37.978515155" calcext:value-type="float">
            <text:p>37.978515155</text:p>
          </table:table-cell>
        </table:table-row>
        <table:table-row table:style-name="ro1">
          <table:table-cell office:value-type="float" office:value="0.22224766" calcext:value-type="float">
            <text:p>0.22224766</text:p>
          </table:table-cell>
          <table:table-cell office:value-type="float" office:value="4.499485" calcext:value-type="float">
            <text:p>4.499485</text:p>
          </table:table-cell>
          <table:table-cell table:formula="of:=[.C210]+[.A211]" office:value-type="float" office:value="38.200762815" calcext:value-type="float">
            <text:p>38.200762815</text:p>
          </table:table-cell>
        </table:table-row>
        <table:table-row table:style-name="ro1">
          <table:table-cell office:value-type="float" office:value="0.2005188" calcext:value-type="float">
            <text:p>0.2005188</text:p>
          </table:table-cell>
          <table:table-cell office:value-type="float" office:value="4.9870634" calcext:value-type="float">
            <text:p>4.9870634</text:p>
          </table:table-cell>
          <table:table-cell table:formula="of:=[.C211]+[.A212]" office:value-type="float" office:value="38.401281615" calcext:value-type="float">
            <text:p>38.401281615</text:p>
          </table:table-cell>
        </table:table-row>
        <table:table-row table:style-name="ro1">
          <table:table-cell office:value-type="float" office:value="0.18599221" calcext:value-type="float">
            <text:p>0.18599221</text:p>
          </table:table-cell>
          <table:table-cell office:value-type="float" office:value="5.3765697" calcext:value-type="float">
            <text:p>5.3765697</text:p>
          </table:table-cell>
          <table:table-cell table:formula="of:=[.C212]+[.A213]" office:value-type="float" office:value="38.587273825" calcext:value-type="float">
            <text:p>38.587273825</text:p>
          </table:table-cell>
        </table:table-row>
        <table:table-row table:style-name="ro1">
          <table:table-cell office:value-type="float" office:value="0.1711757" calcext:value-type="float">
            <text:p>0.1711757</text:p>
          </table:table-cell>
          <table:table-cell office:value-type="float" office:value="5.841951" calcext:value-type="float">
            <text:p>5.841951</text:p>
          </table:table-cell>
          <table:table-cell table:formula="of:=[.C213]+[.A214]" office:value-type="float" office:value="38.758449525" calcext:value-type="float">
            <text:p>38.758449525</text:p>
          </table:table-cell>
        </table:table-row>
        <table:table-row table:style-name="ro1">
          <table:table-cell office:value-type="float" office:value="0.15893798" calcext:value-type="float">
            <text:p>0.15893798</text:p>
          </table:table-cell>
          <table:table-cell office:value-type="float" office:value="6.291763" calcext:value-type="float">
            <text:p>6.291763</text:p>
          </table:table-cell>
          <table:table-cell table:formula="of:=[.C214]+[.A215]" office:value-type="float" office:value="38.917387505" calcext:value-type="float">
            <text:p>38.917387505</text:p>
          </table:table-cell>
        </table:table-row>
        <table:table-row table:style-name="ro1">
          <table:table-cell office:value-type="float" office:value="0.14804304" calcext:value-type="float">
            <text:p>0.14804304</text:p>
          </table:table-cell>
          <table:table-cell office:value-type="float" office:value="6.7547927" calcext:value-type="float">
            <text:p>6.7547927</text:p>
          </table:table-cell>
          <table:table-cell table:formula="of:=[.C215]+[.A216]" office:value-type="float" office:value="39.065430545" calcext:value-type="float">
            <text:p>39.065430545</text:p>
          </table:table-cell>
        </table:table-row>
        <table:table-row table:style-name="ro1">
          <table:table-cell office:value-type="float" office:value="0.13817044" calcext:value-type="float">
            <text:p>0.13817044</text:p>
          </table:table-cell>
          <table:table-cell office:value-type="float" office:value="7.237438" calcext:value-type="float">
            <text:p>7.237438</text:p>
          </table:table-cell>
          <table:table-cell table:formula="of:=[.C216]+[.A217]" office:value-type="float" office:value="39.203600985" calcext:value-type="float">
            <text:p>39.203600985</text:p>
          </table:table-cell>
        </table:table-row>
        <table:table-row table:style-name="ro1">
          <table:table-cell office:value-type="float" office:value="0.13034256" calcext:value-type="float">
            <text:p>0.13034256</text:p>
          </table:table-cell>
          <table:table-cell office:value-type="float" office:value="7.672091" calcext:value-type="float">
            <text:p>7.672091</text:p>
          </table:table-cell>
          <table:table-cell table:formula="of:=[.C217]+[.A218]" office:value-type="float" office:value="39.333943545" calcext:value-type="float">
            <text:p>39.333943545</text:p>
          </table:table-cell>
        </table:table-row>
        <table:table-row table:style-name="ro1">
          <table:table-cell office:value-type="float" office:value="0.12391852" calcext:value-type="float">
            <text:p>0.12391852</text:p>
          </table:table-cell>
          <table:table-cell office:value-type="float" office:value="8.069819" calcext:value-type="float">
            <text:p>8.069819</text:p>
          </table:table-cell>
          <table:table-cell table:formula="of:=[.C218]+[.A219]" office:value-type="float" office:value="39.457862065" calcext:value-type="float">
            <text:p>39.457862065</text:p>
          </table:table-cell>
        </table:table-row>
        <table:table-row table:style-name="ro1">
          <table:table-cell office:value-type="float" office:value="0.11874571" calcext:value-type="float">
            <text:p>0.11874571</text:p>
          </table:table-cell>
          <table:table-cell office:value-type="float" office:value="8.421357" calcext:value-type="float">
            <text:p>8.421357</text:p>
          </table:table-cell>
          <table:table-cell table:formula="of:=[.C219]+[.A220]" office:value-type="float" office:value="39.576607775" calcext:value-type="float">
            <text:p>39.576607775</text:p>
          </table:table-cell>
        </table:table-row>
        <table:table-row table:style-name="ro1">
          <table:table-cell office:value-type="float" office:value="0.11435111" calcext:value-type="float">
            <text:p>0.11435111</text:p>
          </table:table-cell>
          <table:table-cell office:value-type="float" office:value="8.744996" calcext:value-type="float">
            <text:p>8.744996</text:p>
          </table:table-cell>
          <table:table-cell table:formula="of:=[.C220]+[.A221]" office:value-type="float" office:value="39.690958885" calcext:value-type="float">
            <text:p>39.690958885</text:p>
          </table:table-cell>
        </table:table-row>
        <table:table-row table:style-name="ro1">
          <table:table-cell office:value-type="float" office:value="0.11068895" calcext:value-type="float">
            <text:p>0.11068895</text:p>
          </table:table-cell>
          <table:table-cell office:value-type="float" office:value="9.034326" calcext:value-type="float">
            <text:p>9.034326</text:p>
          </table:table-cell>
          <table:table-cell table:formula="of:=[.C221]+[.A222]" office:value-type="float" office:value="39.801647835" calcext:value-type="float">
            <text:p>39.801647835</text:p>
          </table:table-cell>
        </table:table-row>
        <table:table-row table:style-name="ro1">
          <table:table-cell office:value-type="float" office:value="0.108491644" calcext:value-type="float">
            <text:p>0.108491644</text:p>
          </table:table-cell>
          <table:table-cell office:value-type="float" office:value="9.2173" calcext:value-type="float">
            <text:p>9.2173</text:p>
          </table:table-cell>
          <table:table-cell table:formula="of:=[.C222]+[.A223]" office:value-type="float" office:value="39.910139479" calcext:value-type="float">
            <text:p>39.910139479</text:p>
          </table:table-cell>
        </table:table-row>
        <table:table-row table:style-name="ro1">
          <table:table-cell office:value-type="float" office:value="0.10749981" calcext:value-type="float">
            <text:p>0.10749981</text:p>
          </table:table-cell>
          <table:table-cell office:value-type="float" office:value="9.302342" calcext:value-type="float">
            <text:p>9.302342</text:p>
          </table:table-cell>
          <table:table-cell table:formula="of:=[.C223]+[.A224]" office:value-type="float" office:value="40.017639289" calcext:value-type="float">
            <text:p>40.017639289</text:p>
          </table:table-cell>
        </table:table-row>
        <table:table-row table:style-name="ro1">
          <table:table-cell office:value-type="float" office:value="0.10724041" calcext:value-type="float">
            <text:p>0.10724041</text:p>
          </table:table-cell>
          <table:table-cell office:value-type="float" office:value="9.324843" calcext:value-type="float">
            <text:p>9.324843</text:p>
          </table:table-cell>
          <table:table-cell table:formula="of:=[.C224]+[.A225]" office:value-type="float" office:value="40.124879699" calcext:value-type="float">
            <text:p>40.124879699</text:p>
          </table:table-cell>
        </table:table-row>
        <table:table-row table:style-name="ro1">
          <table:table-cell office:value-type="float" office:value="0.10737774" calcext:value-type="float">
            <text:p>0.10737774</text:p>
          </table:table-cell>
          <table:table-cell office:value-type="float" office:value="9.312918" calcext:value-type="float">
            <text:p>9.312918</text:p>
          </table:table-cell>
          <table:table-cell table:formula="of:=[.C225]+[.A226]" office:value-type="float" office:value="40.232257439" calcext:value-type="float">
            <text:p>40.232257439</text:p>
          </table:table-cell>
        </table:table-row>
        <table:table-row table:style-name="ro1">
          <table:table-cell office:value-type="float" office:value="0.10807965" calcext:value-type="float">
            <text:p>0.10807965</text:p>
          </table:table-cell>
          <table:table-cell office:value-type="float" office:value="9.252436" calcext:value-type="float">
            <text:p>9.252436</text:p>
          </table:table-cell>
          <table:table-cell table:formula="of:=[.C226]+[.A227]" office:value-type="float" office:value="40.340337089" calcext:value-type="float">
            <text:p>40.340337089</text:p>
          </table:table-cell>
        </table:table-row>
        <table:table-row table:style-name="ro1">
          <table:table-cell office:value-type="float" office:value="0.11013962" calcext:value-type="float">
            <text:p>0.11013962</text:p>
          </table:table-cell>
          <table:table-cell office:value-type="float" office:value="9.079384" calcext:value-type="float">
            <text:p>9.079384</text:p>
          </table:table-cell>
          <table:table-cell table:formula="of:=[.C227]+[.A228]" office:value-type="float" office:value="40.450476709" calcext:value-type="float">
            <text:p>40.450476709</text:p>
          </table:table-cell>
        </table:table-row>
        <table:table-row table:style-name="ro1">
          <table:table-cell office:value-type="float" office:value="0.114015415" calcext:value-type="float">
            <text:p>0.114015415</text:p>
          </table:table-cell>
          <table:table-cell office:value-type="float" office:value="8.770743" calcext:value-type="float">
            <text:p>8.770743</text:p>
          </table:table-cell>
          <table:table-cell table:formula="of:=[.C228]+[.A229]" office:value-type="float" office:value="40.564492124" calcext:value-type="float">
            <text:p>40.564492124</text:p>
          </table:table-cell>
        </table:table-row>
        <table:table-row table:style-name="ro1">
          <table:table-cell office:value-type="float" office:value="0.12048524" calcext:value-type="float">
            <text:p>0.12048524</text:p>
          </table:table-cell>
          <table:table-cell office:value-type="float" office:value="8.299772" calcext:value-type="float">
            <text:p>8.299772</text:p>
          </table:table-cell>
          <table:table-cell table:formula="of:=[.C229]+[.A230]" office:value-type="float" office:value="40.684977364" calcext:value-type="float">
            <text:p>40.684977364</text:p>
          </table:table-cell>
        </table:table-row>
        <table:table-row table:style-name="ro1">
          <table:table-cell office:value-type="float" office:value="0.1298848" calcext:value-type="float">
            <text:p>0.1298848</text:p>
          </table:table-cell>
          <table:table-cell office:value-type="float" office:value="7.6991305" calcext:value-type="float">
            <text:p>7.6991305</text:p>
          </table:table-cell>
          <table:table-cell table:formula="of:=[.C230]+[.A231]" office:value-type="float" office:value="40.814862164" calcext:value-type="float">
            <text:p>40.814862164</text:p>
          </table:table-cell>
        </table:table-row>
        <table:table-row table:style-name="ro1">
          <table:table-cell office:value-type="float" office:value="0.14200045" calcext:value-type="float">
            <text:p>0.14200045</text:p>
          </table:table-cell>
          <table:table-cell office:value-type="float" office:value="7.042231" calcext:value-type="float">
            <text:p>7.042231</text:p>
          </table:table-cell>
          <table:table-cell table:formula="of:=[.C231]+[.A232]" office:value-type="float" office:value="40.956862614" calcext:value-type="float">
            <text:p>40.956862614</text:p>
          </table:table-cell>
        </table:table-row>
        <table:table-row table:style-name="ro1">
          <table:table-cell office:value-type="float" office:value="0.15562676" calcext:value-type="float">
            <text:p>0.15562676</text:p>
          </table:table-cell>
          <table:table-cell office:value-type="float" office:value="6.4256306" calcext:value-type="float">
            <text:p>6.4256306</text:p>
          </table:table-cell>
          <table:table-cell table:formula="of:=[.C232]+[.A233]" office:value-type="float" office:value="41.112489374" calcext:value-type="float">
            <text:p>41.112489374</text:p>
          </table:table-cell>
        </table:table-row>
        <table:table-row table:style-name="ro1">
          <table:table-cell office:value-type="float" office:value="0.17212176" calcext:value-type="float">
            <text:p>0.17212176</text:p>
          </table:table-cell>
          <table:table-cell office:value-type="float" office:value="5.8098407" calcext:value-type="float">
            <text:p>5.8098407</text:p>
          </table:table-cell>
          <table:table-cell table:formula="of:=[.C233]+[.A234]" office:value-type="float" office:value="41.284611134" calcext:value-type="float">
            <text:p>41.284611134</text:p>
          </table:table-cell>
        </table:table-row>
        <table:table-row table:style-name="ro1">
          <table:table-cell office:value-type="float" office:value="0.19130236" calcext:value-type="float">
            <text:p>0.19130236</text:p>
          </table:table-cell>
          <table:table-cell office:value-type="float" office:value="5.227327" calcext:value-type="float">
            <text:p>5.227327</text:p>
          </table:table-cell>
          <table:table-cell table:formula="of:=[.C234]+[.A235]" office:value-type="float" office:value="41.475913494" calcext:value-type="float">
            <text:p>41.475913494</text:p>
          </table:table-cell>
        </table:table-row>
        <table:table-row table:style-name="ro1">
          <table:table-cell office:value-type="float" office:value="0.20790417" calcext:value-type="float">
            <text:p>0.20790417</text:p>
          </table:table-cell>
          <table:table-cell office:value-type="float" office:value="4.809908" calcext:value-type="float">
            <text:p>4.809908</text:p>
          </table:table-cell>
          <table:table-cell table:formula="of:=[.C235]+[.A236]" office:value-type="float" office:value="41.683817664" calcext:value-type="float">
            <text:p>41.683817664</text:p>
          </table:table-cell>
        </table:table-row>
        <table:table-row table:style-name="ro1">
          <table:table-cell office:value-type="float" office:value="0.22754253" calcext:value-type="float">
            <text:p>0.22754253</text:p>
          </table:table-cell>
          <table:table-cell office:value-type="float" office:value="4.3947825" calcext:value-type="float">
            <text:p>4.3947825</text:p>
          </table:table-cell>
          <table:table-cell table:formula="of:=[.C236]+[.A237]" office:value-type="float" office:value="41.911360194" calcext:value-type="float">
            <text:p>41.911360194</text:p>
          </table:table-cell>
        </table:table-row>
        <table:table-row table:style-name="ro1">
          <table:table-cell office:value-type="float" office:value="0.2551156" calcext:value-type="float">
            <text:p>0.2551156</text:p>
          </table:table-cell>
          <table:table-cell office:value-type="float" office:value="3.919792" calcext:value-type="float">
            <text:p>3.919792</text:p>
          </table:table-cell>
          <table:table-cell table:formula="of:=[.C237]+[.A238]" office:value-type="float" office:value="42.166475794" calcext:value-type="float">
            <text:p>42.166475794</text:p>
          </table:table-cell>
        </table:table-row>
        <table:table-row table:style-name="ro1">
          <table:table-cell office:value-type="float" office:value="0.29843596" calcext:value-type="float">
            <text:p>0.29843596</text:p>
          </table:table-cell>
          <table:table-cell office:value-type="float" office:value="3.3508027" calcext:value-type="float">
            <text:p>3.3508027</text:p>
          </table:table-cell>
          <table:table-cell table:formula="of:=[.C238]+[.A239]" office:value-type="float" office:value="42.464911754" calcext:value-type="float">
            <text:p>42.464911754</text:p>
          </table:table-cell>
        </table:table-row>
        <table:table-row table:style-name="ro1">
          <table:table-cell office:value-type="float" office:value="0.6971694" calcext:value-type="float">
            <text:p>0.6971694</text:p>
          </table:table-cell>
          <table:table-cell office:value-type="float" office:value="1.4343715" calcext:value-type="float">
            <text:p>1.4343715</text:p>
          </table:table-cell>
          <table:table-cell table:formula="of:=[.C239]+[.A240]" office:value-type="float" office:value="43.162081154" calcext:value-type="float">
            <text:p>43.162081154</text:p>
          </table:table-cell>
        </table:table-row>
        <table:table-row table:style-name="ro1">
          <table:table-cell office:value-type="float" office:value="0.63807124" calcext:value-type="float">
            <text:p>0.63807124</text:p>
          </table:table-cell>
          <table:table-cell office:value-type="float" office:value="1.5672232" calcext:value-type="float">
            <text:p>1.5672232</text:p>
          </table:table-cell>
          <table:table-cell table:formula="of:=[.C240]+[.A241]" office:value-type="float" office:value="43.800152394" calcext:value-type="float">
            <text:p>43.800152394</text:p>
          </table:table-cell>
        </table:table-row>
        <table:table-row table:style-name="ro1">
          <table:table-cell office:value-type="float" office:value="0.28075075" calcext:value-type="float">
            <text:p>0.28075075</text:p>
          </table:table-cell>
          <table:table-cell office:value-type="float" office:value="3.5618782" calcext:value-type="float">
            <text:p>3.5618782</text:p>
          </table:table-cell>
          <table:table-cell table:formula="of:=[.C241]+[.A242]" office:value-type="float" office:value="44.080903144" calcext:value-type="float">
            <text:p>44.080903144</text:p>
          </table:table-cell>
        </table:table-row>
        <table:table-row table:style-name="ro1">
          <table:table-cell office:value-type="float" office:value="0.19923705" calcext:value-type="float">
            <text:p>0.19923705</text:p>
          </table:table-cell>
          <table:table-cell office:value-type="float" office:value="5.019147" calcext:value-type="float">
            <text:p>5.019147</text:p>
          </table:table-cell>
          <table:table-cell table:formula="of:=[.C242]+[.A243]" office:value-type="float" office:value="44.280140194" calcext:value-type="float">
            <text:p>44.280140194</text:p>
          </table:table-cell>
        </table:table-row>
        <table:table-row table:style-name="ro1">
          <table:table-cell office:value-type="float" office:value="0.16540779" calcext:value-type="float">
            <text:p>0.16540779</text:p>
          </table:table-cell>
          <table:table-cell office:value-type="float" office:value="6.0456643" calcext:value-type="float">
            <text:p>6.0456643</text:p>
          </table:table-cell>
          <table:table-cell table:formula="of:=[.C243]+[.A244]" office:value-type="float" office:value="44.445547984" calcext:value-type="float">
            <text:p>44.445547984</text:p>
          </table:table-cell>
        </table:table-row>
        <table:table-row table:style-name="ro1">
          <table:table-cell office:value-type="float" office:value="0.14827192" calcext:value-type="float">
            <text:p>0.14827192</text:p>
          </table:table-cell>
          <table:table-cell office:value-type="float" office:value="6.744365" calcext:value-type="float">
            <text:p>6.744365</text:p>
          </table:table-cell>
          <table:table-cell table:formula="of:=[.C244]+[.A245]" office:value-type="float" office:value="44.593819904" calcext:value-type="float">
            <text:p>44.593819904</text:p>
          </table:table-cell>
        </table:table-row>
        <table:table-row table:style-name="ro1">
          <table:table-cell office:value-type="float" office:value="0.13685817" calcext:value-type="float">
            <text:p>0.13685817</text:p>
          </table:table-cell>
          <table:table-cell office:value-type="float" office:value="7.3068347" calcext:value-type="float">
            <text:p>7.3068347</text:p>
          </table:table-cell>
          <table:table-cell table:formula="of:=[.C245]+[.A246]" office:value-type="float" office:value="44.730678074" calcext:value-type="float">
            <text:p>44.730678074</text:p>
          </table:table-cell>
        </table:table-row>
        <table:table-row table:style-name="ro1">
          <table:table-cell office:value-type="float" office:value="0.12753491" calcext:value-type="float">
            <text:p>0.12753491</text:p>
          </table:table-cell>
          <table:table-cell office:value-type="float" office:value="7.8409905" calcext:value-type="float">
            <text:p>7.8409905</text:p>
          </table:table-cell>
          <table:table-cell table:formula="of:=[.C246]+[.A247]" office:value-type="float" office:value="44.858212984" calcext:value-type="float">
            <text:p>44.858212984</text:p>
          </table:table-cell>
        </table:table-row>
        <table:table-row table:style-name="ro1">
          <table:table-cell office:value-type="float" office:value="0.12043946" calcext:value-type="float">
            <text:p>0.12043946</text:p>
          </table:table-cell>
          <table:table-cell office:value-type="float" office:value="8.302927" calcext:value-type="float">
            <text:p>8.302927</text:p>
          </table:table-cell>
          <table:table-cell table:formula="of:=[.C247]+[.A248]" office:value-type="float" office:value="44.978652444" calcext:value-type="float">
            <text:p>44.978652444</text:p>
          </table:table-cell>
        </table:table-row>
        <table:table-row table:style-name="ro1">
          <table:table-cell office:value-type="float" office:value="0.11598383" calcext:value-type="float">
            <text:p>0.11598383</text:p>
          </table:table-cell>
          <table:table-cell office:value-type="float" office:value="8.621892" calcext:value-type="float">
            <text:p>8.621892</text:p>
          </table:table-cell>
          <table:table-cell table:formula="of:=[.C248]+[.A249]" office:value-type="float" office:value="45.094636274" calcext:value-type="float">
            <text:p>45.094636274</text:p>
          </table:table-cell>
        </table:table-row>
        <table:table-row table:style-name="ro1">
          <table:table-cell office:value-type="float" office:value="0.11293202" calcext:value-type="float">
            <text:p>0.11293202</text:p>
          </table:table-cell>
          <table:table-cell office:value-type="float" office:value="8.854885" calcext:value-type="float">
            <text:p>8.854885</text:p>
          </table:table-cell>
          <table:table-cell table:formula="of:=[.C249]+[.A250]" office:value-type="float" office:value="45.207568294" calcext:value-type="float">
            <text:p>45.207568294</text:p>
          </table:table-cell>
        </table:table-row>
        <table:table-row table:style-name="ro1">
          <table:table-cell office:value-type="float" office:value="0.11090257" calcext:value-type="float">
            <text:p>0.11090257</text:p>
          </table:table-cell>
          <table:table-cell office:value-type="float" office:value="9.016924" calcext:value-type="float">
            <text:p>9.016924</text:p>
          </table:table-cell>
          <table:table-cell table:formula="of:=[.C250]+[.A251]" office:value-type="float" office:value="45.318470864" calcext:value-type="float">
            <text:p>45.318470864</text:p>
          </table:table-cell>
        </table:table-row>
        <table:table-row table:style-name="ro1">
          <table:table-cell office:value-type="float" office:value="0.10919356" calcext:value-type="float">
            <text:p>0.10919356</text:p>
          </table:table-cell>
          <table:table-cell office:value-type="float" office:value="9.158049" calcext:value-type="float">
            <text:p>9.158049</text:p>
          </table:table-cell>
          <table:table-cell table:formula="of:=[.C251]+[.A252]" office:value-type="float" office:value="45.427664424" calcext:value-type="float">
            <text:p>45.427664424</text:p>
          </table:table-cell>
        </table:table-row>
        <table:table-row table:style-name="ro1">
          <table:table-cell office:value-type="float" office:value="0.10806439" calcext:value-type="float">
            <text:p>0.10806439</text:p>
          </table:table-cell>
          <table:table-cell office:value-type="float" office:value="9.253742" calcext:value-type="float">
            <text:p>9.253742</text:p>
          </table:table-cell>
          <table:table-cell table:formula="of:=[.C252]+[.A253]" office:value-type="float" office:value="45.535728814" calcext:value-type="float">
            <text:p>45.535728814</text:p>
          </table:table-cell>
        </table:table-row>
        <table:table-row table:style-name="ro1">
          <table:table-cell office:value-type="float" office:value="0.10763714" calcext:value-type="float">
            <text:p>0.10763714</text:p>
          </table:table-cell>
          <table:table-cell office:value-type="float" office:value="9.290474" calcext:value-type="float">
            <text:p>9.290474</text:p>
          </table:table-cell>
          <table:table-cell table:formula="of:=[.C253]+[.A254]" office:value-type="float" office:value="45.643365954" calcext:value-type="float">
            <text:p>45.643365954</text:p>
          </table:table-cell>
        </table:table-row>
        <table:table-row table:style-name="ro1">
          <table:table-cell office:value-type="float" office:value="0.107530326" calcext:value-type="float">
            <text:p>0.107530326</text:p>
          </table:table-cell>
          <table:table-cell office:value-type="float" office:value="9.299702" calcext:value-type="float">
            <text:p>9.299702</text:p>
          </table:table-cell>
          <table:table-cell table:formula="of:=[.C254]+[.A255]" office:value-type="float" office:value="45.75089628" calcext:value-type="float">
            <text:p>45.75089628</text:p>
          </table:table-cell>
        </table:table-row>
        <table:table-row table:style-name="ro1">
          <table:table-cell office:value-type="float" office:value="0.107896544" calcext:value-type="float">
            <text:p>0.107896544</text:p>
          </table:table-cell>
          <table:table-cell office:value-type="float" office:value="9.268137" calcext:value-type="float">
            <text:p>9.268137</text:p>
          </table:table-cell>
          <table:table-cell table:formula="of:=[.C255]+[.A256]" office:value-type="float" office:value="45.858792824" calcext:value-type="float">
            <text:p>45.858792824</text:p>
          </table:table-cell>
        </table:table-row>
        <table:table-row table:style-name="ro1">
          <table:table-cell office:value-type="float" office:value="0.10937667" calcext:value-type="float">
            <text:p>0.10937667</text:p>
          </table:table-cell>
          <table:table-cell office:value-type="float" office:value="9.142717" calcext:value-type="float">
            <text:p>9.142717</text:p>
          </table:table-cell>
          <table:table-cell table:formula="of:=[.C256]+[.A257]" office:value-type="float" office:value="45.968169494" calcext:value-type="float">
            <text:p>45.968169494</text:p>
          </table:table-cell>
        </table:table-row>
        <table:table-row table:style-name="ro1">
          <table:table-cell office:value-type="float" office:value="0.11235218" calcext:value-type="float">
            <text:p>0.11235218</text:p>
          </table:table-cell>
          <table:table-cell office:value-type="float" office:value="8.900584" calcext:value-type="float">
            <text:p>8.900584</text:p>
          </table:table-cell>
          <table:table-cell table:formula="of:=[.C257]+[.A258]" office:value-type="float" office:value="46.080521674" calcext:value-type="float">
            <text:p>46.080521674</text:p>
          </table:table-cell>
        </table:table-row>
        <table:table-row table:style-name="ro1">
          <table:table-cell office:value-type="float" office:value="0.117235065" calcext:value-type="float">
            <text:p>0.117235065</text:p>
          </table:table-cell>
          <table:table-cell office:value-type="float" office:value="8.529871" calcext:value-type="float">
            <text:p>8.529871</text:p>
          </table:table-cell>
          <table:table-cell table:formula="of:=[.C258]+[.A259]" office:value-type="float" office:value="46.197756739" calcext:value-type="float">
            <text:p>46.197756739</text:p>
          </table:table-cell>
        </table:table-row>
        <table:table-row table:style-name="ro1">
          <table:table-cell office:value-type="float" office:value="0.12402533" calcext:value-type="float">
            <text:p>0.12402533</text:p>
          </table:table-cell>
          <table:table-cell office:value-type="float" office:value="8.062869" calcext:value-type="float">
            <text:p>8.062869</text:p>
          </table:table-cell>
          <table:table-cell table:formula="of:=[.C259]+[.A260]" office:value-type="float" office:value="46.321782069" calcext:value-type="float">
            <text:p>46.321782069</text:p>
          </table:table-cell>
        </table:table-row>
        <table:table-row table:style-name="ro1">
          <table:table-cell office:value-type="float" office:value="0.1324178" calcext:value-type="float">
            <text:p>0.1324178</text:p>
          </table:table-cell>
          <table:table-cell office:value-type="float" office:value="7.551855" calcext:value-type="float">
            <text:p>7.551855</text:p>
          </table:table-cell>
          <table:table-cell table:formula="of:=[.C260]+[.A261]" office:value-type="float" office:value="46.454199869" calcext:value-type="float">
            <text:p>46.454199869</text:p>
          </table:table-cell>
        </table:table-row>
        <table:table-row table:style-name="ro1">
          <table:table-cell office:value-type="float" office:value="0.14334325" calcext:value-type="float">
            <text:p>0.14334325</text:p>
          </table:table-cell>
          <table:table-cell office:value-type="float" office:value="6.9762616" calcext:value-type="float">
            <text:p>6.9762616</text:p>
          </table:table-cell>
          <table:table-cell table:formula="of:=[.C261]+[.A262]" office:value-type="float" office:value="46.597543119" calcext:value-type="float">
            <text:p>46.597543119</text:p>
          </table:table-cell>
        </table:table-row>
        <table:table-row table:style-name="ro1">
          <table:table-cell office:value-type="float" office:value="0.15507744" calcext:value-type="float">
            <text:p>0.15507744</text:p>
          </table:table-cell>
          <table:table-cell office:value-type="float" office:value="6.4483914" calcext:value-type="float">
            <text:p>6.4483914</text:p>
          </table:table-cell>
          <table:table-cell table:formula="of:=[.C262]+[.A263]" office:value-type="float" office:value="46.752620559" calcext:value-type="float">
            <text:p>46.752620559</text:p>
          </table:table-cell>
        </table:table-row>
        <table:table-row table:style-name="ro1">
          <table:table-cell office:value-type="float" office:value="0.17035171" calcext:value-type="float">
            <text:p>0.17035171</text:p>
          </table:table-cell>
          <table:table-cell office:value-type="float" office:value="5.8702083" calcext:value-type="float">
            <text:p>5.8702083</text:p>
          </table:table-cell>
          <table:table-cell table:formula="of:=[.C263]+[.A264]" office:value-type="float" office:value="46.922972269" calcext:value-type="float">
            <text:p>46.922972269</text:p>
          </table:table-cell>
        </table:table-row>
        <table:table-row table:style-name="ro1">
          <table:table-cell office:value-type="float" office:value="0.19119555" calcext:value-type="float">
            <text:p>0.19119555</text:p>
          </table:table-cell>
          <table:table-cell office:value-type="float" office:value="5.2302475" calcext:value-type="float">
            <text:p>5.2302475</text:p>
          </table:table-cell>
          <table:table-cell table:formula="of:=[.C264]+[.A265]" office:value-type="float" office:value="47.114167819" calcext:value-type="float">
            <text:p>47.114167819</text:p>
          </table:table-cell>
        </table:table-row>
        <table:table-row table:style-name="ro1">
          <table:table-cell office:value-type="float" office:value="0.2189517" calcext:value-type="float">
            <text:p>0.2189517</text:p>
          </table:table-cell>
          <table:table-cell office:value-type="float" office:value="4.5672174" calcext:value-type="float">
            <text:p>4.5672174</text:p>
          </table:table-cell>
          <table:table-cell table:formula="of:=[.C265]+[.A266]" office:value-type="float" office:value="47.333119519" calcext:value-type="float">
            <text:p>47.333119519</text:p>
          </table:table-cell>
        </table:table-row>
        <table:table-row table:style-name="ro1">
          <table:table-cell office:value-type="float" office:value="0.24579233" calcext:value-type="float">
            <text:p>0.24579233</text:p>
          </table:table-cell>
          <table:table-cell office:value-type="float" office:value="4.0684752" calcext:value-type="float">
            <text:p>4.0684752</text:p>
          </table:table-cell>
          <table:table-cell table:formula="of:=[.C266]+[.A267]" office:value-type="float" office:value="47.578911849" calcext:value-type="float">
            <text:p>47.578911849</text:p>
          </table:table-cell>
        </table:table-row>
        <table:table-row table:style-name="ro1">
          <table:table-cell office:value-type="float" office:value="0.26865035" calcext:value-type="float">
            <text:p>0.26865035</text:p>
          </table:table-cell>
          <table:table-cell office:value-type="float" office:value="3.7223103" calcext:value-type="float">
            <text:p>3.7223103</text:p>
          </table:table-cell>
          <table:table-cell table:formula="of:=[.C267]+[.A268]" office:value-type="float" office:value="47.847562199" calcext:value-type="float">
            <text:p>47.847562199</text:p>
          </table:table-cell>
        </table:table-row>
        <table:table-row table:style-name="ro1">
          <table:table-cell office:value-type="float" office:value="0.28326848" calcext:value-type="float">
            <text:p>0.28326848</text:p>
          </table:table-cell>
          <table:table-cell office:value-type="float" office:value="3.5302196" calcext:value-type="float">
            <text:p>3.5302196</text:p>
          </table:table-cell>
          <table:table-cell table:formula="of:=[.C268]+[.A269]" office:value-type="float" office:value="48.130830679" calcext:value-type="float">
            <text:p>48.130830679</text:p>
          </table:table-cell>
        </table:table-row>
        <table:table-row table:style-name="ro1">
          <table:table-cell office:value-type="float" office:value="0.31905088" calcext:value-type="float">
            <text:p>0.31905088</text:p>
          </table:table-cell>
          <table:table-cell office:value-type="float" office:value="3.1342964" calcext:value-type="float">
            <text:p>3.1342964</text:p>
          </table:table-cell>
          <table:table-cell table:formula="of:=[.C269]+[.A270]" office:value-type="float" office:value="48.449881559" calcext:value-type="float">
            <text:p>48.449881559</text:p>
          </table:table-cell>
        </table:table-row>
        <table:table-row table:style-name="ro1">
          <table:table-cell office:value-type="float" office:value="0.5631952" calcext:value-type="float">
            <text:p>0.5631952</text:p>
          </table:table-cell>
          <table:table-cell office:value-type="float" office:value="1.7755833" calcext:value-type="float">
            <text:p>1.7755833</text:p>
          </table:table-cell>
          <table:table-cell table:formula="of:=[.C270]+[.A271]" office:value-type="float" office:value="49.013076759" calcext:value-type="float">
            <text:p>49.013076759</text:p>
          </table:table-cell>
        </table:table-row>
        <table:table-row table:style-name="ro1">
          <table:table-cell office:value-type="float" office:value="0.4612497" calcext:value-type="float">
            <text:p>0.4612497</text:p>
          </table:table-cell>
          <table:table-cell office:value-type="float" office:value="2.168023" calcext:value-type="float">
            <text:p>2.168023</text:p>
          </table:table-cell>
          <table:table-cell table:formula="of:=[.C271]+[.A272]" office:value-type="float" office:value="49.474326459" calcext:value-type="float">
            <text:p>49.474326459</text:p>
          </table:table-cell>
        </table:table-row>
        <table:table-row table:style-name="ro1">
          <table:table-cell office:value-type="float" office:value="0.26335546" calcext:value-type="float">
            <text:p>0.26335546</text:p>
          </table:table-cell>
          <table:table-cell office:value-type="float" office:value="3.7971494" calcext:value-type="float">
            <text:p>3.7971494</text:p>
          </table:table-cell>
          <table:table-cell table:formula="of:=[.C272]+[.A273]" office:value-type="float" office:value="49.737681919" calcext:value-type="float">
            <text:p>49.737681919</text:p>
          </table:table-cell>
        </table:table-row>
        <table:table-row table:style-name="ro1">
          <table:table-cell office:value-type="float" office:value="0.20740062" calcext:value-type="float">
            <text:p>0.20740062</text:p>
          </table:table-cell>
          <table:table-cell office:value-type="float" office:value="4.821586" calcext:value-type="float">
            <text:p>4.821586</text:p>
          </table:table-cell>
          <table:table-cell table:formula="of:=[.C273]+[.A274]" office:value-type="float" office:value="49.945082539" calcext:value-type="float">
            <text:p>49.945082539</text:p>
          </table:table-cell>
        </table:table-row>
        <table:table-row table:style-name="ro1">
          <table:table-cell office:value-type="float" office:value="0.17792019" calcext:value-type="float">
            <text:p>0.17792019</text:p>
          </table:table-cell>
          <table:table-cell office:value-type="float" office:value="5.6204977" calcext:value-type="float">
            <text:p>5.6204977</text:p>
          </table:table-cell>
          <table:table-cell table:formula="of:=[.C274]+[.A275]" office:value-type="float" office:value="50.123002729" calcext:value-type="float">
            <text:p>50.123002729</text:p>
          </table:table-cell>
        </table:table-row>
        <table:table-row table:style-name="ro1">
          <table:table-cell office:value-type="float" office:value="0.15649652" calcext:value-type="float">
            <text:p>0.15649652</text:p>
          </table:table-cell>
          <table:table-cell office:value-type="float" office:value="6.3899183" calcext:value-type="float">
            <text:p>6.3899183</text:p>
          </table:table-cell>
          <table:table-cell table:formula="of:=[.C275]+[.A276]" office:value-type="float" office:value="50.279499249" calcext:value-type="float">
            <text:p>50.279499249</text:p>
          </table:table-cell>
        </table:table-row>
        <table:table-row table:style-name="ro1">
          <table:table-cell office:value-type="float" office:value="0.14203097" calcext:value-type="float">
            <text:p>0.14203097</text:p>
          </table:table-cell>
          <table:table-cell office:value-type="float" office:value="7.0407176" calcext:value-type="float">
            <text:p>7.0407176</text:p>
          </table:table-cell>
          <table:table-cell table:formula="of:=[.C276]+[.A277]" office:value-type="float" office:value="50.421530219" calcext:value-type="float">
            <text:p>50.421530219</text:p>
          </table:table-cell>
        </table:table-row>
        <table:table-row table:style-name="ro1">
          <table:table-cell office:value-type="float" office:value="0.13240254" calcext:value-type="float">
            <text:p>0.13240254</text:p>
          </table:table-cell>
          <table:table-cell office:value-type="float" office:value="7.5527253" calcext:value-type="float">
            <text:p>7.5527253</text:p>
          </table:table-cell>
          <table:table-cell table:formula="of:=[.C277]+[.A278]" office:value-type="float" office:value="50.553932759" calcext:value-type="float">
            <text:p>50.553932759</text:p>
          </table:table-cell>
        </table:table-row>
        <table:table-row table:style-name="ro1">
          <table:table-cell office:value-type="float" office:value="0.12718394" calcext:value-type="float">
            <text:p>0.12718394</text:p>
          </table:table-cell>
          <table:table-cell office:value-type="float" office:value="7.8626275" calcext:value-type="float">
            <text:p>7.8626275</text:p>
          </table:table-cell>
          <table:table-cell table:formula="of:=[.C278]+[.A279]" office:value-type="float" office:value="50.681116699" calcext:value-type="float">
            <text:p>50.681116699</text:p>
          </table:table-cell>
        </table:table-row>
        <table:table-row table:style-name="ro1">
          <table:table-cell office:value-type="float" office:value="0.12529182" calcext:value-type="float">
            <text:p>0.12529182</text:p>
          </table:table-cell>
          <table:table-cell office:value-type="float" office:value="7.9813666" calcext:value-type="float">
            <text:p>7.9813666</text:p>
          </table:table-cell>
          <table:table-cell table:formula="of:=[.C279]+[.A280]" office:value-type="float" office:value="50.806408519" calcext:value-type="float">
            <text:p>50.806408519</text:p>
          </table:table-cell>
        </table:table-row>
        <table:table-row table:style-name="ro1">
          <table:table-cell office:value-type="float" office:value="0.12497139" calcext:value-type="float">
            <text:p>0.12497139</text:p>
          </table:table-cell>
          <table:table-cell office:value-type="float" office:value="8.001831" calcext:value-type="float">
            <text:p>8.001831</text:p>
          </table:table-cell>
          <table:table-cell table:formula="of:=[.C280]+[.A281]" office:value-type="float" office:value="50.931379909" calcext:value-type="float">
            <text:p>50.931379909</text:p>
          </table:table-cell>
        </table:table-row>
        <table:table-row table:style-name="ro1">
          <table:table-cell office:value-type="float" office:value="0.12565805" calcext:value-type="float">
            <text:p>0.12565805</text:p>
          </table:table-cell>
          <table:table-cell office:value-type="float" office:value="7.958105" calcext:value-type="float">
            <text:p>7.958105</text:p>
          </table:table-cell>
          <table:table-cell table:formula="of:=[.C281]+[.A282]" office:value-type="float" office:value="51.057037959" calcext:value-type="float">
            <text:p>51.057037959</text:p>
          </table:table-cell>
        </table:table-row>
        <table:table-row table:style-name="ro1">
          <table:table-cell office:value-type="float" office:value="0.12695506" calcext:value-type="float">
            <text:p>0.12695506</text:p>
          </table:table-cell>
          <table:table-cell office:value-type="float" office:value="7.876803" calcext:value-type="float">
            <text:p>7.876803</text:p>
          </table:table-cell>
          <table:table-cell table:formula="of:=[.C282]+[.A283]" office:value-type="float" office:value="51.183993019" calcext:value-type="float">
            <text:p>51.183993019</text:p>
          </table:table-cell>
        </table:table-row>
        <table:table-row table:style-name="ro1">
          <table:table-cell office:value-type="float" office:value="0.12802319" calcext:value-type="float">
            <text:p>0.12802319</text:p>
          </table:table-cell>
          <table:table-cell office:value-type="float" office:value="7.811085" calcext:value-type="float">
            <text:p>7.811085</text:p>
          </table:table-cell>
          <table:table-cell table:formula="of:=[.C283]+[.A284]" office:value-type="float" office:value="51.312016209" calcext:value-type="float">
            <text:p>51.312016209</text:p>
          </table:table-cell>
        </table:table-row>
        <table:table-row table:style-name="ro1">
          <table:table-cell office:value-type="float" office:value="0.12851149" calcext:value-type="float">
            <text:p>0.12851149</text:p>
          </table:table-cell>
          <table:table-cell office:value-type="float" office:value="7.7814054" calcext:value-type="float">
            <text:p>7.7814054</text:p>
          </table:table-cell>
          <table:table-cell table:formula="of:=[.C284]+[.A285]" office:value-type="float" office:value="51.440527699" calcext:value-type="float">
            <text:p>51.440527699</text:p>
          </table:table-cell>
        </table:table-row>
        <table:table-row table:style-name="ro1">
          <table:table-cell office:value-type="float" office:value="0.12826733" calcext:value-type="float">
            <text:p>0.12826733</text:p>
          </table:table-cell>
          <table:table-cell office:value-type="float" office:value="7.7962174" calcext:value-type="float">
            <text:p>7.7962174</text:p>
          </table:table-cell>
          <table:table-cell table:formula="of:=[.C285]+[.A286]" office:value-type="float" office:value="51.568795029" calcext:value-type="float">
            <text:p>51.568795029</text:p>
          </table:table-cell>
        </table:table-row>
        <table:table-row table:style-name="ro1">
          <table:table-cell office:value-type="float" office:value="0.1266804" calcext:value-type="float">
            <text:p>0.1266804</text:p>
          </table:table-cell>
          <table:table-cell office:value-type="float" office:value="7.893881" calcext:value-type="float">
            <text:p>7.893881</text:p>
          </table:table-cell>
          <table:table-cell table:formula="of:=[.C286]+[.A287]" office:value-type="float" office:value="51.695475429" calcext:value-type="float">
            <text:p>51.695475429</text:p>
          </table:table-cell>
        </table:table-row>
        <table:table-row table:style-name="ro1">
          <table:table-cell office:value-type="float" office:value="0.12309453" calcext:value-type="float">
            <text:p>0.12309453</text:p>
          </table:table-cell>
          <table:table-cell office:value-type="float" office:value="8.123837" calcext:value-type="float">
            <text:p>8.123837</text:p>
          </table:table-cell>
          <table:table-cell table:formula="of:=[.C287]+[.A288]" office:value-type="float" office:value="51.818569959" calcext:value-type="float">
            <text:p>51.818569959</text:p>
          </table:table-cell>
        </table:table-row>
        <table:table-row table:style-name="ro1">
          <table:table-cell office:value-type="float" office:value="0.11869993" calcext:value-type="float">
            <text:p>0.11869993</text:p>
          </table:table-cell>
          <table:table-cell office:value-type="float" office:value="8.424605" calcext:value-type="float">
            <text:p>8.424605</text:p>
          </table:table-cell>
          <table:table-cell table:formula="of:=[.C288]+[.A289]" office:value-type="float" office:value="51.937269889" calcext:value-type="float">
            <text:p>51.937269889</text:p>
          </table:table-cell>
        </table:table-row>
        <table:table-row table:style-name="ro1">
          <table:table-cell office:value-type="float" office:value="0.11409171" calcext:value-type="float">
            <text:p>0.11409171</text:p>
          </table:table-cell>
          <table:table-cell office:value-type="float" office:value="8.764878" calcext:value-type="float">
            <text:p>8.764878</text:p>
          </table:table-cell>
          <table:table-cell table:formula="of:=[.C289]+[.A290]" office:value-type="float" office:value="52.051361599" calcext:value-type="float">
            <text:p>52.051361599</text:p>
          </table:table-cell>
        </table:table-row>
        <table:table-row table:style-name="ro1">
          <table:table-cell office:value-type="float" office:value="0.1110399" calcext:value-type="float">
            <text:p>0.1110399</text:p>
          </table:table-cell>
          <table:table-cell office:value-type="float" office:value="9.005772" calcext:value-type="float">
            <text:p>9.005772</text:p>
          </table:table-cell>
          <table:table-cell table:formula="of:=[.C290]+[.A291]" office:value-type="float" office:value="52.162401499" calcext:value-type="float">
            <text:p>52.162401499</text:p>
          </table:table-cell>
        </table:table-row>
        <table:table-row table:style-name="ro1">
          <table:table-cell office:value-type="float" office:value="0.10911726" calcext:value-type="float">
            <text:p>0.10911726</text:p>
          </table:table-cell>
          <table:table-cell office:value-type="float" office:value="9.164453" calcext:value-type="float">
            <text:p>9.164453</text:p>
          </table:table-cell>
          <table:table-cell table:formula="of:=[.C291]+[.A292]" office:value-type="float" office:value="52.271518759" calcext:value-type="float">
            <text:p>52.271518759</text:p>
          </table:table-cell>
        </table:table-row>
        <table:table-row table:style-name="ro1">
          <table:table-cell office:value-type="float" office:value="0.108125426" calcext:value-type="float">
            <text:p>0.108125426</text:p>
          </table:table-cell>
          <table:table-cell office:value-type="float" office:value="9.248518" calcext:value-type="float">
            <text:p>9.248518</text:p>
          </table:table-cell>
          <table:table-cell table:formula="of:=[.C292]+[.A293]" office:value-type="float" office:value="52.379644185" calcext:value-type="float">
            <text:p>52.379644185</text:p>
          </table:table-cell>
        </table:table-row>
        <table:table-row table:style-name="ro1">
          <table:table-cell office:value-type="float" office:value="0.10811017" calcext:value-type="float">
            <text:p>0.10811017</text:p>
          </table:table-cell>
          <table:table-cell office:value-type="float" office:value="9.249824" calcext:value-type="float">
            <text:p>9.249824</text:p>
          </table:table-cell>
          <table:table-cell table:formula="of:=[.C293]+[.A294]" office:value-type="float" office:value="52.487754355" calcext:value-type="float">
            <text:p>52.487754355</text:p>
          </table:table-cell>
        </table:table-row>
        <table:table-row table:style-name="ro1">
          <table:table-cell office:value-type="float" office:value="0.108598456" calcext:value-type="float">
            <text:p>0.108598456</text:p>
          </table:table-cell>
          <table:table-cell office:value-type="float" office:value="9.208235" calcext:value-type="float">
            <text:p>9.208235</text:p>
          </table:table-cell>
          <table:table-cell table:formula="of:=[.C294]+[.A295]" office:value-type="float" office:value="52.596352811" calcext:value-type="float">
            <text:p>52.596352811</text:p>
          </table:table-cell>
        </table:table-row>
        <table:table-row table:style-name="ro1">
          <table:table-cell office:value-type="float" office:value="0.109544516" calcext:value-type="float">
            <text:p>0.109544516</text:p>
          </table:table-cell>
          <table:table-cell office:value-type="float" office:value="9.128709" calcext:value-type="float">
            <text:p>9.128709</text:p>
          </table:table-cell>
          <table:table-cell table:formula="of:=[.C295]+[.A296]" office:value-type="float" office:value="52.705897327" calcext:value-type="float">
            <text:p>52.705897327</text:p>
          </table:table-cell>
        </table:table-row>
        <table:table-row table:style-name="ro1">
          <table:table-cell office:value-type="float" office:value="0.11065843" calcext:value-type="float">
            <text:p>0.11065843</text:p>
          </table:table-cell>
          <table:table-cell office:value-type="float" office:value="9.036818" calcext:value-type="float">
            <text:p>9.036818</text:p>
          </table:table-cell>
          <table:table-cell table:formula="of:=[.C296]+[.A297]" office:value-type="float" office:value="52.816555757" calcext:value-type="float">
            <text:p>52.816555757</text:p>
          </table:table-cell>
        </table:table-row>
        <table:table-row table:style-name="ro1">
          <table:table-cell office:value-type="float" office:value="0.11189441" calcext:value-type="float">
            <text:p>0.11189441</text:p>
          </table:table-cell>
          <table:table-cell office:value-type="float" office:value="8.936997" calcext:value-type="float">
            <text:p>8.936997</text:p>
          </table:table-cell>
          <table:table-cell table:formula="of:=[.C297]+[.A298]" office:value-type="float" office:value="52.928450167" calcext:value-type="float">
            <text:p>52.928450167</text:p>
          </table:table-cell>
        </table:table-row>
        <table:table-row table:style-name="ro1">
          <table:table-cell office:value-type="float" office:value="0.112977795" calcext:value-type="float">
            <text:p>0.112977795</text:p>
          </table:table-cell>
          <table:table-cell office:value-type="float" office:value="8.851297" calcext:value-type="float">
            <text:p>8.851297</text:p>
          </table:table-cell>
          <table:table-cell table:formula="of:=[.C298]+[.A299]" office:value-type="float" office:value="53.041427962" calcext:value-type="float">
            <text:p>53.041427962</text:p>
          </table:table-cell>
        </table:table-row>
        <table:table-row table:style-name="ro1">
          <table:table-cell office:value-type="float" office:value="0.11372549" calcext:value-type="float">
            <text:p>0.11372549</text:p>
          </table:table-cell>
          <table:table-cell office:value-type="float" office:value="8.793103" calcext:value-type="float">
            <text:p>8.793103</text:p>
          </table:table-cell>
          <table:table-cell table:formula="of:=[.C299]+[.A300]" office:value-type="float" office:value="53.155153452" calcext:value-type="float">
            <text:p>53.155153452</text:p>
          </table:table-cell>
        </table:table-row>
        <table:table-row table:style-name="ro1">
          <table:table-cell office:value-type="float" office:value="0.114015415" calcext:value-type="float">
            <text:p>0.114015415</text:p>
          </table:table-cell>
          <table:table-cell office:value-type="float" office:value="8.770743" calcext:value-type="float">
            <text:p>8.770743</text:p>
          </table:table-cell>
          <table:table-cell table:formula="of:=[.C300]+[.A301]" office:value-type="float" office:value="53.269168867" calcext:value-type="float">
            <text:p>53.269168867</text:p>
          </table:table-cell>
        </table:table-row>
        <table:table-row table:style-name="ro1">
          <table:table-cell office:value-type="float" office:value="0.113542385" calcext:value-type="float">
            <text:p>0.113542385</text:p>
          </table:table-cell>
          <table:table-cell office:value-type="float" office:value="8.807283" calcext:value-type="float">
            <text:p>8.807283</text:p>
          </table:table-cell>
          <table:table-cell table:formula="of:=[.C301]+[.A302]" office:value-type="float" office:value="53.382711252" calcext:value-type="float">
            <text:p>53.382711252</text:p>
          </table:table-cell>
        </table:table-row>
        <table:table-row table:style-name="ro1">
          <table:table-cell office:value-type="float" office:value="0.11241321" calcext:value-type="float">
            <text:p>0.11241321</text:p>
          </table:table-cell>
          <table:table-cell office:value-type="float" office:value="8.895752" calcext:value-type="float">
            <text:p>8.895752</text:p>
          </table:table-cell>
          <table:table-cell table:formula="of:=[.C302]+[.A303]" office:value-type="float" office:value="53.495124462" calcext:value-type="float">
            <text:p>53.495124462</text:p>
          </table:table-cell>
        </table:table-row>
        <table:table-row table:style-name="ro1">
          <table:table-cell office:value-type="float" office:value="0.110597394" calcext:value-type="float">
            <text:p>0.110597394</text:p>
          </table:table-cell>
          <table:table-cell office:value-type="float" office:value="9.041804" calcext:value-type="float">
            <text:p>9.041804</text:p>
          </table:table-cell>
          <table:table-cell table:formula="of:=[.C303]+[.A304]" office:value-type="float" office:value="53.605721856" calcext:value-type="float">
            <text:p>53.605721856</text:p>
          </table:table-cell>
        </table:table-row>
        <table:table-row table:style-name="ro1">
          <table:table-cell office:value-type="float" office:value="0.1083238" calcext:value-type="float">
            <text:p>0.1083238</text:p>
          </table:table-cell>
          <table:table-cell office:value-type="float" office:value="9.231583" calcext:value-type="float">
            <text:p>9.231583</text:p>
          </table:table-cell>
          <table:table-cell table:formula="of:=[.C304]+[.A305]" office:value-type="float" office:value="53.714045656" calcext:value-type="float">
            <text:p>53.714045656</text:p>
          </table:table-cell>
        </table:table-row>
        <table:table-row table:style-name="ro1">
          <table:table-cell office:value-type="float" office:value="0.10601968" calcext:value-type="float">
            <text:p>0.10601968</text:p>
          </table:table-cell>
          <table:table-cell office:value-type="float" office:value="9.432211" calcext:value-type="float">
            <text:p>9.432211</text:p>
          </table:table-cell>
          <table:table-cell table:formula="of:=[.C305]+[.A306]" office:value-type="float" office:value="53.820065336" calcext:value-type="float">
            <text:p>53.820065336</text:p>
          </table:table-cell>
        </table:table-row>
        <table:table-row table:style-name="ro1">
          <table:table-cell office:value-type="float" office:value="0.104112305" calcext:value-type="float">
            <text:p>0.104112305</text:p>
          </table:table-cell>
          <table:table-cell office:value-type="float" office:value="9.605012" calcext:value-type="float">
            <text:p>9.605012</text:p>
          </table:table-cell>
          <table:table-cell table:formula="of:=[.C306]+[.A307]" office:value-type="float" office:value="53.924177641" calcext:value-type="float">
            <text:p>53.924177641</text:p>
          </table:table-cell>
        </table:table-row>
        <table:table-row table:style-name="ro1">
          <table:table-cell office:value-type="float" office:value="0.10247959" calcext:value-type="float">
            <text:p>0.10247959</text:p>
          </table:table-cell>
          <table:table-cell office:value-type="float" office:value="9.758039" calcext:value-type="float">
            <text:p>9.758039</text:p>
          </table:table-cell>
          <table:table-cell table:formula="of:=[.C307]+[.A308]" office:value-type="float" office:value="54.026657231" calcext:value-type="float">
            <text:p>54.026657231</text:p>
          </table:table-cell>
        </table:table-row>
        <table:table-row table:style-name="ro1">
          <table:table-cell office:value-type="float" office:value="0.1010605" calcext:value-type="float">
            <text:p>0.1010605</text:p>
          </table:table-cell>
          <table:table-cell office:value-type="float" office:value="9.895062" calcext:value-type="float">
            <text:p>9.895062</text:p>
          </table:table-cell>
          <table:table-cell table:formula="of:=[.C308]+[.A309]" office:value-type="float" office:value="54.127717731" calcext:value-type="float">
            <text:p>54.127717731</text:p>
          </table:table-cell>
        </table:table-row>
        <table:table-row table:style-name="ro1">
          <table:table-cell office:value-type="float" office:value="0.100083925" calcext:value-type="float">
            <text:p>0.100083925</text:p>
          </table:table-cell>
          <table:table-cell office:value-type="float" office:value="9.991614" calcext:value-type="float">
            <text:p>9.991614</text:p>
          </table:table-cell>
          <table:table-cell table:formula="of:=[.C309]+[.A310]" office:value-type="float" office:value="54.227801656" calcext:value-type="float">
            <text:p>54.227801656</text:p>
          </table:table-cell>
        </table:table-row>
        <table:table-row table:style-name="ro1">
          <table:table-cell office:value-type="float" office:value="0.099473566" calcext:value-type="float">
            <text:p>0.099473566</text:p>
          </table:table-cell>
          <table:table-cell office:value-type="float" office:value="10.052922" calcext:value-type="float">
            <text:p>10.052922</text:p>
          </table:table-cell>
          <table:table-cell table:formula="of:=[.C310]+[.A311]" office:value-type="float" office:value="54.327275222" calcext:value-type="float">
            <text:p>54.327275222</text:p>
          </table:table-cell>
        </table:table-row>
        <table:table-row table:style-name="ro1">
          <table:table-cell office:value-type="float" office:value="0.0989395" calcext:value-type="float">
            <text:p>0.0989395</text:p>
          </table:table-cell>
          <table:table-cell office:value-type="float" office:value="10.107187" calcext:value-type="float">
            <text:p>10.107187</text:p>
          </table:table-cell>
          <table:table-cell table:formula="of:=[.C311]+[.A312]" office:value-type="float" office:value="54.426214722" calcext:value-type="float">
            <text:p>54.426214722</text:p>
          </table:table-cell>
        </table:table-row>
        <table:table-row table:style-name="ro1">
          <table:table-cell office:value-type="float" office:value="0.09858854" calcext:value-type="float">
            <text:p>0.09858854</text:p>
          </table:table-cell>
          <table:table-cell office:value-type="float" office:value="10.143167" calcext:value-type="float">
            <text:p>10.143167</text:p>
          </table:table-cell>
          <table:table-cell table:formula="of:=[.C312]+[.A313]" office:value-type="float" office:value="54.524803262" calcext:value-type="float">
            <text:p>54.524803262</text:p>
          </table:table-cell>
        </table:table-row>
        <table:table-row table:style-name="ro1">
          <table:table-cell office:value-type="float" office:value="0.098329134" calcext:value-type="float">
            <text:p>0.098329134</text:p>
          </table:table-cell>
          <table:table-cell office:value-type="float" office:value="10.169926" calcext:value-type="float">
            <text:p>10.169926</text:p>
          </table:table-cell>
          <table:table-cell table:formula="of:=[.C313]+[.A314]" office:value-type="float" office:value="54.623132396" calcext:value-type="float">
            <text:p>54.623132396</text:p>
          </table:table-cell>
        </table:table-row>
        <table:table-row table:style-name="ro1">
          <table:table-cell office:value-type="float" office:value="0.098054476" calcext:value-type="float">
            <text:p>0.098054476</text:p>
          </table:table-cell>
          <table:table-cell office:value-type="float" office:value="10.198412" calcext:value-type="float">
            <text:p>10.198412</text:p>
          </table:table-cell>
          <table:table-cell table:formula="of:=[.C314]+[.A315]" office:value-type="float" office:value="54.721186872" calcext:value-type="float">
            <text:p>54.721186872</text:p>
          </table:table-cell>
        </table:table-row>
        <table:table-row table:style-name="ro1">
          <table:table-cell office:value-type="float" office:value="0.09781033" calcext:value-type="float">
            <text:p>0.09781033</text:p>
          </table:table-cell>
          <table:table-cell office:value-type="float" office:value="10.223869" calcext:value-type="float">
            <text:p>10.223869</text:p>
          </table:table-cell>
          <table:table-cell table:formula="of:=[.C315]+[.A316]" office:value-type="float" office:value="54.818997202" calcext:value-type="float">
            <text:p>54.818997202</text:p>
          </table:table-cell>
        </table:table-row>
        <table:table-row table:style-name="ro1">
          <table:table-cell office:value-type="float" office:value="0.097734034" calcext:value-type="float">
            <text:p>0.097734034</text:p>
          </table:table-cell>
          <table:table-cell office:value-type="float" office:value="10.231851" calcext:value-type="float">
            <text:p>10.231851</text:p>
          </table:table-cell>
          <table:table-cell table:formula="of:=[.C316]+[.A317]" office:value-type="float" office:value="54.916731236" calcext:value-type="float">
            <text:p>54.916731236</text:p>
          </table:table-cell>
        </table:table-row>
        <table:table-row table:style-name="ro1">
          <table:table-cell office:value-type="float" office:value="0.09777981" calcext:value-type="float">
            <text:p>0.09777981</text:p>
          </table:table-cell>
          <table:table-cell office:value-type="float" office:value="10.22706" calcext:value-type="float">
            <text:p>10.22706</text:p>
          </table:table-cell>
          <table:table-cell table:formula="of:=[.C317]+[.A318]" office:value-type="float" office:value="55.014511046" calcext:value-type="float">
            <text:p>55.014511046</text:p>
          </table:table-cell>
        </table:table-row>
        <table:table-row table:style-name="ro1">
          <table:table-cell office:value-type="float" office:value="0.09787136" calcext:value-type="float">
            <text:p>0.09787136</text:p>
          </table:table-cell>
          <table:table-cell office:value-type="float" office:value="10.217493" calcext:value-type="float">
            <text:p>10.217493</text:p>
          </table:table-cell>
          <table:table-cell table:formula="of:=[.C318]+[.A319]" office:value-type="float" office:value="55.112382406" calcext:value-type="float">
            <text:p>55.112382406</text:p>
          </table:table-cell>
        </table:table-row>
        <table:table-row table:style-name="ro1">
          <table:table-cell office:value-type="float" office:value="0.09811551" calcext:value-type="float">
            <text:p>0.09811551</text:p>
          </table:table-cell>
          <table:table-cell office:value-type="float" office:value="10.192068" calcext:value-type="float">
            <text:p>10.192068</text:p>
          </table:table-cell>
          <table:table-cell table:formula="of:=[.C319]+[.A320]" office:value-type="float" office:value="55.210497916" calcext:value-type="float">
            <text:p>55.210497916</text:p>
          </table:table-cell>
        </table:table-row>
        <table:table-row table:style-name="ro1">
          <table:table-cell office:value-type="float" office:value="0.098420694" calcext:value-type="float">
            <text:p>0.098420694</text:p>
          </table:table-cell>
          <table:table-cell office:value-type="float" office:value="10.160464" calcext:value-type="float">
            <text:p>10.160464</text:p>
          </table:table-cell>
          <table:table-cell table:formula="of:=[.C320]+[.A321]" office:value-type="float" office:value="55.30891861" calcext:value-type="float">
            <text:p>55.30891861</text:p>
          </table:table-cell>
        </table:table-row>
        <table:table-row table:style-name="ro1">
          <table:table-cell office:value-type="float" office:value="0.098878466" calcext:value-type="float">
            <text:p>0.098878466</text:p>
          </table:table-cell>
          <table:table-cell office:value-type="float" office:value="10.113426" calcext:value-type="float">
            <text:p>10.113426</text:p>
          </table:table-cell>
          <table:table-cell table:formula="of:=[.C321]+[.A322]" office:value-type="float" office:value="55.407797076" calcext:value-type="float">
            <text:p>55.407797076</text:p>
          </table:table-cell>
        </table:table-row>
        <table:table-row table:style-name="ro1">
          <table:table-cell office:value-type="float" office:value="0.09958038" calcext:value-type="float">
            <text:p>0.09958038</text:p>
          </table:table-cell>
          <table:table-cell office:value-type="float" office:value="10.042139" calcext:value-type="float">
            <text:p>10.042139</text:p>
          </table:table-cell>
          <table:table-cell table:formula="of:=[.C322]+[.A323]" office:value-type="float" office:value="55.507377456" calcext:value-type="float">
            <text:p>55.507377456</text:p>
          </table:table-cell>
        </table:table-row>
        <table:table-row table:style-name="ro1">
          <table:table-cell office:value-type="float" office:value="0.10031281" calcext:value-type="float">
            <text:p>0.10031281</text:p>
          </table:table-cell>
          <table:table-cell office:value-type="float" office:value="9.968817" calcext:value-type="float">
            <text:p>9.968817</text:p>
          </table:table-cell>
          <table:table-cell table:formula="of:=[.C323]+[.A324]" office:value-type="float" office:value="55.607690266" calcext:value-type="float">
            <text:p>55.607690266</text:p>
          </table:table-cell>
        </table:table-row>
        <table:table-row table:style-name="ro1">
          <table:table-cell office:value-type="float" office:value="0.10104524" calcext:value-type="float">
            <text:p>0.10104524</text:p>
          </table:table-cell>
          <table:table-cell office:value-type="float" office:value="9.896557" calcext:value-type="float">
            <text:p>9.896557</text:p>
          </table:table-cell>
          <table:table-cell table:formula="of:=[.C324]+[.A325]" office:value-type="float" office:value="55.708735506" calcext:value-type="float">
            <text:p>55.708735506</text:p>
          </table:table-cell>
        </table:table-row>
        <table:table-row table:style-name="ro1">
          <table:table-cell office:value-type="float" office:value="0.10194553" calcext:value-type="float">
            <text:p>0.10194553</text:p>
          </table:table-cell>
          <table:table-cell office:value-type="float" office:value="9.80916" calcext:value-type="float">
            <text:p>9.80916</text:p>
          </table:table-cell>
          <table:table-cell table:formula="of:=[.C325]+[.A326]" office:value-type="float" office:value="55.810681036" calcext:value-type="float">
            <text:p>55.810681036</text:p>
          </table:table-cell>
        </table:table-row>
        <table:table-row table:style-name="ro1">
          <table:table-cell office:value-type="float" office:value="0.10276951" calcext:value-type="float">
            <text:p>0.10276951</text:p>
          </table:table-cell>
          <table:table-cell office:value-type="float" office:value="9.730512" calcext:value-type="float">
            <text:p>9.730512</text:p>
          </table:table-cell>
          <table:table-cell table:formula="of:=[.C326]+[.A327]" office:value-type="float" office:value="55.913450546" calcext:value-type="float">
            <text:p>55.913450546</text:p>
          </table:table-cell>
        </table:table-row>
        <table:table-row table:style-name="ro1">
          <table:table-cell office:value-type="float" office:value="0.10377661" calcext:value-type="float">
            <text:p>0.10377661</text:p>
          </table:table-cell>
          <table:table-cell office:value-type="float" office:value="9.636083" calcext:value-type="float">
            <text:p>9.636083</text:p>
          </table:table-cell>
          <table:table-cell table:formula="of:=[.C327]+[.A328]" office:value-type="float" office:value="56.017227156" calcext:value-type="float">
            <text:p>56.017227156</text:p>
          </table:table-cell>
        </table:table-row>
        <table:table-row table:style-name="ro1">
          <table:table-cell office:value-type="float" office:value="0.104722664" calcext:value-type="float">
            <text:p>0.104722664</text:p>
          </table:table-cell>
          <table:table-cell office:value-type="float" office:value="9.549032" calcext:value-type="float">
            <text:p>9.549032</text:p>
          </table:table-cell>
          <table:table-cell table:formula="of:=[.C328]+[.A329]" office:value-type="float" office:value="56.12194982" calcext:value-type="float">
            <text:p>56.12194982</text:p>
          </table:table-cell>
        </table:table-row>
        <table:table-row table:style-name="ro1">
          <table:table-cell office:value-type="float" office:value="0.105729766" calcext:value-type="float">
            <text:p>0.105729766</text:p>
          </table:table-cell>
          <table:table-cell office:value-type="float" office:value="9.458075" calcext:value-type="float">
            <text:p>9.458075</text:p>
          </table:table-cell>
          <table:table-cell table:formula="of:=[.C329]+[.A330]" office:value-type="float" office:value="56.227679586" calcext:value-type="float">
            <text:p>56.227679586</text:p>
          </table:table-cell>
        </table:table-row>
        <table:table-row table:style-name="ro1">
          <table:table-cell office:value-type="float" office:value="0.10673686" calcext:value-type="float">
            <text:p>0.10673686</text:p>
          </table:table-cell>
          <table:table-cell office:value-type="float" office:value="9.3688345" calcext:value-type="float">
            <text:p>9.3688345</text:p>
          </table:table-cell>
          <table:table-cell table:formula="of:=[.C330]+[.A331]" office:value-type="float" office:value="56.334416446" calcext:value-type="float">
            <text:p>56.334416446</text:p>
          </table:table-cell>
        </table:table-row>
        <table:table-row table:style-name="ro1">
          <table:table-cell office:value-type="float" office:value="0.10786603" calcext:value-type="float">
            <text:p>0.10786603</text:p>
          </table:table-cell>
          <table:table-cell office:value-type="float" office:value="9.27076" calcext:value-type="float">
            <text:p>9.27076</text:p>
          </table:table-cell>
          <table:table-cell table:formula="of:=[.C331]+[.A332]" office:value-type="float" office:value="56.442282476" calcext:value-type="float">
            <text:p>56.442282476</text:p>
          </table:table-cell>
        </table:table-row>
        <table:table-row table:style-name="ro1">
          <table:table-cell office:value-type="float" office:value="0.10897993" calcext:value-type="float">
            <text:p>0.10897993</text:p>
          </table:table-cell>
          <table:table-cell office:value-type="float" office:value="9.176002" calcext:value-type="float">
            <text:p>9.176002</text:p>
          </table:table-cell>
          <table:table-cell table:formula="of:=[.C332]+[.A333]" office:value-type="float" office:value="56.551262406" calcext:value-type="float">
            <text:p>56.551262406</text:p>
          </table:table-cell>
        </table:table-row>
        <table:table-row table:style-name="ro1">
          <table:table-cell office:value-type="float" office:value="0.11013962" calcext:value-type="float">
            <text:p>0.11013962</text:p>
          </table:table-cell>
          <table:table-cell office:value-type="float" office:value="9.079384" calcext:value-type="float">
            <text:p>9.079384</text:p>
          </table:table-cell>
          <table:table-cell table:formula="of:=[.C333]+[.A334]" office:value-type="float" office:value="56.661402026" calcext:value-type="float">
            <text:p>56.661402026</text:p>
          </table:table-cell>
        </table:table-row>
        <table:table-row table:style-name="ro1">
          <table:table-cell office:value-type="float" office:value="0.111314565" calcext:value-type="float">
            <text:p>0.111314565</text:p>
          </table:table-cell>
          <table:table-cell office:value-type="float" office:value="8.98355" calcext:value-type="float">
            <text:p>8.98355</text:p>
          </table:table-cell>
          <table:table-cell table:formula="of:=[.C334]+[.A335]" office:value-type="float" office:value="56.772716591" calcext:value-type="float">
            <text:p>56.772716591</text:p>
          </table:table-cell>
        </table:table-row>
        <table:table-row table:style-name="ro1">
          <table:table-cell office:value-type="float" office:value="0.11247425" calcext:value-type="float">
            <text:p>0.11247425</text:p>
          </table:table-cell>
          <table:table-cell office:value-type="float" office:value="8.890924" calcext:value-type="float">
            <text:p>8.890924</text:p>
          </table:table-cell>
          <table:table-cell table:formula="of:=[.C335]+[.A336]" office:value-type="float" office:value="56.885190841" calcext:value-type="float">
            <text:p>56.885190841</text:p>
          </table:table-cell>
        </table:table-row>
        <table:table-row table:style-name="ro1">
          <table:table-cell office:value-type="float" office:value="0.1136492" calcext:value-type="float">
            <text:p>0.1136492</text:p>
          </table:table-cell>
          <table:table-cell office:value-type="float" office:value="8.799006" calcext:value-type="float">
            <text:p>8.799006</text:p>
          </table:table-cell>
          <table:table-cell table:formula="of:=[.C336]+[.A337]" office:value-type="float" office:value="56.998840041" calcext:value-type="float">
            <text:p>56.998840041</text:p>
          </table:table-cell>
        </table:table-row>
        <table:table-row table:style-name="ro1">
          <table:table-cell office:value-type="float" office:value="0.11477836" calcext:value-type="float">
            <text:p>0.11477836</text:p>
          </table:table-cell>
          <table:table-cell office:value-type="float" office:value="8.712443" calcext:value-type="float">
            <text:p>8.712443</text:p>
          </table:table-cell>
          <table:table-cell table:formula="of:=[.C337]+[.A338]" office:value-type="float" office:value="57.113618401" calcext:value-type="float">
            <text:p>57.113618401</text:p>
          </table:table-cell>
        </table:table-row>
        <table:table-row table:style-name="ro1">
          <table:table-cell office:value-type="float" office:value="0.11590753" calcext:value-type="float">
            <text:p>0.11590753</text:p>
          </table:table-cell>
          <table:table-cell office:value-type="float" office:value="8.627567" calcext:value-type="float">
            <text:p>8.627567</text:p>
          </table:table-cell>
          <table:table-cell table:formula="of:=[.C338]+[.A339]" office:value-type="float" office:value="57.229525931" calcext:value-type="float">
            <text:p>57.229525931</text:p>
          </table:table-cell>
        </table:table-row>
        <table:table-row table:style-name="ro1">
          <table:table-cell office:value-type="float" office:value="0.11700618" calcext:value-type="float">
            <text:p>0.11700618</text:p>
          </table:table-cell>
          <table:table-cell office:value-type="float" office:value="8.546556" calcext:value-type="float">
            <text:p>8.546556</text:p>
          </table:table-cell>
          <table:table-cell table:formula="of:=[.C339]+[.A340]" office:value-type="float" office:value="57.346532111" calcext:value-type="float">
            <text:p>57.346532111</text:p>
          </table:table-cell>
        </table:table-row>
        <table:table-row table:style-name="ro1">
          <table:table-cell office:value-type="float" office:value="0.11801328" calcext:value-type="float">
            <text:p>0.11801328</text:p>
          </table:table-cell>
          <table:table-cell office:value-type="float" office:value="8.473622" calcext:value-type="float">
            <text:p>8.473622</text:p>
          </table:table-cell>
          <table:table-cell table:formula="of:=[.C340]+[.A341]" office:value-type="float" office:value="57.464545391" calcext:value-type="float">
            <text:p>57.464545391</text:p>
          </table:table-cell>
        </table:table-row>
        <table:table-row table:style-name="ro1">
          <table:table-cell office:value-type="float" office:value="0.118883036" calcext:value-type="float">
            <text:p>0.118883036</text:p>
          </table:table-cell>
          <table:table-cell office:value-type="float" office:value="8.41163" calcext:value-type="float">
            <text:p>8.41163</text:p>
          </table:table-cell>
          <table:table-cell table:formula="of:=[.C341]+[.A342]" office:value-type="float" office:value="57.583428427" calcext:value-type="float">
            <text:p>57.583428427</text:p>
          </table:table-cell>
        </table:table-row>
        <table:table-row table:style-name="ro1">
          <table:table-cell office:value-type="float" office:value="0.11955444" calcext:value-type="float">
            <text:p>0.11955444</text:p>
          </table:table-cell>
          <table:table-cell office:value-type="float" office:value="8.36439" calcext:value-type="float">
            <text:p>8.36439</text:p>
          </table:table-cell>
          <table:table-cell table:formula="of:=[.C342]+[.A343]" office:value-type="float" office:value="57.702982867" calcext:value-type="float">
            <text:p>57.702982867</text:p>
          </table:table-cell>
        </table:table-row>
        <table:table-row table:style-name="ro1">
          <table:table-cell office:value-type="float" office:value="0.12001221" calcext:value-type="float">
            <text:p>0.12001221</text:p>
          </table:table-cell>
          <table:table-cell office:value-type="float" office:value="8.332486" calcext:value-type="float">
            <text:p>8.332486</text:p>
          </table:table-cell>
          <table:table-cell table:formula="of:=[.C343]+[.A344]" office:value-type="float" office:value="57.822995077" calcext:value-type="float">
            <text:p>57.822995077</text:p>
          </table:table-cell>
        </table:table-row>
        <table:table-row table:style-name="ro1">
          <table:table-cell office:value-type="float" office:value="0.12010376" calcext:value-type="float">
            <text:p>0.12010376</text:p>
          </table:table-cell>
          <table:table-cell office:value-type="float" office:value="8.326135" calcext:value-type="float">
            <text:p>8.326135</text:p>
          </table:table-cell>
          <table:table-cell table:formula="of:=[.C344]+[.A345]" office:value-type="float" office:value="57.943098837" calcext:value-type="float">
            <text:p>57.943098837</text:p>
          </table:table-cell>
        </table:table-row>
        <table:table-row table:style-name="ro1">
          <table:table-cell office:value-type="float" office:value="0.11926451" calcext:value-type="float">
            <text:p>0.11926451</text:p>
          </table:table-cell>
          <table:table-cell office:value-type="float" office:value="8.384724" calcext:value-type="float">
            <text:p>8.384724</text:p>
          </table:table-cell>
          <table:table-cell table:formula="of:=[.C345]+[.A346]" office:value-type="float" office:value="58.062363347" calcext:value-type="float">
            <text:p>58.062363347</text:p>
          </table:table-cell>
        </table:table-row>
        <table:table-row table:style-name="ro1">
          <table:table-cell office:value-type="float" office:value="0.11764706" calcext:value-type="float">
            <text:p>0.11764706</text:p>
          </table:table-cell>
          <table:table-cell office:value-type="float" office:value="8.5" calcext:value-type="float">
            <text:p>8.5</text:p>
          </table:table-cell>
          <table:table-cell table:formula="of:=[.C346]+[.A347]" office:value-type="float" office:value="58.180010407" calcext:value-type="float">
            <text:p>58.180010407</text:p>
          </table:table-cell>
        </table:table-row>
        <table:table-row table:style-name="ro1">
          <table:table-cell office:value-type="float" office:value="0.11515984" calcext:value-type="float">
            <text:p>0.11515984</text:p>
          </table:table-cell>
          <table:table-cell office:value-type="float" office:value="8.683583" calcext:value-type="float">
            <text:p>8.683583</text:p>
          </table:table-cell>
          <table:table-cell table:formula="of:=[.C347]+[.A348]" office:value-type="float" office:value="58.295170247" calcext:value-type="float">
            <text:p>58.295170247</text:p>
          </table:table-cell>
        </table:table-row>
        <table:table-row table:style-name="ro1">
          <table:table-cell office:value-type="float" office:value="0.11195544" calcext:value-type="float">
            <text:p>0.11195544</text:p>
          </table:table-cell>
          <table:table-cell office:value-type="float" office:value="8.932125" calcext:value-type="float">
            <text:p>8.932125</text:p>
          </table:table-cell>
          <table:table-cell table:formula="of:=[.C348]+[.A349]" office:value-type="float" office:value="58.407125687" calcext:value-type="float">
            <text:p>58.407125687</text:p>
          </table:table-cell>
        </table:table-row>
        <table:table-row table:style-name="ro1">
          <table:table-cell office:value-type="float" office:value="0.1089189" calcext:value-type="float">
            <text:p>0.1089189</text:p>
          </table:table-cell>
          <table:table-cell office:value-type="float" office:value="9.181144" calcext:value-type="float">
            <text:p>9.181144</text:p>
          </table:table-cell>
          <table:table-cell table:formula="of:=[.C349]+[.A350]" office:value-type="float" office:value="58.516044587" calcext:value-type="float">
            <text:p>58.516044587</text:p>
          </table:table-cell>
        </table:table-row>
        <table:table-row table:style-name="ro1">
          <table:table-cell office:value-type="float" office:value="0.10626383" calcext:value-type="float">
            <text:p>0.10626383</text:p>
          </table:table-cell>
          <table:table-cell office:value-type="float" office:value="9.41054" calcext:value-type="float">
            <text:p>9.41054</text:p>
          </table:table-cell>
          <table:table-cell table:formula="of:=[.C350]+[.A351]" office:value-type="float" office:value="58.622308417" calcext:value-type="float">
            <text:p>58.622308417</text:p>
          </table:table-cell>
        </table:table-row>
        <table:table-row table:style-name="ro1">
          <table:table-cell office:value-type="float" office:value="0.10437171" calcext:value-type="float">
            <text:p>0.10437171</text:p>
          </table:table-cell>
          <table:table-cell office:value-type="float" office:value="9.5811405" calcext:value-type="float">
            <text:p>9.5811405</text:p>
          </table:table-cell>
          <table:table-cell table:formula="of:=[.C351]+[.A352]" office:value-type="float" office:value="58.726680127" calcext:value-type="float">
            <text:p>58.726680127</text:p>
          </table:table-cell>
        </table:table-row>
        <table:table-row table:style-name="ro1">
          <table:table-cell office:value-type="float" office:value="0.1032578" calcext:value-type="float">
            <text:p>0.1032578</text:p>
          </table:table-cell>
          <table:table-cell office:value-type="float" office:value="9.684499" calcext:value-type="float">
            <text:p>9.684499</text:p>
          </table:table-cell>
          <table:table-cell table:formula="of:=[.C352]+[.A353]" office:value-type="float" office:value="58.829937927" calcext:value-type="float">
            <text:p>58.829937927</text:p>
          </table:table-cell>
        </table:table-row>
        <table:table-row table:style-name="ro1">
          <table:table-cell office:value-type="float" office:value="0.102693215" calcext:value-type="float">
            <text:p>0.102693215</text:p>
          </table:table-cell>
          <table:table-cell office:value-type="float" office:value="9.737741" calcext:value-type="float">
            <text:p>9.737741</text:p>
          </table:table-cell>
          <table:table-cell table:formula="of:=[.C353]+[.A354]" office:value-type="float" office:value="58.932631142" calcext:value-type="float">
            <text:p>58.932631142</text:p>
          </table:table-cell>
        </table:table-row>
        <table:table-row table:style-name="ro1">
          <table:table-cell office:value-type="float" office:value="0.102449074" calcext:value-type="float">
            <text:p>0.102449074</text:p>
          </table:table-cell>
          <table:table-cell office:value-type="float" office:value="9.760946" calcext:value-type="float">
            <text:p>9.760946</text:p>
          </table:table-cell>
          <table:table-cell table:formula="of:=[.C354]+[.A355]" office:value-type="float" office:value="59.035080216" calcext:value-type="float">
            <text:p>59.035080216</text:p>
          </table:table-cell>
        </table:table-row>
        <table:table-row table:style-name="ro1">
          <table:table-cell office:value-type="float" office:value="0.10241856" calcext:value-type="float">
            <text:p>0.10241856</text:p>
          </table:table-cell>
          <table:table-cell office:value-type="float" office:value="9.763855" calcext:value-type="float">
            <text:p>9.763855</text:p>
          </table:table-cell>
          <table:table-cell table:formula="of:=[.C355]+[.A356]" office:value-type="float" office:value="59.137498776" calcext:value-type="float">
            <text:p>59.137498776</text:p>
          </table:table-cell>
        </table:table-row>
        <table:table-row table:style-name="ro1">
          <table:table-cell office:value-type="float" office:value="0.10247959" calcext:value-type="float">
            <text:p>0.10247959</text:p>
          </table:table-cell>
          <table:table-cell office:value-type="float" office:value="9.758039" calcext:value-type="float">
            <text:p>9.758039</text:p>
          </table:table-cell>
          <table:table-cell table:formula="of:=[.C356]+[.A357]" office:value-type="float" office:value="59.239978366" calcext:value-type="float">
            <text:p>59.239978366</text:p>
          </table:table-cell>
        </table:table-row>
        <table:table-row table:style-name="ro1">
          <table:table-cell office:value-type="float" office:value="0.102693215" calcext:value-type="float">
            <text:p>0.102693215</text:p>
          </table:table-cell>
          <table:table-cell office:value-type="float" office:value="9.737741" calcext:value-type="float">
            <text:p>9.737741</text:p>
          </table:table-cell>
          <table:table-cell table:formula="of:=[.C357]+[.A358]" office:value-type="float" office:value="59.342671581" calcext:value-type="float">
            <text:p>59.342671581</text:p>
          </table:table-cell>
        </table:table-row>
        <table:table-row table:style-name="ro1">
          <table:table-cell office:value-type="float" office:value="0.103044175" calcext:value-type="float">
            <text:p>0.103044175</text:p>
          </table:table-cell>
          <table:table-cell office:value-type="float" office:value="9.704576" calcext:value-type="float">
            <text:p>9.704576</text:p>
          </table:table-cell>
          <table:table-cell table:formula="of:=[.C358]+[.A359]" office:value-type="float" office:value="59.445715756" calcext:value-type="float">
            <text:p>59.445715756</text:p>
          </table:table-cell>
        </table:table-row>
        <table:table-row table:style-name="ro1">
          <table:table-cell office:value-type="float" office:value="0.10345617" calcext:value-type="float">
            <text:p>0.10345617</text:p>
          </table:table-cell>
          <table:table-cell office:value-type="float" office:value="9.665929" calcext:value-type="float">
            <text:p>9.665929</text:p>
          </table:table-cell>
          <table:table-cell table:formula="of:=[.C359]+[.A360]" office:value-type="float" office:value="59.549171926" calcext:value-type="float">
            <text:p>59.549171926</text:p>
          </table:table-cell>
        </table:table-row>
        <table:table-row table:style-name="ro1">
          <table:table-cell office:value-type="float" office:value="0.103990234" calcext:value-type="float">
            <text:p>0.103990234</text:p>
          </table:table-cell>
          <table:table-cell office:value-type="float" office:value="9.616287" calcext:value-type="float">
            <text:p>9.616287</text:p>
          </table:table-cell>
          <table:table-cell table:formula="of:=[.C360]+[.A361]" office:value-type="float" office:value="59.65316216" calcext:value-type="float">
            <text:p>59.65316216</text:p>
          </table:table-cell>
        </table:table-row>
        <table:table-row table:style-name="ro1">
          <table:table-cell office:value-type="float" office:value="0.10449378" calcext:value-type="float">
            <text:p>0.10449378</text:p>
          </table:table-cell>
          <table:table-cell office:value-type="float" office:value="9.569948" calcext:value-type="float">
            <text:p>9.569948</text:p>
          </table:table-cell>
          <table:table-cell table:formula="of:=[.C361]+[.A362]" office:value-type="float" office:value="59.75765594" calcext:value-type="float">
            <text:p>59.75765594</text:p>
          </table:table-cell>
        </table:table-row>
        <table:table-row table:style-name="ro1">
          <table:table-cell office:value-type="float" office:value="0.10522622" calcext:value-type="float">
            <text:p>0.10522622</text:p>
          </table:table-cell>
          <table:table-cell office:value-type="float" office:value="9.503335" calcext:value-type="float">
            <text:p>9.503335</text:p>
          </table:table-cell>
          <table:table-cell table:formula="of:=[.C362]+[.A363]" office:value-type="float" office:value="59.86288216" calcext:value-type="float">
            <text:p>59.86288216</text:p>
          </table:table-cell>
        </table:table-row>
        <table:table-row table:style-name="ro1">
          <table:table-cell office:value-type="float" office:value="0.10603494" calcext:value-type="float">
            <text:p>0.10603494</text:p>
          </table:table-cell>
          <table:table-cell office:value-type="float" office:value="9.430853" calcext:value-type="float">
            <text:p>9.430853</text:p>
          </table:table-cell>
          <table:table-cell table:formula="of:=[.C363]+[.A364]" office:value-type="float" office:value="59.9689171" calcext:value-type="float">
            <text:p>59.9689171</text:p>
          </table:table-cell>
        </table:table-row>
        <table:table-row table:style-name="ro1">
          <table:table-cell office:value-type="float" office:value="0.106950484" calcext:value-type="float">
            <text:p>0.106950484</text:p>
          </table:table-cell>
          <table:table-cell office:value-type="float" office:value="9.3501215" calcext:value-type="float">
            <text:p>9.3501215</text:p>
          </table:table-cell>
          <table:table-cell table:formula="of:=[.C364]+[.A365]" office:value-type="float" office:value="60.075867584" calcext:value-type="float">
            <text:p>60.075867584</text:p>
          </table:table-cell>
        </table:table-row>
        <table:table-row table:style-name="ro1">
          <table:table-cell office:value-type="float" office:value="0.1079118" calcext:value-type="float">
            <text:p>0.1079118</text:p>
          </table:table-cell>
          <table:table-cell office:value-type="float" office:value="9.266827" calcext:value-type="float">
            <text:p>9.266827</text:p>
          </table:table-cell>
          <table:table-cell table:formula="of:=[.C365]+[.A366]" office:value-type="float" office:value="60.183779384" calcext:value-type="float">
            <text:p>60.183779384</text:p>
          </table:table-cell>
        </table:table-row>
        <table:table-row table:style-name="ro1">
          <table:table-cell office:value-type="float" office:value="0.10901045" calcext:value-type="float">
            <text:p>0.10901045</text:p>
          </table:table-cell>
          <table:table-cell office:value-type="float" office:value="9.173432" calcext:value-type="float">
            <text:p>9.173432</text:p>
          </table:table-cell>
          <table:table-cell table:formula="of:=[.C366]+[.A367]" office:value-type="float" office:value="60.292789834" calcext:value-type="float">
            <text:p>60.292789834</text:p>
          </table:table-cell>
        </table:table-row>
        <table:table-row table:style-name="ro1">
          <table:table-cell office:value-type="float" office:value="0.110124364" calcext:value-type="float">
            <text:p>0.110124364</text:p>
          </table:table-cell>
          <table:table-cell office:value-type="float" office:value="9.080643" calcext:value-type="float">
            <text:p>9.080643</text:p>
          </table:table-cell>
          <table:table-cell table:formula="of:=[.C367]+[.A368]" office:value-type="float" office:value="60.402914198" calcext:value-type="float">
            <text:p>60.402914198</text:p>
          </table:table-cell>
        </table:table-row>
        <table:table-row table:style-name="ro1">
          <table:table-cell office:value-type="float" office:value="0.111299306" calcext:value-type="float">
            <text:p>0.111299306</text:p>
          </table:table-cell>
          <table:table-cell office:value-type="float" office:value="8.984782" calcext:value-type="float">
            <text:p>8.984782</text:p>
          </table:table-cell>
          <table:table-cell table:formula="of:=[.C368]+[.A369]" office:value-type="float" office:value="60.514213504" calcext:value-type="float">
            <text:p>60.514213504</text:p>
          </table:table-cell>
        </table:table-row>
        <table:table-row table:style-name="ro1">
          <table:table-cell office:value-type="float" office:value="0.11242847" calcext:value-type="float">
            <text:p>0.11242847</text:p>
          </table:table-cell>
          <table:table-cell office:value-type="float" office:value="8.894545" calcext:value-type="float">
            <text:p>8.894545</text:p>
          </table:table-cell>
          <table:table-cell table:formula="of:=[.C369]+[.A370]" office:value-type="float" office:value="60.626641974" calcext:value-type="float">
            <text:p>60.626641974</text:p>
          </table:table-cell>
        </table:table-row>
        <table:table-row table:style-name="ro1">
          <table:table-cell office:value-type="float" office:value="0.113679715" calcext:value-type="float">
            <text:p>0.113679715</text:p>
          </table:table-cell>
          <table:table-cell office:value-type="float" office:value="8.796644" calcext:value-type="float">
            <text:p>8.796644</text:p>
          </table:table-cell>
          <table:table-cell table:formula="of:=[.C370]+[.A371]" office:value-type="float" office:value="60.740321689" calcext:value-type="float">
            <text:p>60.740321689</text:p>
          </table:table-cell>
        </table:table-row>
        <table:table-row table:style-name="ro1">
          <table:table-cell office:value-type="float" office:value="0.114885174" calcext:value-type="float">
            <text:p>0.114885174</text:p>
          </table:table-cell>
          <table:table-cell office:value-type="float" office:value="8.704344" calcext:value-type="float">
            <text:p>8.704344</text:p>
          </table:table-cell>
          <table:table-cell table:formula="of:=[.C371]+[.A372]" office:value-type="float" office:value="60.855206863" calcext:value-type="float">
            <text:p>60.855206863</text:p>
          </table:table-cell>
        </table:table-row>
        <table:table-row table:style-name="ro1">
          <table:table-cell office:value-type="float" office:value="0.116044864" calcext:value-type="float">
            <text:p>0.116044864</text:p>
          </table:table-cell>
          <table:table-cell office:value-type="float" office:value="8.617357" calcext:value-type="float">
            <text:p>8.617357</text:p>
          </table:table-cell>
          <table:table-cell table:formula="of:=[.C372]+[.A373]" office:value-type="float" office:value="60.971251727" calcext:value-type="float">
            <text:p>60.971251727</text:p>
          </table:table-cell>
        </table:table-row>
        <table:table-row table:style-name="ro1">
          <table:table-cell office:value-type="float" office:value="0.11700618" calcext:value-type="float">
            <text:p>0.11700618</text:p>
          </table:table-cell>
          <table:table-cell office:value-type="float" office:value="8.546556" calcext:value-type="float">
            <text:p>8.546556</text:p>
          </table:table-cell>
          <table:table-cell table:formula="of:=[.C373]+[.A374]" office:value-type="float" office:value="61.088257907" calcext:value-type="float">
            <text:p>61.088257907</text:p>
          </table:table-cell>
        </table:table-row>
        <table:table-row table:style-name="ro1">
          <table:table-cell office:value-type="float" office:value="0.117830165" calcext:value-type="float">
            <text:p>0.117830165</text:p>
          </table:table-cell>
          <table:table-cell office:value-type="float" office:value="8.486791" calcext:value-type="float">
            <text:p>8.486791</text:p>
          </table:table-cell>
          <table:table-cell table:formula="of:=[.C374]+[.A375]" office:value-type="float" office:value="61.206088072" calcext:value-type="float">
            <text:p>61.206088072</text:p>
          </table:table-cell>
        </table:table-row>
        <table:table-row table:style-name="ro1">
          <table:table-cell office:value-type="float" office:value="0.11831845" calcext:value-type="float">
            <text:p>0.11831845</text:p>
          </table:table-cell>
          <table:table-cell office:value-type="float" office:value="8.451767" calcext:value-type="float">
            <text:p>8.451767</text:p>
          </table:table-cell>
          <table:table-cell table:formula="of:=[.C375]+[.A376]" office:value-type="float" office:value="61.324406522" calcext:value-type="float">
            <text:p>61.324406522</text:p>
          </table:table-cell>
        </table:table-row>
        <table:table-row table:style-name="ro1">
          <table:table-cell office:value-type="float" office:value="0.11850157" calcext:value-type="float">
            <text:p>0.11850157</text:p>
          </table:table-cell>
          <table:table-cell office:value-type="float" office:value="8.438707" calcext:value-type="float">
            <text:p>8.438707</text:p>
          </table:table-cell>
          <table:table-cell table:formula="of:=[.C376]+[.A377]" office:value-type="float" office:value="61.442908092" calcext:value-type="float">
            <text:p>61.442908092</text:p>
          </table:table-cell>
        </table:table-row>
        <table:table-row table:style-name="ro1">
          <table:table-cell office:value-type="float" office:value="0.117830165" calcext:value-type="float">
            <text:p>0.117830165</text:p>
          </table:table-cell>
          <table:table-cell office:value-type="float" office:value="8.486791" calcext:value-type="float">
            <text:p>8.486791</text:p>
          </table:table-cell>
          <table:table-cell table:formula="of:=[.C377]+[.A378]" office:value-type="float" office:value="61.560738257" calcext:value-type="float">
            <text:p>61.560738257</text:p>
          </table:table-cell>
        </table:table-row>
        <table:table-row table:style-name="ro1">
          <table:table-cell office:value-type="float" office:value="0.11667048" calcext:value-type="float">
            <text:p>0.11667048</text:p>
          </table:table-cell>
          <table:table-cell office:value-type="float" office:value="8.571149" calcext:value-type="float">
            <text:p>8.571149</text:p>
          </table:table-cell>
          <table:table-cell table:formula="of:=[.C378]+[.A379]" office:value-type="float" office:value="61.677408737" calcext:value-type="float">
            <text:p>61.677408737</text:p>
          </table:table-cell>
        </table:table-row>
        <table:table-row table:style-name="ro1">
          <table:table-cell office:value-type="float" office:value="0.115220875" calcext:value-type="float">
            <text:p>0.115220875</text:p>
          </table:table-cell>
          <table:table-cell office:value-type="float" office:value="8.678983" calcext:value-type="float">
            <text:p>8.678983</text:p>
          </table:table-cell>
          <table:table-cell table:formula="of:=[.C379]+[.A380]" office:value-type="float" office:value="61.792629612" calcext:value-type="float">
            <text:p>61.792629612</text:p>
          </table:table-cell>
        </table:table-row>
        <table:table-row table:style-name="ro1">
          <table:table-cell office:value-type="float" office:value="0.11325246" calcext:value-type="float">
            <text:p>0.11325246</text:p>
          </table:table-cell>
          <table:table-cell office:value-type="float" office:value="8.82983" calcext:value-type="float">
            <text:p>8.82983</text:p>
          </table:table-cell>
          <table:table-cell table:formula="of:=[.C380]+[.A381]" office:value-type="float" office:value="61.905882072" calcext:value-type="float">
            <text:p>61.905882072</text:p>
          </table:table-cell>
        </table:table-row>
        <table:table-row table:style-name="ro1">
          <table:table-cell office:value-type="float" office:value="0.11114672" calcext:value-type="float">
            <text:p>0.11114672</text:p>
          </table:table-cell>
          <table:table-cell office:value-type="float" office:value="8.997117" calcext:value-type="float">
            <text:p>8.997117</text:p>
          </table:table-cell>
          <table:table-cell table:formula="of:=[.C381]+[.A382]" office:value-type="float" office:value="62.017028792" calcext:value-type="float">
            <text:p>62.017028792</text:p>
          </table:table-cell>
        </table:table-row>
        <table:table-row table:style-name="ro1">
          <table:table-cell office:value-type="float" office:value="0.1092546" calcext:value-type="float">
            <text:p>0.1092546</text:p>
          </table:table-cell>
          <table:table-cell office:value-type="float" office:value="9.152933" calcext:value-type="float">
            <text:p>9.152933</text:p>
          </table:table-cell>
          <table:table-cell table:formula="of:=[.C382]+[.A383]" office:value-type="float" office:value="62.126283392" calcext:value-type="float">
            <text:p>62.126283392</text:p>
          </table:table-cell>
        </table:table-row>
        <table:table-row table:style-name="ro1">
          <table:table-cell office:value-type="float" office:value="0.10716411" calcext:value-type="float">
            <text:p>0.10716411</text:p>
          </table:table-cell>
          <table:table-cell office:value-type="float" office:value="9.331483" calcext:value-type="float">
            <text:p>9.331483</text:p>
          </table:table-cell>
          <table:table-cell table:formula="of:=[.C383]+[.A384]" office:value-type="float" office:value="62.233447502" calcext:value-type="float">
            <text:p>62.233447502</text:p>
          </table:table-cell>
        </table:table-row>
        <table:table-row table:style-name="ro1">
          <table:table-cell office:value-type="float" office:value="0.105165176" calcext:value-type="float">
            <text:p>0.105165176</text:p>
          </table:table-cell>
          <table:table-cell office:value-type="float" office:value="9.508851" calcext:value-type="float">
            <text:p>9.508851</text:p>
          </table:table-cell>
          <table:table-cell table:formula="of:=[.C384]+[.A385]" office:value-type="float" office:value="62.338612678" calcext:value-type="float">
            <text:p>62.338612678</text:p>
          </table:table-cell>
        </table:table-row>
        <table:table-row table:style-name="ro1">
          <table:table-cell office:value-type="float" office:value="0.10324254" calcext:value-type="float">
            <text:p>0.10324254</text:p>
          </table:table-cell>
          <table:table-cell office:value-type="float" office:value="9.68593" calcext:value-type="float">
            <text:p>9.68593</text:p>
          </table:table-cell>
          <table:table-cell table:formula="of:=[.C385]+[.A386]" office:value-type="float" office:value="62.441855218" calcext:value-type="float">
            <text:p>62.441855218</text:p>
          </table:table-cell>
        </table:table-row>
        <table:table-row table:style-name="ro1">
          <table:table-cell office:value-type="float" office:value="0.10182346" calcext:value-type="float">
            <text:p>0.10182346</text:p>
          </table:table-cell>
          <table:table-cell office:value-type="float" office:value="9.82092" calcext:value-type="float">
            <text:p>9.82092</text:p>
          </table:table-cell>
          <table:table-cell table:formula="of:=[.C386]+[.A387]" office:value-type="float" office:value="62.543678678" calcext:value-type="float">
            <text:p>62.543678678</text:p>
          </table:table-cell>
        </table:table-row>
        <table:table-row table:style-name="ro1">
          <table:table-cell office:value-type="float" office:value="0.100679025" calcext:value-type="float">
            <text:p>0.100679025</text:p>
          </table:table-cell>
          <table:table-cell office:value-type="float" office:value="9.932556" calcext:value-type="float">
            <text:p>9.932556</text:p>
          </table:table-cell>
          <table:table-cell table:formula="of:=[.C387]+[.A388]" office:value-type="float" office:value="62.644357703" calcext:value-type="float">
            <text:p>62.644357703</text:p>
          </table:table-cell>
        </table:table-row>
        <table:table-row table:style-name="ro1">
          <table:table-cell office:value-type="float" office:value="0.09988556" calcext:value-type="float">
            <text:p>0.09988556</text:p>
          </table:table-cell>
          <table:table-cell office:value-type="float" office:value="10.0114565" calcext:value-type="float">
            <text:p>10.0114565</text:p>
          </table:table-cell>
          <table:table-cell table:formula="of:=[.C388]+[.A389]" office:value-type="float" office:value="62.744243263" calcext:value-type="float">
            <text:p>62.744243263</text:p>
          </table:table-cell>
        </table:table-row>
        <table:table-row table:style-name="ro1">
          <table:table-cell office:value-type="float" office:value="0.09945831" calcext:value-type="float">
            <text:p>0.09945831</text:p>
          </table:table-cell>
          <table:table-cell office:value-type="float" office:value="10.054464" calcext:value-type="float">
            <text:p>10.054464</text:p>
          </table:table-cell>
          <table:table-cell table:formula="of:=[.C389]+[.A390]" office:value-type="float" office:value="62.843701573" calcext:value-type="float">
            <text:p>62.843701573</text:p>
          </table:table-cell>
        </table:table-row>
        <table:table-row table:style-name="ro1">
          <table:table-cell office:value-type="float" office:value="0.09922942" calcext:value-type="float">
            <text:p>0.09922942</text:p>
          </table:table-cell>
          <table:table-cell office:value-type="float" office:value="10.077657" calcext:value-type="float">
            <text:p>10.077657</text:p>
          </table:table-cell>
          <table:table-cell table:formula="of:=[.C390]+[.A391]" office:value-type="float" office:value="62.942930993" calcext:value-type="float">
            <text:p>62.942930993</text:p>
          </table:table-cell>
        </table:table-row>
        <table:table-row table:style-name="ro1">
          <table:table-cell office:value-type="float" office:value="0.0991989" calcext:value-type="float">
            <text:p>0.0991989</text:p>
          </table:table-cell>
          <table:table-cell office:value-type="float" office:value="10.080757" calcext:value-type="float">
            <text:p>10.080757</text:p>
          </table:table-cell>
          <table:table-cell table:formula="of:=[.C391]+[.A392]" office:value-type="float" office:value="63.042129893" calcext:value-type="float">
            <text:p>63.042129893</text:p>
          </table:table-cell>
        </table:table-row>
        <table:table-row table:style-name="ro1">
          <table:table-cell office:value-type="float" office:value="0.09910735" calcext:value-type="float">
            <text:p>0.09910735</text:p>
          </table:table-cell>
          <table:table-cell office:value-type="float" office:value="10.09007" calcext:value-type="float">
            <text:p>10.09007</text:p>
          </table:table-cell>
          <table:table-cell table:formula="of:=[.C392]+[.A393]" office:value-type="float" office:value="63.141237243" calcext:value-type="float">
            <text:p>63.141237243</text:p>
          </table:table-cell>
        </table:table-row>
        <table:table-row table:style-name="ro1">
          <table:table-cell office:value-type="float" office:value="0.09916838" calcext:value-type="float">
            <text:p>0.09916838</text:p>
          </table:table-cell>
          <table:table-cell office:value-type="float" office:value="10.083859" calcext:value-type="float">
            <text:p>10.083859</text:p>
          </table:table-cell>
          <table:table-cell table:formula="of:=[.C393]+[.A394]" office:value-type="float" office:value="63.240405623" calcext:value-type="float">
            <text:p>63.240405623</text:p>
          </table:table-cell>
        </table:table-row>
        <table:table-row table:style-name="ro1">
          <table:table-cell office:value-type="float" office:value="0.099275194" calcext:value-type="float">
            <text:p>0.099275194</text:p>
          </table:table-cell>
          <table:table-cell office:value-type="float" office:value="10.07301" calcext:value-type="float">
            <text:p>10.07301</text:p>
          </table:table-cell>
          <table:table-cell table:formula="of:=[.C394]+[.A395]" office:value-type="float" office:value="63.339680817" calcext:value-type="float">
            <text:p>63.339680817</text:p>
          </table:table-cell>
        </table:table-row>
        <table:table-row table:style-name="ro1">
          <table:table-cell office:value-type="float" office:value="0.09933623" calcext:value-type="float">
            <text:p>0.09933623</text:p>
          </table:table-cell>
          <table:table-cell office:value-type="float" office:value="10.066821" calcext:value-type="float">
            <text:p>10.066821</text:p>
          </table:table-cell>
          <table:table-cell table:formula="of:=[.C395]+[.A396]" office:value-type="float" office:value="63.439017047" calcext:value-type="float">
            <text:p>63.439017047</text:p>
          </table:table-cell>
        </table:table-row>
        <table:table-row table:style-name="ro1">
          <table:table-cell office:value-type="float" office:value="0.09942779" calcext:value-type="float">
            <text:p>0.09942779</text:p>
          </table:table-cell>
          <table:table-cell office:value-type="float" office:value="10.05755" calcext:value-type="float">
            <text:p>10.05755</text:p>
          </table:table-cell>
          <table:table-cell table:formula="of:=[.C396]+[.A397]" office:value-type="float" office:value="63.538444837" calcext:value-type="float">
            <text:p>63.538444837</text:p>
          </table:table-cell>
        </table:table-row>
        <table:table-row table:style-name="ro1">
          <table:table-cell office:value-type="float" office:value="0.09968719" calcext:value-type="float">
            <text:p>0.09968719</text:p>
          </table:table-cell>
          <table:table-cell office:value-type="float" office:value="10.03138" calcext:value-type="float">
            <text:p>10.03138</text:p>
          </table:table-cell>
          <table:table-cell table:formula="of:=[.C397]+[.A398]" office:value-type="float" office:value="63.638132027" calcext:value-type="float">
            <text:p>63.638132027</text:p>
          </table:table-cell>
        </table:table-row>
        <table:table-row table:style-name="ro1">
          <table:table-cell office:value-type="float" office:value="0.10011444" calcext:value-type="float">
            <text:p>0.10011444</text:p>
          </table:table-cell>
          <table:table-cell office:value-type="float" office:value="9.988568" calcext:value-type="float">
            <text:p>9.988568</text:p>
          </table:table-cell>
          <table:table-cell table:formula="of:=[.C398]+[.A399]" office:value-type="float" office:value="63.738246467" calcext:value-type="float">
            <text:p>63.738246467</text:p>
          </table:table-cell>
        </table:table-row>
        <table:table-row table:style-name="ro1">
          <table:table-cell office:value-type="float" office:value="0.10057221" calcext:value-type="float">
            <text:p>0.10057221</text:p>
          </table:table-cell>
          <table:table-cell office:value-type="float" office:value="9.943105" calcext:value-type="float">
            <text:p>9.943105</text:p>
          </table:table-cell>
          <table:table-cell table:formula="of:=[.C399]+[.A400]" office:value-type="float" office:value="63.838818677" calcext:value-type="float">
            <text:p>63.838818677</text:p>
          </table:table-cell>
        </table:table-row>
        <table:table-row table:style-name="ro1">
          <table:table-cell office:value-type="float" office:value="0.10112154" calcext:value-type="float">
            <text:p>0.10112154</text:p>
          </table:table-cell>
          <table:table-cell office:value-type="float" office:value="9.889091" calcext:value-type="float">
            <text:p>9.889091</text:p>
          </table:table-cell>
          <table:table-cell table:formula="of:=[.C400]+[.A401]" office:value-type="float" office:value="63.939940217" calcext:value-type="float">
            <text:p>63.939940217</text:p>
          </table:table-cell>
        </table:table-row>
        <table:table-row table:style-name="ro1">
          <table:table-cell office:value-type="float" office:value="0.10167086" calcext:value-type="float">
            <text:p>0.10167086</text:p>
          </table:table-cell>
          <table:table-cell office:value-type="float" office:value="9.83566" calcext:value-type="float">
            <text:p>9.83566</text:p>
          </table:table-cell>
          <table:table-cell table:formula="of:=[.C401]+[.A402]" office:value-type="float" office:value="64.041611077" calcext:value-type="float">
            <text:p>64.041611077</text:p>
          </table:table-cell>
        </table:table-row>
        <table:table-row table:style-name="ro1">
          <table:table-cell office:value-type="float" office:value="0.102327004" calcext:value-type="float">
            <text:p>0.102327004</text:p>
          </table:table-cell>
          <table:table-cell office:value-type="float" office:value="9.772591" calcext:value-type="float">
            <text:p>9.772591</text:p>
          </table:table-cell>
          <table:table-cell table:formula="of:=[.C402]+[.A403]" office:value-type="float" office:value="64.143938081" calcext:value-type="float">
            <text:p>64.143938081</text:p>
          </table:table-cell>
        </table:table-row>
        <table:table-row table:style-name="ro1">
          <table:table-cell office:value-type="float" office:value="0.103150986" calcext:value-type="float">
            <text:p>0.103150986</text:p>
          </table:table-cell>
          <table:table-cell office:value-type="float" office:value="9.694527" calcext:value-type="float">
            <text:p>9.694527</text:p>
          </table:table-cell>
          <table:table-cell table:formula="of:=[.C403]+[.A404]" office:value-type="float" office:value="64.247089067" calcext:value-type="float">
            <text:p>64.247089067</text:p>
          </table:table-cell>
        </table:table-row>
        <table:table-row table:style-name="ro1">
          <table:table-cell office:value-type="float" office:value="0.10394446" calcext:value-type="float">
            <text:p>0.10394446</text:p>
          </table:table-cell>
          <table:table-cell office:value-type="float" office:value="9.6205225" calcext:value-type="float">
            <text:p>9.6205225</text:p>
          </table:table-cell>
          <table:table-cell table:formula="of:=[.C404]+[.A405]" office:value-type="float" office:value="64.351033527" calcext:value-type="float">
            <text:p>64.351033527</text:p>
          </table:table-cell>
        </table:table-row>
        <table:table-row table:style-name="ro1">
          <table:table-cell office:value-type="float" office:value="0.10490578" calcext:value-type="float">
            <text:p>0.10490578</text:p>
          </table:table-cell>
          <table:table-cell office:value-type="float" office:value="9.532364" calcext:value-type="float">
            <text:p>9.532364</text:p>
          </table:table-cell>
          <table:table-cell table:formula="of:=[.C405]+[.A406]" office:value-type="float" office:value="64.455939307" calcext:value-type="float">
            <text:p>64.455939307</text:p>
          </table:table-cell>
        </table:table-row>
        <table:table-row table:style-name="ro1">
          <table:table-cell office:value-type="float" office:value="0.10583658" calcext:value-type="float">
            <text:p>0.10583658</text:p>
          </table:table-cell>
          <table:table-cell office:value-type="float" office:value="9.448529" calcext:value-type="float">
            <text:p>9.448529</text:p>
          </table:table-cell>
          <table:table-cell table:formula="of:=[.C406]+[.A407]" office:value-type="float" office:value="64.561775887" calcext:value-type="float">
            <text:p>64.561775887</text:p>
          </table:table-cell>
        </table:table-row>
        <table:table-row table:style-name="ro1">
          <table:table-cell office:value-type="float" office:value="0.10675212" calcext:value-type="float">
            <text:p>0.10675212</text:p>
          </table:table-cell>
          <table:table-cell office:value-type="float" office:value="9.367496" calcext:value-type="float">
            <text:p>9.367496</text:p>
          </table:table-cell>
          <table:table-cell table:formula="of:=[.C407]+[.A408]" office:value-type="float" office:value="64.668528007" calcext:value-type="float">
            <text:p>64.668528007</text:p>
          </table:table-cell>
        </table:table-row>
        <table:table-row table:style-name="ro1">
          <table:table-cell office:value-type="float" office:value="0.107743956" calcext:value-type="float">
            <text:p>0.107743956</text:p>
          </table:table-cell>
          <table:table-cell office:value-type="float" office:value="9.281262" calcext:value-type="float">
            <text:p>9.281262</text:p>
          </table:table-cell>
          <table:table-cell table:formula="of:=[.C408]+[.A409]" office:value-type="float" office:value="64.776271963" calcext:value-type="float">
            <text:p>64.776271963</text:p>
          </table:table-cell>
        </table:table-row>
        <table:table-row table:style-name="ro1">
          <table:table-cell office:value-type="float" office:value="0.10856794" calcext:value-type="float">
            <text:p>0.10856794</text:p>
          </table:table-cell>
          <table:table-cell office:value-type="float" office:value="9.210823" calcext:value-type="float">
            <text:p>9.210823</text:p>
          </table:table-cell>
          <table:table-cell table:formula="of:=[.C409]+[.A410]" office:value-type="float" office:value="64.884839903" calcext:value-type="float">
            <text:p>64.884839903</text:p>
          </table:table-cell>
        </table:table-row>
        <table:table-row table:style-name="ro1">
          <table:table-cell office:value-type="float" office:value="0.10933089" calcext:value-type="float">
            <text:p>0.10933089</text:p>
          </table:table-cell>
          <table:table-cell office:value-type="float" office:value="9.146545" calcext:value-type="float">
            <text:p>9.146545</text:p>
          </table:table-cell>
          <table:table-cell table:formula="of:=[.C410]+[.A411]" office:value-type="float" office:value="64.994170793" calcext:value-type="float">
            <text:p>64.994170793</text:p>
          </table:table-cell>
        </table:table-row>
        <table:table-row table:style-name="ro1">
          <table:table-cell office:value-type="float" office:value="0.110124364" calcext:value-type="float">
            <text:p>0.110124364</text:p>
          </table:table-cell>
          <table:table-cell office:value-type="float" office:value="9.080643" calcext:value-type="float">
            <text:p>9.080643</text:p>
          </table:table-cell>
          <table:table-cell table:formula="of:=[.C411]+[.A412]" office:value-type="float" office:value="65.104295157" calcext:value-type="float">
            <text:p>65.104295157</text:p>
          </table:table-cell>
        </table:table-row>
        <table:table-row table:style-name="ro1">
          <table:table-cell office:value-type="float" office:value="0.110856794" calcext:value-type="float">
            <text:p>0.110856794</text:p>
          </table:table-cell>
          <table:table-cell office:value-type="float" office:value="9.020647" calcext:value-type="float">
            <text:p>9.020647</text:p>
          </table:table-cell>
          <table:table-cell table:formula="of:=[.C412]+[.A413]" office:value-type="float" office:value="65.215151951" calcext:value-type="float">
            <text:p>65.215151951</text:p>
          </table:table-cell>
        </table:table-row>
        <table:table-row table:style-name="ro1">
          <table:table-cell office:value-type="float" office:value="0.11163501" calcext:value-type="float">
            <text:p>0.11163501</text:p>
          </table:table-cell>
          <table:table-cell office:value-type="float" office:value="8.957764" calcext:value-type="float">
            <text:p>8.957764</text:p>
          </table:table-cell>
          <table:table-cell table:formula="of:=[.C413]+[.A414]" office:value-type="float" office:value="65.326786961" calcext:value-type="float">
            <text:p>65.326786961</text:p>
          </table:table-cell>
        </table:table-row>
        <table:table-row table:style-name="ro1">
          <table:table-cell office:value-type="float" office:value="0.112382695" calcext:value-type="float">
            <text:p>0.112382695</text:p>
          </table:table-cell>
          <table:table-cell office:value-type="float" office:value="8.898168" calcext:value-type="float">
            <text:p>8.898168</text:p>
          </table:table-cell>
          <table:table-cell table:formula="of:=[.C414]+[.A415]" office:value-type="float" office:value="65.439169656" calcext:value-type="float">
            <text:p>65.439169656</text:p>
          </table:table-cell>
        </table:table-row>
        <table:table-row table:style-name="ro1">
          <table:table-cell office:value-type="float" office:value="0.11302357" calcext:value-type="float">
            <text:p>0.11302357</text:p>
          </table:table-cell>
          <table:table-cell office:value-type="float" office:value="8.8477125" calcext:value-type="float">
            <text:p>8.8477125</text:p>
          </table:table-cell>
          <table:table-cell table:formula="of:=[.C415]+[.A416]" office:value-type="float" office:value="65.552193226" calcext:value-type="float">
            <text:p>65.552193226</text:p>
          </table:table-cell>
        </table:table-row>
        <table:table-row table:style-name="ro1">
          <table:table-cell office:value-type="float" office:value="0.11348134" calcext:value-type="float">
            <text:p>0.11348134</text:p>
          </table:table-cell>
          <table:table-cell office:value-type="float" office:value="8.812021" calcext:value-type="float">
            <text:p>8.812021</text:p>
          </table:table-cell>
          <table:table-cell table:formula="of:=[.C416]+[.A417]" office:value-type="float" office:value="65.665674566" calcext:value-type="float">
            <text:p>65.665674566</text:p>
          </table:table-cell>
        </table:table-row>
        <table:table-row table:style-name="ro1">
          <table:table-cell office:value-type="float" office:value="0.11371023" calcext:value-type="float">
            <text:p>0.11371023</text:p>
          </table:table-cell>
          <table:table-cell office:value-type="float" office:value="8.794283" calcext:value-type="float">
            <text:p>8.794283</text:p>
          </table:table-cell>
          <table:table-cell table:formula="of:=[.C417]+[.A418]" office:value-type="float" office:value="65.779384796" calcext:value-type="float">
            <text:p>65.779384796</text:p>
          </table:table-cell>
        </table:table-row>
        <table:table-row table:style-name="ro1">
          <table:table-cell office:value-type="float" office:value="0.11389334" calcext:value-type="float">
            <text:p>0.11389334</text:p>
          </table:table-cell>
          <table:table-cell office:value-type="float" office:value="8.780145" calcext:value-type="float">
            <text:p>8.780145</text:p>
          </table:table-cell>
          <table:table-cell table:formula="of:=[.C418]+[.A419]" office:value-type="float" office:value="65.893278136" calcext:value-type="float">
            <text:p>65.893278136</text:p>
          </table:table-cell>
        </table:table-row>
        <table:table-row table:style-name="ro1">
          <table:table-cell office:value-type="float" office:value="0.11410697" calcext:value-type="float">
            <text:p>0.11410697</text:p>
          </table:table-cell>
          <table:table-cell office:value-type="float" office:value="8.763706" calcext:value-type="float">
            <text:p>8.763706</text:p>
          </table:table-cell>
          <table:table-cell table:formula="of:=[.C419]+[.A420]" office:value-type="float" office:value="66.007385106" calcext:value-type="float">
            <text:p>66.007385106</text:p>
          </table:table-cell>
        </table:table-row>
        <table:table-row table:style-name="ro1">
          <table:table-cell office:value-type="float" office:value="0.114137486" calcext:value-type="float">
            <text:p>0.114137486</text:p>
          </table:table-cell>
          <table:table-cell office:value-type="float" office:value="8.761363" calcext:value-type="float">
            <text:p>8.761363</text:p>
          </table:table-cell>
          <table:table-cell table:formula="of:=[.C420]+[.A421]" office:value-type="float" office:value="66.121522592" calcext:value-type="float">
            <text:p>66.121522592</text:p>
          </table:table-cell>
        </table:table-row>
        <table:table-row table:style-name="ro1">
          <table:table-cell office:value-type="float" office:value="0.11387808" calcext:value-type="float">
            <text:p>0.11387808</text:p>
          </table:table-cell>
          <table:table-cell office:value-type="float" office:value="8.781322" calcext:value-type="float">
            <text:p>8.781322</text:p>
          </table:table-cell>
          <table:table-cell table:formula="of:=[.C421]+[.A422]" office:value-type="float" office:value="66.235400672" calcext:value-type="float">
            <text:p>66.235400672</text:p>
          </table:table-cell>
        </table:table-row>
        <table:table-row table:style-name="ro1">
          <table:table-cell office:value-type="float" office:value="0.113450825" calcext:value-type="float">
            <text:p>0.113450825</text:p>
          </table:table-cell>
          <table:table-cell office:value-type="float" office:value="8.814391" calcext:value-type="float">
            <text:p>8.814391</text:p>
          </table:table-cell>
          <table:table-cell table:formula="of:=[.C422]+[.A423]" office:value-type="float" office:value="66.348851497" calcext:value-type="float">
            <text:p>66.348851497</text:p>
          </table:table-cell>
        </table:table-row>
        <table:table-row table:style-name="ro1">
          <table:table-cell office:value-type="float" office:value="0.113328755" calcext:value-type="float">
            <text:p>0.113328755</text:p>
          </table:table-cell>
          <table:table-cell office:value-type="float" office:value="8.823886" calcext:value-type="float">
            <text:p>8.823886</text:p>
          </table:table-cell>
          <table:table-cell table:formula="of:=[.C423]+[.A424]" office:value-type="float" office:value="66.462180252" calcext:value-type="float">
            <text:p>66.462180252</text:p>
          </table:table-cell>
        </table:table-row>
        <table:table-row table:style-name="ro1">
          <table:table-cell office:value-type="float" office:value="0.11325246" calcext:value-type="float">
            <text:p>0.11325246</text:p>
          </table:table-cell>
          <table:table-cell office:value-type="float" office:value="8.82983" calcext:value-type="float">
            <text:p>8.82983</text:p>
          </table:table-cell>
          <table:table-cell table:formula="of:=[.C424]+[.A425]" office:value-type="float" office:value="66.575432712" calcext:value-type="float">
            <text:p>66.575432712</text:p>
          </table:table-cell>
        </table:table-row>
        <table:table-row table:style-name="ro1">
          <table:table-cell office:value-type="float" office:value="0.11293202" calcext:value-type="float">
            <text:p>0.11293202</text:p>
          </table:table-cell>
          <table:table-cell office:value-type="float" office:value="8.854885" calcext:value-type="float">
            <text:p>8.854885</text:p>
          </table:table-cell>
          <table:table-cell table:formula="of:=[.C425]+[.A426]" office:value-type="float" office:value="66.688364732" calcext:value-type="float">
            <text:p>66.688364732</text:p>
          </table:table-cell>
        </table:table-row>
        <table:table-row table:style-name="ro1">
          <table:table-cell office:value-type="float" office:value="0.11241321" calcext:value-type="float">
            <text:p>0.11241321</text:p>
          </table:table-cell>
          <table:table-cell office:value-type="float" office:value="8.895752" calcext:value-type="float">
            <text:p>8.895752</text:p>
          </table:table-cell>
          <table:table-cell table:formula="of:=[.C426]+[.A427]" office:value-type="float" office:value="66.800777942" calcext:value-type="float">
            <text:p>66.800777942</text:p>
          </table:table-cell>
        </table:table-row>
        <table:table-row table:style-name="ro1">
          <table:table-cell office:value-type="float" office:value="0.112138554" calcext:value-type="float">
            <text:p>0.112138554</text:p>
          </table:table-cell>
          <table:table-cell office:value-type="float" office:value="8.91754" calcext:value-type="float">
            <text:p>8.91754</text:p>
          </table:table-cell>
          <table:table-cell table:formula="of:=[.C427]+[.A428]" office:value-type="float" office:value="66.912916496" calcext:value-type="float">
            <text:p>66.912916496</text:p>
          </table:table-cell>
        </table:table-row>
        <table:table-row table:style-name="ro1">
          <table:table-cell office:value-type="float" office:value="0.11223011" calcext:value-type="float">
            <text:p>0.11223011</text:p>
          </table:table-cell>
          <table:table-cell office:value-type="float" office:value="8.910265" calcext:value-type="float">
            <text:p>8.910265</text:p>
          </table:table-cell>
          <table:table-cell table:formula="of:=[.C428]+[.A429]" office:value-type="float" office:value="67.025146606" calcext:value-type="float">
            <text:p>67.025146606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429]+[.A430]" office:value-type="float" office:value="67.137453006" calcext:value-type="float">
            <text:p>67.137453006</text:p>
          </table:table-cell>
        </table:table-row>
        <table:table-row table:style-name="ro1">
          <table:table-cell office:value-type="float" office:value="0.11241321" calcext:value-type="float">
            <text:p>0.11241321</text:p>
          </table:table-cell>
          <table:table-cell office:value-type="float" office:value="8.895752" calcext:value-type="float">
            <text:p>8.895752</text:p>
          </table:table-cell>
          <table:table-cell table:formula="of:=[.C430]+[.A431]" office:value-type="float" office:value="67.249866216" calcext:value-type="float">
            <text:p>67.249866216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431]+[.A432]" office:value-type="float" office:value="67.362172616" calcext:value-type="float">
            <text:p>67.362172616</text:p>
          </table:table-cell>
        </table:table-row>
        <table:table-row table:style-name="ro1">
          <table:table-cell office:value-type="float" office:value="0.11189441" calcext:value-type="float">
            <text:p>0.11189441</text:p>
          </table:table-cell>
          <table:table-cell office:value-type="float" office:value="8.936997" calcext:value-type="float">
            <text:p>8.936997</text:p>
          </table:table-cell>
          <table:table-cell table:formula="of:=[.C432]+[.A433]" office:value-type="float" office:value="67.474067026" calcext:value-type="float">
            <text:p>67.474067026</text:p>
          </table:table-cell>
        </table:table-row>
        <table:table-row table:style-name="ro1">
          <table:table-cell office:value-type="float" office:value="0.11157397" calcext:value-type="float">
            <text:p>0.11157397</text:p>
          </table:table-cell>
          <table:table-cell office:value-type="float" office:value="8.962664" calcext:value-type="float">
            <text:p>8.962664</text:p>
          </table:table-cell>
          <table:table-cell table:formula="of:=[.C433]+[.A434]" office:value-type="float" office:value="67.585640996" calcext:value-type="float">
            <text:p>67.585640996</text:p>
          </table:table-cell>
        </table:table-row>
        <table:table-row table:style-name="ro1">
          <table:table-cell office:value-type="float" office:value="0.11136034" calcext:value-type="float">
            <text:p>0.11136034</text:p>
          </table:table-cell>
          <table:table-cell office:value-type="float" office:value="8.979857" calcext:value-type="float">
            <text:p>8.979857</text:p>
          </table:table-cell>
          <table:table-cell table:formula="of:=[.C434]+[.A435]" office:value-type="float" office:value="67.697001336" calcext:value-type="float">
            <text:p>67.697001336</text:p>
          </table:table-cell>
        </table:table-row>
        <table:table-row table:style-name="ro1">
          <table:table-cell office:value-type="float" office:value="0.111192495" calcext:value-type="float">
            <text:p>0.111192495</text:p>
          </table:table-cell>
          <table:table-cell office:value-type="float" office:value="8.993413" calcext:value-type="float">
            <text:p>8.993413</text:p>
          </table:table-cell>
          <table:table-cell table:formula="of:=[.C435]+[.A436]" office:value-type="float" office:value="67.808193831" calcext:value-type="float">
            <text:p>67.808193831</text:p>
          </table:table-cell>
        </table:table-row>
        <table:table-row table:style-name="ro1">
          <table:table-cell office:value-type="float" office:value="0.11102464" calcext:value-type="float">
            <text:p>0.11102464</text:p>
          </table:table-cell>
          <table:table-cell office:value-type="float" office:value="9.0070095" calcext:value-type="float">
            <text:p>9.0070095</text:p>
          </table:table-cell>
          <table:table-cell table:formula="of:=[.C436]+[.A437]" office:value-type="float" office:value="67.919218471" calcext:value-type="float">
            <text:p>67.919218471</text:p>
          </table:table-cell>
        </table:table-row>
        <table:table-row table:style-name="ro1">
          <table:table-cell office:value-type="float" office:value="0.11094835" calcext:value-type="float">
            <text:p>0.11094835</text:p>
          </table:table-cell>
          <table:table-cell office:value-type="float" office:value="9.013204" calcext:value-type="float">
            <text:p>9.013204</text:p>
          </table:table-cell>
          <table:table-cell table:formula="of:=[.C437]+[.A438]" office:value-type="float" office:value="68.030166821" calcext:value-type="float">
            <text:p>68.030166821</text:p>
          </table:table-cell>
        </table:table-row>
        <table:table-row table:style-name="ro1">
          <table:table-cell office:value-type="float" office:value="0.111177236" calcext:value-type="float">
            <text:p>0.111177236</text:p>
          </table:table-cell>
          <table:table-cell office:value-type="float" office:value="8.994647" calcext:value-type="float">
            <text:p>8.994647</text:p>
          </table:table-cell>
          <table:table-cell table:formula="of:=[.C438]+[.A439]" office:value-type="float" office:value="68.141344057" calcext:value-type="float">
            <text:p>68.141344057</text:p>
          </table:table-cell>
        </table:table-row>
        <table:table-row table:style-name="ro1">
          <table:table-cell office:value-type="float" office:value="0.1111162" calcext:value-type="float">
            <text:p>0.1111162</text:p>
          </table:table-cell>
          <table:table-cell office:value-type="float" office:value="8.999588" calcext:value-type="float">
            <text:p>8.999588</text:p>
          </table:table-cell>
          <table:table-cell table:formula="of:=[.C439]+[.A440]" office:value-type="float" office:value="68.252460257" calcext:value-type="float">
            <text:p>68.252460257</text:p>
          </table:table-cell>
        </table:table-row>
        <table:table-row table:style-name="ro1">
          <table:table-cell office:value-type="float" office:value="0.11061265" calcext:value-type="float">
            <text:p>0.11061265</text:p>
          </table:table-cell>
          <table:table-cell office:value-type="float" office:value="9.040557" calcext:value-type="float">
            <text:p>9.040557</text:p>
          </table:table-cell>
          <table:table-cell table:formula="of:=[.C440]+[.A441]" office:value-type="float" office:value="68.363072907" calcext:value-type="float">
            <text:p>68.363072907</text:p>
          </table:table-cell>
        </table:table-row>
        <table:table-row table:style-name="ro1">
          <table:table-cell office:value-type="float" office:value="0.10937667" calcext:value-type="float">
            <text:p>0.10937667</text:p>
          </table:table-cell>
          <table:table-cell office:value-type="float" office:value="9.142717" calcext:value-type="float">
            <text:p>9.142717</text:p>
          </table:table-cell>
          <table:table-cell table:formula="of:=[.C441]+[.A442]" office:value-type="float" office:value="68.472449577" calcext:value-type="float">
            <text:p>68.472449577</text:p>
          </table:table-cell>
        </table:table-row>
        <table:table-row table:style-name="ro1">
          <table:table-cell office:value-type="float" office:value="0.10749981" calcext:value-type="float">
            <text:p>0.10749981</text:p>
          </table:table-cell>
          <table:table-cell office:value-type="float" office:value="9.302342" calcext:value-type="float">
            <text:p>9.302342</text:p>
          </table:table-cell>
          <table:table-cell table:formula="of:=[.C442]+[.A443]" office:value-type="float" office:value="68.579949387" calcext:value-type="float">
            <text:p>68.579949387</text:p>
          </table:table-cell>
        </table:table-row>
        <table:table-row table:style-name="ro1">
          <table:table-cell office:value-type="float" office:value="0.105531394" calcext:value-type="float">
            <text:p>0.105531394</text:p>
          </table:table-cell>
          <table:table-cell office:value-type="float" office:value="9.475853" calcext:value-type="float">
            <text:p>9.475853</text:p>
          </table:table-cell>
          <table:table-cell table:formula="of:=[.C443]+[.A444]" office:value-type="float" office:value="68.685480781" calcext:value-type="float">
            <text:p>68.685480781</text:p>
          </table:table-cell>
        </table:table-row>
        <table:table-row table:style-name="ro1">
          <table:table-cell office:value-type="float" office:value="0.10394446" calcext:value-type="float">
            <text:p>0.10394446</text:p>
          </table:table-cell>
          <table:table-cell office:value-type="float" office:value="9.6205225" calcext:value-type="float">
            <text:p>9.6205225</text:p>
          </table:table-cell>
          <table:table-cell table:formula="of:=[.C444]+[.A445]" office:value-type="float" office:value="68.789425241" calcext:value-type="float">
            <text:p>68.789425241</text:p>
          </table:table-cell>
        </table:table-row>
        <table:table-row table:style-name="ro1">
          <table:table-cell office:value-type="float" office:value="0.10252537" calcext:value-type="float">
            <text:p>0.10252537</text:p>
          </table:table-cell>
          <table:table-cell office:value-type="float" office:value="9.753683" calcext:value-type="float">
            <text:p>9.753683</text:p>
          </table:table-cell>
          <table:table-cell table:formula="of:=[.C445]+[.A446]" office:value-type="float" office:value="68.8919506109999" calcext:value-type="float">
            <text:p>68.8919506109999</text:p>
          </table:table-cell>
        </table:table-row>
        <table:table-row table:style-name="ro1">
          <table:table-cell office:value-type="float" office:value="0.10154879" calcext:value-type="float">
            <text:p>0.10154879</text:p>
          </table:table-cell>
          <table:table-cell office:value-type="float" office:value="9.847483" calcext:value-type="float">
            <text:p>9.847483</text:p>
          </table:table-cell>
          <table:table-cell table:formula="of:=[.C446]+[.A447]" office:value-type="float" office:value="68.9934994009999" calcext:value-type="float">
            <text:p>68.9934994009999</text:p>
          </table:table-cell>
        </table:table-row>
        <table:table-row table:style-name="ro1">
          <table:table-cell office:value-type="float" office:value="0.10074006" calcext:value-type="float">
            <text:p>0.10074006</text:p>
          </table:table-cell>
          <table:table-cell office:value-type="float" office:value="9.926538" calcext:value-type="float">
            <text:p>9.926538</text:p>
          </table:table-cell>
          <table:table-cell table:formula="of:=[.C447]+[.A448]" office:value-type="float" office:value="69.0942394609999" calcext:value-type="float">
            <text:p>69.0942394609999</text:p>
          </table:table-cell>
        </table:table-row>
        <table:table-row table:style-name="ro1">
          <table:table-cell office:value-type="float" office:value="0.09997711" calcext:value-type="float">
            <text:p>0.09997711</text:p>
          </table:table-cell>
          <table:table-cell office:value-type="float" office:value="10.002289" calcext:value-type="float">
            <text:p>10.002289</text:p>
          </table:table-cell>
          <table:table-cell table:formula="of:=[.C448]+[.A449]" office:value-type="float" office:value="69.1942165709999" calcext:value-type="float">
            <text:p>69.1942165709999</text:p>
          </table:table-cell>
        </table:table-row>
        <table:table-row table:style-name="ro1">
          <table:table-cell office:value-type="float" office:value="0.09939727" calcext:value-type="float">
            <text:p>0.09939727</text:p>
          </table:table-cell>
          <table:table-cell office:value-type="float" office:value="10.060638" calcext:value-type="float">
            <text:p>10.060638</text:p>
          </table:table-cell>
          <table:table-cell table:formula="of:=[.C449]+[.A450]" office:value-type="float" office:value="69.2936138409999" calcext:value-type="float">
            <text:p>69.2936138409999</text:p>
          </table:table-cell>
        </table:table-row>
        <table:table-row table:style-name="ro1">
          <table:table-cell office:value-type="float" office:value="0.098542765" calcext:value-type="float">
            <text:p>0.098542765</text:p>
          </table:table-cell>
          <table:table-cell office:value-type="float" office:value="10.147878" calcext:value-type="float">
            <text:p>10.147878</text:p>
          </table:table-cell>
          <table:table-cell table:formula="of:=[.C450]+[.A451]" office:value-type="float" office:value="69.3921566059999" calcext:value-type="float">
            <text:p>69.3921566059999</text:p>
          </table:table-cell>
        </table:table-row>
        <table:table-row table:style-name="ro1">
          <table:table-cell office:value-type="float" office:value="0.09776455" calcext:value-type="float">
            <text:p>0.09776455</text:p>
          </table:table-cell>
          <table:table-cell office:value-type="float" office:value="10.228657" calcext:value-type="float">
            <text:p>10.228657</text:p>
          </table:table-cell>
          <table:table-cell table:formula="of:=[.C451]+[.A452]" office:value-type="float" office:value="69.4899211559999" calcext:value-type="float">
            <text:p>69.4899211559999</text:p>
          </table:table-cell>
        </table:table-row>
        <table:table-row table:style-name="ro1">
          <table:table-cell office:value-type="float" office:value="0.09715419" calcext:value-type="float">
            <text:p>0.09715419</text:p>
          </table:table-cell>
          <table:table-cell office:value-type="float" office:value="10.292917" calcext:value-type="float">
            <text:p>10.292917</text:p>
          </table:table-cell>
          <table:table-cell table:formula="of:=[.C452]+[.A453]" office:value-type="float" office:value="69.5870753459999" calcext:value-type="float">
            <text:p>69.5870753459999</text:p>
          </table:table-cell>
        </table:table-row>
        <table:table-row table:style-name="ro1">
          <table:table-cell office:value-type="float" office:value="0.09657435" calcext:value-type="float">
            <text:p>0.09657435</text:p>
          </table:table-cell>
          <table:table-cell office:value-type="float" office:value="10.354716" calcext:value-type="float">
            <text:p>10.354716</text:p>
          </table:table-cell>
          <table:table-cell table:formula="of:=[.C453]+[.A454]" office:value-type="float" office:value="69.6836496959999" calcext:value-type="float">
            <text:p>69.6836496959999</text:p>
          </table:table-cell>
        </table:table-row>
        <table:table-row table:style-name="ro1">
          <table:table-cell office:value-type="float" office:value="0.0960708" calcext:value-type="float">
            <text:p>0.0960708</text:p>
          </table:table-cell>
          <table:table-cell office:value-type="float" office:value="10.408989" calcext:value-type="float">
            <text:p>10.408989</text:p>
          </table:table-cell>
          <table:table-cell table:formula="of:=[.C454]+[.A455]" office:value-type="float" office:value="69.7797204959999" calcext:value-type="float">
            <text:p>69.7797204959999</text:p>
          </table:table-cell>
        </table:table-row>
        <table:table-row table:style-name="ro1">
          <table:table-cell office:value-type="float" office:value="0.09562829" calcext:value-type="float">
            <text:p>0.09562829</text:p>
          </table:table-cell>
          <table:table-cell office:value-type="float" office:value="10.457156" calcext:value-type="float">
            <text:p>10.457156</text:p>
          </table:table-cell>
          <table:table-cell table:formula="of:=[.C455]+[.A456]" office:value-type="float" office:value="69.8753487859999" calcext:value-type="float">
            <text:p>69.8753487859999</text:p>
          </table:table-cell>
        </table:table-row>
        <table:table-row table:style-name="ro1">
          <table:table-cell office:value-type="float" office:value="0.09526207" calcext:value-type="float">
            <text:p>0.09526207</text:p>
          </table:table-cell>
          <table:table-cell office:value-type="float" office:value="10.497357" calcext:value-type="float">
            <text:p>10.497357</text:p>
          </table:table-cell>
          <table:table-cell table:formula="of:=[.C456]+[.A457]" office:value-type="float" office:value="69.9706108559999" calcext:value-type="float">
            <text:p>69.9706108559999</text:p>
          </table:table-cell>
        </table:table-row>
        <table:table-row table:style-name="ro1">
          <table:table-cell office:value-type="float" office:value="0.095124744" calcext:value-type="float">
            <text:p>0.095124744</text:p>
          </table:table-cell>
          <table:table-cell office:value-type="float" office:value="10.512512" calcext:value-type="float">
            <text:p>10.512512</text:p>
          </table:table-cell>
          <table:table-cell table:formula="of:=[.C457]+[.A458]" office:value-type="float" office:value="70.0657355999999" calcext:value-type="float">
            <text:p>70.0657355999999</text:p>
          </table:table-cell>
        </table:table-row>
        <table:table-row table:style-name="ro1">
          <table:table-cell office:value-type="float" office:value="0.09485008" calcext:value-type="float">
            <text:p>0.09485008</text:p>
          </table:table-cell>
          <table:table-cell office:value-type="float" office:value="10.5429535" calcext:value-type="float">
            <text:p>10.5429535</text:p>
          </table:table-cell>
          <table:table-cell table:formula="of:=[.C458]+[.A459]" office:value-type="float" office:value="70.1605856799999" calcext:value-type="float">
            <text:p>70.1605856799999</text:p>
          </table:table-cell>
        </table:table-row>
        <table:table-row table:style-name="ro1">
          <table:table-cell office:value-type="float" office:value="0.09466697" calcext:value-type="float">
            <text:p>0.09466697</text:p>
          </table:table-cell>
          <table:table-cell office:value-type="float" office:value="10.563346" calcext:value-type="float">
            <text:p>10.563346</text:p>
          </table:table-cell>
          <table:table-cell table:formula="of:=[.C459]+[.A460]" office:value-type="float" office:value="70.2552526499999" calcext:value-type="float">
            <text:p>70.2552526499999</text:p>
          </table:table-cell>
        </table:table-row>
        <table:table-row table:style-name="ro1">
          <table:table-cell office:value-type="float" office:value="0.09436179" calcext:value-type="float">
            <text:p>0.09436179</text:p>
          </table:table-cell>
          <table:table-cell office:value-type="float" office:value="10.597509" calcext:value-type="float">
            <text:p>10.597509</text:p>
          </table:table-cell>
          <table:table-cell table:formula="of:=[.C460]+[.A461]" office:value-type="float" office:value="70.3496144399999" calcext:value-type="float">
            <text:p>70.3496144399999</text:p>
          </table:table-cell>
        </table:table-row>
        <table:table-row table:style-name="ro1">
          <table:table-cell office:value-type="float" office:value="0.09419394" calcext:value-type="float">
            <text:p>0.09419394</text:p>
          </table:table-cell>
          <table:table-cell office:value-type="float" office:value="10.616394" calcext:value-type="float">
            <text:p>10.616394</text:p>
          </table:table-cell>
          <table:table-cell table:formula="of:=[.C461]+[.A462]" office:value-type="float" office:value="70.4438083799999" calcext:value-type="float">
            <text:p>70.4438083799999</text:p>
          </table:table-cell>
        </table:table-row>
        <table:table-row table:style-name="ro1">
          <table:table-cell office:value-type="float" office:value="0.09439231" calcext:value-type="float">
            <text:p>0.09439231</text:p>
          </table:table-cell>
          <table:table-cell office:value-type="float" office:value="10.594084" calcext:value-type="float">
            <text:p>10.594084</text:p>
          </table:table-cell>
          <table:table-cell table:formula="of:=[.C462]+[.A463]" office:value-type="float" office:value="70.5382006899999" calcext:value-type="float">
            <text:p>70.5382006899999</text:p>
          </table:table-cell>
        </table:table-row>
        <table:table-row table:style-name="ro1">
          <table:table-cell office:value-type="float" office:value="0.0945449" calcext:value-type="float">
            <text:p>0.0945449</text:p>
          </table:table-cell>
          <table:table-cell office:value-type="float" office:value="10.576984" calcext:value-type="float">
            <text:p>10.576984</text:p>
          </table:table-cell>
          <table:table-cell table:formula="of:=[.C463]+[.A464]" office:value-type="float" office:value="70.6327455899999" calcext:value-type="float">
            <text:p>70.6327455899999</text:p>
          </table:table-cell>
        </table:table-row>
        <table:table-row table:style-name="ro1">
          <table:table-cell office:value-type="float" office:value="0.094895855" calcext:value-type="float">
            <text:p>0.094895855</text:p>
          </table:table-cell>
          <table:table-cell office:value-type="float" office:value="10.537868" calcext:value-type="float">
            <text:p>10.537868</text:p>
          </table:table-cell>
          <table:table-cell table:formula="of:=[.C464]+[.A465]" office:value-type="float" office:value="70.7276414449999" calcext:value-type="float">
            <text:p>70.7276414449999</text:p>
          </table:table-cell>
        </table:table-row>
        <table:table-row table:style-name="ro1">
          <table:table-cell office:value-type="float" office:value="0.09530785" calcext:value-type="float">
            <text:p>0.09530785</text:p>
          </table:table-cell>
          <table:table-cell office:value-type="float" office:value="10.492315" calcext:value-type="float">
            <text:p>10.492315</text:p>
          </table:table-cell>
          <table:table-cell table:formula="of:=[.C465]+[.A466]" office:value-type="float" office:value="70.8229492949999" calcext:value-type="float">
            <text:p>70.8229492949999</text:p>
          </table:table-cell>
        </table:table-row>
        <table:table-row table:style-name="ro1">
          <table:table-cell office:value-type="float" office:value="0.0958114" calcext:value-type="float">
            <text:p>0.0958114</text:p>
          </table:table-cell>
          <table:table-cell office:value-type="float" office:value="10.437172" calcext:value-type="float">
            <text:p>10.437172</text:p>
          </table:table-cell>
          <table:table-cell table:formula="of:=[.C466]+[.A467]" office:value-type="float" office:value="70.9187606949999" calcext:value-type="float">
            <text:p>70.9187606949999</text:p>
          </table:table-cell>
        </table:table-row>
        <table:table-row table:style-name="ro1">
          <table:table-cell office:value-type="float" office:value="0.09645228" calcext:value-type="float">
            <text:p>0.09645228</text:p>
          </table:table-cell>
          <table:table-cell office:value-type="float" office:value="10.367822" calcext:value-type="float">
            <text:p>10.367822</text:p>
          </table:table-cell>
          <table:table-cell table:formula="of:=[.C467]+[.A468]" office:value-type="float" office:value="71.0152129749999" calcext:value-type="float">
            <text:p>71.0152129749999</text:p>
          </table:table-cell>
        </table:table-row>
        <table:table-row table:style-name="ro1">
          <table:table-cell office:value-type="float" office:value="0.0970779" calcext:value-type="float">
            <text:p>0.0970779</text:p>
          </table:table-cell>
          <table:table-cell office:value-type="float" office:value="10.301006" calcext:value-type="float">
            <text:p>10.301006</text:p>
          </table:table-cell>
          <table:table-cell table:formula="of:=[.C468]+[.A469]" office:value-type="float" office:value="71.1122908749999" calcext:value-type="float">
            <text:p>71.1122908749999</text:p>
          </table:table-cell>
        </table:table-row>
        <table:table-row table:style-name="ro1">
          <table:table-cell office:value-type="float" office:value="0.09777981" calcext:value-type="float">
            <text:p>0.09777981</text:p>
          </table:table-cell>
          <table:table-cell office:value-type="float" office:value="10.22706" calcext:value-type="float">
            <text:p>10.22706</text:p>
          </table:table-cell>
          <table:table-cell table:formula="of:=[.C469]+[.A470]" office:value-type="float" office:value="71.2100706849999" calcext:value-type="float">
            <text:p>71.2100706849999</text:p>
          </table:table-cell>
        </table:table-row>
        <table:table-row table:style-name="ro1">
          <table:table-cell office:value-type="float" office:value="0.098542765" calcext:value-type="float">
            <text:p>0.098542765</text:p>
          </table:table-cell>
          <table:table-cell office:value-type="float" office:value="10.147878" calcext:value-type="float">
            <text:p>10.147878</text:p>
          </table:table-cell>
          <table:table-cell table:formula="of:=[.C470]+[.A471]" office:value-type="float" office:value="71.30861345" calcext:value-type="float">
            <text:p>71.30861345</text:p>
          </table:table-cell>
        </table:table-row>
        <table:table-row table:style-name="ro1">
          <table:table-cell office:value-type="float" office:value="0.09930571" calcext:value-type="float">
            <text:p>0.09930571</text:p>
          </table:table-cell>
          <table:table-cell office:value-type="float" office:value="10.069915" calcext:value-type="float">
            <text:p>10.069915</text:p>
          </table:table-cell>
          <table:table-cell table:formula="of:=[.C471]+[.A472]" office:value-type="float" office:value="71.40791916" calcext:value-type="float">
            <text:p>71.40791916</text:p>
          </table:table-cell>
        </table:table-row>
        <table:table-row table:style-name="ro1">
          <table:table-cell office:value-type="float" office:value="0.100221254" calcext:value-type="float">
            <text:p>0.100221254</text:p>
          </table:table-cell>
          <table:table-cell office:value-type="float" office:value="9.977923" calcext:value-type="float">
            <text:p>9.977923</text:p>
          </table:table-cell>
          <table:table-cell table:formula="of:=[.C472]+[.A473]" office:value-type="float" office:value="71.508140414" calcext:value-type="float">
            <text:p>71.508140414</text:p>
          </table:table-cell>
        </table:table-row>
        <table:table-row table:style-name="ro1">
          <table:table-cell office:value-type="float" office:value="0.10110628" calcext:value-type="float">
            <text:p>0.10110628</text:p>
          </table:table-cell>
          <table:table-cell office:value-type="float" office:value="9.890583" calcext:value-type="float">
            <text:p>9.890583</text:p>
          </table:table-cell>
          <table:table-cell table:formula="of:=[.C473]+[.A474]" office:value-type="float" office:value="71.6092466939999" calcext:value-type="float">
            <text:p>71.6092466939999</text:p>
          </table:table-cell>
        </table:table-row>
        <table:table-row table:style-name="ro1">
          <table:table-cell office:value-type="float" office:value="0.102098115" calcext:value-type="float">
            <text:p>0.102098115</text:p>
          </table:table-cell>
          <table:table-cell office:value-type="float" office:value="9.7945" calcext:value-type="float">
            <text:p>9.7945</text:p>
          </table:table-cell>
          <table:table-cell table:formula="of:=[.C474]+[.A475]" office:value-type="float" office:value="71.711344809" calcext:value-type="float">
            <text:p>71.711344809</text:p>
          </table:table-cell>
        </table:table-row>
        <table:table-row table:style-name="ro1">
          <table:table-cell office:value-type="float" office:value="0.1029984" calcext:value-type="float">
            <text:p>0.1029984</text:p>
          </table:table-cell>
          <table:table-cell office:value-type="float" office:value="9.708889" calcext:value-type="float">
            <text:p>9.708889</text:p>
          </table:table-cell>
          <table:table-cell table:formula="of:=[.C475]+[.A476]" office:value-type="float" office:value="71.814343209" calcext:value-type="float">
            <text:p>71.814343209</text:p>
          </table:table-cell>
        </table:table-row>
        <table:table-row table:style-name="ro1">
          <table:table-cell office:value-type="float" office:value="0.103990234" calcext:value-type="float">
            <text:p>0.103990234</text:p>
          </table:table-cell>
          <table:table-cell office:value-type="float" office:value="9.616287" calcext:value-type="float">
            <text:p>9.616287</text:p>
          </table:table-cell>
          <table:table-cell table:formula="of:=[.C476]+[.A477]" office:value-type="float" office:value="71.918333443" calcext:value-type="float">
            <text:p>71.918333443</text:p>
          </table:table-cell>
        </table:table-row>
        <table:table-row table:style-name="ro1">
          <table:table-cell office:value-type="float" office:value="0.10502785" calcext:value-type="float">
            <text:p>0.10502785</text:p>
          </table:table-cell>
          <table:table-cell office:value-type="float" office:value="9.521285" calcext:value-type="float">
            <text:p>9.521285</text:p>
          </table:table-cell>
          <table:table-cell table:formula="of:=[.C477]+[.A478]" office:value-type="float" office:value="72.023361293" calcext:value-type="float">
            <text:p>72.023361293</text:p>
          </table:table-cell>
        </table:table-row>
        <table:table-row table:style-name="ro1">
          <table:table-cell office:value-type="float" office:value="0.10606546" calcext:value-type="float">
            <text:p>0.10606546</text:p>
          </table:table-cell>
          <table:table-cell office:value-type="float" office:value="9.42814" calcext:value-type="float">
            <text:p>9.42814</text:p>
          </table:table-cell>
          <table:table-cell table:formula="of:=[.C478]+[.A479]" office:value-type="float" office:value="72.1294267529999" calcext:value-type="float">
            <text:p>72.1294267529999</text:p>
          </table:table-cell>
        </table:table-row>
        <table:table-row table:style-name="ro1">
          <table:table-cell office:value-type="float" office:value="0.107057296" calcext:value-type="float">
            <text:p>0.107057296</text:p>
          </table:table-cell>
          <table:table-cell office:value-type="float" office:value="9.340793" calcext:value-type="float">
            <text:p>9.340793</text:p>
          </table:table-cell>
          <table:table-cell table:formula="of:=[.C479]+[.A480]" office:value-type="float" office:value="72.2364840489999" calcext:value-type="float">
            <text:p>72.2364840489999</text:p>
          </table:table-cell>
        </table:table-row>
        <table:table-row table:style-name="ro1">
          <table:table-cell office:value-type="float" office:value="0.10806439" calcext:value-type="float">
            <text:p>0.10806439</text:p>
          </table:table-cell>
          <table:table-cell office:value-type="float" office:value="9.253742" calcext:value-type="float">
            <text:p>9.253742</text:p>
          </table:table-cell>
          <table:table-cell table:formula="of:=[.C480]+[.A481]" office:value-type="float" office:value="72.3445484389999" calcext:value-type="float">
            <text:p>72.3445484389999</text:p>
          </table:table-cell>
        </table:table-row>
        <table:table-row table:style-name="ro1">
          <table:table-cell office:value-type="float" office:value="0.10890364" calcext:value-type="float">
            <text:p>0.10890364</text:p>
          </table:table-cell>
          <table:table-cell office:value-type="float" office:value="9.18243" calcext:value-type="float">
            <text:p>9.18243</text:p>
          </table:table-cell>
          <table:table-cell table:formula="of:=[.C481]+[.A482]" office:value-type="float" office:value="72.4534520789999" calcext:value-type="float">
            <text:p>72.4534520789999</text:p>
          </table:table-cell>
        </table:table-row>
        <table:table-row table:style-name="ro1">
          <table:table-cell office:value-type="float" office:value="0.109651335" calcext:value-type="float">
            <text:p>0.109651335</text:p>
          </table:table-cell>
          <table:table-cell office:value-type="float" office:value="9.119816" calcext:value-type="float">
            <text:p>9.119816</text:p>
          </table:table-cell>
          <table:table-cell table:formula="of:=[.C482]+[.A483]" office:value-type="float" office:value="72.5631034139999" calcext:value-type="float">
            <text:p>72.5631034139999</text:p>
          </table:table-cell>
        </table:table-row>
        <table:table-row table:style-name="ro1">
          <table:table-cell office:value-type="float" office:value="0.11029221" calcext:value-type="float">
            <text:p>0.11029221</text:p>
          </table:table-cell>
          <table:table-cell office:value-type="float" office:value="9.066823" calcext:value-type="float">
            <text:p>9.066823</text:p>
          </table:table-cell>
          <table:table-cell table:formula="of:=[.C483]+[.A484]" office:value-type="float" office:value="72.6733956239999" calcext:value-type="float">
            <text:p>72.6733956239999</text:p>
          </table:table-cell>
        </table:table-row>
        <table:table-row table:style-name="ro1">
          <table:table-cell office:value-type="float" office:value="0.11058213" calcext:value-type="float">
            <text:p>0.11058213</text:p>
          </table:table-cell>
          <table:table-cell office:value-type="float" office:value="9.043052" calcext:value-type="float">
            <text:p>9.043052</text:p>
          </table:table-cell>
          <table:table-cell table:formula="of:=[.C484]+[.A485]" office:value-type="float" office:value="72.7839777539999" calcext:value-type="float">
            <text:p>72.7839777539999</text:p>
          </table:table-cell>
        </table:table-row>
        <table:table-row table:style-name="ro1">
          <table:table-cell office:value-type="float" office:value="0.11009384" calcext:value-type="float">
            <text:p>0.11009384</text:p>
          </table:table-cell>
          <table:table-cell office:value-type="float" office:value="9.08316" calcext:value-type="float">
            <text:p>9.08316</text:p>
          </table:table-cell>
          <table:table-cell table:formula="of:=[.C485]+[.A486]" office:value-type="float" office:value="72.8940715939999" calcext:value-type="float">
            <text:p>72.8940715939999</text:p>
          </table:table-cell>
        </table:table-row>
        <table:table-row table:style-name="ro1">
          <table:table-cell office:value-type="float" office:value="0.10913253" calcext:value-type="float">
            <text:p>0.10913253</text:p>
          </table:table-cell>
          <table:table-cell office:value-type="float" office:value="9.163171" calcext:value-type="float">
            <text:p>9.163171</text:p>
          </table:table-cell>
          <table:table-cell table:formula="of:=[.C486]+[.A487]" office:value-type="float" office:value="73.0032041239999" calcext:value-type="float">
            <text:p>73.0032041239999</text:p>
          </table:table-cell>
        </table:table-row>
        <table:table-row table:style-name="ro1">
          <table:table-cell office:value-type="float" office:value="0.10720989" calcext:value-type="float">
            <text:p>0.10720989</text:p>
          </table:table-cell>
          <table:table-cell office:value-type="float" office:value="9.3274975" calcext:value-type="float">
            <text:p>9.3274975</text:p>
          </table:table-cell>
          <table:table-cell table:formula="of:=[.C487]+[.A488]" office:value-type="float" office:value="73.1104140139999" calcext:value-type="float">
            <text:p>73.1104140139999</text:p>
          </table:table-cell>
        </table:table-row>
        <table:table-row table:style-name="ro1">
          <table:table-cell office:value-type="float" office:value="0.10487526" calcext:value-type="float">
            <text:p>0.10487526</text:p>
          </table:table-cell>
          <table:table-cell office:value-type="float" office:value="9.535137" calcext:value-type="float">
            <text:p>9.535137</text:p>
          </table:table-cell>
          <table:table-cell table:formula="of:=[.C488]+[.A489]" office:value-type="float" office:value="73.2152892739999" calcext:value-type="float">
            <text:p>73.2152892739999</text:p>
          </table:table-cell>
        </table:table-row>
        <table:table-row table:style-name="ro1">
          <table:table-cell office:value-type="float" office:value="0.103379875" calcext:value-type="float">
            <text:p>0.103379875</text:p>
          </table:table-cell>
          <table:table-cell office:value-type="float" office:value="9.673062" calcext:value-type="float">
            <text:p>9.673062</text:p>
          </table:table-cell>
          <table:table-cell table:formula="of:=[.C489]+[.A490]" office:value-type="float" office:value="73.3186691489999" calcext:value-type="float">
            <text:p>73.3186691489999</text:p>
          </table:table-cell>
        </table:table-row>
        <table:table-row table:style-name="ro1">
          <table:table-cell office:value-type="float" office:value="0.102433816" calcext:value-type="float">
            <text:p>0.102433816</text:p>
          </table:table-cell>
          <table:table-cell office:value-type="float" office:value="9.762401" calcext:value-type="float">
            <text:p>9.762401</text:p>
          </table:table-cell>
          <table:table-cell table:formula="of:=[.C490]+[.A491]" office:value-type="float" office:value="73.4211029649999" calcext:value-type="float">
            <text:p>73.4211029649999</text:p>
          </table:table-cell>
        </table:table-row>
        <table:table-row table:style-name="ro1">
          <table:table-cell office:value-type="float" office:value="0.10202182" calcext:value-type="float">
            <text:p>0.10202182</text:p>
          </table:table-cell>
          <table:table-cell office:value-type="float" office:value="9.801825" calcext:value-type="float">
            <text:p>9.801825</text:p>
          </table:table-cell>
          <table:table-cell table:formula="of:=[.C491]+[.A492]" office:value-type="float" office:value="73.5231247849999" calcext:value-type="float">
            <text:p>73.5231247849999</text:p>
          </table:table-cell>
        </table:table-row>
        <table:table-row table:style-name="ro1">
          <table:table-cell office:value-type="float" office:value="0.10188449" calcext:value-type="float">
            <text:p>0.10188449</text:p>
          </table:table-cell>
          <table:table-cell office:value-type="float" office:value="9.815036" calcext:value-type="float">
            <text:p>9.815036</text:p>
          </table:table-cell>
          <table:table-cell table:formula="of:=[.C492]+[.A493]" office:value-type="float" office:value="73.6250092749999" calcext:value-type="float">
            <text:p>73.6250092749999</text:p>
          </table:table-cell>
        </table:table-row>
        <table:table-row table:style-name="ro1">
          <table:table-cell office:value-type="float" office:value="0.1017319" calcext:value-type="float">
            <text:p>0.1017319</text:p>
          </table:table-cell>
          <table:table-cell office:value-type="float" office:value="9.829759" calcext:value-type="float">
            <text:p>9.829759</text:p>
          </table:table-cell>
          <table:table-cell table:formula="of:=[.C493]+[.A494]" office:value-type="float" office:value="73.7267411749999" calcext:value-type="float">
            <text:p>73.7267411749999</text:p>
          </table:table-cell>
        </table:table-row>
        <table:table-row table:style-name="ro1">
          <table:table-cell office:value-type="float" office:value="0.1018082" calcext:value-type="float">
            <text:p>0.1018082</text:p>
          </table:table-cell>
          <table:table-cell office:value-type="float" office:value="9.8223915" calcext:value-type="float">
            <text:p>9.8223915</text:p>
          </table:table-cell>
          <table:table-cell table:formula="of:=[.C494]+[.A495]" office:value-type="float" office:value="73.8285493749999" calcext:value-type="float">
            <text:p>73.8285493749999</text:p>
          </table:table-cell>
        </table:table-row>
        <table:table-row table:style-name="ro1">
          <table:table-cell office:value-type="float" office:value="0.10182346" calcext:value-type="float">
            <text:p>0.10182346</text:p>
          </table:table-cell>
          <table:table-cell office:value-type="float" office:value="9.82092" calcext:value-type="float">
            <text:p>9.82092</text:p>
          </table:table-cell>
          <table:table-cell table:formula="of:=[.C495]+[.A496]" office:value-type="float" office:value="73.9303728349999" calcext:value-type="float">
            <text:p>73.9303728349999</text:p>
          </table:table-cell>
        </table:table-row>
        <table:table-row table:style-name="ro1">
          <table:table-cell office:value-type="float" office:value="0.10186923" calcext:value-type="float">
            <text:p>0.10186923</text:p>
          </table:table-cell>
          <table:table-cell office:value-type="float" office:value="9.816506" calcext:value-type="float">
            <text:p>9.816506</text:p>
          </table:table-cell>
          <table:table-cell table:formula="of:=[.C496]+[.A497]" office:value-type="float" office:value="74.0322420649999" calcext:value-type="float">
            <text:p>74.0322420649999</text:p>
          </table:table-cell>
        </table:table-row>
        <table:table-row table:style-name="ro1">
          <table:table-cell office:value-type="float" office:value="0.10177767" calcext:value-type="float">
            <text:p>0.10177767</text:p>
          </table:table-cell>
          <table:table-cell office:value-type="float" office:value="9.825337" calcext:value-type="float">
            <text:p>9.825337</text:p>
          </table:table-cell>
          <table:table-cell table:formula="of:=[.C497]+[.A498]" office:value-type="float" office:value="74.1340197349999" calcext:value-type="float">
            <text:p>74.1340197349999</text:p>
          </table:table-cell>
        </table:table-row>
        <table:table-row table:style-name="ro1">
          <table:table-cell office:value-type="float" office:value="0.10151827" calcext:value-type="float">
            <text:p>0.10151827</text:p>
          </table:table-cell>
          <table:table-cell office:value-type="float" office:value="9.850443" calcext:value-type="float">
            <text:p>9.850443</text:p>
          </table:table-cell>
          <table:table-cell table:formula="of:=[.C498]+[.A499]" office:value-type="float" office:value="74.2355380049999" calcext:value-type="float">
            <text:p>74.2355380049999</text:p>
          </table:table-cell>
        </table:table-row>
        <table:table-row table:style-name="ro1">
          <table:table-cell office:value-type="float" office:value="0.10118257" calcext:value-type="float">
            <text:p>0.10118257</text:p>
          </table:table-cell>
          <table:table-cell office:value-type="float" office:value="9.883125" calcext:value-type="float">
            <text:p>9.883125</text:p>
          </table:table-cell>
          <table:table-cell table:formula="of:=[.C499]+[.A500]" office:value-type="float" office:value="74.3367205749999" calcext:value-type="float">
            <text:p>74.3367205749999</text:p>
          </table:table-cell>
        </table:table-row>
        <table:table-row table:style-name="ro1">
          <table:table-cell office:value-type="float" office:value="0.10104524" calcext:value-type="float">
            <text:p>0.10104524</text:p>
          </table:table-cell>
          <table:table-cell office:value-type="float" office:value="9.896557" calcext:value-type="float">
            <text:p>9.896557</text:p>
          </table:table-cell>
          <table:table-cell table:formula="of:=[.C500]+[.A501]" office:value-type="float" office:value="74.4377658149999" calcext:value-type="float">
            <text:p>74.4377658149999</text:p>
          </table:table-cell>
        </table:table-row>
        <table:table-row table:style-name="ro1">
          <table:table-cell office:value-type="float" office:value="0.10095369" calcext:value-type="float">
            <text:p>0.10095369</text:p>
          </table:table-cell>
          <table:table-cell office:value-type="float" office:value="9.905532" calcext:value-type="float">
            <text:p>9.905532</text:p>
          </table:table-cell>
          <table:table-cell table:formula="of:=[.C501]+[.A502]" office:value-type="float" office:value="74.5387195049999" calcext:value-type="float">
            <text:p>74.5387195049999</text:p>
          </table:table-cell>
        </table:table-row>
        <table:table-row table:style-name="ro1">
          <table:table-cell office:value-type="float" office:value="0.10099947" calcext:value-type="float">
            <text:p>0.10099947</text:p>
          </table:table-cell>
          <table:table-cell office:value-type="float" office:value="9.901043" calcext:value-type="float">
            <text:p>9.901043</text:p>
          </table:table-cell>
          <table:table-cell table:formula="of:=[.C502]+[.A503]" office:value-type="float" office:value="74.639718975" calcext:value-type="float">
            <text:p>74.639718975</text:p>
          </table:table-cell>
        </table:table-row>
        <table:table-row table:style-name="ro1">
          <table:table-cell office:value-type="float" office:value="0.101152055" calcext:value-type="float">
            <text:p>0.101152055</text:p>
          </table:table-cell>
          <table:table-cell office:value-type="float" office:value="9.8861065" calcext:value-type="float">
            <text:p>9.8861065</text:p>
          </table:table-cell>
          <table:table-cell table:formula="of:=[.C503]+[.A504]" office:value-type="float" office:value="74.74087103" calcext:value-type="float">
            <text:p>74.74087103</text:p>
          </table:table-cell>
        </table:table-row>
        <table:table-row table:style-name="ro1">
          <table:table-cell office:value-type="float" office:value="0.10145724" calcext:value-type="float">
            <text:p>0.10145724</text:p>
          </table:table-cell>
          <table:table-cell office:value-type="float" office:value="9.856369" calcext:value-type="float">
            <text:p>9.856369</text:p>
          </table:table-cell>
          <table:table-cell table:formula="of:=[.C504]+[.A505]" office:value-type="float" office:value="74.84232827" calcext:value-type="float">
            <text:p>74.84232827</text:p>
          </table:table-cell>
        </table:table-row>
        <table:table-row table:style-name="ro1">
          <table:table-cell office:value-type="float" office:value="0.10200656" calcext:value-type="float">
            <text:p>0.10200656</text:p>
          </table:table-cell>
          <table:table-cell office:value-type="float" office:value="9.80329" calcext:value-type="float">
            <text:p>9.80329</text:p>
          </table:table-cell>
          <table:table-cell table:formula="of:=[.C505]+[.A506]" office:value-type="float" office:value="74.94433483" calcext:value-type="float">
            <text:p>74.94433483</text:p>
          </table:table-cell>
        </table:table-row>
        <table:table-row table:style-name="ro1">
          <table:table-cell office:value-type="float" office:value="0.102677956" calcext:value-type="float">
            <text:p>0.102677956</text:p>
          </table:table-cell>
          <table:table-cell office:value-type="float" office:value="9.739188" calcext:value-type="float">
            <text:p>9.739188</text:p>
          </table:table-cell>
          <table:table-cell table:formula="of:=[.C506]+[.A507]" office:value-type="float" office:value="75.047012786" calcext:value-type="float">
            <text:p>75.047012786</text:p>
          </table:table-cell>
        </table:table-row>
        <table:table-row table:style-name="ro1">
          <table:table-cell office:value-type="float" office:value="0.10336462" calcext:value-type="float">
            <text:p>0.10336462</text:p>
          </table:table-cell>
          <table:table-cell office:value-type="float" office:value="9.674491" calcext:value-type="float">
            <text:p>9.674491</text:p>
          </table:table-cell>
          <table:table-cell table:formula="of:=[.C507]+[.A508]" office:value-type="float" office:value="75.150377406" calcext:value-type="float">
            <text:p>75.150377406</text:p>
          </table:table-cell>
        </table:table-row>
        <table:table-row table:style-name="ro1">
          <table:table-cell office:value-type="float" office:value="0.10424964" calcext:value-type="float">
            <text:p>0.10424964</text:p>
          </table:table-cell>
          <table:table-cell office:value-type="float" office:value="9.59236" calcext:value-type="float">
            <text:p>9.59236</text:p>
          </table:table-cell>
          <table:table-cell table:formula="of:=[.C508]+[.A509]" office:value-type="float" office:value="75.254627046" calcext:value-type="float">
            <text:p>75.254627046</text:p>
          </table:table-cell>
        </table:table-row>
        <table:table-row table:style-name="ro1">
          <table:table-cell office:value-type="float" office:value="0.10508888" calcext:value-type="float">
            <text:p>0.10508888</text:p>
          </table:table-cell>
          <table:table-cell office:value-type="float" office:value="9.515755" calcext:value-type="float">
            <text:p>9.515755</text:p>
          </table:table-cell>
          <table:table-cell table:formula="of:=[.C509]+[.A510]" office:value-type="float" office:value="75.359715926" calcext:value-type="float">
            <text:p>75.359715926</text:p>
          </table:table-cell>
        </table:table-row>
        <table:table-row table:style-name="ro1">
          <table:table-cell office:value-type="float" office:value="0.106111236" calcext:value-type="float">
            <text:p>0.106111236</text:p>
          </table:table-cell>
          <table:table-cell office:value-type="float" office:value="9.424072" calcext:value-type="float">
            <text:p>9.424072</text:p>
          </table:table-cell>
          <table:table-cell table:formula="of:=[.C510]+[.A511]" office:value-type="float" office:value="75.465827162" calcext:value-type="float">
            <text:p>75.465827162</text:p>
          </table:table-cell>
        </table:table-row>
        <table:table-row table:style-name="ro1">
          <table:table-cell office:value-type="float" office:value="0.10713359" calcext:value-type="float">
            <text:p>0.10713359</text:p>
          </table:table-cell>
          <table:table-cell office:value-type="float" office:value="9.334141" calcext:value-type="float">
            <text:p>9.334141</text:p>
          </table:table-cell>
          <table:table-cell table:formula="of:=[.C511]+[.A512]" office:value-type="float" office:value="75.572960752" calcext:value-type="float">
            <text:p>75.572960752</text:p>
          </table:table-cell>
        </table:table-row>
        <table:table-row table:style-name="ro1">
          <table:table-cell office:value-type="float" office:value="0.10807965" calcext:value-type="float">
            <text:p>0.10807965</text:p>
          </table:table-cell>
          <table:table-cell office:value-type="float" office:value="9.252436" calcext:value-type="float">
            <text:p>9.252436</text:p>
          </table:table-cell>
          <table:table-cell table:formula="of:=[.C512]+[.A513]" office:value-type="float" office:value="75.681040402" calcext:value-type="float">
            <text:p>75.681040402</text:p>
          </table:table-cell>
        </table:table-row>
        <table:table-row table:style-name="ro1">
          <table:table-cell office:value-type="float" office:value="0.109178305" calcext:value-type="float">
            <text:p>0.109178305</text:p>
          </table:table-cell>
          <table:table-cell office:value-type="float" office:value="9.159328" calcext:value-type="float">
            <text:p>9.159328</text:p>
          </table:table-cell>
          <table:table-cell table:formula="of:=[.C513]+[.A514]" office:value-type="float" office:value="75.790218707" calcext:value-type="float">
            <text:p>75.790218707</text:p>
          </table:table-cell>
        </table:table-row>
        <table:table-row table:style-name="ro1">
          <table:table-cell office:value-type="float" office:value="0.11015488" calcext:value-type="float">
            <text:p>0.11015488</text:p>
          </table:table-cell>
          <table:table-cell office:value-type="float" office:value="9.078127" calcext:value-type="float">
            <text:p>9.078127</text:p>
          </table:table-cell>
          <table:table-cell table:formula="of:=[.C514]+[.A515]" office:value-type="float" office:value="75.900373587" calcext:value-type="float">
            <text:p>75.900373587</text:p>
          </table:table-cell>
        </table:table-row>
        <table:table-row table:style-name="ro1">
          <table:table-cell office:value-type="float" office:value="0.11122301" calcext:value-type="float">
            <text:p>0.11122301</text:p>
          </table:table-cell>
          <table:table-cell office:value-type="float" office:value="8.990945" calcext:value-type="float">
            <text:p>8.990945</text:p>
          </table:table-cell>
          <table:table-cell table:formula="of:=[.C515]+[.A516]" office:value-type="float" office:value="76.011596597" calcext:value-type="float">
            <text:p>76.011596597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516]+[.A517]" office:value-type="float" office:value="76.1239029969999" calcext:value-type="float">
            <text:p>76.1239029969999</text:p>
          </table:table-cell>
        </table:table-row>
        <table:table-row table:style-name="ro1">
          <table:table-cell office:value-type="float" office:value="0.11334401" calcext:value-type="float">
            <text:p>0.11334401</text:p>
          </table:table-cell>
          <table:table-cell office:value-type="float" office:value="8.822698" calcext:value-type="float">
            <text:p>8.822698</text:p>
          </table:table-cell>
          <table:table-cell table:formula="of:=[.C517]+[.A518]" office:value-type="float" office:value="76.237247007" calcext:value-type="float">
            <text:p>76.237247007</text:p>
          </table:table-cell>
        </table:table-row>
        <table:table-row table:style-name="ro1">
          <table:table-cell office:value-type="float" office:value="0.11445792" calcext:value-type="float">
            <text:p>0.11445792</text:p>
          </table:table-cell>
          <table:table-cell office:value-type="float" office:value="8.736835" calcext:value-type="float">
            <text:p>8.736835</text:p>
          </table:table-cell>
          <table:table-cell table:formula="of:=[.C518]+[.A519]" office:value-type="float" office:value="76.351704927" calcext:value-type="float">
            <text:p>76.351704927</text:p>
          </table:table-cell>
        </table:table-row>
        <table:table-row table:style-name="ro1">
          <table:table-cell office:value-type="float" office:value="0.1154345" calcext:value-type="float">
            <text:p>0.1154345</text:p>
          </table:table-cell>
          <table:table-cell office:value-type="float" office:value="8.662922" calcext:value-type="float">
            <text:p>8.662922</text:p>
          </table:table-cell>
          <table:table-cell table:formula="of:=[.C519]+[.A520]" office:value-type="float" office:value="76.467139427" calcext:value-type="float">
            <text:p>76.467139427</text:p>
          </table:table-cell>
        </table:table-row>
        <table:table-row table:style-name="ro1">
          <table:table-cell office:value-type="float" office:value="0.1163653" calcext:value-type="float">
            <text:p>0.1163653</text:p>
          </table:table-cell>
          <table:table-cell office:value-type="float" office:value="8.593628" calcext:value-type="float">
            <text:p>8.593628</text:p>
          </table:table-cell>
          <table:table-cell table:formula="of:=[.C520]+[.A521]" office:value-type="float" office:value="76.583504727" calcext:value-type="float">
            <text:p>76.583504727</text:p>
          </table:table-cell>
        </table:table-row>
        <table:table-row table:style-name="ro1">
          <table:table-cell office:value-type="float" office:value="0.11737239" calcext:value-type="float">
            <text:p>0.11737239</text:p>
          </table:table-cell>
          <table:table-cell office:value-type="float" office:value="8.519891" calcext:value-type="float">
            <text:p>8.519891</text:p>
          </table:table-cell>
          <table:table-cell table:formula="of:=[.C521]+[.A522]" office:value-type="float" office:value="76.700877117" calcext:value-type="float">
            <text:p>76.700877117</text:p>
          </table:table-cell>
        </table:table-row>
        <table:table-row table:style-name="ro1">
          <table:table-cell office:value-type="float" office:value="0.11821164" calcext:value-type="float">
            <text:p>0.11821164</text:p>
          </table:table-cell>
          <table:table-cell office:value-type="float" office:value="8.459403" calcext:value-type="float">
            <text:p>8.459403</text:p>
          </table:table-cell>
          <table:table-cell table:formula="of:=[.C522]+[.A523]" office:value-type="float" office:value="76.819088757" calcext:value-type="float">
            <text:p>76.819088757</text:p>
          </table:table-cell>
        </table:table-row>
        <table:table-row table:style-name="ro1">
          <table:table-cell office:value-type="float" office:value="0.118883036" calcext:value-type="float">
            <text:p>0.118883036</text:p>
          </table:table-cell>
          <table:table-cell office:value-type="float" office:value="8.41163" calcext:value-type="float">
            <text:p>8.41163</text:p>
          </table:table-cell>
          <table:table-cell table:formula="of:=[.C523]+[.A524]" office:value-type="float" office:value="76.937971793" calcext:value-type="float">
            <text:p>76.937971793</text:p>
          </table:table-cell>
        </table:table-row>
        <table:table-row table:style-name="ro1">
          <table:table-cell office:value-type="float" office:value="0.11929503" calcext:value-type="float">
            <text:p>0.11929503</text:p>
          </table:table-cell>
          <table:table-cell office:value-type="float" office:value="8.382579" calcext:value-type="float">
            <text:p>8.382579</text:p>
          </table:table-cell>
          <table:table-cell table:formula="of:=[.C524]+[.A525]" office:value-type="float" office:value="77.057266823" calcext:value-type="float">
            <text:p>77.057266823</text:p>
          </table:table-cell>
        </table:table-row>
        <table:table-row table:style-name="ro1">
          <table:table-cell office:value-type="float" office:value="0.11920348" calcext:value-type="float">
            <text:p>0.11920348</text:p>
          </table:table-cell>
          <table:table-cell office:value-type="float" office:value="8.389017" calcext:value-type="float">
            <text:p>8.389017</text:p>
          </table:table-cell>
          <table:table-cell table:formula="of:=[.C525]+[.A526]" office:value-type="float" office:value="77.176470303" calcext:value-type="float">
            <text:p>77.176470303</text:p>
          </table:table-cell>
        </table:table-row>
        <table:table-row table:style-name="ro1">
          <table:table-cell office:value-type="float" office:value="0.11868467" calcext:value-type="float">
            <text:p>0.11868467</text:p>
          </table:table-cell>
          <table:table-cell office:value-type="float" office:value="8.425688" calcext:value-type="float">
            <text:p>8.425688</text:p>
          </table:table-cell>
          <table:table-cell table:formula="of:=[.C526]+[.A527]" office:value-type="float" office:value="77.295154973" calcext:value-type="float">
            <text:p>77.295154973</text:p>
          </table:table-cell>
        </table:table-row>
        <table:table-row table:style-name="ro1">
          <table:table-cell office:value-type="float" office:value="0.118043795" calcext:value-type="float">
            <text:p>0.118043795</text:p>
          </table:table-cell>
          <table:table-cell office:value-type="float" office:value="8.471432" calcext:value-type="float">
            <text:p>8.471432</text:p>
          </table:table-cell>
          <table:table-cell table:formula="of:=[.C527]+[.A528]" office:value-type="float" office:value="77.413198768" calcext:value-type="float">
            <text:p>77.413198768</text:p>
          </table:table-cell>
        </table:table-row>
        <table:table-row table:style-name="ro1">
          <table:table-cell office:value-type="float" office:value="0.11750973" calcext:value-type="float">
            <text:p>0.11750973</text:p>
          </table:table-cell>
          <table:table-cell office:value-type="float" office:value="8.509933" calcext:value-type="float">
            <text:p>8.509933</text:p>
          </table:table-cell>
          <table:table-cell table:formula="of:=[.C528]+[.A529]" office:value-type="float" office:value="77.530708498" calcext:value-type="float">
            <text:p>77.530708498</text:p>
          </table:table-cell>
        </table:table-row>
        <table:table-row table:style-name="ro1">
          <table:table-cell office:value-type="float" office:value="0.11714351" calcext:value-type="float">
            <text:p>0.11714351</text:p>
          </table:table-cell>
          <table:table-cell office:value-type="float" office:value="8.536538" calcext:value-type="float">
            <text:p>8.536538</text:p>
          </table:table-cell>
          <table:table-cell table:formula="of:=[.C529]+[.A530]" office:value-type="float" office:value="77.647852008" calcext:value-type="float">
            <text:p>77.647852008</text:p>
          </table:table-cell>
        </table:table-row>
        <table:table-row table:style-name="ro1">
          <table:table-cell office:value-type="float" office:value="0.1170367" calcext:value-type="float">
            <text:p>0.1170367</text:p>
          </table:table-cell>
          <table:table-cell office:value-type="float" office:value="8.544329" calcext:value-type="float">
            <text:p>8.544329</text:p>
          </table:table-cell>
          <table:table-cell table:formula="of:=[.C530]+[.A531]" office:value-type="float" office:value="77.764888708" calcext:value-type="float">
            <text:p>77.764888708</text:p>
          </table:table-cell>
        </table:table-row>
        <table:table-row table:style-name="ro1">
          <table:table-cell office:value-type="float" office:value="0.11718929" calcext:value-type="float">
            <text:p>0.11718929</text:p>
          </table:table-cell>
          <table:table-cell office:value-type="float" office:value="8.533203" calcext:value-type="float">
            <text:p>8.533203</text:p>
          </table:table-cell>
          <table:table-cell table:formula="of:=[.C531]+[.A532]" office:value-type="float" office:value="77.882077998" calcext:value-type="float">
            <text:p>77.882077998</text:p>
          </table:table-cell>
        </table:table-row>
        <table:table-row table:style-name="ro1">
          <table:table-cell office:value-type="float" office:value="0.11749447" calcext:value-type="float">
            <text:p>0.11749447</text:p>
          </table:table-cell>
          <table:table-cell office:value-type="float" office:value="8.511039" calcext:value-type="float">
            <text:p>8.511039</text:p>
          </table:table-cell>
          <table:table-cell table:formula="of:=[.C532]+[.A533]" office:value-type="float" office:value="77.999572468" calcext:value-type="float">
            <text:p>77.999572468</text:p>
          </table:table-cell>
        </table:table-row>
        <table:table-row table:style-name="ro1">
          <table:table-cell office:value-type="float" office:value="0.11808957" calcext:value-type="float">
            <text:p>0.11808957</text:p>
          </table:table-cell>
          <table:table-cell office:value-type="float" office:value="8.468148" calcext:value-type="float">
            <text:p>8.468148</text:p>
          </table:table-cell>
          <table:table-cell table:formula="of:=[.C533]+[.A534]" office:value-type="float" office:value="78.117662038" calcext:value-type="float">
            <text:p>78.117662038</text:p>
          </table:table-cell>
        </table:table-row>
        <table:table-row table:style-name="ro1">
          <table:table-cell office:value-type="float" office:value="0.11879148" calcext:value-type="float">
            <text:p>0.11879148</text:p>
          </table:table-cell>
          <table:table-cell office:value-type="float" office:value="8.418112" calcext:value-type="float">
            <text:p>8.418112</text:p>
          </table:table-cell>
          <table:table-cell table:formula="of:=[.C534]+[.A535]" office:value-type="float" office:value="78.2364535179999" calcext:value-type="float">
            <text:p>78.2364535179999</text:p>
          </table:table-cell>
        </table:table-row>
        <table:table-row table:style-name="ro1">
          <table:table-cell office:value-type="float" office:value="0.11961547" calcext:value-type="float">
            <text:p>0.11961547</text:p>
          </table:table-cell>
          <table:table-cell office:value-type="float" office:value="8.360123" calcext:value-type="float">
            <text:p>8.360123</text:p>
          </table:table-cell>
          <table:table-cell table:formula="of:=[.C535]+[.A536]" office:value-type="float" office:value="78.356068988" calcext:value-type="float">
            <text:p>78.356068988</text:p>
          </table:table-cell>
        </table:table-row>
        <table:table-row table:style-name="ro1">
          <table:table-cell office:value-type="float" office:value="0.12014954" calcext:value-type="float">
            <text:p>0.12014954</text:p>
          </table:table-cell>
          <table:table-cell office:value-type="float" office:value="8.322962" calcext:value-type="float">
            <text:p>8.322962</text:p>
          </table:table-cell>
          <table:table-cell table:formula="of:=[.C536]+[.A537]" office:value-type="float" office:value="78.4762185279999" calcext:value-type="float">
            <text:p>78.4762185279999</text:p>
          </table:table-cell>
        </table:table-row>
        <table:table-row table:style-name="ro1">
          <table:table-cell office:value-type="float" office:value="0.12063783" calcext:value-type="float">
            <text:p>0.12063783</text:p>
          </table:table-cell>
          <table:table-cell office:value-type="float" office:value="8.289274" calcext:value-type="float">
            <text:p>8.289274</text:p>
          </table:table-cell>
          <table:table-cell table:formula="of:=[.C537]+[.A538]" office:value-type="float" office:value="78.596856358" calcext:value-type="float">
            <text:p>78.596856358</text:p>
          </table:table-cell>
        </table:table-row>
        <table:table-row table:style-name="ro1">
          <table:table-cell office:value-type="float" office:value="0.12111086" calcext:value-type="float">
            <text:p>0.12111086</text:p>
          </table:table-cell>
          <table:table-cell office:value-type="float" office:value="8.256898" calcext:value-type="float">
            <text:p>8.256898</text:p>
          </table:table-cell>
          <table:table-cell table:formula="of:=[.C538]+[.A539]" office:value-type="float" office:value="78.717967218" calcext:value-type="float">
            <text:p>78.717967218</text:p>
          </table:table-cell>
        </table:table-row>
        <table:table-row table:style-name="ro1">
          <table:table-cell office:value-type="float" office:value="0.1220264" calcext:value-type="float">
            <text:p>0.1220264</text:p>
          </table:table-cell>
          <table:table-cell office:value-type="float" office:value="8.194948" calcext:value-type="float">
            <text:p>8.194948</text:p>
          </table:table-cell>
          <table:table-cell table:formula="of:=[.C539]+[.A540]" office:value-type="float" office:value="78.839993618" calcext:value-type="float">
            <text:p>78.839993618</text:p>
          </table:table-cell>
        </table:table-row>
        <table:table-row table:style-name="ro1">
          <table:table-cell office:value-type="float" office:value="0.12306401" calcext:value-type="float">
            <text:p>0.12306401</text:p>
          </table:table-cell>
          <table:table-cell office:value-type="float" office:value="8.125853" calcext:value-type="float">
            <text:p>8.125853</text:p>
          </table:table-cell>
          <table:table-cell table:formula="of:=[.C540]+[.A541]" office:value-type="float" office:value="78.9630576279999" calcext:value-type="float">
            <text:p>78.9630576279999</text:p>
          </table:table-cell>
        </table:table-row>
        <table:table-row table:style-name="ro1">
          <table:table-cell office:value-type="float" office:value="0.124208435" calcext:value-type="float">
            <text:p>0.124208435</text:p>
          </table:table-cell>
          <table:table-cell office:value-type="float" office:value="8.050983" calcext:value-type="float">
            <text:p>8.050983</text:p>
          </table:table-cell>
          <table:table-cell table:formula="of:=[.C541]+[.A542]" office:value-type="float" office:value="79.087266063" calcext:value-type="float">
            <text:p>79.087266063</text:p>
          </table:table-cell>
        </table:table-row>
        <table:table-row table:style-name="ro1">
          <table:table-cell office:value-type="float" office:value="0.12538338" calcext:value-type="float">
            <text:p>0.12538338</text:p>
          </table:table-cell>
          <table:table-cell office:value-type="float" office:value="7.9755387" calcext:value-type="float">
            <text:p>7.9755387</text:p>
          </table:table-cell>
          <table:table-cell table:formula="of:=[.C542]+[.A543]" office:value-type="float" office:value="79.2126494429999" calcext:value-type="float">
            <text:p>79.2126494429999</text:p>
          </table:table-cell>
        </table:table-row>
        <table:table-row table:style-name="ro1">
          <table:table-cell office:value-type="float" office:value="0.12651256" calcext:value-type="float">
            <text:p>0.12651256</text:p>
          </table:table-cell>
          <table:table-cell office:value-type="float" office:value="7.9043536" calcext:value-type="float">
            <text:p>7.9043536</text:p>
          </table:table-cell>
          <table:table-cell table:formula="of:=[.C543]+[.A544]" office:value-type="float" office:value="79.3391620029999" calcext:value-type="float">
            <text:p>79.3391620029999</text:p>
          </table:table-cell>
        </table:table-row>
        <table:table-row table:style-name="ro1">
          <table:table-cell office:value-type="float" office:value="0.12762646" calcext:value-type="float">
            <text:p>0.12762646</text:p>
          </table:table-cell>
          <table:table-cell office:value-type="float" office:value="7.835366" calcext:value-type="float">
            <text:p>7.835366</text:p>
          </table:table-cell>
          <table:table-cell table:formula="of:=[.C544]+[.A545]" office:value-type="float" office:value="79.4667884629999" calcext:value-type="float">
            <text:p>79.4667884629999</text:p>
          </table:table-cell>
        </table:table-row>
        <table:table-row table:style-name="ro1">
          <table:table-cell office:value-type="float" office:value="0.12852675" calcext:value-type="float">
            <text:p>0.12852675</text:p>
          </table:table-cell>
          <table:table-cell office:value-type="float" office:value="7.780482" calcext:value-type="float">
            <text:p>7.780482</text:p>
          </table:table-cell>
          <table:table-cell table:formula="of:=[.C545]+[.A546]" office:value-type="float" office:value="79.595315213" calcext:value-type="float">
            <text:p>79.595315213</text:p>
          </table:table-cell>
        </table:table-row>
        <table:table-row table:style-name="ro1">
          <table:table-cell office:value-type="float" office:value="0.12938124" calcext:value-type="float">
            <text:p>0.12938124</text:p>
          </table:table-cell>
          <table:table-cell office:value-type="float" office:value="7.729096" calcext:value-type="float">
            <text:p>7.729096</text:p>
          </table:table-cell>
          <table:table-cell table:formula="of:=[.C546]+[.A547]" office:value-type="float" office:value="79.724696453" calcext:value-type="float">
            <text:p>79.724696453</text:p>
          </table:table-cell>
        </table:table-row>
        <table:table-row table:style-name="ro1">
          <table:table-cell office:value-type="float" office:value="0.130251" calcext:value-type="float">
            <text:p>0.130251</text:p>
          </table:table-cell>
          <table:table-cell office:value-type="float" office:value="7.6774836" calcext:value-type="float">
            <text:p>7.6774836</text:p>
          </table:table-cell>
          <table:table-cell table:formula="of:=[.C547]+[.A548]" office:value-type="float" office:value="79.854947453" calcext:value-type="float">
            <text:p>79.854947453</text:p>
          </table:table-cell>
        </table:table-row>
        <table:table-row table:style-name="ro1">
          <table:table-cell office:value-type="float" office:value="0.1311818" calcext:value-type="float">
            <text:p>0.1311818</text:p>
          </table:table-cell>
          <table:table-cell office:value-type="float" office:value="7.6230083" calcext:value-type="float">
            <text:p>7.6230083</text:p>
          </table:table-cell>
          <table:table-cell table:formula="of:=[.C548]+[.A549]" office:value-type="float" office:value="79.9861292529999" calcext:value-type="float">
            <text:p>79.9861292529999</text:p>
          </table:table-cell>
        </table:table-row>
        <table:table-row table:style-name="ro1">
          <table:table-cell office:value-type="float" office:value="0.13191424" calcext:value-type="float">
            <text:p>0.13191424</text:p>
          </table:table-cell>
          <table:table-cell office:value-type="float" office:value="7.5806828" calcext:value-type="float">
            <text:p>7.5806828</text:p>
          </table:table-cell>
          <table:table-cell table:formula="of:=[.C549]+[.A550]" office:value-type="float" office:value="80.118043493" calcext:value-type="float">
            <text:p>80.118043493</text:p>
          </table:table-cell>
        </table:table-row>
        <table:table-row table:style-name="ro1">
          <table:table-cell office:value-type="float" office:value="0.13255513" calcext:value-type="float">
            <text:p>0.13255513</text:p>
          </table:table-cell>
          <table:table-cell office:value-type="float" office:value="7.544031" calcext:value-type="float">
            <text:p>7.544031</text:p>
          </table:table-cell>
          <table:table-cell table:formula="of:=[.C550]+[.A551]" office:value-type="float" office:value="80.2505986229999" calcext:value-type="float">
            <text:p>80.2505986229999</text:p>
          </table:table-cell>
        </table:table-row>
        <table:table-row table:style-name="ro1">
          <table:table-cell office:value-type="float" office:value="0.13302815" calcext:value-type="float">
            <text:p>0.13302815</text:p>
          </table:table-cell>
          <table:table-cell office:value-type="float" office:value="7.517206" calcext:value-type="float">
            <text:p>7.517206</text:p>
          </table:table-cell>
          <table:table-cell table:formula="of:=[.C551]+[.A552]" office:value-type="float" office:value="80.383626773" calcext:value-type="float">
            <text:p>80.383626773</text:p>
          </table:table-cell>
        </table:table-row>
        <table:table-row table:style-name="ro1">
          <table:table-cell office:value-type="float" office:value="0.13322651" calcext:value-type="float">
            <text:p>0.13322651</text:p>
          </table:table-cell>
          <table:table-cell office:value-type="float" office:value="7.5060134" calcext:value-type="float">
            <text:p>7.5060134</text:p>
          </table:table-cell>
          <table:table-cell table:formula="of:=[.C552]+[.A553]" office:value-type="float" office:value="80.5168532829999" calcext:value-type="float">
            <text:p>80.5168532829999</text:p>
          </table:table-cell>
        </table:table-row>
        <table:table-row table:style-name="ro1">
          <table:table-cell office:value-type="float" office:value="0.13324177" calcext:value-type="float">
            <text:p>0.13324177</text:p>
          </table:table-cell>
          <table:table-cell office:value-type="float" office:value="7.5051537" calcext:value-type="float">
            <text:p>7.5051537</text:p>
          </table:table-cell>
          <table:table-cell table:formula="of:=[.C553]+[.A554]" office:value-type="float" office:value="80.6500950529999" calcext:value-type="float">
            <text:p>80.6500950529999</text:p>
          </table:table-cell>
        </table:table-row>
        <table:table-row table:style-name="ro1">
          <table:table-cell office:value-type="float" office:value="0.13304341" calcext:value-type="float">
            <text:p>0.13304341</text:p>
          </table:table-cell>
          <table:table-cell office:value-type="float" office:value="7.5163436" calcext:value-type="float">
            <text:p>7.5163436</text:p>
          </table:table-cell>
          <table:table-cell table:formula="of:=[.C554]+[.A555]" office:value-type="float" office:value="80.783138463" calcext:value-type="float">
            <text:p>80.783138463</text:p>
          </table:table-cell>
        </table:table-row>
        <table:table-row table:style-name="ro1">
          <table:table-cell office:value-type="float" office:value="0.13269246" calcext:value-type="float">
            <text:p>0.13269246</text:p>
          </table:table-cell>
          <table:table-cell office:value-type="float" office:value="7.5362234" calcext:value-type="float">
            <text:p>7.5362234</text:p>
          </table:table-cell>
          <table:table-cell table:formula="of:=[.C555]+[.A556]" office:value-type="float" office:value="80.915830923" calcext:value-type="float">
            <text:p>80.915830923</text:p>
          </table:table-cell>
        </table:table-row>
        <table:table-row table:style-name="ro1">
          <table:table-cell office:value-type="float" office:value="0.13258564" calcext:value-type="float">
            <text:p>0.13258564</text:p>
          </table:table-cell>
          <table:table-cell office:value-type="float" office:value="7.5422945" calcext:value-type="float">
            <text:p>7.5422945</text:p>
          </table:table-cell>
          <table:table-cell table:formula="of:=[.C556]+[.A557]" office:value-type="float" office:value="81.0484165629999" calcext:value-type="float">
            <text:p>81.0484165629999</text:p>
          </table:table-cell>
        </table:table-row>
        <table:table-row table:style-name="ro1">
          <table:table-cell office:value-type="float" office:value="0.13272297" calcext:value-type="float">
            <text:p>0.13272297</text:p>
          </table:table-cell>
          <table:table-cell office:value-type="float" office:value="7.5344906" calcext:value-type="float">
            <text:p>7.5344906</text:p>
          </table:table-cell>
          <table:table-cell table:formula="of:=[.C557]+[.A558]" office:value-type="float" office:value="81.1811395329999" calcext:value-type="float">
            <text:p>81.1811395329999</text:p>
          </table:table-cell>
        </table:table-row>
        <table:table-row table:style-name="ro1">
          <table:table-cell office:value-type="float" office:value="0.13337912" calcext:value-type="float">
            <text:p>0.13337912</text:p>
          </table:table-cell>
          <table:table-cell office:value-type="float" office:value="7.497425" calcext:value-type="float">
            <text:p>7.497425</text:p>
          </table:table-cell>
          <table:table-cell table:formula="of:=[.C558]+[.A559]" office:value-type="float" office:value="81.314518653" calcext:value-type="float">
            <text:p>81.314518653</text:p>
          </table:table-cell>
        </table:table-row>
        <table:table-row table:style-name="ro1">
          <table:table-cell office:value-type="float" office:value="0.1343557" calcext:value-type="float">
            <text:p>0.1343557</text:p>
          </table:table-cell>
          <table:table-cell office:value-type="float" office:value="7.4429297" calcext:value-type="float">
            <text:p>7.4429297</text:p>
          </table:table-cell>
          <table:table-cell table:formula="of:=[.C559]+[.A560]" office:value-type="float" office:value="81.448874353" calcext:value-type="float">
            <text:p>81.448874353</text:p>
          </table:table-cell>
        </table:table-row>
        <table:table-row table:style-name="ro1">
          <table:table-cell office:value-type="float" office:value="0.1350576" calcext:value-type="float">
            <text:p>0.1350576</text:p>
          </table:table-cell>
          <table:table-cell office:value-type="float" office:value="7.404248" calcext:value-type="float">
            <text:p>7.404248</text:p>
          </table:table-cell>
          <table:table-cell table:formula="of:=[.C560]+[.A561]" office:value-type="float" office:value="81.583931953" calcext:value-type="float">
            <text:p>81.583931953</text:p>
          </table:table-cell>
        </table:table-row>
        <table:table-row table:style-name="ro1">
          <table:table-cell office:value-type="float" office:value="0.13559167" calcext:value-type="float">
            <text:p>0.13559167</text:p>
          </table:table-cell>
          <table:table-cell office:value-type="float" office:value="7.3750844" calcext:value-type="float">
            <text:p>7.3750844</text:p>
          </table:table-cell>
          <table:table-cell table:formula="of:=[.C561]+[.A562]" office:value-type="float" office:value="81.7195236229999" calcext:value-type="float">
            <text:p>81.7195236229999</text:p>
          </table:table-cell>
        </table:table-row>
        <table:table-row table:style-name="ro1">
          <table:table-cell office:value-type="float" office:value="0.13629359" calcext:value-type="float">
            <text:p>0.13629359</text:p>
          </table:table-cell>
          <table:table-cell office:value-type="float" office:value="7.3371024" calcext:value-type="float">
            <text:p>7.3371024</text:p>
          </table:table-cell>
          <table:table-cell table:formula="of:=[.C562]+[.A563]" office:value-type="float" office:value="81.8558172129999" calcext:value-type="float">
            <text:p>81.8558172129999</text:p>
          </table:table-cell>
        </table:table-row>
        <table:table-row table:style-name="ro1">
          <table:table-cell office:value-type="float" office:value="0.13698024" calcext:value-type="float">
            <text:p>0.13698024</text:p>
          </table:table-cell>
          <table:table-cell office:value-type="float" office:value="7.3003235" calcext:value-type="float">
            <text:p>7.3003235</text:p>
          </table:table-cell>
          <table:table-cell table:formula="of:=[.C563]+[.A564]" office:value-type="float" office:value="81.9927974529999" calcext:value-type="float">
            <text:p>81.9927974529999</text:p>
          </table:table-cell>
        </table:table-row>
        <table:table-row table:style-name="ro1">
          <table:table-cell office:value-type="float" office:value="0.1373312" calcext:value-type="float">
            <text:p>0.1373312</text:p>
          </table:table-cell>
          <table:table-cell office:value-type="float" office:value="7.2816663" calcext:value-type="float">
            <text:p>7.2816663</text:p>
          </table:table-cell>
          <table:table-cell table:formula="of:=[.C564]+[.A565]" office:value-type="float" office:value="82.1301286529999" calcext:value-type="float">
            <text:p>82.1301286529999</text:p>
          </table:table-cell>
        </table:table-row>
        <table:table-row table:style-name="ro1">
          <table:table-cell office:value-type="float" office:value="0.1375906" calcext:value-type="float">
            <text:p>0.1375906</text:p>
          </table:table-cell>
          <table:table-cell office:value-type="float" office:value="7.267938" calcext:value-type="float">
            <text:p>7.267938</text:p>
          </table:table-cell>
          <table:table-cell table:formula="of:=[.C565]+[.A566]" office:value-type="float" office:value="82.2677192529999" calcext:value-type="float">
            <text:p>82.2677192529999</text:p>
          </table:table-cell>
        </table:table-row>
        <table:table-row table:style-name="ro1">
          <table:table-cell office:value-type="float" office:value="0.13791104" calcext:value-type="float">
            <text:p>0.13791104</text:p>
          </table:table-cell>
          <table:table-cell office:value-type="float" office:value="7.251051" calcext:value-type="float">
            <text:p>7.251051</text:p>
          </table:table-cell>
          <table:table-cell table:formula="of:=[.C566]+[.A567]" office:value-type="float" office:value="82.405630293" calcext:value-type="float">
            <text:p>82.405630293</text:p>
          </table:table-cell>
        </table:table-row>
        <table:table-row table:style-name="ro1">
          <table:table-cell office:value-type="float" office:value="0.13846037" calcext:value-type="float">
            <text:p>0.13846037</text:p>
          </table:table-cell>
          <table:table-cell office:value-type="float" office:value="7.2222834" calcext:value-type="float">
            <text:p>7.2222834</text:p>
          </table:table-cell>
          <table:table-cell table:formula="of:=[.C567]+[.A568]" office:value-type="float" office:value="82.544090663" calcext:value-type="float">
            <text:p>82.544090663</text:p>
          </table:table-cell>
        </table:table-row>
        <table:table-row table:style-name="ro1">
          <table:table-cell office:value-type="float" office:value="0.13916229" calcext:value-type="float">
            <text:p>0.13916229</text:p>
          </table:table-cell>
          <table:table-cell office:value-type="float" office:value="7.185855" calcext:value-type="float">
            <text:p>7.185855</text:p>
          </table:table-cell>
          <table:table-cell table:formula="of:=[.C568]+[.A569]" office:value-type="float" office:value="82.683252953" calcext:value-type="float">
            <text:p>82.683252953</text:p>
          </table:table-cell>
        </table:table-row>
        <table:table-row table:style-name="ro1">
          <table:table-cell office:value-type="float" office:value="0.1400473" calcext:value-type="float">
            <text:p>0.1400473</text:p>
          </table:table-cell>
          <table:table-cell office:value-type="float" office:value="7.140445" calcext:value-type="float">
            <text:p>7.140445</text:p>
          </table:table-cell>
          <table:table-cell table:formula="of:=[.C569]+[.A570]" office:value-type="float" office:value="82.823300253" calcext:value-type="float">
            <text:p>82.823300253</text:p>
          </table:table-cell>
        </table:table-row>
        <table:table-row table:style-name="ro1">
          <table:table-cell office:value-type="float" office:value="0.14077973" calcext:value-type="float">
            <text:p>0.14077973</text:p>
          </table:table-cell>
          <table:table-cell office:value-type="float" office:value="7.1032953" calcext:value-type="float">
            <text:p>7.1032953</text:p>
          </table:table-cell>
          <table:table-cell table:formula="of:=[.C570]+[.A571]" office:value-type="float" office:value="82.964079983" calcext:value-type="float">
            <text:p>82.964079983</text:p>
          </table:table-cell>
        </table:table-row>
        <table:table-row table:style-name="ro1">
          <table:table-cell office:value-type="float" office:value="0.1414664" calcext:value-type="float">
            <text:p>0.1414664</text:p>
          </table:table-cell>
          <table:table-cell office:value-type="float" office:value="7.068816" calcext:value-type="float">
            <text:p>7.068816</text:p>
          </table:table-cell>
          <table:table-cell table:formula="of:=[.C571]+[.A572]" office:value-type="float" office:value="83.105546383" calcext:value-type="float">
            <text:p>83.105546383</text:p>
          </table:table-cell>
        </table:table-row>
        <table:table-row table:style-name="ro1">
          <table:table-cell office:value-type="float" office:value="0.14219883" calcext:value-type="float">
            <text:p>0.14219883</text:p>
          </table:table-cell>
          <table:table-cell office:value-type="float" office:value="7.032407" calcext:value-type="float">
            <text:p>7.032407</text:p>
          </table:table-cell>
          <table:table-cell table:formula="of:=[.C572]+[.A573]" office:value-type="float" office:value="83.247745213" calcext:value-type="float">
            <text:p>83.247745213</text:p>
          </table:table-cell>
        </table:table-row>
        <table:table-row table:style-name="ro1">
          <table:table-cell office:value-type="float" office:value="0.14290074" calcext:value-type="float">
            <text:p>0.14290074</text:p>
          </table:table-cell>
          <table:table-cell office:value-type="float" office:value="6.9978647" calcext:value-type="float">
            <text:p>6.9978647</text:p>
          </table:table-cell>
          <table:table-cell table:formula="of:=[.C573]+[.A574]" office:value-type="float" office:value="83.390645953" calcext:value-type="float">
            <text:p>83.390645953</text:p>
          </table:table-cell>
        </table:table-row>
        <table:table-row table:style-name="ro1">
          <table:table-cell office:value-type="float" office:value="0.14335851" calcext:value-type="float">
            <text:p>0.14335851</text:p>
          </table:table-cell>
          <table:table-cell office:value-type="float" office:value="6.975519" calcext:value-type="float">
            <text:p>6.975519</text:p>
          </table:table-cell>
          <table:table-cell table:formula="of:=[.C574]+[.A575]" office:value-type="float" office:value="83.534004463" calcext:value-type="float">
            <text:p>83.534004463</text:p>
          </table:table-cell>
        </table:table-row>
        <table:table-row table:style-name="ro1">
          <table:table-cell office:value-type="float" office:value="0.14367895" calcext:value-type="float">
            <text:p>0.14367895</text:p>
          </table:table-cell>
          <table:table-cell office:value-type="float" office:value="6.959962" calcext:value-type="float">
            <text:p>6.959962</text:p>
          </table:table-cell>
          <table:table-cell table:formula="of:=[.C575]+[.A576]" office:value-type="float" office:value="83.677683413" calcext:value-type="float">
            <text:p>83.677683413</text:p>
          </table:table-cell>
        </table:table-row>
        <table:table-row table:style-name="ro1">
          <table:table-cell office:value-type="float" office:value="0.14406043" calcext:value-type="float">
            <text:p>0.14406043</text:p>
          </table:table-cell>
          <table:table-cell office:value-type="float" office:value="6.941531" calcext:value-type="float">
            <text:p>6.941531</text:p>
          </table:table-cell>
          <table:table-cell table:formula="of:=[.C576]+[.A577]" office:value-type="float" office:value="83.821743843" calcext:value-type="float">
            <text:p>83.821743843</text:p>
          </table:table-cell>
        </table:table-row>
        <table:table-row table:style-name="ro1">
          <table:table-cell office:value-type="float" office:value="0.14457923" calcext:value-type="float">
            <text:p>0.14457923</text:p>
          </table:table-cell>
          <table:table-cell office:value-type="float" office:value="6.9166226" calcext:value-type="float">
            <text:p>6.9166226</text:p>
          </table:table-cell>
          <table:table-cell table:formula="of:=[.C577]+[.A578]" office:value-type="float" office:value="83.966323073" calcext:value-type="float">
            <text:p>83.966323073</text:p>
          </table:table-cell>
        </table:table-row>
        <table:table-row table:style-name="ro1">
          <table:table-cell office:value-type="float" office:value="0.14505227" calcext:value-type="float">
            <text:p>0.14505227</text:p>
          </table:table-cell>
          <table:table-cell office:value-type="float" office:value="6.8940663" calcext:value-type="float">
            <text:p>6.8940663</text:p>
          </table:table-cell>
          <table:table-cell table:formula="of:=[.C578]+[.A579]" office:value-type="float" office:value="84.1113753429999" calcext:value-type="float">
            <text:p>84.1113753429999</text:p>
          </table:table-cell>
        </table:table-row>
        <table:table-row table:style-name="ro1">
          <table:table-cell office:value-type="float" office:value="0.14541848" calcext:value-type="float">
            <text:p>0.14541848</text:p>
          </table:table-cell>
          <table:table-cell office:value-type="float" office:value="6.8767047" calcext:value-type="float">
            <text:p>6.8767047</text:p>
          </table:table-cell>
          <table:table-cell table:formula="of:=[.C579]+[.A580]" office:value-type="float" office:value="84.256793823" calcext:value-type="float">
            <text:p>84.256793823</text:p>
          </table:table-cell>
        </table:table-row>
        <table:table-row table:style-name="ro1">
          <table:table-cell office:value-type="float" office:value="0.14592202" calcext:value-type="float">
            <text:p>0.14592202</text:p>
          </table:table-cell>
          <table:table-cell office:value-type="float" office:value="6.852975" calcext:value-type="float">
            <text:p>6.852975</text:p>
          </table:table-cell>
          <table:table-cell table:formula="of:=[.C580]+[.A581]" office:value-type="float" office:value="84.402715843" calcext:value-type="float">
            <text:p>84.402715843</text:p>
          </table:table-cell>
        </table:table-row>
        <table:table-row table:style-name="ro1">
          <table:table-cell office:value-type="float" office:value="0.14627299" calcext:value-type="float">
            <text:p>0.14627299</text:p>
          </table:table-cell>
          <table:table-cell office:value-type="float" office:value="6.836532" calcext:value-type="float">
            <text:p>6.836532</text:p>
          </table:table-cell>
          <table:table-cell table:formula="of:=[.C581]+[.A582]" office:value-type="float" office:value="84.548988833" calcext:value-type="float">
            <text:p>84.548988833</text:p>
          </table:table-cell>
        </table:table-row>
        <table:table-row table:style-name="ro1">
          <table:table-cell office:value-type="float" office:value="0.14634928" calcext:value-type="float">
            <text:p>0.14634928</text:p>
          </table:table-cell>
          <table:table-cell office:value-type="float" office:value="6.832968" calcext:value-type="float">
            <text:p>6.832968</text:p>
          </table:table-cell>
          <table:table-cell table:formula="of:=[.C582]+[.A583]" office:value-type="float" office:value="84.6953381129999" calcext:value-type="float">
            <text:p>84.6953381129999</text:p>
          </table:table-cell>
        </table:table-row>
        <table:table-row table:style-name="ro1">
          <table:table-cell office:value-type="float" office:value="0.14517434" calcext:value-type="float">
            <text:p>0.14517434</text:p>
          </table:table-cell>
          <table:table-cell office:value-type="float" office:value="6.8882694" calcext:value-type="float">
            <text:p>6.8882694</text:p>
          </table:table-cell>
          <table:table-cell table:formula="of:=[.C583]+[.A584]" office:value-type="float" office:value="84.8405124529999" calcext:value-type="float">
            <text:p>84.8405124529999</text:p>
          </table:table-cell>
        </table:table-row>
        <table:table-row table:style-name="ro1">
          <table:table-cell office:value-type="float" office:value="0.14215305" calcext:value-type="float">
            <text:p>0.14215305</text:p>
          </table:table-cell>
          <table:table-cell office:value-type="float" office:value="7.0346713" calcext:value-type="float">
            <text:p>7.0346713</text:p>
          </table:table-cell>
          <table:table-cell table:formula="of:=[.C584]+[.A585]" office:value-type="float" office:value="84.982665503" calcext:value-type="float">
            <text:p>84.982665503</text:p>
          </table:table-cell>
        </table:table-row>
        <table:table-row table:style-name="ro1">
          <table:table-cell office:value-type="float" office:value="0.13762112" calcext:value-type="float">
            <text:p>0.13762112</text:p>
          </table:table-cell>
          <table:table-cell office:value-type="float" office:value="7.2663264" calcext:value-type="float">
            <text:p>7.2663264</text:p>
          </table:table-cell>
          <table:table-cell table:formula="of:=[.C585]+[.A586]" office:value-type="float" office:value="85.120286623" calcext:value-type="float">
            <text:p>85.120286623</text:p>
          </table:table-cell>
        </table:table-row>
        <table:table-row table:style-name="ro1">
          <table:table-cell office:value-type="float" office:value="0.13296711" calcext:value-type="float">
            <text:p>0.13296711</text:p>
          </table:table-cell>
          <table:table-cell office:value-type="float" office:value="7.5206566" calcext:value-type="float">
            <text:p>7.5206566</text:p>
          </table:table-cell>
          <table:table-cell table:formula="of:=[.C586]+[.A587]" office:value-type="float" office:value="85.253253733" calcext:value-type="float">
            <text:p>85.253253733</text:p>
          </table:table-cell>
        </table:table-row>
        <table:table-row table:style-name="ro1">
          <table:table-cell office:value-type="float" office:value="0.1279469" calcext:value-type="float">
            <text:p>0.1279469</text:p>
          </table:table-cell>
          <table:table-cell office:value-type="float" office:value="7.8157425" calcext:value-type="float">
            <text:p>7.8157425</text:p>
          </table:table-cell>
          <table:table-cell table:formula="of:=[.C587]+[.A588]" office:value-type="float" office:value="85.381200633" calcext:value-type="float">
            <text:p>85.381200633</text:p>
          </table:table-cell>
        </table:table-row>
        <table:table-row table:style-name="ro1">
          <table:table-cell office:value-type="float" office:value="0.12364385" calcext:value-type="float">
            <text:p>0.12364385</text:p>
          </table:table-cell>
          <table:table-cell office:value-type="float" office:value="8.087746" calcext:value-type="float">
            <text:p>8.087746</text:p>
          </table:table-cell>
          <table:table-cell table:formula="of:=[.C588]+[.A589]" office:value-type="float" office:value="85.5048444829999" calcext:value-type="float">
            <text:p>85.5048444829999</text:p>
          </table:table-cell>
        </table:table-row>
        <table:table-row table:style-name="ro1">
          <table:table-cell office:value-type="float" office:value="0.11921874" calcext:value-type="float">
            <text:p>0.11921874</text:p>
          </table:table-cell>
          <table:table-cell office:value-type="float" office:value="8.387943" calcext:value-type="float">
            <text:p>8.387943</text:p>
          </table:table-cell>
          <table:table-cell table:formula="of:=[.C589]+[.A590]" office:value-type="float" office:value="85.6240632229999" calcext:value-type="float">
            <text:p>85.6240632229999</text:p>
          </table:table-cell>
        </table:table-row>
        <table:table-row table:style-name="ro1">
          <table:table-cell office:value-type="float" office:value="0.11496147" calcext:value-type="float">
            <text:p>0.11496147</text:p>
          </table:table-cell>
          <table:table-cell office:value-type="float" office:value="8.698567" calcext:value-type="float">
            <text:p>8.698567</text:p>
          </table:table-cell>
          <table:table-cell table:formula="of:=[.C590]+[.A591]" office:value-type="float" office:value="85.7390246929999" calcext:value-type="float">
            <text:p>85.7390246929999</text:p>
          </table:table-cell>
        </table:table-row>
        <table:table-row table:style-name="ro1">
          <table:table-cell office:value-type="float" office:value="0.1110399" calcext:value-type="float">
            <text:p>0.1110399</text:p>
          </table:table-cell>
          <table:table-cell office:value-type="float" office:value="9.005772" calcext:value-type="float">
            <text:p>9.005772</text:p>
          </table:table-cell>
          <table:table-cell table:formula="of:=[.C591]+[.A592]" office:value-type="float" office:value="85.8500645929999" calcext:value-type="float">
            <text:p>85.8500645929999</text:p>
          </table:table-cell>
        </table:table-row>
        <table:table-row table:style-name="ro1">
          <table:table-cell office:value-type="float" office:value="0.1079881" calcext:value-type="float">
            <text:p>0.1079881</text:p>
          </table:table-cell>
          <table:table-cell office:value-type="float" office:value="9.26028" calcext:value-type="float">
            <text:p>9.26028</text:p>
          </table:table-cell>
          <table:table-cell table:formula="of:=[.C592]+[.A593]" office:value-type="float" office:value="85.9580526929999" calcext:value-type="float">
            <text:p>85.9580526929999</text:p>
          </table:table-cell>
        </table:table-row>
        <table:table-row table:style-name="ro1">
          <table:table-cell office:value-type="float" office:value="0.106340125" calcext:value-type="float">
            <text:p>0.106340125</text:p>
          </table:table-cell>
          <table:table-cell office:value-type="float" office:value="9.403788" calcext:value-type="float">
            <text:p>9.403788</text:p>
          </table:table-cell>
          <table:table-cell table:formula="of:=[.C593]+[.A594]" office:value-type="float" office:value="86.0643928179999" calcext:value-type="float">
            <text:p>86.0643928179999</text:p>
          </table:table-cell>
        </table:table-row>
        <table:table-row table:style-name="ro1">
          <table:table-cell office:value-type="float" office:value="0.10554665" calcext:value-type="float">
            <text:p>0.10554665</text:p>
          </table:table-cell>
          <table:table-cell office:value-type="float" office:value="9.4744835" calcext:value-type="float">
            <text:p>9.4744835</text:p>
          </table:table-cell>
          <table:table-cell table:formula="of:=[.C594]+[.A595]" office:value-type="float" office:value="86.1699394679999" calcext:value-type="float">
            <text:p>86.1699394679999</text:p>
          </table:table-cell>
        </table:table-row>
        <table:table-row table:style-name="ro1">
          <table:table-cell office:value-type="float" office:value="0.10519569" calcext:value-type="float">
            <text:p>0.10519569</text:p>
          </table:table-cell>
          <table:table-cell office:value-type="float" office:value="9.506093" calcext:value-type="float">
            <text:p>9.506093</text:p>
          </table:table-cell>
          <table:table-cell table:formula="of:=[.C595]+[.A596]" office:value-type="float" office:value="86.2751351579999" calcext:value-type="float">
            <text:p>86.2751351579999</text:p>
          </table:table-cell>
        </table:table-row>
        <table:table-row table:style-name="ro1">
          <table:table-cell office:value-type="float" office:value="0.1051194" calcext:value-type="float">
            <text:p>0.1051194</text:p>
          </table:table-cell>
          <table:table-cell office:value-type="float" office:value="9.512992" calcext:value-type="float">
            <text:p>9.512992</text:p>
          </table:table-cell>
          <table:table-cell table:formula="of:=[.C596]+[.A597]" office:value-type="float" office:value="86.3802545579999" calcext:value-type="float">
            <text:p>86.3802545579999</text:p>
          </table:table-cell>
        </table:table-row>
        <table:table-row table:style-name="ro1">
          <table:table-cell office:value-type="float" office:value="0.10522622" calcext:value-type="float">
            <text:p>0.10522622</text:p>
          </table:table-cell>
          <table:table-cell office:value-type="float" office:value="9.503335" calcext:value-type="float">
            <text:p>9.503335</text:p>
          </table:table-cell>
          <table:table-cell table:formula="of:=[.C597]+[.A598]" office:value-type="float" office:value="86.4854807779999" calcext:value-type="float">
            <text:p>86.4854807779999</text:p>
          </table:table-cell>
        </table:table-row>
        <table:table-row table:style-name="ro1">
          <table:table-cell office:value-type="float" office:value="0.10568398" calcext:value-type="float">
            <text:p>0.10568398</text:p>
          </table:table-cell>
          <table:table-cell office:value-type="float" office:value="9.462172" calcext:value-type="float">
            <text:p>9.462172</text:p>
          </table:table-cell>
          <table:table-cell table:formula="of:=[.C598]+[.A599]" office:value-type="float" office:value="86.5911647579999" calcext:value-type="float">
            <text:p>86.5911647579999</text:p>
          </table:table-cell>
        </table:table-row>
        <table:table-row table:style-name="ro1">
          <table:table-cell office:value-type="float" office:value="0.10617227" calcext:value-type="float">
            <text:p>0.10617227</text:p>
          </table:table-cell>
          <table:table-cell office:value-type="float" office:value="9.418654" calcext:value-type="float">
            <text:p>9.418654</text:p>
          </table:table-cell>
          <table:table-cell table:formula="of:=[.C599]+[.A600]" office:value-type="float" office:value="86.6973370279999" calcext:value-type="float">
            <text:p>86.6973370279999</text:p>
          </table:table-cell>
        </table:table-row>
        <table:table-row table:style-name="ro1">
          <table:table-cell office:value-type="float" office:value="0.10666056" calcext:value-type="float">
            <text:p>0.10666056</text:p>
          </table:table-cell>
          <table:table-cell office:value-type="float" office:value="9.375536" calcext:value-type="float">
            <text:p>9.375536</text:p>
          </table:table-cell>
          <table:table-cell table:formula="of:=[.C600]+[.A601]" office:value-type="float" office:value="86.8039975879999" calcext:value-type="float">
            <text:p>86.8039975879999</text:p>
          </table:table-cell>
        </table:table-row>
        <table:table-row table:style-name="ro1">
          <table:table-cell office:value-type="float" office:value="0.1073167" calcext:value-type="float">
            <text:p>0.1073167</text:p>
          </table:table-cell>
          <table:table-cell office:value-type="float" office:value="9.318214" calcext:value-type="float">
            <text:p>9.318214</text:p>
          </table:table-cell>
          <table:table-cell table:formula="of:=[.C601]+[.A602]" office:value-type="float" office:value="86.9113142879999" calcext:value-type="float">
            <text:p>86.9113142879999</text:p>
          </table:table-cell>
        </table:table-row>
        <table:table-row table:style-name="ro1">
          <table:table-cell office:value-type="float" office:value="0.108140685" calcext:value-type="float">
            <text:p>0.108140685</text:p>
          </table:table-cell>
          <table:table-cell office:value-type="float" office:value="9.247213" calcext:value-type="float">
            <text:p>9.247213</text:p>
          </table:table-cell>
          <table:table-cell table:formula="of:=[.C602]+[.A603]" office:value-type="float" office:value="87.0194549729999" calcext:value-type="float">
            <text:p>87.0194549729999</text:p>
          </table:table-cell>
        </table:table-row>
        <table:table-row table:style-name="ro1">
          <table:table-cell office:value-type="float" office:value="0.10890364" calcext:value-type="float">
            <text:p>0.10890364</text:p>
          </table:table-cell>
          <table:table-cell office:value-type="float" office:value="9.18243" calcext:value-type="float">
            <text:p>9.18243</text:p>
          </table:table-cell>
          <table:table-cell table:formula="of:=[.C603]+[.A604]" office:value-type="float" office:value="87.1283586129999" calcext:value-type="float">
            <text:p>87.1283586129999</text:p>
          </table:table-cell>
        </table:table-row>
        <table:table-row table:style-name="ro1">
          <table:table-cell office:value-type="float" office:value="0.10974289" calcext:value-type="float">
            <text:p>0.10974289</text:p>
          </table:table-cell>
          <table:table-cell office:value-type="float" office:value="9.112207" calcext:value-type="float">
            <text:p>9.112207</text:p>
          </table:table-cell>
          <table:table-cell table:formula="of:=[.C604]+[.A605]" office:value-type="float" office:value="87.2381015029999" calcext:value-type="float">
            <text:p>87.2381015029999</text:p>
          </table:table-cell>
        </table:table-row>
        <table:table-row table:style-name="ro1">
          <table:table-cell office:value-type="float" office:value="0.11053635" calcext:value-type="float">
            <text:p>0.11053635</text:p>
          </table:table-cell>
          <table:table-cell office:value-type="float" office:value="9.046797" calcext:value-type="float">
            <text:p>9.046797</text:p>
          </table:table-cell>
          <table:table-cell table:formula="of:=[.C605]+[.A606]" office:value-type="float" office:value="87.3486378529999" calcext:value-type="float">
            <text:p>87.3486378529999</text:p>
          </table:table-cell>
        </table:table-row>
        <table:table-row table:style-name="ro1">
          <table:table-cell office:value-type="float" office:value="0.111299306" calcext:value-type="float">
            <text:p>0.111299306</text:p>
          </table:table-cell>
          <table:table-cell office:value-type="float" office:value="8.984782" calcext:value-type="float">
            <text:p>8.984782</text:p>
          </table:table-cell>
          <table:table-cell table:formula="of:=[.C606]+[.A607]" office:value-type="float" office:value="87.4599371589999" calcext:value-type="float">
            <text:p>87.4599371589999</text:p>
          </table:table-cell>
        </table:table-row>
        <table:table-row table:style-name="ro1">
          <table:table-cell office:value-type="float" office:value="0.112046994" calcext:value-type="float">
            <text:p>0.112046994</text:p>
          </table:table-cell>
          <table:table-cell office:value-type="float" office:value="8.924827" calcext:value-type="float">
            <text:p>8.924827</text:p>
          </table:table-cell>
          <table:table-cell table:formula="of:=[.C607]+[.A608]" office:value-type="float" office:value="87.5719841529999" calcext:value-type="float">
            <text:p>87.5719841529999</text:p>
          </table:table-cell>
        </table:table-row>
        <table:table-row table:style-name="ro1">
          <table:table-cell office:value-type="float" office:value="0.11258107" calcext:value-type="float">
            <text:p>0.11258107</text:p>
          </table:table-cell>
          <table:table-cell office:value-type="float" office:value="8.882488" calcext:value-type="float">
            <text:p>8.882488</text:p>
          </table:table-cell>
          <table:table-cell table:formula="of:=[.C608]+[.A609]" office:value-type="float" office:value="87.6845652229999" calcext:value-type="float">
            <text:p>87.6845652229999</text:p>
          </table:table-cell>
        </table:table-row>
        <table:table-row table:style-name="ro1">
          <table:table-cell office:value-type="float" office:value="0.11326772" calcext:value-type="float">
            <text:p>0.11326772</text:p>
          </table:table-cell>
          <table:table-cell office:value-type="float" office:value="8.828641" calcext:value-type="float">
            <text:p>8.828641</text:p>
          </table:table-cell>
          <table:table-cell table:formula="of:=[.C609]+[.A610]" office:value-type="float" office:value="87.7978329429999" calcext:value-type="float">
            <text:p>87.7978329429999</text:p>
          </table:table-cell>
        </table:table-row>
        <table:table-row table:style-name="ro1">
          <table:table-cell office:value-type="float" office:value="0.113923855" calcext:value-type="float">
            <text:p>0.113923855</text:p>
          </table:table-cell>
          <table:table-cell office:value-type="float" office:value="8.777793" calcext:value-type="float">
            <text:p>8.777793</text:p>
          </table:table-cell>
          <table:table-cell table:formula="of:=[.C610]+[.A611]" office:value-type="float" office:value="87.9117567979999" calcext:value-type="float">
            <text:p>87.9117567979999</text:p>
          </table:table-cell>
        </table:table-row>
        <table:table-row table:style-name="ro1">
          <table:table-cell office:value-type="float" office:value="0.11448844" calcext:value-type="float">
            <text:p>0.11448844</text:p>
          </table:table-cell>
          <table:table-cell office:value-type="float" office:value="8.734506" calcext:value-type="float">
            <text:p>8.734506</text:p>
          </table:table-cell>
          <table:table-cell table:formula="of:=[.C611]+[.A612]" office:value-type="float" office:value="88.0262452379999" calcext:value-type="float">
            <text:p>88.0262452379999</text:p>
          </table:table-cell>
        </table:table-row>
        <table:table-row table:style-name="ro1">
          <table:table-cell office:value-type="float" office:value="0.11494621" calcext:value-type="float">
            <text:p>0.11494621</text:p>
          </table:table-cell>
          <table:table-cell office:value-type="float" office:value="8.699721" calcext:value-type="float">
            <text:p>8.699721</text:p>
          </table:table-cell>
          <table:table-cell table:formula="of:=[.C612]+[.A613]" office:value-type="float" office:value="88.1411914479999" calcext:value-type="float">
            <text:p>88.1411914479999</text:p>
          </table:table-cell>
        </table:table-row>
        <table:table-row table:style-name="ro1">
          <table:table-cell office:value-type="float" office:value="0.11511406" calcext:value-type="float">
            <text:p>0.11511406</text:p>
          </table:table-cell>
          <table:table-cell office:value-type="float" office:value="8.687036" calcext:value-type="float">
            <text:p>8.687036</text:p>
          </table:table-cell>
          <table:table-cell table:formula="of:=[.C613]+[.A614]" office:value-type="float" office:value="88.2563055079999" calcext:value-type="float">
            <text:p>88.2563055079999</text:p>
          </table:table-cell>
        </table:table-row>
        <table:table-row table:style-name="ro1">
          <table:table-cell office:value-type="float" office:value="0.11490043" calcext:value-type="float">
            <text:p>0.11490043</text:p>
          </table:table-cell>
          <table:table-cell office:value-type="float" office:value="8.703188" calcext:value-type="float">
            <text:p>8.703188</text:p>
          </table:table-cell>
          <table:table-cell table:formula="of:=[.C614]+[.A615]" office:value-type="float" office:value="88.3712059379999" calcext:value-type="float">
            <text:p>88.3712059379999</text:p>
          </table:table-cell>
        </table:table-row>
        <table:table-row table:style-name="ro1">
          <table:table-cell office:value-type="float" office:value="0.114412144" calcext:value-type="float">
            <text:p>0.114412144</text:p>
          </table:table-cell>
          <table:table-cell office:value-type="float" office:value="8.740331" calcext:value-type="float">
            <text:p>8.740331</text:p>
          </table:table-cell>
          <table:table-cell table:formula="of:=[.C615]+[.A616]" office:value-type="float" office:value="88.4856180819999" calcext:value-type="float">
            <text:p>88.4856180819999</text:p>
          </table:table-cell>
        </table:table-row>
        <table:table-row table:style-name="ro1">
          <table:table-cell office:value-type="float" office:value="0.11313039" calcext:value-type="float">
            <text:p>0.11313039</text:p>
          </table:table-cell>
          <table:table-cell office:value-type="float" office:value="8.839357" calcext:value-type="float">
            <text:p>8.839357</text:p>
          </table:table-cell>
          <table:table-cell table:formula="of:=[.C616]+[.A617]" office:value-type="float" office:value="88.5987484719999" calcext:value-type="float">
            <text:p>88.5987484719999</text:p>
          </table:table-cell>
        </table:table-row>
        <table:table-row table:style-name="ro1">
          <table:table-cell office:value-type="float" office:value="0.11120775" calcext:value-type="float">
            <text:p>0.11120775</text:p>
          </table:table-cell>
          <table:table-cell office:value-type="float" office:value="8.992179" calcext:value-type="float">
            <text:p>8.992179</text:p>
          </table:table-cell>
          <table:table-cell table:formula="of:=[.C617]+[.A618]" office:value-type="float" office:value="88.7099562219999" calcext:value-type="float">
            <text:p>88.7099562219999</text:p>
          </table:table-cell>
        </table:table-row>
        <table:table-row table:style-name="ro1">
          <table:table-cell office:value-type="float" office:value="0.108964674" calcext:value-type="float">
            <text:p>0.108964674</text:p>
          </table:table-cell>
          <table:table-cell office:value-type="float" office:value="9.177286" calcext:value-type="float">
            <text:p>9.177286</text:p>
          </table:table-cell>
          <table:table-cell table:formula="of:=[.C618]+[.A619]" office:value-type="float" office:value="88.8189208959999" calcext:value-type="float">
            <text:p>88.8189208959999</text:p>
          </table:table-cell>
        </table:table-row>
        <table:table-row table:style-name="ro1">
          <table:table-cell office:value-type="float" office:value="0.1066453" calcext:value-type="float">
            <text:p>0.1066453</text:p>
          </table:table-cell>
          <table:table-cell office:value-type="float" office:value="9.376878" calcext:value-type="float">
            <text:p>9.376878</text:p>
          </table:table-cell>
          <table:table-cell table:formula="of:=[.C619]+[.A620]" office:value-type="float" office:value="88.9255661959999" calcext:value-type="float">
            <text:p>88.9255661959999</text:p>
          </table:table-cell>
        </table:table-row>
        <table:table-row table:style-name="ro1">
          <table:table-cell office:value-type="float" office:value="0.10440223" calcext:value-type="float">
            <text:p>0.10440223</text:p>
          </table:table-cell>
          <table:table-cell office:value-type="float" office:value="9.57834" calcext:value-type="float">
            <text:p>9.57834</text:p>
          </table:table-cell>
          <table:table-cell table:formula="of:=[.C620]+[.A621]" office:value-type="float" office:value="89.0299684259999" calcext:value-type="float">
            <text:p>89.0299684259999</text:p>
          </table:table-cell>
        </table:table-row>
        <table:table-row table:style-name="ro1">
          <table:table-cell office:value-type="float" office:value="0.10261692" calcext:value-type="float">
            <text:p>0.10261692</text:p>
          </table:table-cell>
          <table:table-cell office:value-type="float" office:value="9.744981" calcext:value-type="float">
            <text:p>9.744981</text:p>
          </table:table-cell>
          <table:table-cell table:formula="of:=[.C621]+[.A622]" office:value-type="float" office:value="89.1325853459999" calcext:value-type="float">
            <text:p>89.1325853459999</text:p>
          </table:table-cell>
        </table:table-row>
        <table:table-row table:style-name="ro1">
          <table:table-cell office:value-type="float" office:value="0.10112154" calcext:value-type="float">
            <text:p>0.10112154</text:p>
          </table:table-cell>
          <table:table-cell office:value-type="float" office:value="9.889091" calcext:value-type="float">
            <text:p>9.889091</text:p>
          </table:table-cell>
          <table:table-cell table:formula="of:=[.C622]+[.A623]" office:value-type="float" office:value="89.2337068859999" calcext:value-type="float">
            <text:p>89.2337068859999</text:p>
          </table:table-cell>
        </table:table-row>
        <table:table-row table:style-name="ro1">
          <table:table-cell office:value-type="float" office:value="0.099946596" calcext:value-type="float">
            <text:p>0.099946596</text:p>
          </table:table-cell>
          <table:table-cell office:value-type="float" office:value="10.005343" calcext:value-type="float">
            <text:p>10.005343</text:p>
          </table:table-cell>
          <table:table-cell table:formula="of:=[.C623]+[.A624]" office:value-type="float" office:value="89.3336534819999" calcext:value-type="float">
            <text:p>89.3336534819999</text:p>
          </table:table-cell>
        </table:table-row>
        <table:table-row table:style-name="ro1">
          <table:table-cell office:value-type="float" office:value="0.098893724" calcext:value-type="float">
            <text:p>0.098893724</text:p>
          </table:table-cell>
          <table:table-cell office:value-type="float" office:value="10.111865" calcext:value-type="float">
            <text:p>10.111865</text:p>
          </table:table-cell>
          <table:table-cell table:formula="of:=[.C624]+[.A625]" office:value-type="float" office:value="89.4325472059999" calcext:value-type="float">
            <text:p>89.4325472059999</text:p>
          </table:table-cell>
        </table:table-row>
        <table:table-row table:style-name="ro1">
          <table:table-cell office:value-type="float" office:value="0.0980087" calcext:value-type="float">
            <text:p>0.0980087</text:p>
          </table:table-cell>
          <table:table-cell office:value-type="float" office:value="10.203176" calcext:value-type="float">
            <text:p>10.203176</text:p>
          </table:table-cell>
          <table:table-cell table:formula="of:=[.C625]+[.A626]" office:value-type="float" office:value="89.5305559059999" calcext:value-type="float">
            <text:p>89.5305559059999</text:p>
          </table:table-cell>
        </table:table-row>
        <table:table-row table:style-name="ro1">
          <table:table-cell office:value-type="float" office:value="0.097367816" calcext:value-type="float">
            <text:p>0.097367816</text:p>
          </table:table-cell>
          <table:table-cell office:value-type="float" office:value="10.270334" calcext:value-type="float">
            <text:p>10.270334</text:p>
          </table:table-cell>
          <table:table-cell table:formula="of:=[.C626]+[.A627]" office:value-type="float" office:value="89.6279237219999" calcext:value-type="float">
            <text:p>89.6279237219999</text:p>
          </table:table-cell>
        </table:table-row>
        <table:table-row table:style-name="ro1">
          <table:table-cell office:value-type="float" office:value="0.09692531" calcext:value-type="float">
            <text:p>0.09692531</text:p>
          </table:table-cell>
          <table:table-cell office:value-type="float" office:value="10.317223" calcext:value-type="float">
            <text:p>10.317223</text:p>
          </table:table-cell>
          <table:table-cell table:formula="of:=[.C627]+[.A628]" office:value-type="float" office:value="89.7248490319999" calcext:value-type="float">
            <text:p>89.7248490319999</text:p>
          </table:table-cell>
        </table:table-row>
        <table:table-row table:style-name="ro1">
          <table:table-cell office:value-type="float" office:value="0.09655909" calcext:value-type="float">
            <text:p>0.09655909</text:p>
          </table:table-cell>
          <table:table-cell office:value-type="float" office:value="10.356353" calcext:value-type="float">
            <text:p>10.356353</text:p>
          </table:table-cell>
          <table:table-cell table:formula="of:=[.C628]+[.A629]" office:value-type="float" office:value="89.8214081219999" calcext:value-type="float">
            <text:p>89.8214081219999</text:p>
          </table:table-cell>
        </table:table-row>
        <table:table-row table:style-name="ro1">
          <table:table-cell office:value-type="float" office:value="0.09610132" calcext:value-type="float">
            <text:p>0.09610132</text:p>
          </table:table-cell>
          <table:table-cell office:value-type="float" office:value="10.4056835" calcext:value-type="float">
            <text:p>10.4056835</text:p>
          </table:table-cell>
          <table:table-cell table:formula="of:=[.C629]+[.A630]" office:value-type="float" office:value="89.9175094419999" calcext:value-type="float">
            <text:p>89.9175094419999</text:p>
          </table:table-cell>
        </table:table-row>
        <table:table-row table:style-name="ro1">
          <table:table-cell office:value-type="float" office:value="0.09562829" calcext:value-type="float">
            <text:p>0.09562829</text:p>
          </table:table-cell>
          <table:table-cell office:value-type="float" office:value="10.457156" calcext:value-type="float">
            <text:p>10.457156</text:p>
          </table:table-cell>
          <table:table-cell table:formula="of:=[.C630]+[.A631]" office:value-type="float" office:value="90.0131377319999" calcext:value-type="float">
            <text:p>90.0131377319999</text:p>
          </table:table-cell>
        </table:table-row>
        <table:table-row table:style-name="ro1">
          <table:table-cell office:value-type="float" office:value="0.095231555" calcext:value-type="float">
            <text:p>0.095231555</text:p>
          </table:table-cell>
          <table:table-cell office:value-type="float" office:value="10.500721" calcext:value-type="float">
            <text:p>10.500721</text:p>
          </table:table-cell>
          <table:table-cell table:formula="of:=[.C631]+[.A632]" office:value-type="float" office:value="90.1083692869999" calcext:value-type="float">
            <text:p>90.1083692869999</text:p>
          </table:table-cell>
        </table:table-row>
        <table:table-row table:style-name="ro1">
          <table:table-cell office:value-type="float" office:value="0.09481956" calcext:value-type="float">
            <text:p>0.09481956</text:p>
          </table:table-cell>
          <table:table-cell office:value-type="float" office:value="10.546347" calcext:value-type="float">
            <text:p>10.546347</text:p>
          </table:table-cell>
          <table:table-cell table:formula="of:=[.C632]+[.A633]" office:value-type="float" office:value="90.2031888469999" calcext:value-type="float">
            <text:p>90.2031888469999</text:p>
          </table:table-cell>
        </table:table-row>
        <table:table-row table:style-name="ro1">
          <table:table-cell office:value-type="float" office:value="0.09448387" calcext:value-type="float">
            <text:p>0.09448387</text:p>
          </table:table-cell>
          <table:table-cell office:value-type="float" office:value="10.583817" calcext:value-type="float">
            <text:p>10.583817</text:p>
          </table:table-cell>
          <table:table-cell table:formula="of:=[.C633]+[.A634]" office:value-type="float" office:value="90.2976727169999" calcext:value-type="float">
            <text:p>90.2976727169999</text:p>
          </table:table-cell>
        </table:table-row>
        <table:table-row table:style-name="ro1">
          <table:table-cell office:value-type="float" office:value="0.09422446" calcext:value-type="float">
            <text:p>0.09422446</text:p>
          </table:table-cell>
          <table:table-cell office:value-type="float" office:value="10.612955" calcext:value-type="float">
            <text:p>10.612955</text:p>
          </table:table-cell>
          <table:table-cell table:formula="of:=[.C634]+[.A635]" office:value-type="float" office:value="90.3918971769999" calcext:value-type="float">
            <text:p>90.3918971769999</text:p>
          </table:table-cell>
        </table:table-row>
        <table:table-row table:style-name="ro1">
          <table:table-cell office:value-type="float" office:value="0.094163425" calcext:value-type="float">
            <text:p>0.094163425</text:p>
          </table:table-cell>
          <table:table-cell office:value-type="float" office:value="10.619834" calcext:value-type="float">
            <text:p>10.619834</text:p>
          </table:table-cell>
          <table:table-cell table:formula="of:=[.C635]+[.A636]" office:value-type="float" office:value="90.486060602" calcext:value-type="float">
            <text:p>90.486060602</text:p>
          </table:table-cell>
        </table:table-row>
        <table:table-row table:style-name="ro1">
          <table:table-cell office:value-type="float" office:value="0.094163425" calcext:value-type="float">
            <text:p>0.094163425</text:p>
          </table:table-cell>
          <table:table-cell office:value-type="float" office:value="10.619834" calcext:value-type="float">
            <text:p>10.619834</text:p>
          </table:table-cell>
          <table:table-cell table:formula="of:=[.C636]+[.A637]" office:value-type="float" office:value="90.580224027" calcext:value-type="float">
            <text:p>90.580224027</text:p>
          </table:table-cell>
        </table:table-row>
        <table:table-row table:style-name="ro1">
          <table:table-cell office:value-type="float" office:value="0.0942092" calcext:value-type="float">
            <text:p>0.0942092</text:p>
          </table:table-cell>
          <table:table-cell office:value-type="float" office:value="10.614675" calcext:value-type="float">
            <text:p>10.614675</text:p>
          </table:table-cell>
          <table:table-cell table:formula="of:=[.C637]+[.A638]" office:value-type="float" office:value="90.674433227" calcext:value-type="float">
            <text:p>90.674433227</text:p>
          </table:table-cell>
        </table:table-row>
        <table:table-row table:style-name="ro1">
          <table:table-cell office:value-type="float" office:value="0.0942092" calcext:value-type="float">
            <text:p>0.0942092</text:p>
          </table:table-cell>
          <table:table-cell office:value-type="float" office:value="10.614675" calcext:value-type="float">
            <text:p>10.614675</text:p>
          </table:table-cell>
          <table:table-cell table:formula="of:=[.C638]+[.A639]" office:value-type="float" office:value="90.7686424269999" calcext:value-type="float">
            <text:p>90.7686424269999</text:p>
          </table:table-cell>
        </table:table-row>
        <table:table-row table:style-name="ro1">
          <table:table-cell office:value-type="float" office:value="0.094300754" calcext:value-type="float">
            <text:p>0.094300754</text:p>
          </table:table-cell>
          <table:table-cell office:value-type="float" office:value="10.604369" calcext:value-type="float">
            <text:p>10.604369</text:p>
          </table:table-cell>
          <table:table-cell table:formula="of:=[.C639]+[.A640]" office:value-type="float" office:value="90.862943181" calcext:value-type="float">
            <text:p>90.862943181</text:p>
          </table:table-cell>
        </table:table-row>
        <table:table-row table:style-name="ro1">
          <table:table-cell office:value-type="float" office:value="0.09431601" calcext:value-type="float">
            <text:p>0.09431601</text:p>
          </table:table-cell>
          <table:table-cell office:value-type="float" office:value="10.6026535" calcext:value-type="float">
            <text:p>10.6026535</text:p>
          </table:table-cell>
          <table:table-cell table:formula="of:=[.C640]+[.A641]" office:value-type="float" office:value="90.9572591909999" calcext:value-type="float">
            <text:p>90.9572591909999</text:p>
          </table:table-cell>
        </table:table-row>
        <table:table-row table:style-name="ro1">
          <table:table-cell office:value-type="float" office:value="0.09431601" calcext:value-type="float">
            <text:p>0.09431601</text:p>
          </table:table-cell>
          <table:table-cell office:value-type="float" office:value="10.6026535" calcext:value-type="float">
            <text:p>10.6026535</text:p>
          </table:table-cell>
          <table:table-cell table:formula="of:=[.C641]+[.A642]" office:value-type="float" office:value="91.051575201" calcext:value-type="float">
            <text:p>91.051575201</text:p>
          </table:table-cell>
        </table:table-row>
        <table:table-row table:style-name="ro1">
          <table:table-cell office:value-type="float" office:value="0.09437705" calcext:value-type="float">
            <text:p>0.09437705</text:p>
          </table:table-cell>
          <table:table-cell office:value-type="float" office:value="10.595797" calcext:value-type="float">
            <text:p>10.595797</text:p>
          </table:table-cell>
          <table:table-cell table:formula="of:=[.C642]+[.A643]" office:value-type="float" office:value="91.145952251" calcext:value-type="float">
            <text:p>91.145952251</text:p>
          </table:table-cell>
        </table:table-row>
        <table:table-row table:style-name="ro1">
          <table:table-cell office:value-type="float" office:value="0.09448387" calcext:value-type="float">
            <text:p>0.09448387</text:p>
          </table:table-cell>
          <table:table-cell office:value-type="float" office:value="10.583817" calcext:value-type="float">
            <text:p>10.583817</text:p>
          </table:table-cell>
          <table:table-cell table:formula="of:=[.C643]+[.A644]" office:value-type="float" office:value="91.240436121" calcext:value-type="float">
            <text:p>91.240436121</text:p>
          </table:table-cell>
        </table:table-row>
        <table:table-row table:style-name="ro1">
          <table:table-cell office:value-type="float" office:value="0.09459068" calcext:value-type="float">
            <text:p>0.09459068</text:p>
          </table:table-cell>
          <table:table-cell office:value-type="float" office:value="10.571866" calcext:value-type="float">
            <text:p>10.571866</text:p>
          </table:table-cell>
          <table:table-cell table:formula="of:=[.C644]+[.A645]" office:value-type="float" office:value="91.335026801" calcext:value-type="float">
            <text:p>91.335026801</text:p>
          </table:table-cell>
        </table:table-row>
        <table:table-row table:style-name="ro1">
          <table:table-cell office:value-type="float" office:value="0.09459068" calcext:value-type="float">
            <text:p>0.09459068</text:p>
          </table:table-cell>
          <table:table-cell office:value-type="float" office:value="10.571866" calcext:value-type="float">
            <text:p>10.571866</text:p>
          </table:table-cell>
          <table:table-cell table:formula="of:=[.C645]+[.A646]" office:value-type="float" office:value="91.429617481" calcext:value-type="float">
            <text:p>91.429617481</text:p>
          </table:table-cell>
        </table:table-row>
        <table:table-row table:style-name="ro1">
          <table:table-cell office:value-type="float" office:value="0.0948043" calcext:value-type="float">
            <text:p>0.0948043</text:p>
          </table:table-cell>
          <table:table-cell office:value-type="float" office:value="10.548044" calcext:value-type="float">
            <text:p>10.548044</text:p>
          </table:table-cell>
          <table:table-cell table:formula="of:=[.C646]+[.A647]" office:value-type="float" office:value="91.524421781" calcext:value-type="float">
            <text:p>91.524421781</text:p>
          </table:table-cell>
        </table:table-row>
        <table:table-row table:style-name="ro1">
          <table:table-cell office:value-type="float" office:value="0.09503319" calcext:value-type="float">
            <text:p>0.09503319</text:p>
          </table:table-cell>
          <table:table-cell office:value-type="float" office:value="10.522639" calcext:value-type="float">
            <text:p>10.522639</text:p>
          </table:table-cell>
          <table:table-cell table:formula="of:=[.C647]+[.A648]" office:value-type="float" office:value="91.619454971" calcext:value-type="float">
            <text:p>91.619454971</text:p>
          </table:table-cell>
        </table:table-row>
        <table:table-row table:style-name="ro1">
          <table:table-cell office:value-type="float" office:value="0.09544518" calcext:value-type="float">
            <text:p>0.09544518</text:p>
          </table:table-cell>
          <table:table-cell office:value-type="float" office:value="10.477219" calcext:value-type="float">
            <text:p>10.477219</text:p>
          </table:table-cell>
          <table:table-cell table:formula="of:=[.C648]+[.A649]" office:value-type="float" office:value="91.7149001509999" calcext:value-type="float">
            <text:p>91.7149001509999</text:p>
          </table:table-cell>
        </table:table-row>
        <table:table-row table:style-name="ro1">
          <table:table-cell office:value-type="float" office:value="0.09579614" calcext:value-type="float">
            <text:p>0.09579614</text:p>
          </table:table-cell>
          <table:table-cell office:value-type="float" office:value="10.438834" calcext:value-type="float">
            <text:p>10.438834</text:p>
          </table:table-cell>
          <table:table-cell table:formula="of:=[.C649]+[.A650]" office:value-type="float" office:value="91.810696291" calcext:value-type="float">
            <text:p>91.810696291</text:p>
          </table:table-cell>
        </table:table-row>
        <table:table-row table:style-name="ro1">
          <table:table-cell office:value-type="float" office:value="0.09636072" calcext:value-type="float">
            <text:p>0.09636072</text:p>
          </table:table-cell>
          <table:table-cell office:value-type="float" office:value="10.377672" calcext:value-type="float">
            <text:p>10.377672</text:p>
          </table:table-cell>
          <table:table-cell table:formula="of:=[.C650]+[.A651]" office:value-type="float" office:value="91.907057011" calcext:value-type="float">
            <text:p>91.907057011</text:p>
          </table:table-cell>
        </table:table-row>
        <table:table-row table:style-name="ro1">
          <table:table-cell office:value-type="float" office:value="0.09684901" calcext:value-type="float">
            <text:p>0.09684901</text:p>
          </table:table-cell>
          <table:table-cell office:value-type="float" office:value="10.325352" calcext:value-type="float">
            <text:p>10.325352</text:p>
          </table:table-cell>
          <table:table-cell table:formula="of:=[.C651]+[.A652]" office:value-type="float" office:value="92.003906021" calcext:value-type="float">
            <text:p>92.003906021</text:p>
          </table:table-cell>
        </table:table-row>
        <table:table-row table:style-name="ro1">
          <table:table-cell office:value-type="float" office:value="0.09752041" calcext:value-type="float">
            <text:p>0.09752041</text:p>
          </table:table-cell>
          <table:table-cell office:value-type="float" office:value="10.254264" calcext:value-type="float">
            <text:p>10.254264</text:p>
          </table:table-cell>
          <table:table-cell table:formula="of:=[.C652]+[.A653]" office:value-type="float" office:value="92.101426431" calcext:value-type="float">
            <text:p>92.101426431</text:p>
          </table:table-cell>
        </table:table-row>
        <table:table-row table:style-name="ro1">
          <table:table-cell office:value-type="float" office:value="0.09811551" calcext:value-type="float">
            <text:p>0.09811551</text:p>
          </table:table-cell>
          <table:table-cell office:value-type="float" office:value="10.192068" calcext:value-type="float">
            <text:p>10.192068</text:p>
          </table:table-cell>
          <table:table-cell table:formula="of:=[.C653]+[.A654]" office:value-type="float" office:value="92.199541941" calcext:value-type="float">
            <text:p>92.199541941</text:p>
          </table:table-cell>
        </table:table-row>
        <table:table-row table:style-name="ro1">
          <table:table-cell office:value-type="float" office:value="0.09858854" calcext:value-type="float">
            <text:p>0.09858854</text:p>
          </table:table-cell>
          <table:table-cell office:value-type="float" office:value="10.143167" calcext:value-type="float">
            <text:p>10.143167</text:p>
          </table:table-cell>
          <table:table-cell table:formula="of:=[.C654]+[.A655]" office:value-type="float" office:value="92.298130481" calcext:value-type="float">
            <text:p>92.298130481</text:p>
          </table:table-cell>
        </table:table-row>
        <table:table-row table:style-name="ro1">
          <table:table-cell office:value-type="float" office:value="0.09910735" calcext:value-type="float">
            <text:p>0.09910735</text:p>
          </table:table-cell>
          <table:table-cell office:value-type="float" office:value="10.09007" calcext:value-type="float">
            <text:p>10.09007</text:p>
          </table:table-cell>
          <table:table-cell table:formula="of:=[.C655]+[.A656]" office:value-type="float" office:value="92.397237831" calcext:value-type="float">
            <text:p>92.397237831</text:p>
          </table:table-cell>
        </table:table-row>
        <table:table-row table:style-name="ro1">
          <table:table-cell office:value-type="float" office:value="0.09962615" calcext:value-type="float">
            <text:p>0.09962615</text:p>
          </table:table-cell>
          <table:table-cell office:value-type="float" office:value="10.037525" calcext:value-type="float">
            <text:p>10.037525</text:p>
          </table:table-cell>
          <table:table-cell table:formula="of:=[.C656]+[.A657]" office:value-type="float" office:value="92.496863981" calcext:value-type="float">
            <text:p>92.496863981</text:p>
          </table:table-cell>
        </table:table-row>
        <table:table-row table:style-name="ro1">
          <table:table-cell office:value-type="float" office:value="0.10028229" calcext:value-type="float">
            <text:p>0.10028229</text:p>
          </table:table-cell>
          <table:table-cell office:value-type="float" office:value="9.97185" calcext:value-type="float">
            <text:p>9.97185</text:p>
          </table:table-cell>
          <table:table-cell table:formula="of:=[.C657]+[.A658]" office:value-type="float" office:value="92.597146271" calcext:value-type="float">
            <text:p>92.597146271</text:p>
          </table:table-cell>
        </table:table-row>
        <table:table-row table:style-name="ro1">
          <table:table-cell office:value-type="float" office:value="0.1008774" calcext:value-type="float">
            <text:p>0.1008774</text:p>
          </table:table-cell>
          <table:table-cell office:value-type="float" office:value="9.913024" calcext:value-type="float">
            <text:p>9.913024</text:p>
          </table:table-cell>
          <table:table-cell table:formula="of:=[.C658]+[.A659]" office:value-type="float" office:value="92.698023671" calcext:value-type="float">
            <text:p>92.698023671</text:p>
          </table:table-cell>
        </table:table-row>
        <table:table-row table:style-name="ro1">
          <table:table-cell office:value-type="float" office:value="0.1014725" calcext:value-type="float">
            <text:p>0.1014725</text:p>
          </table:table-cell>
          <table:table-cell office:value-type="float" office:value="9.854887" calcext:value-type="float">
            <text:p>9.854887</text:p>
          </table:table-cell>
          <table:table-cell table:formula="of:=[.C659]+[.A660]" office:value-type="float" office:value="92.799496171" calcext:value-type="float">
            <text:p>92.799496171</text:p>
          </table:table-cell>
        </table:table-row>
        <table:table-row table:style-name="ro1">
          <table:table-cell office:value-type="float" office:value="0.10228122" calcext:value-type="float">
            <text:p>0.10228122</text:p>
          </table:table-cell>
          <table:table-cell office:value-type="float" office:value="9.776966" calcext:value-type="float">
            <text:p>9.776966</text:p>
          </table:table-cell>
          <table:table-cell table:formula="of:=[.C660]+[.A661]" office:value-type="float" office:value="92.901777391" calcext:value-type="float">
            <text:p>92.901777391</text:p>
          </table:table-cell>
        </table:table-row>
        <table:table-row table:style-name="ro1">
          <table:table-cell office:value-type="float" office:value="0.10293736" calcext:value-type="float">
            <text:p>0.10293736</text:p>
          </table:table-cell>
          <table:table-cell office:value-type="float" office:value="9.714645" calcext:value-type="float">
            <text:p>9.714645</text:p>
          </table:table-cell>
          <table:table-cell table:formula="of:=[.C661]+[.A662]" office:value-type="float" office:value="93.004714751" calcext:value-type="float">
            <text:p>93.004714751</text:p>
          </table:table-cell>
        </table:table-row>
        <table:table-row table:style-name="ro1">
          <table:table-cell office:value-type="float" office:value="0.10370031" calcext:value-type="float">
            <text:p>0.10370031</text:p>
          </table:table-cell>
          <table:table-cell office:value-type="float" office:value="9.643172" calcext:value-type="float">
            <text:p>9.643172</text:p>
          </table:table-cell>
          <table:table-cell table:formula="of:=[.C662]+[.A663]" office:value-type="float" office:value="93.1084150609999" calcext:value-type="float">
            <text:p>93.1084150609999</text:p>
          </table:table-cell>
        </table:table-row>
        <table:table-row table:style-name="ro1">
          <table:table-cell office:value-type="float" office:value="0.10435645" calcext:value-type="float">
            <text:p>0.10435645</text:p>
          </table:table-cell>
          <table:table-cell office:value-type="float" office:value="9.582541" calcext:value-type="float">
            <text:p>9.582541</text:p>
          </table:table-cell>
          <table:table-cell table:formula="of:=[.C663]+[.A664]" office:value-type="float" office:value="93.212771511" calcext:value-type="float">
            <text:p>93.212771511</text:p>
          </table:table-cell>
        </table:table-row>
        <table:table-row table:style-name="ro1">
          <table:table-cell office:value-type="float" office:value="0.10513466" calcext:value-type="float">
            <text:p>0.10513466</text:p>
          </table:table-cell>
          <table:table-cell office:value-type="float" office:value="9.511612" calcext:value-type="float">
            <text:p>9.511612</text:p>
          </table:table-cell>
          <table:table-cell table:formula="of:=[.C664]+[.A665]" office:value-type="float" office:value="93.3179061709999" calcext:value-type="float">
            <text:p>93.3179061709999</text:p>
          </table:table-cell>
        </table:table-row>
        <table:table-row table:style-name="ro1">
          <table:table-cell office:value-type="float" office:value="0.10617227" calcext:value-type="float">
            <text:p>0.10617227</text:p>
          </table:table-cell>
          <table:table-cell office:value-type="float" office:value="9.418654" calcext:value-type="float">
            <text:p>9.418654</text:p>
          </table:table-cell>
          <table:table-cell table:formula="of:=[.C665]+[.A666]" office:value-type="float" office:value="93.424078441" calcext:value-type="float">
            <text:p>93.424078441</text:p>
          </table:table-cell>
        </table:table-row>
        <table:table-row table:style-name="ro1">
          <table:table-cell office:value-type="float" office:value="0.10714885" calcext:value-type="float">
            <text:p>0.10714885</text:p>
          </table:table-cell>
          <table:table-cell office:value-type="float" office:value="9.332811" calcext:value-type="float">
            <text:p>9.332811</text:p>
          </table:table-cell>
          <table:table-cell table:formula="of:=[.C666]+[.A667]" office:value-type="float" office:value="93.531227291" calcext:value-type="float">
            <text:p>93.531227291</text:p>
          </table:table-cell>
        </table:table-row>
        <table:table-row table:style-name="ro1">
          <table:table-cell office:value-type="float" office:value="0.10817121" calcext:value-type="float">
            <text:p>0.10817121</text:p>
          </table:table-cell>
          <table:table-cell office:value-type="float" office:value="9.244604" calcext:value-type="float">
            <text:p>9.244604</text:p>
          </table:table-cell>
          <table:table-cell table:formula="of:=[.C667]+[.A668]" office:value-type="float" office:value="93.6393985009999" calcext:value-type="float">
            <text:p>93.6393985009999</text:p>
          </table:table-cell>
        </table:table-row>
        <table:table-row table:style-name="ro1">
          <table:table-cell office:value-type="float" office:value="0.10926986" calcext:value-type="float">
            <text:p>0.10926986</text:p>
          </table:table-cell>
          <table:table-cell office:value-type="float" office:value="9.151654" calcext:value-type="float">
            <text:p>9.151654</text:p>
          </table:table-cell>
          <table:table-cell table:formula="of:=[.C668]+[.A669]" office:value-type="float" office:value="93.7486683609999" calcext:value-type="float">
            <text:p>93.7486683609999</text:p>
          </table:table-cell>
        </table:table-row>
        <table:table-row table:style-name="ro1">
          <table:table-cell office:value-type="float" office:value="0.11046006" calcext:value-type="float">
            <text:p>0.11046006</text:p>
          </table:table-cell>
          <table:table-cell office:value-type="float" office:value="9.053045" calcext:value-type="float">
            <text:p>9.053045</text:p>
          </table:table-cell>
          <table:table-cell table:formula="of:=[.C669]+[.A670]" office:value-type="float" office:value="93.8591284209999" calcext:value-type="float">
            <text:p>93.8591284209999</text:p>
          </table:table-cell>
        </table:table-row>
        <table:table-row table:style-name="ro1">
          <table:table-cell office:value-type="float" office:value="0.11154345" calcext:value-type="float">
            <text:p>0.11154345</text:p>
          </table:table-cell>
          <table:table-cell office:value-type="float" office:value="8.9651165" calcext:value-type="float">
            <text:p>8.9651165</text:p>
          </table:table-cell>
          <table:table-cell table:formula="of:=[.C670]+[.A671]" office:value-type="float" office:value="93.9706718709999" calcext:value-type="float">
            <text:p>93.9706718709999</text:p>
          </table:table-cell>
        </table:table-row>
        <table:table-row table:style-name="ro1">
          <table:table-cell office:value-type="float" office:value="0.11262684" calcext:value-type="float">
            <text:p>0.11262684</text:p>
          </table:table-cell>
          <table:table-cell office:value-type="float" office:value="8.878879" calcext:value-type="float">
            <text:p>8.878879</text:p>
          </table:table-cell>
          <table:table-cell table:formula="of:=[.C671]+[.A672]" office:value-type="float" office:value="94.0832987109999" calcext:value-type="float">
            <text:p>94.0832987109999</text:p>
          </table:table-cell>
        </table:table-row>
        <table:table-row table:style-name="ro1">
          <table:table-cell office:value-type="float" office:value="0.11360342" calcext:value-type="float">
            <text:p>0.11360342</text:p>
          </table:table-cell>
          <table:table-cell office:value-type="float" office:value="8.802551" calcext:value-type="float">
            <text:p>8.802551</text:p>
          </table:table-cell>
          <table:table-cell table:formula="of:=[.C672]+[.A673]" office:value-type="float" office:value="94.1969021309999" calcext:value-type="float">
            <text:p>94.1969021309999</text:p>
          </table:table-cell>
        </table:table-row>
        <table:table-row table:style-name="ro1">
          <table:table-cell office:value-type="float" office:value="0.114381626" calcext:value-type="float">
            <text:p>0.114381626</text:p>
          </table:table-cell>
          <table:table-cell office:value-type="float" office:value="8.742662" calcext:value-type="float">
            <text:p>8.742662</text:p>
          </table:table-cell>
          <table:table-cell table:formula="of:=[.C673]+[.A674]" office:value-type="float" office:value="94.311283757" calcext:value-type="float">
            <text:p>94.311283757</text:p>
          </table:table-cell>
        </table:table-row>
        <table:table-row table:style-name="ro1">
          <table:table-cell office:value-type="float" office:value="0.11471733" calcext:value-type="float">
            <text:p>0.11471733</text:p>
          </table:table-cell>
          <table:table-cell office:value-type="float" office:value="8.717079" calcext:value-type="float">
            <text:p>8.717079</text:p>
          </table:table-cell>
          <table:table-cell table:formula="of:=[.C674]+[.A675]" office:value-type="float" office:value="94.426001087" calcext:value-type="float">
            <text:p>94.426001087</text:p>
          </table:table-cell>
        </table:table-row>
        <table:table-row table:style-name="ro1">
          <table:table-cell office:value-type="float" office:value="0.1147631" calcext:value-type="float">
            <text:p>0.1147631</text:p>
          </table:table-cell>
          <table:table-cell office:value-type="float" office:value="8.713602" calcext:value-type="float">
            <text:p>8.713602</text:p>
          </table:table-cell>
          <table:table-cell table:formula="of:=[.C675]+[.A676]" office:value-type="float" office:value="94.5407641869999" calcext:value-type="float">
            <text:p>94.5407641869999</text:p>
          </table:table-cell>
        </table:table-row>
        <table:table-row table:style-name="ro1">
          <table:table-cell office:value-type="float" office:value="0.11398489" calcext:value-type="float">
            <text:p>0.11398489</text:p>
          </table:table-cell>
          <table:table-cell office:value-type="float" office:value="8.773092" calcext:value-type="float">
            <text:p>8.773092</text:p>
          </table:table-cell>
          <table:table-cell table:formula="of:=[.C676]+[.A677]" office:value-type="float" office:value="94.654749077" calcext:value-type="float">
            <text:p>94.654749077</text:p>
          </table:table-cell>
        </table:table-row>
        <table:table-row table:style-name="ro1">
          <table:table-cell office:value-type="float" office:value="0.1123064" calcext:value-type="float">
            <text:p>0.1123064</text:p>
          </table:table-cell>
          <table:table-cell office:value-type="float" office:value="8.904212" calcext:value-type="float">
            <text:p>8.904212</text:p>
          </table:table-cell>
          <table:table-cell table:formula="of:=[.C677]+[.A678]" office:value-type="float" office:value="94.7670554769999" calcext:value-type="float">
            <text:p>94.7670554769999</text:p>
          </table:table-cell>
        </table:table-row>
        <table:table-row table:style-name="ro1">
          <table:table-cell office:value-type="float" office:value="0.11039902" calcext:value-type="float">
            <text:p>0.11039902</text:p>
          </table:table-cell>
          <table:table-cell office:value-type="float" office:value="9.058051" calcext:value-type="float">
            <text:p>9.058051</text:p>
          </table:table-cell>
          <table:table-cell table:formula="of:=[.C678]+[.A679]" office:value-type="float" office:value="94.877454497" calcext:value-type="float">
            <text:p>94.877454497</text:p>
          </table:table-cell>
        </table:table-row>
        <table:table-row table:style-name="ro1">
          <table:table-cell office:value-type="float" office:value="0.10852216" calcext:value-type="float">
            <text:p>0.10852216</text:p>
          </table:table-cell>
          <table:table-cell office:value-type="float" office:value="9.214708" calcext:value-type="float">
            <text:p>9.214708</text:p>
          </table:table-cell>
          <table:table-cell table:formula="of:=[.C679]+[.A680]" office:value-type="float" office:value="94.985976657" calcext:value-type="float">
            <text:p>94.985976657</text:p>
          </table:table-cell>
        </table:table-row>
        <table:table-row table:style-name="ro1">
          <table:table-cell office:value-type="float" office:value="0.10655375" calcext:value-type="float">
            <text:p>0.10655375</text:p>
          </table:table-cell>
          <table:table-cell office:value-type="float" office:value="9.384934" calcext:value-type="float">
            <text:p>9.384934</text:p>
          </table:table-cell>
          <table:table-cell table:formula="of:=[.C680]+[.A681]" office:value-type="float" office:value="95.092530407" calcext:value-type="float">
            <text:p>95.092530407</text:p>
          </table:table-cell>
        </table:table-row>
        <table:table-row table:style-name="ro1">
          <table:table-cell office:value-type="float" office:value="0.1045243" calcext:value-type="float">
            <text:p>0.1045243</text:p>
          </table:table-cell>
          <table:table-cell office:value-type="float" office:value="9.567154" calcext:value-type="float">
            <text:p>9.567154</text:p>
          </table:table-cell>
          <table:table-cell table:formula="of:=[.C681]+[.A682]" office:value-type="float" office:value="95.1970547069999" calcext:value-type="float">
            <text:p>95.1970547069999</text:p>
          </table:table-cell>
        </table:table-row>
        <table:table-row table:style-name="ro1">
          <table:table-cell office:value-type="float" office:value="0.102800034" calcext:value-type="float">
            <text:p>0.102800034</text:p>
          </table:table-cell>
          <table:table-cell office:value-type="float" office:value="9.727624" calcext:value-type="float">
            <text:p>9.727624</text:p>
          </table:table-cell>
          <table:table-cell table:formula="of:=[.C682]+[.A683]" office:value-type="float" office:value="95.299854741" calcext:value-type="float">
            <text:p>95.299854741</text:p>
          </table:table-cell>
        </table:table-row>
        <table:table-row table:style-name="ro1">
          <table:table-cell office:value-type="float" office:value="0.10125887" calcext:value-type="float">
            <text:p>0.10125887</text:p>
          </table:table-cell>
          <table:table-cell office:value-type="float" office:value="9.875679" calcext:value-type="float">
            <text:p>9.875679</text:p>
          </table:table-cell>
          <table:table-cell table:formula="of:=[.C683]+[.A684]" office:value-type="float" office:value="95.4011136109999" calcext:value-type="float">
            <text:p>95.4011136109999</text:p>
          </table:table-cell>
        </table:table-row>
        <table:table-row table:style-name="ro1">
          <table:table-cell office:value-type="float" office:value="0.10000763" calcext:value-type="float">
            <text:p>0.10000763</text:p>
          </table:table-cell>
          <table:table-cell office:value-type="float" office:value="9.999237" calcext:value-type="float">
            <text:p>9.999237</text:p>
          </table:table-cell>
          <table:table-cell table:formula="of:=[.C684]+[.A685]" office:value-type="float" office:value="95.5011212409999" calcext:value-type="float">
            <text:p>95.5011212409999</text:p>
          </table:table-cell>
        </table:table-row>
        <table:table-row table:style-name="ro1">
          <table:table-cell office:value-type="float" office:value="0.09897002" calcext:value-type="float">
            <text:p>0.09897002</text:p>
          </table:table-cell>
          <table:table-cell office:value-type="float" office:value="10.104071" calcext:value-type="float">
            <text:p>10.104071</text:p>
          </table:table-cell>
          <table:table-cell table:formula="of:=[.C685]+[.A686]" office:value-type="float" office:value="95.6000912609999" calcext:value-type="float">
            <text:p>95.6000912609999</text:p>
          </table:table-cell>
        </table:table-row>
        <table:table-row table:style-name="ro1">
          <table:table-cell office:value-type="float" office:value="0.098069735" calcext:value-type="float">
            <text:p>0.098069735</text:p>
          </table:table-cell>
          <table:table-cell office:value-type="float" office:value="10.196826" calcext:value-type="float">
            <text:p>10.196826</text:p>
          </table:table-cell>
          <table:table-cell table:formula="of:=[.C686]+[.A687]" office:value-type="float" office:value="95.6981609959999" calcext:value-type="float">
            <text:p>95.6981609959999</text:p>
          </table:table-cell>
        </table:table-row>
        <table:table-row table:style-name="ro1">
          <table:table-cell office:value-type="float" office:value="0.09727626" calcext:value-type="float">
            <text:p>0.09727626</text:p>
          </table:table-cell>
          <table:table-cell office:value-type="float" office:value="10.280001" calcext:value-type="float">
            <text:p>10.280001</text:p>
          </table:table-cell>
          <table:table-cell table:formula="of:=[.C687]+[.A688]" office:value-type="float" office:value="95.7954372559999" calcext:value-type="float">
            <text:p>95.7954372559999</text:p>
          </table:table-cell>
        </table:table-row>
        <table:table-row table:style-name="ro1">
          <table:table-cell office:value-type="float" office:value="0.096650645" calcext:value-type="float">
            <text:p>0.096650645</text:p>
          </table:table-cell>
          <table:table-cell office:value-type="float" office:value="10.346543" calcext:value-type="float">
            <text:p>10.346543</text:p>
          </table:table-cell>
          <table:table-cell table:formula="of:=[.C688]+[.A689]" office:value-type="float" office:value="95.8920879009999" calcext:value-type="float">
            <text:p>95.8920879009999</text:p>
          </table:table-cell>
        </table:table-row>
        <table:table-row table:style-name="ro1">
          <table:table-cell office:value-type="float" office:value="0.096040286" calcext:value-type="float">
            <text:p>0.096040286</text:p>
          </table:table-cell>
          <table:table-cell office:value-type="float" office:value="10.412297" calcext:value-type="float">
            <text:p>10.412297</text:p>
          </table:table-cell>
          <table:table-cell table:formula="of:=[.C689]+[.A690]" office:value-type="float" office:value="95.9881281869999" calcext:value-type="float">
            <text:p>95.9881281869999</text:p>
          </table:table-cell>
        </table:table-row>
        <table:table-row table:style-name="ro1">
          <table:table-cell office:value-type="float" office:value="0.09550622" calcext:value-type="float">
            <text:p>0.09550622</text:p>
          </table:table-cell>
          <table:table-cell office:value-type="float" office:value="10.470522" calcext:value-type="float">
            <text:p>10.470522</text:p>
          </table:table-cell>
          <table:table-cell table:formula="of:=[.C690]+[.A691]" office:value-type="float" office:value="96.0836344069999" calcext:value-type="float">
            <text:p>96.0836344069999</text:p>
          </table:table-cell>
        </table:table-row>
        <table:table-row table:style-name="ro1">
          <table:table-cell office:value-type="float" office:value="0.09506371" calcext:value-type="float">
            <text:p>0.09506371</text:p>
          </table:table-cell>
          <table:table-cell office:value-type="float" office:value="10.519261" calcext:value-type="float">
            <text:p>10.519261</text:p>
          </table:table-cell>
          <table:table-cell table:formula="of:=[.C691]+[.A692]" office:value-type="float" office:value="96.1786981169999" calcext:value-type="float">
            <text:p>96.1786981169999</text:p>
          </table:table-cell>
        </table:table-row>
        <table:table-row table:style-name="ro1">
          <table:table-cell office:value-type="float" office:value="0.09474327" calcext:value-type="float">
            <text:p>0.09474327</text:p>
          </table:table-cell>
          <table:table-cell office:value-type="float" office:value="10.554839" calcext:value-type="float">
            <text:p>10.554839</text:p>
          </table:table-cell>
          <table:table-cell table:formula="of:=[.C692]+[.A693]" office:value-type="float" office:value="96.2734413869999" calcext:value-type="float">
            <text:p>96.2734413869999</text:p>
          </table:table-cell>
        </table:table-row>
        <table:table-row table:style-name="ro1">
          <table:table-cell office:value-type="float" office:value="0.094499126" calcext:value-type="float">
            <text:p>0.094499126</text:p>
          </table:table-cell>
          <table:table-cell office:value-type="float" office:value="10.582108" calcext:value-type="float">
            <text:p>10.582108</text:p>
          </table:table-cell>
          <table:table-cell table:formula="of:=[.C693]+[.A694]" office:value-type="float" office:value="96.3679405129999" calcext:value-type="float">
            <text:p>96.3679405129999</text:p>
          </table:table-cell>
        </table:table-row>
        <table:table-row table:style-name="ro1">
          <table:table-cell office:value-type="float" office:value="0.09411765" calcext:value-type="float">
            <text:p>0.09411765</text:p>
          </table:table-cell>
          <table:table-cell office:value-type="float" office:value="10.624999" calcext:value-type="float">
            <text:p>10.624999</text:p>
          </table:table-cell>
          <table:table-cell table:formula="of:=[.C694]+[.A695]" office:value-type="float" office:value="96.4620581629999" calcext:value-type="float">
            <text:p>96.4620581629999</text:p>
          </table:table-cell>
        </table:table-row>
        <table:table-row table:style-name="ro1">
          <table:table-cell office:value-type="float" office:value="0.09396505" calcext:value-type="float">
            <text:p>0.09396505</text:p>
          </table:table-cell>
          <table:table-cell office:value-type="float" office:value="10.642254" calcext:value-type="float">
            <text:p>10.642254</text:p>
          </table:table-cell>
          <table:table-cell table:formula="of:=[.C695]+[.A696]" office:value-type="float" office:value="96.5560232129999" calcext:value-type="float">
            <text:p>96.5560232129999</text:p>
          </table:table-cell>
        </table:table-row>
        <table:table-row table:style-name="ro1">
          <table:table-cell office:value-type="float" office:value="0.094056614" calcext:value-type="float">
            <text:p>0.094056614</text:p>
          </table:table-cell>
          <table:table-cell office:value-type="float" office:value="10.631894" calcext:value-type="float">
            <text:p>10.631894</text:p>
          </table:table-cell>
          <table:table-cell table:formula="of:=[.C696]+[.A697]" office:value-type="float" office:value="96.6500798269999" calcext:value-type="float">
            <text:p>96.6500798269999</text:p>
          </table:table-cell>
        </table:table-row>
        <table:table-row table:style-name="ro1">
          <table:table-cell office:value-type="float" office:value="0.09396505" calcext:value-type="float">
            <text:p>0.09396505</text:p>
          </table:table-cell>
          <table:table-cell office:value-type="float" office:value="10.642254" calcext:value-type="float">
            <text:p>10.642254</text:p>
          </table:table-cell>
          <table:table-cell table:formula="of:=[.C697]+[.A698]" office:value-type="float" office:value="96.7440448769999" calcext:value-type="float">
            <text:p>96.7440448769999</text:p>
          </table:table-cell>
        </table:table-row>
        <table:table-row table:style-name="ro1">
          <table:table-cell office:value-type="float" office:value="0.094026096" calcext:value-type="float">
            <text:p>0.094026096</text:p>
          </table:table-cell>
          <table:table-cell office:value-type="float" office:value="10.635345" calcext:value-type="float">
            <text:p>10.635345</text:p>
          </table:table-cell>
          <table:table-cell table:formula="of:=[.C698]+[.A699]" office:value-type="float" office:value="96.8380709729999" calcext:value-type="float">
            <text:p>96.8380709729999</text:p>
          </table:table-cell>
        </table:table-row>
        <table:table-row table:style-name="ro1">
          <table:table-cell office:value-type="float" office:value="0.0942092" calcext:value-type="float">
            <text:p>0.0942092</text:p>
          </table:table-cell>
          <table:table-cell office:value-type="float" office:value="10.614675" calcext:value-type="float">
            <text:p>10.614675</text:p>
          </table:table-cell>
          <table:table-cell table:formula="of:=[.C699]+[.A700]" office:value-type="float" office:value="96.9322801729999" calcext:value-type="float">
            <text:p>96.9322801729999</text:p>
          </table:table-cell>
        </table:table-row>
        <table:table-row table:style-name="ro1">
          <table:table-cell office:value-type="float" office:value="0.094300754" calcext:value-type="float">
            <text:p>0.094300754</text:p>
          </table:table-cell>
          <table:table-cell office:value-type="float" office:value="10.604369" calcext:value-type="float">
            <text:p>10.604369</text:p>
          </table:table-cell>
          <table:table-cell table:formula="of:=[.C700]+[.A701]" office:value-type="float" office:value="97.0265809269999" calcext:value-type="float">
            <text:p>97.0265809269999</text:p>
          </table:table-cell>
        </table:table-row>
        <table:table-row table:style-name="ro1">
          <table:table-cell office:value-type="float" office:value="0.0944686" calcext:value-type="float">
            <text:p>0.0944686</text:p>
          </table:table-cell>
          <table:table-cell office:value-type="float" office:value="10.585527" calcext:value-type="float">
            <text:p>10.585527</text:p>
          </table:table-cell>
          <table:table-cell table:formula="of:=[.C701]+[.A702]" office:value-type="float" office:value="97.1210495269999" calcext:value-type="float">
            <text:p>97.1210495269999</text:p>
          </table:table-cell>
        </table:table-row>
        <table:table-row table:style-name="ro1">
          <table:table-cell office:value-type="float" office:value="0.0946212" calcext:value-type="float">
            <text:p>0.0946212</text:p>
          </table:table-cell>
          <table:table-cell office:value-type="float" office:value="10.568456" calcext:value-type="float">
            <text:p>10.568456</text:p>
          </table:table-cell>
          <table:table-cell table:formula="of:=[.C702]+[.A703]" office:value-type="float" office:value="97.2156707269999" calcext:value-type="float">
            <text:p>97.2156707269999</text:p>
          </table:table-cell>
        </table:table-row>
        <table:table-row table:style-name="ro1">
          <table:table-cell office:value-type="float" office:value="0.094758525" calcext:value-type="float">
            <text:p>0.094758525</text:p>
          </table:table-cell>
          <table:table-cell office:value-type="float" office:value="10.55314" calcext:value-type="float">
            <text:p>10.55314</text:p>
          </table:table-cell>
          <table:table-cell table:formula="of:=[.C703]+[.A704]" office:value-type="float" office:value="97.3104292519999" calcext:value-type="float">
            <text:p>97.3104292519999</text:p>
          </table:table-cell>
        </table:table-row>
        <table:table-row table:style-name="ro1">
          <table:table-cell office:value-type="float" office:value="0.09486534" calcext:value-type="float">
            <text:p>0.09486534</text:p>
          </table:table-cell>
          <table:table-cell office:value-type="float" office:value="10.541258" calcext:value-type="float">
            <text:p>10.541258</text:p>
          </table:table-cell>
          <table:table-cell table:formula="of:=[.C704]+[.A705]" office:value-type="float" office:value="97.4052945919999" calcext:value-type="float">
            <text:p>97.4052945919999</text:p>
          </table:table-cell>
        </table:table-row>
        <table:table-row table:style-name="ro1">
          <table:table-cell office:value-type="float" office:value="0.09486534" calcext:value-type="float">
            <text:p>0.09486534</text:p>
          </table:table-cell>
          <table:table-cell office:value-type="float" office:value="10.541258" calcext:value-type="float">
            <text:p>10.541258</text:p>
          </table:table-cell>
          <table:table-cell table:formula="of:=[.C705]+[.A706]" office:value-type="float" office:value="97.5001599319999" calcext:value-type="float">
            <text:p>97.5001599319999</text:p>
          </table:table-cell>
        </table:table-row>
        <table:table-row table:style-name="ro1">
          <table:table-cell office:value-type="float" office:value="0.09509423" calcext:value-type="float">
            <text:p>0.09509423</text:p>
          </table:table-cell>
          <table:table-cell office:value-type="float" office:value="10.515885" calcext:value-type="float">
            <text:p>10.515885</text:p>
          </table:table-cell>
          <table:table-cell table:formula="of:=[.C706]+[.A707]" office:value-type="float" office:value="97.5952541619999" calcext:value-type="float">
            <text:p>97.5952541619999</text:p>
          </table:table-cell>
        </table:table-row>
        <table:table-row table:style-name="ro1">
          <table:table-cell office:value-type="float" office:value="0.095368885" calcext:value-type="float">
            <text:p>0.095368885</text:p>
          </table:table-cell>
          <table:table-cell office:value-type="float" office:value="10.4856" calcext:value-type="float">
            <text:p>10.4856</text:p>
          </table:table-cell>
          <table:table-cell table:formula="of:=[.C707]+[.A708]" office:value-type="float" office:value="97.6906230469999" calcext:value-type="float">
            <text:p>97.6906230469999</text:p>
          </table:table-cell>
        </table:table-row>
        <table:table-row table:style-name="ro1">
          <table:table-cell office:value-type="float" office:value="0.095582515" calcext:value-type="float">
            <text:p>0.095582515</text:p>
          </table:table-cell>
          <table:table-cell office:value-type="float" office:value="10.462165" calcext:value-type="float">
            <text:p>10.462165</text:p>
          </table:table-cell>
          <table:table-cell table:formula="of:=[.C708]+[.A709]" office:value-type="float" office:value="97.7862055619999" calcext:value-type="float">
            <text:p>97.7862055619999</text:p>
          </table:table-cell>
        </table:table-row>
        <table:table-row table:style-name="ro1">
          <table:table-cell office:value-type="float" office:value="0.09591821" calcext:value-type="float">
            <text:p>0.09591821</text:p>
          </table:table-cell>
          <table:table-cell office:value-type="float" office:value="10.4255495" calcext:value-type="float">
            <text:p>10.4255495</text:p>
          </table:table-cell>
          <table:table-cell table:formula="of:=[.C709]+[.A710]" office:value-type="float" office:value="97.8821237719999" calcext:value-type="float">
            <text:p>97.8821237719999</text:p>
          </table:table-cell>
        </table:table-row>
        <table:table-row table:style-name="ro1">
          <table:table-cell office:value-type="float" office:value="0.096314944" calcext:value-type="float">
            <text:p>0.096314944</text:p>
          </table:table-cell>
          <table:table-cell office:value-type="float" office:value="10.382605" calcext:value-type="float">
            <text:p>10.382605</text:p>
          </table:table-cell>
          <table:table-cell table:formula="of:=[.C710]+[.A711]" office:value-type="float" office:value="97.9784387159999" calcext:value-type="float">
            <text:p>97.9784387159999</text:p>
          </table:table-cell>
        </table:table-row>
        <table:table-row table:style-name="ro1">
          <table:table-cell office:value-type="float" office:value="0.096772715" calcext:value-type="float">
            <text:p>0.096772715</text:p>
          </table:table-cell>
          <table:table-cell office:value-type="float" office:value="10.333491" calcext:value-type="float">
            <text:p>10.333491</text:p>
          </table:table-cell>
          <table:table-cell table:formula="of:=[.C711]+[.A712]" office:value-type="float" office:value="98.0752114309999" calcext:value-type="float">
            <text:p>98.0752114309999</text:p>
          </table:table-cell>
        </table:table-row>
        <table:table-row table:style-name="ro1">
          <table:table-cell office:value-type="float" office:value="0.097245745" calcext:value-type="float">
            <text:p>0.097245745</text:p>
          </table:table-cell>
          <table:table-cell office:value-type="float" office:value="10.283227" calcext:value-type="float">
            <text:p>10.283227</text:p>
          </table:table-cell>
          <table:table-cell table:formula="of:=[.C712]+[.A713]" office:value-type="float" office:value="98.1724571759999" calcext:value-type="float">
            <text:p>98.1724571759999</text:p>
          </table:table-cell>
        </table:table-row>
        <table:table-row table:style-name="ro1">
          <table:table-cell office:value-type="float" office:value="0.097734034" calcext:value-type="float">
            <text:p>0.097734034</text:p>
          </table:table-cell>
          <table:table-cell office:value-type="float" office:value="10.231851" calcext:value-type="float">
            <text:p>10.231851</text:p>
          </table:table-cell>
          <table:table-cell table:formula="of:=[.C713]+[.A714]" office:value-type="float" office:value="98.2701912099999" calcext:value-type="float">
            <text:p>98.2701912099999</text:p>
          </table:table-cell>
        </table:table-row>
        <table:table-row table:style-name="ro1">
          <table:table-cell office:value-type="float" office:value="0.09828336" calcext:value-type="float">
            <text:p>0.09828336</text:p>
          </table:table-cell>
          <table:table-cell office:value-type="float" office:value="10.174663" calcext:value-type="float">
            <text:p>10.174663</text:p>
          </table:table-cell>
          <table:table-cell table:formula="of:=[.C714]+[.A715]" office:value-type="float" office:value="98.3684745699999" calcext:value-type="float">
            <text:p>98.3684745699999</text:p>
          </table:table-cell>
        </table:table-row>
        <table:table-row table:style-name="ro1">
          <table:table-cell office:value-type="float" office:value="0.098878466" calcext:value-type="float">
            <text:p>0.098878466</text:p>
          </table:table-cell>
          <table:table-cell office:value-type="float" office:value="10.113426" calcext:value-type="float">
            <text:p>10.113426</text:p>
          </table:table-cell>
          <table:table-cell table:formula="of:=[.C715]+[.A716]" office:value-type="float" office:value="98.4673530359999" calcext:value-type="float">
            <text:p>98.4673530359999</text:p>
          </table:table-cell>
        </table:table-row>
        <table:table-row table:style-name="ro1">
          <table:table-cell office:value-type="float" office:value="0.09954986" calcext:value-type="float">
            <text:p>0.09954986</text:p>
          </table:table-cell>
          <table:table-cell office:value-type="float" office:value="10.0452175" calcext:value-type="float">
            <text:p>10.0452175</text:p>
          </table:table-cell>
          <table:table-cell table:formula="of:=[.C716]+[.A717]" office:value-type="float" office:value="98.5669028959999" calcext:value-type="float">
            <text:p>98.5669028959999</text:p>
          </table:table-cell>
        </table:table-row>
        <table:table-row table:style-name="ro1">
          <table:table-cell office:value-type="float" office:value="0.10031281" calcext:value-type="float">
            <text:p>0.10031281</text:p>
          </table:table-cell>
          <table:table-cell office:value-type="float" office:value="9.968817" calcext:value-type="float">
            <text:p>9.968817</text:p>
          </table:table-cell>
          <table:table-cell table:formula="of:=[.C717]+[.A718]" office:value-type="float" office:value="98.6672157059999" calcext:value-type="float">
            <text:p>98.6672157059999</text:p>
          </table:table-cell>
        </table:table-row>
        <table:table-row table:style-name="ro1">
          <table:table-cell office:value-type="float" office:value="0.101167314" calcext:value-type="float">
            <text:p>0.101167314</text:p>
          </table:table-cell>
          <table:table-cell office:value-type="float" office:value="9.884616" calcext:value-type="float">
            <text:p>9.884616</text:p>
          </table:table-cell>
          <table:table-cell table:formula="of:=[.C718]+[.A719]" office:value-type="float" office:value="98.7683830199999" calcext:value-type="float">
            <text:p>98.7683830199999</text:p>
          </table:table-cell>
        </table:table-row>
        <table:table-row table:style-name="ro1">
          <table:table-cell office:value-type="float" office:value="0.102098115" calcext:value-type="float">
            <text:p>0.102098115</text:p>
          </table:table-cell>
          <table:table-cell office:value-type="float" office:value="9.7945" calcext:value-type="float">
            <text:p>9.7945</text:p>
          </table:table-cell>
          <table:table-cell table:formula="of:=[.C719]+[.A720]" office:value-type="float" office:value="98.8704811349999" calcext:value-type="float">
            <text:p>98.8704811349999</text:p>
          </table:table-cell>
        </table:table-row>
        <table:table-row table:style-name="ro1">
          <table:table-cell office:value-type="float" office:value="0.103028916" calcext:value-type="float">
            <text:p>0.103028916</text:p>
          </table:table-cell>
          <table:table-cell office:value-type="float" office:value="9.706014" calcext:value-type="float">
            <text:p>9.706014</text:p>
          </table:table-cell>
          <table:table-cell table:formula="of:=[.C720]+[.A721]" office:value-type="float" office:value="98.9735100509999" calcext:value-type="float">
            <text:p>98.9735100509999</text:p>
          </table:table-cell>
        </table:table-row>
        <table:table-row table:style-name="ro1">
          <table:table-cell office:value-type="float" office:value="0.10400549" calcext:value-type="float">
            <text:p>0.10400549</text:p>
          </table:table-cell>
          <table:table-cell office:value-type="float" office:value="9.614877" calcext:value-type="float">
            <text:p>9.614877</text:p>
          </table:table-cell>
          <table:table-cell table:formula="of:=[.C721]+[.A722]" office:value-type="float" office:value="99.0775155409999" calcext:value-type="float">
            <text:p>99.0775155409999</text:p>
          </table:table-cell>
        </table:table-row>
        <table:table-row table:style-name="ro1">
          <table:table-cell office:value-type="float" office:value="0.10499733" calcext:value-type="float">
            <text:p>0.10499733</text:p>
          </table:table-cell>
          <table:table-cell office:value-type="float" office:value="9.524052" calcext:value-type="float">
            <text:p>9.524052</text:p>
          </table:table-cell>
          <table:table-cell table:formula="of:=[.C722]+[.A723]" office:value-type="float" office:value="99.1825128709999" calcext:value-type="float">
            <text:p>99.1825128709999</text:p>
          </table:table-cell>
        </table:table-row>
        <table:table-row table:style-name="ro1">
          <table:table-cell office:value-type="float" office:value="0.10608072" calcext:value-type="float">
            <text:p>0.10608072</text:p>
          </table:table-cell>
          <table:table-cell office:value-type="float" office:value="9.426784" calcext:value-type="float">
            <text:p>9.426784</text:p>
          </table:table-cell>
          <table:table-cell table:formula="of:=[.C723]+[.A724]" office:value-type="float" office:value="99.2885935909999" calcext:value-type="float">
            <text:p>99.2885935909999</text:p>
          </table:table-cell>
        </table:table-row>
        <table:table-row table:style-name="ro1">
          <table:table-cell office:value-type="float" office:value="0.10704204" calcext:value-type="float">
            <text:p>0.10704204</text:p>
          </table:table-cell>
          <table:table-cell office:value-type="float" office:value="9.342124" calcext:value-type="float">
            <text:p>9.342124</text:p>
          </table:table-cell>
          <table:table-cell table:formula="of:=[.C724]+[.A725]" office:value-type="float" office:value="99.3956356309999" calcext:value-type="float">
            <text:p>99.3956356309999</text:p>
          </table:table-cell>
        </table:table-row>
        <table:table-row table:style-name="ro1">
          <table:table-cell office:value-type="float" office:value="0.10818647" calcext:value-type="float">
            <text:p>0.10818647</text:p>
          </table:table-cell>
          <table:table-cell office:value-type="float" office:value="9.2433" calcext:value-type="float">
            <text:p>9.2433</text:p>
          </table:table-cell>
          <table:table-cell table:formula="of:=[.C725]+[.A726]" office:value-type="float" office:value="99.5038221009999" calcext:value-type="float">
            <text:p>99.5038221009999</text:p>
          </table:table-cell>
        </table:table-row>
        <table:table-row table:style-name="ro1">
          <table:table-cell office:value-type="float" office:value="0.10923934" calcext:value-type="float">
            <text:p>0.10923934</text:p>
          </table:table-cell>
          <table:table-cell office:value-type="float" office:value="9.154211" calcext:value-type="float">
            <text:p>9.154211</text:p>
          </table:table-cell>
          <table:table-cell table:formula="of:=[.C726]+[.A727]" office:value-type="float" office:value="99.6130614409999" calcext:value-type="float">
            <text:p>99.6130614409999</text:p>
          </table:table-cell>
        </table:table-row>
        <table:table-row table:style-name="ro1">
          <table:table-cell office:value-type="float" office:value="0.110368505" calcext:value-type="float">
            <text:p>0.110368505</text:p>
          </table:table-cell>
          <table:table-cell office:value-type="float" office:value="9.060555" calcext:value-type="float">
            <text:p>9.060555</text:p>
          </table:table-cell>
          <table:table-cell table:formula="of:=[.C727]+[.A728]" office:value-type="float" office:value="99.7234299459999" calcext:value-type="float">
            <text:p>99.7234299459999</text:p>
          </table:table-cell>
        </table:table-row>
        <table:table-row table:style-name="ro1">
          <table:table-cell office:value-type="float" office:value="0.11157397" calcext:value-type="float">
            <text:p>0.11157397</text:p>
          </table:table-cell>
          <table:table-cell office:value-type="float" office:value="8.962664" calcext:value-type="float">
            <text:p>8.962664</text:p>
          </table:table-cell>
          <table:table-cell table:formula="of:=[.C728]+[.A729]" office:value-type="float" office:value="99.8350039159999" calcext:value-type="float">
            <text:p>99.8350039159999</text:p>
          </table:table-cell>
        </table:table-row>
        <table:table-row table:style-name="ro1">
          <table:table-cell office:value-type="float" office:value="0.11267262" calcext:value-type="float">
            <text:p>0.11267262</text:p>
          </table:table-cell>
          <table:table-cell office:value-type="float" office:value="8.875271" calcext:value-type="float">
            <text:p>8.875271</text:p>
          </table:table-cell>
          <table:table-cell table:formula="of:=[.C729]+[.A730]" office:value-type="float" office:value="99.9476765359999" calcext:value-type="float">
            <text:p>99.9476765359999</text:p>
          </table:table-cell>
        </table:table-row>
        <table:table-row table:style-name="ro1">
          <table:table-cell office:value-type="float" office:value="0.11387808" calcext:value-type="float">
            <text:p>0.11387808</text:p>
          </table:table-cell>
          <table:table-cell office:value-type="float" office:value="8.781322" calcext:value-type="float">
            <text:p>8.781322</text:p>
          </table:table-cell>
          <table:table-cell table:formula="of:=[.C730]+[.A731]" office:value-type="float" office:value="100.061554616" calcext:value-type="float">
            <text:p>100.061554616</text:p>
          </table:table-cell>
        </table:table-row>
        <table:table-row table:style-name="ro1">
          <table:table-cell office:value-type="float" office:value="0.11506829" calcext:value-type="float">
            <text:p>0.11506829</text:p>
          </table:table-cell>
          <table:table-cell office:value-type="float" office:value="8.690492" calcext:value-type="float">
            <text:p>8.690492</text:p>
          </table:table-cell>
          <table:table-cell table:formula="of:=[.C731]+[.A732]" office:value-type="float" office:value="100.176622906" calcext:value-type="float">
            <text:p>100.176622906</text:p>
          </table:table-cell>
        </table:table-row>
        <table:table-row table:style-name="ro1">
          <table:table-cell office:value-type="float" office:value="0.11619745" calcext:value-type="float">
            <text:p>0.11619745</text:p>
          </table:table-cell>
          <table:table-cell office:value-type="float" office:value="8.606041" calcext:value-type="float">
            <text:p>8.606041</text:p>
          </table:table-cell>
          <table:table-cell table:formula="of:=[.C732]+[.A733]" office:value-type="float" office:value="100.292820356" calcext:value-type="float">
            <text:p>100.292820356</text:p>
          </table:table-cell>
        </table:table-row>
        <table:table-row table:style-name="ro1">
          <table:table-cell office:value-type="float" office:value="0.117463954" calcext:value-type="float">
            <text:p>0.117463954</text:p>
          </table:table-cell>
          <table:table-cell office:value-type="float" office:value="8.513249" calcext:value-type="float">
            <text:p>8.513249</text:p>
          </table:table-cell>
          <table:table-cell table:formula="of:=[.C733]+[.A734]" office:value-type="float" office:value="100.41028431" calcext:value-type="float">
            <text:p>100.41028431</text:p>
          </table:table-cell>
        </table:table-row>
        <table:table-row table:style-name="ro1">
          <table:table-cell office:value-type="float" office:value="0.11866941" calcext:value-type="float">
            <text:p>0.11866941</text:p>
          </table:table-cell>
          <table:table-cell office:value-type="float" office:value="8.426771" calcext:value-type="float">
            <text:p>8.426771</text:p>
          </table:table-cell>
          <table:table-cell table:formula="of:=[.C734]+[.A735]" office:value-type="float" office:value="100.52895372" calcext:value-type="float">
            <text:p>100.52895372</text:p>
          </table:table-cell>
        </table:table-row>
        <table:table-row table:style-name="ro1">
          <table:table-cell office:value-type="float" office:value="0.119920656" calcext:value-type="float">
            <text:p>0.119920656</text:p>
          </table:table-cell>
          <table:table-cell office:value-type="float" office:value="8.338847" calcext:value-type="float">
            <text:p>8.338847</text:p>
          </table:table-cell>
          <table:table-cell table:formula="of:=[.C735]+[.A736]" office:value-type="float" office:value="100.648874376" calcext:value-type="float">
            <text:p>100.648874376</text:p>
          </table:table-cell>
        </table:table-row>
        <table:table-row table:style-name="ro1">
          <table:table-cell office:value-type="float" office:value="0.12117189" calcext:value-type="float">
            <text:p>0.12117189</text:p>
          </table:table-cell>
          <table:table-cell office:value-type="float" office:value="8.252739" calcext:value-type="float">
            <text:p>8.252739</text:p>
          </table:table-cell>
          <table:table-cell table:formula="of:=[.C736]+[.A737]" office:value-type="float" office:value="100.770046266" calcext:value-type="float">
            <text:p>100.770046266</text:p>
          </table:table-cell>
        </table:table-row>
        <table:table-row table:style-name="ro1">
          <table:table-cell office:value-type="float" office:value="0.122407876" calcext:value-type="float">
            <text:p>0.122407876</text:p>
          </table:table-cell>
          <table:table-cell office:value-type="float" office:value="8.169409" calcext:value-type="float">
            <text:p>8.169409</text:p>
          </table:table-cell>
          <table:table-cell table:formula="of:=[.C737]+[.A738]" office:value-type="float" office:value="100.892454142" calcext:value-type="float">
            <text:p>100.892454142</text:p>
          </table:table-cell>
        </table:table-row>
        <table:table-row table:style-name="ro1">
          <table:table-cell office:value-type="float" office:value="0.12367437" calcext:value-type="float">
            <text:p>0.12367437</text:p>
          </table:table-cell>
          <table:table-cell office:value-type="float" office:value="8.08575" calcext:value-type="float">
            <text:p>8.08575</text:p>
          </table:table-cell>
          <table:table-cell table:formula="of:=[.C738]+[.A739]" office:value-type="float" office:value="101.016128512" calcext:value-type="float">
            <text:p>101.016128512</text:p>
          </table:table-cell>
        </table:table-row>
        <table:table-row table:style-name="ro1">
          <table:table-cell office:value-type="float" office:value="0.12487984" calcext:value-type="float">
            <text:p>0.12487984</text:p>
          </table:table-cell>
          <table:table-cell office:value-type="float" office:value="8.007698" calcext:value-type="float">
            <text:p>8.007698</text:p>
          </table:table-cell>
          <table:table-cell table:formula="of:=[.C739]+[.A740]" office:value-type="float" office:value="101.141008352" calcext:value-type="float">
            <text:p>101.141008352</text:p>
          </table:table-cell>
        </table:table-row>
        <table:table-row table:style-name="ro1">
          <table:table-cell office:value-type="float" office:value="0.12591745" calcext:value-type="float">
            <text:p>0.12591745</text:p>
          </table:table-cell>
          <table:table-cell office:value-type="float" office:value="7.941711" calcext:value-type="float">
            <text:p>7.941711</text:p>
          </table:table-cell>
          <table:table-cell table:formula="of:=[.C740]+[.A741]" office:value-type="float" office:value="101.266925802" calcext:value-type="float">
            <text:p>101.266925802</text:p>
          </table:table-cell>
        </table:table-row>
        <table:table-row table:style-name="ro1">
          <table:table-cell office:value-type="float" office:value="0.12677196" calcext:value-type="float">
            <text:p>0.12677196</text:p>
          </table:table-cell>
          <table:table-cell office:value-type="float" office:value="7.88818" calcext:value-type="float">
            <text:p>7.88818</text:p>
          </table:table-cell>
          <table:table-cell table:formula="of:=[.C741]+[.A742]" office:value-type="float" office:value="101.393697762" calcext:value-type="float">
            <text:p>101.393697762</text:p>
          </table:table-cell>
        </table:table-row>
        <table:table-row table:style-name="ro1">
          <table:table-cell office:value-type="float" office:value="0.12736705" calcext:value-type="float">
            <text:p>0.12736705</text:p>
          </table:table-cell>
          <table:table-cell office:value-type="float" office:value="7.851324" calcext:value-type="float">
            <text:p>7.851324</text:p>
          </table:table-cell>
          <table:table-cell table:formula="of:=[.C742]+[.A743]" office:value-type="float" office:value="101.521064812" calcext:value-type="float">
            <text:p>101.521064812</text:p>
          </table:table-cell>
        </table:table-row>
        <table:table-row table:style-name="ro1">
          <table:table-cell office:value-type="float" office:value="0.12764172" calcext:value-type="float">
            <text:p>0.12764172</text:p>
          </table:table-cell>
          <table:table-cell office:value-type="float" office:value="7.8344293" calcext:value-type="float">
            <text:p>7.8344293</text:p>
          </table:table-cell>
          <table:table-cell table:formula="of:=[.C743]+[.A744]" office:value-type="float" office:value="101.648706532" calcext:value-type="float">
            <text:p>101.648706532</text:p>
          </table:table-cell>
        </table:table-row>
        <table:table-row table:style-name="ro1">
          <table:table-cell office:value-type="float" office:value="0.12722972" calcext:value-type="float">
            <text:p>0.12722972</text:p>
          </table:table-cell>
          <table:table-cell office:value-type="float" office:value="7.859799" calcext:value-type="float">
            <text:p>7.859799</text:p>
          </table:table-cell>
          <table:table-cell table:formula="of:=[.C744]+[.A745]" office:value-type="float" office:value="101.775936252" calcext:value-type="float">
            <text:p>101.775936252</text:p>
          </table:table-cell>
        </table:table-row>
        <table:table-row table:style-name="ro1">
          <table:table-cell office:value-type="float" office:value="0.12587167" calcext:value-type="float">
            <text:p>0.12587167</text:p>
          </table:table-cell>
          <table:table-cell office:value-type="float" office:value="7.944599" calcext:value-type="float">
            <text:p>7.944599</text:p>
          </table:table-cell>
          <table:table-cell table:formula="of:=[.C745]+[.A746]" office:value-type="float" office:value="101.901807922" calcext:value-type="float">
            <text:p>101.901807922</text:p>
          </table:table-cell>
        </table:table-row>
        <table:table-row table:style-name="ro1">
          <table:table-cell office:value-type="float" office:value="0.123964295" calcext:value-type="float">
            <text:p>0.123964295</text:p>
          </table:table-cell>
          <table:table-cell office:value-type="float" office:value="8.066839" calcext:value-type="float">
            <text:p>8.066839</text:p>
          </table:table-cell>
          <table:table-cell table:formula="of:=[.C746]+[.A747]" office:value-type="float" office:value="102.025772217" calcext:value-type="float">
            <text:p>102.025772217</text:p>
          </table:table-cell>
        </table:table-row>
        <table:table-row table:style-name="ro1">
          <table:table-cell office:value-type="float" office:value="0.121004045" calcext:value-type="float">
            <text:p>0.121004045</text:p>
          </table:table-cell>
          <table:table-cell office:value-type="float" office:value="8.264187" calcext:value-type="float">
            <text:p>8.264187</text:p>
          </table:table-cell>
          <table:table-cell table:formula="of:=[.C747]+[.A748]" office:value-type="float" office:value="102.146776262" calcext:value-type="float">
            <text:p>102.146776262</text:p>
          </table:table-cell>
        </table:table-row>
        <table:table-row table:style-name="ro1">
          <table:table-cell office:value-type="float" office:value="0.117235065" calcext:value-type="float">
            <text:p>0.117235065</text:p>
          </table:table-cell>
          <table:table-cell office:value-type="float" office:value="8.529871" calcext:value-type="float">
            <text:p>8.529871</text:p>
          </table:table-cell>
          <table:table-cell table:formula="of:=[.C748]+[.A749]" office:value-type="float" office:value="102.264011327" calcext:value-type="float">
            <text:p>102.264011327</text:p>
          </table:table-cell>
        </table:table-row>
        <table:table-row table:style-name="ro1">
          <table:table-cell office:value-type="float" office:value="0.11351186" calcext:value-type="float">
            <text:p>0.11351186</text:p>
          </table:table-cell>
          <table:table-cell office:value-type="float" office:value="8.809652" calcext:value-type="float">
            <text:p>8.809652</text:p>
          </table:table-cell>
          <table:table-cell table:formula="of:=[.C749]+[.A750]" office:value-type="float" office:value="102.377523187" calcext:value-type="float">
            <text:p>102.377523187</text:p>
          </table:table-cell>
        </table:table-row>
        <table:table-row table:style-name="ro1">
          <table:table-cell office:value-type="float" office:value="0.110368505" calcext:value-type="float">
            <text:p>0.110368505</text:p>
          </table:table-cell>
          <table:table-cell office:value-type="float" office:value="9.060555" calcext:value-type="float">
            <text:p>9.060555</text:p>
          </table:table-cell>
          <table:table-cell table:formula="of:=[.C750]+[.A751]" office:value-type="float" office:value="102.487891692" calcext:value-type="float">
            <text:p>102.487891692</text:p>
          </table:table-cell>
        </table:table-row>
        <table:table-row table:style-name="ro1">
          <table:table-cell office:value-type="float" office:value="0.10762188" calcext:value-type="float">
            <text:p>0.10762188</text:p>
          </table:table-cell>
          <table:table-cell office:value-type="float" office:value="9.291791" calcext:value-type="float">
            <text:p>9.291791</text:p>
          </table:table-cell>
          <table:table-cell table:formula="of:=[.C751]+[.A752]" office:value-type="float" office:value="102.595513572" calcext:value-type="float">
            <text:p>102.595513572</text:p>
          </table:table-cell>
        </table:table-row>
        <table:table-row table:style-name="ro1">
          <table:table-cell office:value-type="float" office:value="0.10559243" calcext:value-type="float">
            <text:p>0.10559243</text:p>
          </table:table-cell>
          <table:table-cell office:value-type="float" office:value="9.470376" calcext:value-type="float">
            <text:p>9.470376</text:p>
          </table:table-cell>
          <table:table-cell table:formula="of:=[.C752]+[.A753]" office:value-type="float" office:value="102.701106002" calcext:value-type="float">
            <text:p>102.701106002</text:p>
          </table:table-cell>
        </table:table-row>
        <table:table-row table:style-name="ro1">
          <table:table-cell office:value-type="float" office:value="0.10406653" calcext:value-type="float">
            <text:p>0.10406653</text:p>
          </table:table-cell>
          <table:table-cell office:value-type="float" office:value="9.609238" calcext:value-type="float">
            <text:p>9.609238</text:p>
          </table:table-cell>
          <table:table-cell table:formula="of:=[.C753]+[.A754]" office:value-type="float" office:value="102.805172532" calcext:value-type="float">
            <text:p>102.805172532</text:p>
          </table:table-cell>
        </table:table-row>
        <table:table-row table:style-name="ro1">
          <table:table-cell office:value-type="float" office:value="0.102784775" calcext:value-type="float">
            <text:p>0.102784775</text:p>
          </table:table-cell>
          <table:table-cell office:value-type="float" office:value="9.729068" calcext:value-type="float">
            <text:p>9.729068</text:p>
          </table:table-cell>
          <table:table-cell table:formula="of:=[.C754]+[.A755]" office:value-type="float" office:value="102.907957307" calcext:value-type="float">
            <text:p>102.907957307</text:p>
          </table:table-cell>
        </table:table-row>
        <table:table-row table:style-name="ro1">
          <table:table-cell office:value-type="float" office:value="0.10191501" calcext:value-type="float">
            <text:p>0.10191501</text:p>
          </table:table-cell>
          <table:table-cell office:value-type="float" office:value="9.812098" calcext:value-type="float">
            <text:p>9.812098</text:p>
          </table:table-cell>
          <table:table-cell table:formula="of:=[.C755]+[.A756]" office:value-type="float" office:value="103.009872317" calcext:value-type="float">
            <text:p>103.009872317</text:p>
          </table:table-cell>
        </table:table-row>
        <table:table-row table:style-name="ro1">
          <table:table-cell office:value-type="float" office:value="0.101380944" calcext:value-type="float">
            <text:p>0.101380944</text:p>
          </table:table-cell>
          <table:table-cell office:value-type="float" office:value="9.863787" calcext:value-type="float">
            <text:p>9.863787</text:p>
          </table:table-cell>
          <table:table-cell table:formula="of:=[.C756]+[.A757]" office:value-type="float" office:value="103.111253261" calcext:value-type="float">
            <text:p>103.111253261</text:p>
          </table:table-cell>
        </table:table-row>
        <table:table-row table:style-name="ro1">
          <table:table-cell office:value-type="float" office:value="0.10109102" calcext:value-type="float">
            <text:p>0.10109102</text:p>
          </table:table-cell>
          <table:table-cell office:value-type="float" office:value="9.892076" calcext:value-type="float">
            <text:p>9.892076</text:p>
          </table:table-cell>
          <table:table-cell table:formula="of:=[.C757]+[.A758]" office:value-type="float" office:value="103.212344281" calcext:value-type="float">
            <text:p>103.212344281</text:p>
          </table:table-cell>
        </table:table-row>
        <table:table-row table:style-name="ro1">
          <table:table-cell office:value-type="float" office:value="0.10058747" calcext:value-type="float">
            <text:p>0.10058747</text:p>
          </table:table-cell>
          <table:table-cell office:value-type="float" office:value="9.941596" calcext:value-type="float">
            <text:p>9.941596</text:p>
          </table:table-cell>
          <table:table-cell table:formula="of:=[.C758]+[.A759]" office:value-type="float" office:value="103.312931751" calcext:value-type="float">
            <text:p>103.312931751</text:p>
          </table:table-cell>
        </table:table-row>
        <table:table-row table:style-name="ro1">
          <table:table-cell office:value-type="float" office:value="0.09997711" calcext:value-type="float">
            <text:p>0.09997711</text:p>
          </table:table-cell>
          <table:table-cell office:value-type="float" office:value="10.002289" calcext:value-type="float">
            <text:p>10.002289</text:p>
          </table:table-cell>
          <table:table-cell table:formula="of:=[.C759]+[.A760]" office:value-type="float" office:value="103.412908861" calcext:value-type="float">
            <text:p>103.412908861</text:p>
          </table:table-cell>
        </table:table-row>
        <table:table-row table:style-name="ro1">
          <table:table-cell office:value-type="float" office:value="0.099259935" calcext:value-type="float">
            <text:p>0.099259935</text:p>
          </table:table-cell>
          <table:table-cell office:value-type="float" office:value="10.074558" calcext:value-type="float">
            <text:p>10.074558</text:p>
          </table:table-cell>
          <table:table-cell table:formula="of:=[.C760]+[.A761]" office:value-type="float" office:value="103.512168796" calcext:value-type="float">
            <text:p>103.512168796</text:p>
          </table:table-cell>
        </table:table-row>
        <table:table-row table:style-name="ro1">
          <table:table-cell office:value-type="float" office:value="0.09855802" calcext:value-type="float">
            <text:p>0.09855802</text:p>
          </table:table-cell>
          <table:table-cell office:value-type="float" office:value="10.146307" calcext:value-type="float">
            <text:p>10.146307</text:p>
          </table:table-cell>
          <table:table-cell table:formula="of:=[.C761]+[.A762]" office:value-type="float" office:value="103.610726816" calcext:value-type="float">
            <text:p>103.610726816</text:p>
          </table:table-cell>
        </table:table-row>
        <table:table-row table:style-name="ro1">
          <table:table-cell office:value-type="float" office:value="0.097718775" calcext:value-type="float">
            <text:p>0.097718775</text:p>
          </table:table-cell>
          <table:table-cell office:value-type="float" office:value="10.233448" calcext:value-type="float">
            <text:p>10.233448</text:p>
          </table:table-cell>
          <table:table-cell table:formula="of:=[.C762]+[.A763]" office:value-type="float" office:value="103.708445591" calcext:value-type="float">
            <text:p>103.708445591</text:p>
          </table:table-cell>
        </table:table-row>
        <table:table-row table:style-name="ro1">
          <table:table-cell office:value-type="float" office:value="0.09723049" calcext:value-type="float">
            <text:p>0.09723049</text:p>
          </table:table-cell>
          <table:table-cell office:value-type="float" office:value="10.284841" calcext:value-type="float">
            <text:p>10.284841</text:p>
          </table:table-cell>
          <table:table-cell table:formula="of:=[.C763]+[.A764]" office:value-type="float" office:value="103.805676081" calcext:value-type="float">
            <text:p>103.805676081</text:p>
          </table:table-cell>
        </table:table-row>
        <table:table-row table:style-name="ro1">
          <table:table-cell office:value-type="float" office:value="0.096665904" calcext:value-type="float">
            <text:p>0.096665904</text:p>
          </table:table-cell>
          <table:table-cell office:value-type="float" office:value="10.34491" calcext:value-type="float">
            <text:p>10.34491</text:p>
          </table:table-cell>
          <table:table-cell table:formula="of:=[.C764]+[.A765]" office:value-type="float" office:value="103.902341985" calcext:value-type="float">
            <text:p>103.902341985</text:p>
          </table:table-cell>
        </table:table-row>
        <table:table-row table:style-name="ro1">
          <table:table-cell office:value-type="float" office:value="0.09623865" calcext:value-type="float">
            <text:p>0.09623865</text:p>
          </table:table-cell>
          <table:table-cell office:value-type="float" office:value="10.390836" calcext:value-type="float">
            <text:p>10.390836</text:p>
          </table:table-cell>
          <table:table-cell table:formula="of:=[.C765]+[.A766]" office:value-type="float" office:value="103.998580635" calcext:value-type="float">
            <text:p>103.998580635</text:p>
          </table:table-cell>
        </table:table-row>
        <table:table-row table:style-name="ro1">
          <table:table-cell office:value-type="float" office:value="0.09578088" calcext:value-type="float">
            <text:p>0.09578088</text:p>
          </table:table-cell>
          <table:table-cell office:value-type="float" office:value="10.440497" calcext:value-type="float">
            <text:p>10.440497</text:p>
          </table:table-cell>
          <table:table-cell table:formula="of:=[.C766]+[.A767]" office:value-type="float" office:value="104.094361515" calcext:value-type="float">
            <text:p>104.094361515</text:p>
          </table:table-cell>
        </table:table-row>
        <table:table-row table:style-name="ro1">
          <table:table-cell office:value-type="float" office:value="0.09533837" calcext:value-type="float">
            <text:p>0.09533837</text:p>
          </table:table-cell>
          <table:table-cell office:value-type="float" office:value="10.488957" calcext:value-type="float">
            <text:p>10.488957</text:p>
          </table:table-cell>
          <table:table-cell table:formula="of:=[.C767]+[.A768]" office:value-type="float" office:value="104.189699885" calcext:value-type="float">
            <text:p>104.189699885</text:p>
          </table:table-cell>
        </table:table-row>
        <table:table-row table:style-name="ro1">
          <table:table-cell office:value-type="float" office:value="0.09486534" calcext:value-type="float">
            <text:p>0.09486534</text:p>
          </table:table-cell>
          <table:table-cell office:value-type="float" office:value="10.541258" calcext:value-type="float">
            <text:p>10.541258</text:p>
          </table:table-cell>
          <table:table-cell table:formula="of:=[.C768]+[.A769]" office:value-type="float" office:value="104.284565225" calcext:value-type="float">
            <text:p>104.284565225</text:p>
          </table:table-cell>
        </table:table-row>
        <table:table-row table:style-name="ro1">
          <table:table-cell office:value-type="float" office:value="0.09452964" calcext:value-type="float">
            <text:p>0.09452964</text:p>
          </table:table-cell>
          <table:table-cell office:value-type="float" office:value="10.5786915" calcext:value-type="float">
            <text:p>10.5786915</text:p>
          </table:table-cell>
          <table:table-cell table:formula="of:=[.C769]+[.A770]" office:value-type="float" office:value="104.379094865" calcext:value-type="float">
            <text:p>104.379094865</text:p>
          </table:table-cell>
        </table:table-row>
        <table:table-row table:style-name="ro1">
          <table:table-cell office:value-type="float" office:value="0.09419394" calcext:value-type="float">
            <text:p>0.09419394</text:p>
          </table:table-cell>
          <table:table-cell office:value-type="float" office:value="10.616394" calcext:value-type="float">
            <text:p>10.616394</text:p>
          </table:table-cell>
          <table:table-cell table:formula="of:=[.C770]+[.A771]" office:value-type="float" office:value="104.473288805" calcext:value-type="float">
            <text:p>104.473288805</text:p>
          </table:table-cell>
        </table:table-row>
        <table:table-row table:style-name="ro1">
          <table:table-cell office:value-type="float" office:value="0.09388876" calcext:value-type="float">
            <text:p>0.09388876</text:p>
          </table:table-cell>
          <table:table-cell office:value-type="float" office:value="10.650902" calcext:value-type="float">
            <text:p>10.650902</text:p>
          </table:table-cell>
          <table:table-cell table:formula="of:=[.C771]+[.A772]" office:value-type="float" office:value="104.567177565" calcext:value-type="float">
            <text:p>104.567177565</text:p>
          </table:table-cell>
        </table:table-row>
        <table:table-row table:style-name="ro1">
          <table:table-cell office:value-type="float" office:value="0.093690395" calcext:value-type="float">
            <text:p>0.093690395</text:p>
          </table:table-cell>
          <table:table-cell office:value-type="float" office:value="10.673452" calcext:value-type="float">
            <text:p>10.673452</text:p>
          </table:table-cell>
          <table:table-cell table:formula="of:=[.C772]+[.A773]" office:value-type="float" office:value="104.66086796" calcext:value-type="float">
            <text:p>104.66086796</text:p>
          </table:table-cell>
        </table:table-row>
        <table:table-row table:style-name="ro1">
          <table:table-cell office:value-type="float" office:value="0.09364462" calcext:value-type="float">
            <text:p>0.09364462</text:p>
          </table:table-cell>
          <table:table-cell office:value-type="float" office:value="10.67867" calcext:value-type="float">
            <text:p>10.67867</text:p>
          </table:table-cell>
          <table:table-cell table:formula="of:=[.C773]+[.A774]" office:value-type="float" office:value="104.75451258" calcext:value-type="float">
            <text:p>104.75451258</text:p>
          </table:table-cell>
        </table:table-row>
        <table:table-row table:style-name="ro1">
          <table:table-cell office:value-type="float" office:value="0.093583584" calcext:value-type="float">
            <text:p>0.093583584</text:p>
          </table:table-cell>
          <table:table-cell office:value-type="float" office:value="10.685635" calcext:value-type="float">
            <text:p>10.685635</text:p>
          </table:table-cell>
          <table:table-cell table:formula="of:=[.C774]+[.A775]" office:value-type="float" office:value="104.848096164" calcext:value-type="float">
            <text:p>104.848096164</text:p>
          </table:table-cell>
        </table:table-row>
        <table:table-row table:style-name="ro1">
          <table:table-cell office:value-type="float" office:value="0.093705654" calcext:value-type="float">
            <text:p>0.093705654</text:p>
          </table:table-cell>
          <table:table-cell office:value-type="float" office:value="10.671715" calcext:value-type="float">
            <text:p>10.671715</text:p>
          </table:table-cell>
          <table:table-cell table:formula="of:=[.C775]+[.A776]" office:value-type="float" office:value="104.941801818" calcext:value-type="float">
            <text:p>104.941801818</text:p>
          </table:table-cell>
        </table:table-row>
        <table:table-row table:style-name="ro1">
          <table:table-cell office:value-type="float" office:value="0.0938735" calcext:value-type="float">
            <text:p>0.0938735</text:p>
          </table:table-cell>
          <table:table-cell office:value-type="float" office:value="10.652634" calcext:value-type="float">
            <text:p>10.652634</text:p>
          </table:table-cell>
          <table:table-cell table:formula="of:=[.C776]+[.A777]" office:value-type="float" office:value="105.035675318" calcext:value-type="float">
            <text:p>105.035675318</text:p>
          </table:table-cell>
        </table:table-row>
        <table:table-row table:style-name="ro1">
          <table:table-cell office:value-type="float" office:value="0.09433127" calcext:value-type="float">
            <text:p>0.09433127</text:p>
          </table:table-cell>
          <table:table-cell office:value-type="float" office:value="10.600938" calcext:value-type="float">
            <text:p>10.600938</text:p>
          </table:table-cell>
          <table:table-cell table:formula="of:=[.C777]+[.A778]" office:value-type="float" office:value="105.130006588" calcext:value-type="float">
            <text:p>105.130006588</text:p>
          </table:table-cell>
        </table:table-row>
        <table:table-row table:style-name="ro1">
          <table:table-cell office:value-type="float" office:value="0.09478904" calcext:value-type="float">
            <text:p>0.09478904</text:p>
          </table:table-cell>
          <table:table-cell office:value-type="float" office:value="10.549742" calcext:value-type="float">
            <text:p>10.549742</text:p>
          </table:table-cell>
          <table:table-cell table:formula="of:=[.C778]+[.A779]" office:value-type="float" office:value="105.224795628" calcext:value-type="float">
            <text:p>105.224795628</text:p>
          </table:table-cell>
        </table:table-row>
        <table:table-row table:style-name="ro1">
          <table:table-cell office:value-type="float" office:value="0.09530785" calcext:value-type="float">
            <text:p>0.09530785</text:p>
          </table:table-cell>
          <table:table-cell office:value-type="float" office:value="10.492315" calcext:value-type="float">
            <text:p>10.492315</text:p>
          </table:table-cell>
          <table:table-cell table:formula="of:=[.C779]+[.A780]" office:value-type="float" office:value="105.320103478" calcext:value-type="float">
            <text:p>105.320103478</text:p>
          </table:table-cell>
        </table:table-row>
        <table:table-row table:style-name="ro1">
          <table:table-cell office:value-type="float" office:value="0.095841914" calcext:value-type="float">
            <text:p>0.095841914</text:p>
          </table:table-cell>
          <table:table-cell office:value-type="float" office:value="10.433848" calcext:value-type="float">
            <text:p>10.433848</text:p>
          </table:table-cell>
          <table:table-cell table:formula="of:=[.C780]+[.A781]" office:value-type="float" office:value="105.415945392" calcext:value-type="float">
            <text:p>105.415945392</text:p>
          </table:table-cell>
        </table:table-row>
        <table:table-row table:style-name="ro1">
          <table:table-cell office:value-type="float" office:value="0.09655909" calcext:value-type="float">
            <text:p>0.09655909</text:p>
          </table:table-cell>
          <table:table-cell office:value-type="float" office:value="10.356353" calcext:value-type="float">
            <text:p>10.356353</text:p>
          </table:table-cell>
          <table:table-cell table:formula="of:=[.C781]+[.A782]" office:value-type="float" office:value="105.512504482" calcext:value-type="float">
            <text:p>105.512504482</text:p>
          </table:table-cell>
        </table:table-row>
        <table:table-row table:style-name="ro1">
          <table:table-cell office:value-type="float" office:value="0.0973373" calcext:value-type="float">
            <text:p>0.0973373</text:p>
          </table:table-cell>
          <table:table-cell office:value-type="float" office:value="10.273555" calcext:value-type="float">
            <text:p>10.273555</text:p>
          </table:table-cell>
          <table:table-cell table:formula="of:=[.C782]+[.A783]" office:value-type="float" office:value="105.609841782" calcext:value-type="float">
            <text:p>105.609841782</text:p>
          </table:table-cell>
        </table:table-row>
        <table:table-row table:style-name="ro1">
          <table:table-cell office:value-type="float" office:value="0.098069735" calcext:value-type="float">
            <text:p>0.098069735</text:p>
          </table:table-cell>
          <table:table-cell office:value-type="float" office:value="10.196826" calcext:value-type="float">
            <text:p>10.196826</text:p>
          </table:table-cell>
          <table:table-cell table:formula="of:=[.C783]+[.A784]" office:value-type="float" office:value="105.707911517" calcext:value-type="float">
            <text:p>105.707911517</text:p>
          </table:table-cell>
        </table:table-row>
        <table:table-row table:style-name="ro1">
          <table:table-cell office:value-type="float" office:value="0.098878466" calcext:value-type="float">
            <text:p>0.098878466</text:p>
          </table:table-cell>
          <table:table-cell office:value-type="float" office:value="10.113426" calcext:value-type="float">
            <text:p>10.113426</text:p>
          </table:table-cell>
          <table:table-cell table:formula="of:=[.C784]+[.A785]" office:value-type="float" office:value="105.806789983" calcext:value-type="float">
            <text:p>105.806789983</text:p>
          </table:table-cell>
        </table:table-row>
        <table:table-row table:style-name="ro1">
          <table:table-cell office:value-type="float" office:value="0.09970245" calcext:value-type="float">
            <text:p>0.09970245</text:p>
          </table:table-cell>
          <table:table-cell office:value-type="float" office:value="10.029844" calcext:value-type="float">
            <text:p>10.029844</text:p>
          </table:table-cell>
          <table:table-cell table:formula="of:=[.C785]+[.A786]" office:value-type="float" office:value="105.906492433" calcext:value-type="float">
            <text:p>105.906492433</text:p>
          </table:table-cell>
        </table:table-row>
        <table:table-row table:style-name="ro1">
          <table:table-cell office:value-type="float" office:value="0.10060273" calcext:value-type="float">
            <text:p>0.10060273</text:p>
          </table:table-cell>
          <table:table-cell office:value-type="float" office:value="9.940088" calcext:value-type="float">
            <text:p>9.940088</text:p>
          </table:table-cell>
          <table:table-cell table:formula="of:=[.C786]+[.A787]" office:value-type="float" office:value="106.007095163" calcext:value-type="float">
            <text:p>106.007095163</text:p>
          </table:table-cell>
        </table:table-row>
        <table:table-row table:style-name="ro1">
          <table:table-cell office:value-type="float" office:value="0.101487756" calcext:value-type="float">
            <text:p>0.101487756</text:p>
          </table:table-cell>
          <table:table-cell office:value-type="float" office:value="9.853405" calcext:value-type="float">
            <text:p>9.853405</text:p>
          </table:table-cell>
          <table:table-cell table:formula="of:=[.C787]+[.A788]" office:value-type="float" office:value="106.108582919" calcext:value-type="float">
            <text:p>106.108582919</text:p>
          </table:table-cell>
        </table:table-row>
        <table:table-row table:style-name="ro1">
          <table:table-cell office:value-type="float" office:value="0.10241856" calcext:value-type="float">
            <text:p>0.10241856</text:p>
          </table:table-cell>
          <table:table-cell office:value-type="float" office:value="9.763855" calcext:value-type="float">
            <text:p>9.763855</text:p>
          </table:table-cell>
          <table:table-cell table:formula="of:=[.C788]+[.A789]" office:value-type="float" office:value="106.211001479" calcext:value-type="float">
            <text:p>106.211001479</text:p>
          </table:table-cell>
        </table:table-row>
        <table:table-row table:style-name="ro1">
          <table:table-cell office:value-type="float" office:value="0.10341039" calcext:value-type="float">
            <text:p>0.10341039</text:p>
          </table:table-cell>
          <table:table-cell office:value-type="float" office:value="9.670208" calcext:value-type="float">
            <text:p>9.670208</text:p>
          </table:table-cell>
          <table:table-cell table:formula="of:=[.C789]+[.A790]" office:value-type="float" office:value="106.314411869" calcext:value-type="float">
            <text:p>106.314411869</text:p>
          </table:table-cell>
        </table:table-row>
        <table:table-row table:style-name="ro1">
          <table:table-cell office:value-type="float" office:value="0.10443275" calcext:value-type="float">
            <text:p>0.10443275</text:p>
          </table:table-cell>
          <table:table-cell office:value-type="float" office:value="9.575541" calcext:value-type="float">
            <text:p>9.575541</text:p>
          </table:table-cell>
          <table:table-cell table:formula="of:=[.C790]+[.A791]" office:value-type="float" office:value="106.418844619" calcext:value-type="float">
            <text:p>106.418844619</text:p>
          </table:table-cell>
        </table:table-row>
        <table:table-row table:style-name="ro1">
          <table:table-cell office:value-type="float" office:value="0.10543984" calcext:value-type="float">
            <text:p>0.10543984</text:p>
          </table:table-cell>
          <table:table-cell office:value-type="float" office:value="9.484081" calcext:value-type="float">
            <text:p>9.484081</text:p>
          </table:table-cell>
          <table:table-cell table:formula="of:=[.C791]+[.A792]" office:value-type="float" office:value="106.524284459" calcext:value-type="float">
            <text:p>106.524284459</text:p>
          </table:table-cell>
        </table:table-row>
        <table:table-row table:style-name="ro1">
          <table:table-cell office:value-type="float" office:value="0.10644694" calcext:value-type="float">
            <text:p>0.10644694</text:p>
          </table:table-cell>
          <table:table-cell office:value-type="float" office:value="9.394352" calcext:value-type="float">
            <text:p>9.394352</text:p>
          </table:table-cell>
          <table:table-cell table:formula="of:=[.C792]+[.A793]" office:value-type="float" office:value="106.630731399" calcext:value-type="float">
            <text:p>106.630731399</text:p>
          </table:table-cell>
        </table:table-row>
        <table:table-row table:style-name="ro1">
          <table:table-cell office:value-type="float" office:value="0.10751507" calcext:value-type="float">
            <text:p>0.10751507</text:p>
          </table:table-cell>
          <table:table-cell office:value-type="float" office:value="9.301022" calcext:value-type="float">
            <text:p>9.301022</text:p>
          </table:table-cell>
          <table:table-cell table:formula="of:=[.C793]+[.A794]" office:value-type="float" office:value="106.738246469" calcext:value-type="float">
            <text:p>106.738246469</text:p>
          </table:table-cell>
        </table:table-row>
        <table:table-row table:style-name="ro1">
          <table:table-cell office:value-type="float" office:value="0.10853742" calcext:value-type="float">
            <text:p>0.10853742</text:p>
          </table:table-cell>
          <table:table-cell office:value-type="float" office:value="9.213412" calcext:value-type="float">
            <text:p>9.213412</text:p>
          </table:table-cell>
          <table:table-cell table:formula="of:=[.C794]+[.A795]" office:value-type="float" office:value="106.846783889" calcext:value-type="float">
            <text:p>106.846783889</text:p>
          </table:table-cell>
        </table:table-row>
        <table:table-row table:style-name="ro1">
          <table:table-cell office:value-type="float" office:value="0.10960555" calcext:value-type="float">
            <text:p>0.10960555</text:p>
          </table:table-cell>
          <table:table-cell office:value-type="float" office:value="9.123626" calcext:value-type="float">
            <text:p>9.123626</text:p>
          </table:table-cell>
          <table:table-cell table:formula="of:=[.C795]+[.A796]" office:value-type="float" office:value="106.956389439" calcext:value-type="float">
            <text:p>106.956389439</text:p>
          </table:table-cell>
        </table:table-row>
        <table:table-row table:style-name="ro1">
          <table:table-cell office:value-type="float" office:value="0.11067369" calcext:value-type="float">
            <text:p>0.11067369</text:p>
          </table:table-cell>
          <table:table-cell office:value-type="float" office:value="9.035571" calcext:value-type="float">
            <text:p>9.035571</text:p>
          </table:table-cell>
          <table:table-cell table:formula="of:=[.C796]+[.A797]" office:value-type="float" office:value="107.067063129" calcext:value-type="float">
            <text:p>107.067063129</text:p>
          </table:table-cell>
        </table:table-row>
        <table:table-row table:style-name="ro1">
          <table:table-cell office:value-type="float" office:value="0.11184863" calcext:value-type="float">
            <text:p>0.11184863</text:p>
          </table:table-cell>
          <table:table-cell office:value-type="float" office:value="8.940655" calcext:value-type="float">
            <text:p>8.940655</text:p>
          </table:table-cell>
          <table:table-cell table:formula="of:=[.C797]+[.A798]" office:value-type="float" office:value="107.178911759" calcext:value-type="float">
            <text:p>107.178911759</text:p>
          </table:table-cell>
        </table:table-row>
        <table:table-row table:style-name="ro1">
          <table:table-cell office:value-type="float" office:value="0.112870984" calcext:value-type="float">
            <text:p>0.112870984</text:p>
          </table:table-cell>
          <table:table-cell office:value-type="float" office:value="8.8596735" calcext:value-type="float">
            <text:p>8.8596735</text:p>
          </table:table-cell>
          <table:table-cell table:formula="of:=[.C798]+[.A799]" office:value-type="float" office:value="107.291782743" calcext:value-type="float">
            <text:p>107.291782743</text:p>
          </table:table-cell>
        </table:table-row>
        <table:table-row table:style-name="ro1">
          <table:table-cell office:value-type="float" office:value="0.113786526" calcext:value-type="float">
            <text:p>0.113786526</text:p>
          </table:table-cell>
          <table:table-cell office:value-type="float" office:value="8.788386" calcext:value-type="float">
            <text:p>8.788386</text:p>
          </table:table-cell>
          <table:table-cell table:formula="of:=[.C799]+[.A800]" office:value-type="float" office:value="107.405569269" calcext:value-type="float">
            <text:p>107.405569269</text:p>
          </table:table-cell>
        </table:table-row>
        <table:table-row table:style-name="ro1">
          <table:table-cell office:value-type="float" office:value="0.11468681" calcext:value-type="float">
            <text:p>0.11468681</text:p>
          </table:table-cell>
          <table:table-cell office:value-type="float" office:value="8.7193985" calcext:value-type="float">
            <text:p>8.7193985</text:p>
          </table:table-cell>
          <table:table-cell table:formula="of:=[.C800]+[.A801]" office:value-type="float" office:value="107.520256079" calcext:value-type="float">
            <text:p>107.520256079</text:p>
          </table:table-cell>
        </table:table-row>
        <table:table-row table:style-name="ro1">
          <table:table-cell office:value-type="float" office:value="0.11540398" calcext:value-type="float">
            <text:p>0.11540398</text:p>
          </table:table-cell>
          <table:table-cell office:value-type="float" office:value="8.665213" calcext:value-type="float">
            <text:p>8.665213</text:p>
          </table:table-cell>
          <table:table-cell table:formula="of:=[.C801]+[.A802]" office:value-type="float" office:value="107.635660059" calcext:value-type="float">
            <text:p>107.635660059</text:p>
          </table:table-cell>
        </table:table-row>
        <table:table-row table:style-name="ro1">
          <table:table-cell office:value-type="float" office:value="0.116044864" calcext:value-type="float">
            <text:p>0.116044864</text:p>
          </table:table-cell>
          <table:table-cell office:value-type="float" office:value="8.617357" calcext:value-type="float">
            <text:p>8.617357</text:p>
          </table:table-cell>
          <table:table-cell table:formula="of:=[.C802]+[.A803]" office:value-type="float" office:value="107.751704923" calcext:value-type="float">
            <text:p>107.751704923</text:p>
          </table:table-cell>
        </table:table-row>
        <table:table-row table:style-name="ro1">
          <table:table-cell office:value-type="float" office:value="0.11648738" calcext:value-type="float">
            <text:p>0.11648738</text:p>
          </table:table-cell>
          <table:table-cell office:value-type="float" office:value="8.584621" calcext:value-type="float">
            <text:p>8.584621</text:p>
          </table:table-cell>
          <table:table-cell table:formula="of:=[.C803]+[.A804]" office:value-type="float" office:value="107.868192303" calcext:value-type="float">
            <text:p>107.868192303</text:p>
          </table:table-cell>
        </table:table-row>
        <table:table-row table:style-name="ro1">
          <table:table-cell office:value-type="float" office:value="0.11648738" calcext:value-type="float">
            <text:p>0.11648738</text:p>
          </table:table-cell>
          <table:table-cell office:value-type="float" office:value="8.584621" calcext:value-type="float">
            <text:p>8.584621</text:p>
          </table:table-cell>
          <table:table-cell table:formula="of:=[.C804]+[.A805]" office:value-type="float" office:value="107.984679683" calcext:value-type="float">
            <text:p>107.984679683</text:p>
          </table:table-cell>
        </table:table-row>
        <table:table-row table:style-name="ro1">
          <table:table-cell office:value-type="float" office:value="0.11584649" calcext:value-type="float">
            <text:p>0.11584649</text:p>
          </table:table-cell>
          <table:table-cell office:value-type="float" office:value="8.6321125" calcext:value-type="float">
            <text:p>8.6321125</text:p>
          </table:table-cell>
          <table:table-cell table:formula="of:=[.C805]+[.A806]" office:value-type="float" office:value="108.100526173" calcext:value-type="float">
            <text:p>108.100526173</text:p>
          </table:table-cell>
        </table:table-row>
        <table:table-row table:style-name="ro1">
          <table:table-cell office:value-type="float" office:value="0.114885174" calcext:value-type="float">
            <text:p>0.114885174</text:p>
          </table:table-cell>
          <table:table-cell office:value-type="float" office:value="8.704344" calcext:value-type="float">
            <text:p>8.704344</text:p>
          </table:table-cell>
          <table:table-cell table:formula="of:=[.C806]+[.A807]" office:value-type="float" office:value="108.215411347" calcext:value-type="float">
            <text:p>108.215411347</text:p>
          </table:table-cell>
        </table:table-row>
        <table:table-row table:style-name="ro1">
          <table:table-cell office:value-type="float" office:value="0.113542385" calcext:value-type="float">
            <text:p>0.113542385</text:p>
          </table:table-cell>
          <table:table-cell office:value-type="float" office:value="8.807283" calcext:value-type="float">
            <text:p>8.807283</text:p>
          </table:table-cell>
          <table:table-cell table:formula="of:=[.C807]+[.A808]" office:value-type="float" office:value="108.328953732" calcext:value-type="float">
            <text:p>108.328953732</text:p>
          </table:table-cell>
        </table:table-row>
        <table:table-row table:style-name="ro1">
          <table:table-cell office:value-type="float" office:value="0.11227588" calcext:value-type="float">
            <text:p>0.11227588</text:p>
          </table:table-cell>
          <table:table-cell office:value-type="float" office:value="8.906632" calcext:value-type="float">
            <text:p>8.906632</text:p>
          </table:table-cell>
          <table:table-cell table:formula="of:=[.C808]+[.A809]" office:value-type="float" office:value="108.441229612" calcext:value-type="float">
            <text:p>108.441229612</text:p>
          </table:table-cell>
        </table:table-row>
        <table:table-row table:style-name="ro1">
          <table:table-cell office:value-type="float" office:value="0.11081102" calcext:value-type="float">
            <text:p>0.11081102</text:p>
          </table:table-cell>
          <table:table-cell office:value-type="float" office:value="9.024374" calcext:value-type="float">
            <text:p>9.024374</text:p>
          </table:table-cell>
          <table:table-cell table:formula="of:=[.C809]+[.A810]" office:value-type="float" office:value="108.552040632" calcext:value-type="float">
            <text:p>108.552040632</text:p>
          </table:table-cell>
        </table:table-row>
        <table:table-row table:style-name="ro1">
          <table:table-cell office:value-type="float" office:value="0.10887312" calcext:value-type="float">
            <text:p>0.10887312</text:p>
          </table:table-cell>
          <table:table-cell office:value-type="float" office:value="9.185003" calcext:value-type="float">
            <text:p>9.185003</text:p>
          </table:table-cell>
          <table:table-cell table:formula="of:=[.C810]+[.A811]" office:value-type="float" office:value="108.660913752" calcext:value-type="float">
            <text:p>108.660913752</text:p>
          </table:table-cell>
        </table:table-row>
        <table:table-row table:style-name="ro1">
          <table:table-cell office:value-type="float" office:value="0.106477454" calcext:value-type="float">
            <text:p>0.106477454</text:p>
          </table:table-cell>
          <table:table-cell office:value-type="float" office:value="9.391659" calcext:value-type="float">
            <text:p>9.391659</text:p>
          </table:table-cell>
          <table:table-cell table:formula="of:=[.C811]+[.A812]" office:value-type="float" office:value="108.767391206" calcext:value-type="float">
            <text:p>108.767391206</text:p>
          </table:table-cell>
        </table:table-row>
        <table:table-row table:style-name="ro1">
          <table:table-cell office:value-type="float" office:value="0.104325935" calcext:value-type="float">
            <text:p>0.104325935</text:p>
          </table:table-cell>
          <table:table-cell office:value-type="float" office:value="9.585344" calcext:value-type="float">
            <text:p>9.585344</text:p>
          </table:table-cell>
          <table:table-cell table:formula="of:=[.C812]+[.A813]" office:value-type="float" office:value="108.871717141" calcext:value-type="float">
            <text:p>108.871717141</text:p>
          </table:table-cell>
        </table:table-row>
        <table:table-row table:style-name="ro1">
          <table:table-cell office:value-type="float" office:value="0.10254063" calcext:value-type="float">
            <text:p>0.10254063</text:p>
          </table:table-cell>
          <table:table-cell office:value-type="float" office:value="9.752232" calcext:value-type="float">
            <text:p>9.752232</text:p>
          </table:table-cell>
          <table:table-cell table:formula="of:=[.C813]+[.A814]" office:value-type="float" office:value="108.974257771" calcext:value-type="float">
            <text:p>108.974257771</text:p>
          </table:table-cell>
        </table:table-row>
        <table:table-row table:style-name="ro1">
          <table:table-cell office:value-type="float" office:value="0.10121309" calcext:value-type="float">
            <text:p>0.10121309</text:p>
          </table:table-cell>
          <table:table-cell office:value-type="float" office:value="9.880145" calcext:value-type="float">
            <text:p>9.880145</text:p>
          </table:table-cell>
          <table:table-cell table:formula="of:=[.C814]+[.A815]" office:value-type="float" office:value="109.075470861" calcext:value-type="float">
            <text:p>109.075470861</text:p>
          </table:table-cell>
        </table:table-row>
        <table:table-row table:style-name="ro1">
          <table:table-cell office:value-type="float" office:value="0.10019074" calcext:value-type="float">
            <text:p>0.10019074</text:p>
          </table:table-cell>
          <table:table-cell office:value-type="float" office:value="9.980963" calcext:value-type="float">
            <text:p>9.980963</text:p>
          </table:table-cell>
          <table:table-cell table:formula="of:=[.C815]+[.A816]" office:value-type="float" office:value="109.175661601" calcext:value-type="float">
            <text:p>109.175661601</text:p>
          </table:table-cell>
        </table:table-row>
        <table:table-row table:style-name="ro1">
          <table:table-cell office:value-type="float" office:value="0.099488825" calcext:value-type="float">
            <text:p>0.099488825</text:p>
          </table:table-cell>
          <table:table-cell office:value-type="float" office:value="10.05138" calcext:value-type="float">
            <text:p>10.05138</text:p>
          </table:table-cell>
          <table:table-cell table:formula="of:=[.C816]+[.A817]" office:value-type="float" office:value="109.275150426" calcext:value-type="float">
            <text:p>109.275150426</text:p>
          </table:table-cell>
        </table:table-row>
        <table:table-row table:style-name="ro1">
          <table:table-cell office:value-type="float" office:value="0.099137865" calcext:value-type="float">
            <text:p>0.099137865</text:p>
          </table:table-cell>
          <table:table-cell office:value-type="float" office:value="10.086964" calcext:value-type="float">
            <text:p>10.086964</text:p>
          </table:table-cell>
          <table:table-cell table:formula="of:=[.C817]+[.A818]" office:value-type="float" office:value="109.374288291" calcext:value-type="float">
            <text:p>109.374288291</text:p>
          </table:table-cell>
        </table:table-row>
        <table:table-row table:style-name="ro1">
          <table:table-cell office:value-type="float" office:value="0.099122606" calcext:value-type="float">
            <text:p>0.099122606</text:p>
          </table:table-cell>
          <table:table-cell office:value-type="float" office:value="10.088516" calcext:value-type="float">
            <text:p>10.088516</text:p>
          </table:table-cell>
          <table:table-cell table:formula="of:=[.C818]+[.A819]" office:value-type="float" office:value="109.473410897" calcext:value-type="float">
            <text:p>109.473410897</text:p>
          </table:table-cell>
        </table:table-row>
        <table:table-row table:style-name="ro1">
          <table:table-cell office:value-type="float" office:value="0.09942779" calcext:value-type="float">
            <text:p>0.09942779</text:p>
          </table:table-cell>
          <table:table-cell office:value-type="float" office:value="10.05755" calcext:value-type="float">
            <text:p>10.05755</text:p>
          </table:table-cell>
          <table:table-cell table:formula="of:=[.C819]+[.A820]" office:value-type="float" office:value="109.572838687" calcext:value-type="float">
            <text:p>109.572838687</text:p>
          </table:table-cell>
        </table:table-row>
        <table:table-row table:style-name="ro1">
          <table:table-cell office:value-type="float" office:value="0.099961855" calcext:value-type="float">
            <text:p>0.099961855</text:p>
          </table:table-cell>
          <table:table-cell office:value-type="float" office:value="10.003816" calcext:value-type="float">
            <text:p>10.003816</text:p>
          </table:table-cell>
          <table:table-cell table:formula="of:=[.C820]+[.A821]" office:value-type="float" office:value="109.672800542" calcext:value-type="float">
            <text:p>109.672800542</text:p>
          </table:table-cell>
        </table:table-row>
        <table:table-row table:style-name="ro1">
          <table:table-cell office:value-type="float" office:value="0.10064851" calcext:value-type="float">
            <text:p>0.10064851</text:p>
          </table:table-cell>
          <table:table-cell office:value-type="float" office:value="9.935568" calcext:value-type="float">
            <text:p>9.935568</text:p>
          </table:table-cell>
          <table:table-cell table:formula="of:=[.C821]+[.A822]" office:value-type="float" office:value="109.773449052" calcext:value-type="float">
            <text:p>109.773449052</text:p>
          </table:table-cell>
        </table:table-row>
        <table:table-row table:style-name="ro1">
          <table:table-cell office:value-type="float" office:value="0.10159457" calcext:value-type="float">
            <text:p>0.10159457</text:p>
          </table:table-cell>
          <table:table-cell office:value-type="float" office:value="9.843046" calcext:value-type="float">
            <text:p>9.843046</text:p>
          </table:table-cell>
          <table:table-cell table:formula="of:=[.C822]+[.A823]" office:value-type="float" office:value="109.875043622" calcext:value-type="float">
            <text:p>109.875043622</text:p>
          </table:table-cell>
        </table:table-row>
        <table:table-row table:style-name="ro1">
          <table:table-cell office:value-type="float" office:value="0.10247959" calcext:value-type="float">
            <text:p>0.10247959</text:p>
          </table:table-cell>
          <table:table-cell office:value-type="float" office:value="9.758039" calcext:value-type="float">
            <text:p>9.758039</text:p>
          </table:table-cell>
          <table:table-cell table:formula="of:=[.C823]+[.A824]" office:value-type="float" office:value="109.977523212" calcext:value-type="float">
            <text:p>109.977523212</text:p>
          </table:table-cell>
        </table:table-row>
        <table:table-row table:style-name="ro1">
          <table:table-cell office:value-type="float" office:value="0.10348669" calcext:value-type="float">
            <text:p>0.10348669</text:p>
          </table:table-cell>
          <table:table-cell office:value-type="float" office:value="9.663078" calcext:value-type="float">
            <text:p>9.663078</text:p>
          </table:table-cell>
          <table:table-cell table:formula="of:=[.C824]+[.A825]" office:value-type="float" office:value="110.081009902" calcext:value-type="float">
            <text:p>110.081009902</text:p>
          </table:table-cell>
        </table:table-row>
        <table:table-row table:style-name="ro1">
          <table:table-cell office:value-type="float" office:value="0.10450904" calcext:value-type="float">
            <text:p>0.10450904</text:p>
          </table:table-cell>
          <table:table-cell office:value-type="float" office:value="9.568551" calcext:value-type="float">
            <text:p>9.568551</text:p>
          </table:table-cell>
          <table:table-cell table:formula="of:=[.C825]+[.A826]" office:value-type="float" office:value="110.185518942" calcext:value-type="float">
            <text:p>110.185518942</text:p>
          </table:table-cell>
        </table:table-row>
        <table:table-row table:style-name="ro1">
          <table:table-cell office:value-type="float" office:value="0.10547036" calcext:value-type="float">
            <text:p>0.10547036</text:p>
          </table:table-cell>
          <table:table-cell office:value-type="float" office:value="9.481337" calcext:value-type="float">
            <text:p>9.481337</text:p>
          </table:table-cell>
          <table:table-cell table:formula="of:=[.C826]+[.A827]" office:value-type="float" office:value="110.290989302" calcext:value-type="float">
            <text:p>110.290989302</text:p>
          </table:table-cell>
        </table:table-row>
        <table:table-row table:style-name="ro1">
          <table:table-cell office:value-type="float" office:value="0.10650797" calcext:value-type="float">
            <text:p>0.10650797</text:p>
          </table:table-cell>
          <table:table-cell office:value-type="float" office:value="9.388968" calcext:value-type="float">
            <text:p>9.388968</text:p>
          </table:table-cell>
          <table:table-cell table:formula="of:=[.C827]+[.A828]" office:value-type="float" office:value="110.397497272" calcext:value-type="float">
            <text:p>110.397497272</text:p>
          </table:table-cell>
        </table:table-row>
        <table:table-row table:style-name="ro1">
          <table:table-cell office:value-type="float" office:value="0.10736248" calcext:value-type="float">
            <text:p>0.10736248</text:p>
          </table:table-cell>
          <table:table-cell office:value-type="float" office:value="9.314241" calcext:value-type="float">
            <text:p>9.314241</text:p>
          </table:table-cell>
          <table:table-cell table:formula="of:=[.C828]+[.A829]" office:value-type="float" office:value="110.504859752" calcext:value-type="float">
            <text:p>110.504859752</text:p>
          </table:table-cell>
        </table:table-row>
        <table:table-row table:style-name="ro1">
          <table:table-cell office:value-type="float" office:value="0.10806439" calcext:value-type="float">
            <text:p>0.10806439</text:p>
          </table:table-cell>
          <table:table-cell office:value-type="float" office:value="9.253742" calcext:value-type="float">
            <text:p>9.253742</text:p>
          </table:table-cell>
          <table:table-cell table:formula="of:=[.C829]+[.A830]" office:value-type="float" office:value="110.612924142" calcext:value-type="float">
            <text:p>110.612924142</text:p>
          </table:table-cell>
        </table:table-row>
        <table:table-row table:style-name="ro1">
          <table:table-cell office:value-type="float" office:value="0.10853742" calcext:value-type="float">
            <text:p>0.10853742</text:p>
          </table:table-cell>
          <table:table-cell office:value-type="float" office:value="9.213412" calcext:value-type="float">
            <text:p>9.213412</text:p>
          </table:table-cell>
          <table:table-cell table:formula="of:=[.C830]+[.A831]" office:value-type="float" office:value="110.721461562" calcext:value-type="float">
            <text:p>110.721461562</text:p>
          </table:table-cell>
        </table:table-row>
        <table:table-row table:style-name="ro1">
          <table:table-cell office:value-type="float" office:value="0.10887312" calcext:value-type="float">
            <text:p>0.10887312</text:p>
          </table:table-cell>
          <table:table-cell office:value-type="float" office:value="9.185003" calcext:value-type="float">
            <text:p>9.185003</text:p>
          </table:table-cell>
          <table:table-cell table:formula="of:=[.C831]+[.A832]" office:value-type="float" office:value="110.830334682" calcext:value-type="float">
            <text:p>110.830334682</text:p>
          </table:table-cell>
        </table:table-row>
        <table:table-row table:style-name="ro1">
          <table:table-cell office:value-type="float" office:value="0.108598456" calcext:value-type="float">
            <text:p>0.108598456</text:p>
          </table:table-cell>
          <table:table-cell office:value-type="float" office:value="9.208235" calcext:value-type="float">
            <text:p>9.208235</text:p>
          </table:table-cell>
          <table:table-cell table:formula="of:=[.C832]+[.A833]" office:value-type="float" office:value="110.938933138" calcext:value-type="float">
            <text:p>110.938933138</text:p>
          </table:table-cell>
        </table:table-row>
        <table:table-row table:style-name="ro1">
          <table:table-cell office:value-type="float" office:value="0.10759136" calcext:value-type="float">
            <text:p>0.10759136</text:p>
          </table:table-cell>
          <table:table-cell office:value-type="float" office:value="9.294427" calcext:value-type="float">
            <text:p>9.294427</text:p>
          </table:table-cell>
          <table:table-cell table:formula="of:=[.C833]+[.A834]" office:value-type="float" office:value="111.046524498" calcext:value-type="float">
            <text:p>111.046524498</text:p>
          </table:table-cell>
        </table:table-row>
        <table:table-row table:style-name="ro1">
          <table:table-cell office:value-type="float" office:value="0.10618753" calcext:value-type="float">
            <text:p>0.10618753</text:p>
          </table:table-cell>
          <table:table-cell office:value-type="float" office:value="9.417301" calcext:value-type="float">
            <text:p>9.417301</text:p>
          </table:table-cell>
          <table:table-cell table:formula="of:=[.C834]+[.A835]" office:value-type="float" office:value="111.152712028" calcext:value-type="float">
            <text:p>111.152712028</text:p>
          </table:table-cell>
        </table:table-row>
        <table:table-row table:style-name="ro1">
          <table:table-cell office:value-type="float" office:value="0.10441749" calcext:value-type="float">
            <text:p>0.10441749</text:p>
          </table:table-cell>
          <table:table-cell office:value-type="float" office:value="9.576941" calcext:value-type="float">
            <text:p>9.576941</text:p>
          </table:table-cell>
          <table:table-cell table:formula="of:=[.C835]+[.A836]" office:value-type="float" office:value="111.257129518" calcext:value-type="float">
            <text:p>111.257129518</text:p>
          </table:table-cell>
        </table:table-row>
        <table:table-row table:style-name="ro1">
          <table:table-cell office:value-type="float" office:value="0.10275425" calcext:value-type="float">
            <text:p>0.10275425</text:p>
          </table:table-cell>
          <table:table-cell office:value-type="float" office:value="9.731957" calcext:value-type="float">
            <text:p>9.731957</text:p>
          </table:table-cell>
          <table:table-cell table:formula="of:=[.C836]+[.A837]" office:value-type="float" office:value="111.359883768" calcext:value-type="float">
            <text:p>111.359883768</text:p>
          </table:table-cell>
        </table:table-row>
        <table:table-row table:style-name="ro1">
          <table:table-cell office:value-type="float" office:value="0.101487756" calcext:value-type="float">
            <text:p>0.101487756</text:p>
          </table:table-cell>
          <table:table-cell office:value-type="float" office:value="9.853405" calcext:value-type="float">
            <text:p>9.853405</text:p>
          </table:table-cell>
          <table:table-cell table:formula="of:=[.C837]+[.A838]" office:value-type="float" office:value="111.461371524" calcext:value-type="float">
            <text:p>111.461371524</text:p>
          </table:table-cell>
        </table:table-row>
        <table:table-row table:style-name="ro1">
          <table:table-cell office:value-type="float" office:value="0.10058747" calcext:value-type="float">
            <text:p>0.10058747</text:p>
          </table:table-cell>
          <table:table-cell office:value-type="float" office:value="9.941596" calcext:value-type="float">
            <text:p>9.941596</text:p>
          </table:table-cell>
          <table:table-cell table:formula="of:=[.C838]+[.A839]" office:value-type="float" office:value="111.561958994" calcext:value-type="float">
            <text:p>111.561958994</text:p>
          </table:table-cell>
        </table:table-row>
        <table:table-row table:style-name="ro1">
          <table:table-cell office:value-type="float" office:value="0.10019074" calcext:value-type="float">
            <text:p>0.10019074</text:p>
          </table:table-cell>
          <table:table-cell office:value-type="float" office:value="9.980963" calcext:value-type="float">
            <text:p>9.980963</text:p>
          </table:table-cell>
          <table:table-cell table:formula="of:=[.C839]+[.A840]" office:value-type="float" office:value="111.662149734" calcext:value-type="float">
            <text:p>111.662149734</text:p>
          </table:table-cell>
        </table:table-row>
        <table:table-row table:style-name="ro1">
          <table:table-cell office:value-type="float" office:value="0.10035859" calcext:value-type="float">
            <text:p>0.10035859</text:p>
          </table:table-cell>
          <table:table-cell office:value-type="float" office:value="9.96427" calcext:value-type="float">
            <text:p>9.96427</text:p>
          </table:table-cell>
          <table:table-cell table:formula="of:=[.C840]+[.A841]" office:value-type="float" office:value="111.762508324" calcext:value-type="float">
            <text:p>111.762508324</text:p>
          </table:table-cell>
        </table:table-row>
        <table:table-row table:style-name="ro1">
          <table:table-cell office:value-type="float" office:value="0.10086214" calcext:value-type="float">
            <text:p>0.10086214</text:p>
          </table:table-cell>
          <table:table-cell office:value-type="float" office:value="9.914523" calcext:value-type="float">
            <text:p>9.914523</text:p>
          </table:table-cell>
          <table:table-cell table:formula="of:=[.C841]+[.A842]" office:value-type="float" office:value="111.863370464" calcext:value-type="float">
            <text:p>111.863370464</text:p>
          </table:table-cell>
        </table:table-row>
        <table:table-row table:style-name="ro1">
          <table:table-cell office:value-type="float" office:value="0.10159457" calcext:value-type="float">
            <text:p>0.10159457</text:p>
          </table:table-cell>
          <table:table-cell office:value-type="float" office:value="9.843046" calcext:value-type="float">
            <text:p>9.843046</text:p>
          </table:table-cell>
          <table:table-cell table:formula="of:=[.C842]+[.A843]" office:value-type="float" office:value="111.964965034" calcext:value-type="float">
            <text:p>111.964965034</text:p>
          </table:table-cell>
        </table:table-row>
        <table:table-row table:style-name="ro1">
          <table:table-cell office:value-type="float" office:value="0.102449074" calcext:value-type="float">
            <text:p>0.102449074</text:p>
          </table:table-cell>
          <table:table-cell office:value-type="float" office:value="9.760946" calcext:value-type="float">
            <text:p>9.760946</text:p>
          </table:table-cell>
          <table:table-cell table:formula="of:=[.C843]+[.A844]" office:value-type="float" office:value="112.067414108" calcext:value-type="float">
            <text:p>112.067414108</text:p>
          </table:table-cell>
        </table:table-row>
        <table:table-row table:style-name="ro1">
          <table:table-cell office:value-type="float" office:value="0.10342565" calcext:value-type="float">
            <text:p>0.10342565</text:p>
          </table:table-cell>
          <table:table-cell office:value-type="float" office:value="9.668781" calcext:value-type="float">
            <text:p>9.668781</text:p>
          </table:table-cell>
          <table:table-cell table:formula="of:=[.C844]+[.A845]" office:value-type="float" office:value="112.170839758" calcext:value-type="float">
            <text:p>112.170839758</text:p>
          </table:table-cell>
        </table:table-row>
        <table:table-row table:style-name="ro1">
          <table:table-cell office:value-type="float" office:value="0.10435645" calcext:value-type="float">
            <text:p>0.10435645</text:p>
          </table:table-cell>
          <table:table-cell office:value-type="float" office:value="9.582541" calcext:value-type="float">
            <text:p>9.582541</text:p>
          </table:table-cell>
          <table:table-cell table:formula="of:=[.C845]+[.A846]" office:value-type="float" office:value="112.275196208" calcext:value-type="float">
            <text:p>112.275196208</text:p>
          </table:table-cell>
        </table:table-row>
        <table:table-row table:style-name="ro1">
          <table:table-cell office:value-type="float" office:value="0.10542458" calcext:value-type="float">
            <text:p>0.10542458</text:p>
          </table:table-cell>
          <table:table-cell office:value-type="float" office:value="9.485454" calcext:value-type="float">
            <text:p>9.485454</text:p>
          </table:table-cell>
          <table:table-cell table:formula="of:=[.C846]+[.A847]" office:value-type="float" office:value="112.380620788" calcext:value-type="float">
            <text:p>112.380620788</text:p>
          </table:table-cell>
        </table:table-row>
        <table:table-row table:style-name="ro1">
          <table:table-cell office:value-type="float" office:value="0.10643168" calcext:value-type="float">
            <text:p>0.10643168</text:p>
          </table:table-cell>
          <table:table-cell office:value-type="float" office:value="9.395699" calcext:value-type="float">
            <text:p>9.395699</text:p>
          </table:table-cell>
          <table:table-cell table:formula="of:=[.C847]+[.A848]" office:value-type="float" office:value="112.487052468" calcext:value-type="float">
            <text:p>112.487052468</text:p>
          </table:table-cell>
        </table:table-row>
        <table:table-row table:style-name="ro1">
          <table:table-cell office:value-type="float" office:value="0.10756084" calcext:value-type="float">
            <text:p>0.10756084</text:p>
          </table:table-cell>
          <table:table-cell office:value-type="float" office:value="9.297064" calcext:value-type="float">
            <text:p>9.297064</text:p>
          </table:table-cell>
          <table:table-cell table:formula="of:=[.C848]+[.A849]" office:value-type="float" office:value="112.594613308" calcext:value-type="float">
            <text:p>112.594613308</text:p>
          </table:table-cell>
        </table:table-row>
        <table:table-row table:style-name="ro1">
          <table:table-cell office:value-type="float" office:value="0.1085832" calcext:value-type="float">
            <text:p>0.1085832</text:p>
          </table:table-cell>
          <table:table-cell office:value-type="float" office:value="9.209529" calcext:value-type="float">
            <text:p>9.209529</text:p>
          </table:table-cell>
          <table:table-cell table:formula="of:=[.C849]+[.A850]" office:value-type="float" office:value="112.703196508" calcext:value-type="float">
            <text:p>112.703196508</text:p>
          </table:table-cell>
        </table:table-row>
        <table:table-row table:style-name="ro1">
          <table:table-cell office:value-type="float" office:value="0.10960555" calcext:value-type="float">
            <text:p>0.10960555</text:p>
          </table:table-cell>
          <table:table-cell office:value-type="float" office:value="9.123626" calcext:value-type="float">
            <text:p>9.123626</text:p>
          </table:table-cell>
          <table:table-cell table:formula="of:=[.C850]+[.A851]" office:value-type="float" office:value="112.812802058" calcext:value-type="float">
            <text:p>112.812802058</text:p>
          </table:table-cell>
        </table:table-row>
        <table:table-row table:style-name="ro1">
          <table:table-cell office:value-type="float" office:value="0.110505834" calcext:value-type="float">
            <text:p>0.110505834</text:p>
          </table:table-cell>
          <table:table-cell office:value-type="float" office:value="9.049295" calcext:value-type="float">
            <text:p>9.049295</text:p>
          </table:table-cell>
          <table:table-cell table:formula="of:=[.C851]+[.A852]" office:value-type="float" office:value="112.923307892" calcext:value-type="float">
            <text:p>112.923307892</text:p>
          </table:table-cell>
        </table:table-row>
        <table:table-row table:style-name="ro1">
          <table:table-cell office:value-type="float" office:value="0.1111162" calcext:value-type="float">
            <text:p>0.1111162</text:p>
          </table:table-cell>
          <table:table-cell office:value-type="float" office:value="8.999588" calcext:value-type="float">
            <text:p>8.999588</text:p>
          </table:table-cell>
          <table:table-cell table:formula="of:=[.C852]+[.A853]" office:value-type="float" office:value="113.034424092" calcext:value-type="float">
            <text:p>113.034424092</text:p>
          </table:table-cell>
        </table:table-row>
        <table:table-row table:style-name="ro1">
          <table:table-cell office:value-type="float" office:value="0.11151293" calcext:value-type="float">
            <text:p>0.11151293</text:p>
          </table:table-cell>
          <table:table-cell office:value-type="float" office:value="8.96757" calcext:value-type="float">
            <text:p>8.96757</text:p>
          </table:table-cell>
          <table:table-cell table:formula="of:=[.C853]+[.A854]" office:value-type="float" office:value="113.145937022" calcext:value-type="float">
            <text:p>113.145937022</text:p>
          </table:table-cell>
        </table:table-row>
        <table:table-row table:style-name="ro1">
          <table:table-cell office:value-type="float" office:value="0.11180285" calcext:value-type="float">
            <text:p>0.11180285</text:p>
          </table:table-cell>
          <table:table-cell office:value-type="float" office:value="8.944315" calcext:value-type="float">
            <text:p>8.944315</text:p>
          </table:table-cell>
          <table:table-cell table:formula="of:=[.C854]+[.A855]" office:value-type="float" office:value="113.257739872" calcext:value-type="float">
            <text:p>113.257739872</text:p>
          </table:table-cell>
        </table:table-row>
        <table:table-row table:style-name="ro1">
          <table:table-cell office:value-type="float" office:value="0.11168078" calcext:value-type="float">
            <text:p>0.11168078</text:p>
          </table:table-cell>
          <table:table-cell office:value-type="float" office:value="8.954092" calcext:value-type="float">
            <text:p>8.954092</text:p>
          </table:table-cell>
          <table:table-cell table:formula="of:=[.C855]+[.A856]" office:value-type="float" office:value="113.369420652" calcext:value-type="float">
            <text:p>113.369420652</text:p>
          </table:table-cell>
        </table:table-row>
        <table:table-row table:style-name="ro1">
          <table:table-cell office:value-type="float" office:value="0.11107042" calcext:value-type="float">
            <text:p>0.11107042</text:p>
          </table:table-cell>
          <table:table-cell office:value-type="float" office:value="9.003298" calcext:value-type="float">
            <text:p>9.003298</text:p>
          </table:table-cell>
          <table:table-cell table:formula="of:=[.C856]+[.A857]" office:value-type="float" office:value="113.480491072" calcext:value-type="float">
            <text:p>113.480491072</text:p>
          </table:table-cell>
        </table:table-row>
        <table:table-row table:style-name="ro1">
          <table:table-cell office:value-type="float" office:value="0.110017546" calcext:value-type="float">
            <text:p>0.110017546</text:p>
          </table:table-cell>
          <table:table-cell office:value-type="float" office:value="9.089459" calcext:value-type="float">
            <text:p>9.089459</text:p>
          </table:table-cell>
          <table:table-cell table:formula="of:=[.C857]+[.A858]" office:value-type="float" office:value="113.590508618" calcext:value-type="float">
            <text:p>113.590508618</text:p>
          </table:table-cell>
        </table:table-row>
        <table:table-row table:style-name="ro1">
          <table:table-cell office:value-type="float" office:value="0.1082475" calcext:value-type="float">
            <text:p>0.1082475</text:p>
          </table:table-cell>
          <table:table-cell office:value-type="float" office:value="9.238089" calcext:value-type="float">
            <text:p>9.238089</text:p>
          </table:table-cell>
          <table:table-cell table:formula="of:=[.C858]+[.A859]" office:value-type="float" office:value="113.698756118" calcext:value-type="float">
            <text:p>113.698756118</text:p>
          </table:table-cell>
        </table:table-row>
        <table:table-row table:style-name="ro1">
          <table:table-cell office:value-type="float" office:value="0.10597391" calcext:value-type="float">
            <text:p>0.10597391</text:p>
          </table:table-cell>
          <table:table-cell office:value-type="float" office:value="9.436285" calcext:value-type="float">
            <text:p>9.436285</text:p>
          </table:table-cell>
          <table:table-cell table:formula="of:=[.C859]+[.A860]" office:value-type="float" office:value="113.804730028" calcext:value-type="float">
            <text:p>113.804730028</text:p>
          </table:table-cell>
        </table:table-row>
        <table:table-row table:style-name="ro1">
          <table:table-cell office:value-type="float" office:value="0.104219116" calcext:value-type="float">
            <text:p>0.104219116</text:p>
          </table:table-cell>
          <table:table-cell office:value-type="float" office:value="9.595168" calcext:value-type="float">
            <text:p>9.595168</text:p>
          </table:table-cell>
          <table:table-cell table:formula="of:=[.C860]+[.A861]" office:value-type="float" office:value="113.908949144" calcext:value-type="float">
            <text:p>113.908949144</text:p>
          </table:table-cell>
        </table:table-row>
        <table:table-row table:style-name="ro1">
          <table:table-cell office:value-type="float" office:value="0.10334936" calcext:value-type="float">
            <text:p>0.10334936</text:p>
          </table:table-cell>
          <table:table-cell office:value-type="float" office:value="9.675919" calcext:value-type="float">
            <text:p>9.675919</text:p>
          </table:table-cell>
          <table:table-cell table:formula="of:=[.C861]+[.A862]" office:value-type="float" office:value="114.012298504" calcext:value-type="float">
            <text:p>114.012298504</text:p>
          </table:table-cell>
        </table:table-row>
        <table:table-row table:style-name="ro1">
          <table:table-cell office:value-type="float" office:value="0.103044175" calcext:value-type="float">
            <text:p>0.103044175</text:p>
          </table:table-cell>
          <table:table-cell office:value-type="float" office:value="9.704576" calcext:value-type="float">
            <text:p>9.704576</text:p>
          </table:table-cell>
          <table:table-cell table:formula="of:=[.C862]+[.A863]" office:value-type="float" office:value="114.115342679" calcext:value-type="float">
            <text:p>114.115342679</text:p>
          </table:table-cell>
        </table:table-row>
        <table:table-row table:style-name="ro1">
          <table:table-cell office:value-type="float" office:value="0.103150986" calcext:value-type="float">
            <text:p>0.103150986</text:p>
          </table:table-cell>
          <table:table-cell office:value-type="float" office:value="9.694527" calcext:value-type="float">
            <text:p>9.694527</text:p>
          </table:table-cell>
          <table:table-cell table:formula="of:=[.C863]+[.A864]" office:value-type="float" office:value="114.218493665" calcext:value-type="float">
            <text:p>114.218493665</text:p>
          </table:table-cell>
        </table:table-row>
        <table:table-row table:style-name="ro1">
          <table:table-cell office:value-type="float" office:value="0.10353246" calcext:value-type="float">
            <text:p>0.10353246</text:p>
          </table:table-cell>
          <table:table-cell office:value-type="float" office:value="9.658806" calcext:value-type="float">
            <text:p>9.658806</text:p>
          </table:table-cell>
          <table:table-cell table:formula="of:=[.C864]+[.A865]" office:value-type="float" office:value="114.322026125" calcext:value-type="float">
            <text:p>114.322026125</text:p>
          </table:table-cell>
        </table:table-row>
        <table:table-row table:style-name="ro1">
          <table:table-cell office:value-type="float" office:value="0.10405127" calcext:value-type="float">
            <text:p>0.10405127</text:p>
          </table:table-cell>
          <table:table-cell office:value-type="float" office:value="9.610646" calcext:value-type="float">
            <text:p>9.610646</text:p>
          </table:table-cell>
          <table:table-cell table:formula="of:=[.C865]+[.A866]" office:value-type="float" office:value="114.426077395" calcext:value-type="float">
            <text:p>114.426077395</text:p>
          </table:table-cell>
        </table:table-row>
        <table:table-row table:style-name="ro1">
          <table:table-cell office:value-type="float" office:value="0.104722664" calcext:value-type="float">
            <text:p>0.104722664</text:p>
          </table:table-cell>
          <table:table-cell office:value-type="float" office:value="9.549032" calcext:value-type="float">
            <text:p>9.549032</text:p>
          </table:table-cell>
          <table:table-cell table:formula="of:=[.C866]+[.A867]" office:value-type="float" office:value="114.530800059" calcext:value-type="float">
            <text:p>114.530800059</text:p>
          </table:table-cell>
        </table:table-row>
        <table:table-row table:style-name="ro1">
          <table:table-cell office:value-type="float" office:value="0.10556191" calcext:value-type="float">
            <text:p>0.10556191</text:p>
          </table:table-cell>
          <table:table-cell office:value-type="float" office:value="9.473114" calcext:value-type="float">
            <text:p>9.473114</text:p>
          </table:table-cell>
          <table:table-cell table:formula="of:=[.C867]+[.A868]" office:value-type="float" office:value="114.636361969" calcext:value-type="float">
            <text:p>114.636361969</text:p>
          </table:table-cell>
        </table:table-row>
        <table:table-row table:style-name="ro1">
          <table:table-cell office:value-type="float" office:value="0.10653849" calcext:value-type="float">
            <text:p>0.10653849</text:p>
          </table:table-cell>
          <table:table-cell office:value-type="float" office:value="9.386279" calcext:value-type="float">
            <text:p>9.386279</text:p>
          </table:table-cell>
          <table:table-cell table:formula="of:=[.C868]+[.A869]" office:value-type="float" office:value="114.742900459" calcext:value-type="float">
            <text:p>114.742900459</text:p>
          </table:table-cell>
        </table:table-row>
        <table:table-row table:style-name="ro1">
          <table:table-cell office:value-type="float" office:value="0.107545584" calcext:value-type="float">
            <text:p>0.107545584</text:p>
          </table:table-cell>
          <table:table-cell office:value-type="float" office:value="9.298383" calcext:value-type="float">
            <text:p>9.298383</text:p>
          </table:table-cell>
          <table:table-cell table:formula="of:=[.C869]+[.A870]" office:value-type="float" office:value="114.850446043" calcext:value-type="float">
            <text:p>114.850446043</text:p>
          </table:table-cell>
        </table:table-row>
        <table:table-row table:style-name="ro1">
          <table:table-cell office:value-type="float" office:value="0.1085832" calcext:value-type="float">
            <text:p>0.1085832</text:p>
          </table:table-cell>
          <table:table-cell office:value-type="float" office:value="9.209529" calcext:value-type="float">
            <text:p>9.209529</text:p>
          </table:table-cell>
          <table:table-cell table:formula="of:=[.C870]+[.A871]" office:value-type="float" office:value="114.959029243" calcext:value-type="float">
            <text:p>114.959029243</text:p>
          </table:table-cell>
        </table:table-row>
        <table:table-row table:style-name="ro1">
          <table:table-cell office:value-type="float" office:value="0.109758146" calcext:value-type="float">
            <text:p>0.109758146</text:p>
          </table:table-cell>
          <table:table-cell office:value-type="float" office:value="9.110941" calcext:value-type="float">
            <text:p>9.110941</text:p>
          </table:table-cell>
          <table:table-cell table:formula="of:=[.C871]+[.A872]" office:value-type="float" office:value="115.068787389" calcext:value-type="float">
            <text:p>115.068787389</text:p>
          </table:table-cell>
        </table:table-row>
        <table:table-row table:style-name="ro1">
          <table:table-cell office:value-type="float" office:value="0.11088731" calcext:value-type="float">
            <text:p>0.11088731</text:p>
          </table:table-cell>
          <table:table-cell office:value-type="float" office:value="9.018165" calcext:value-type="float">
            <text:p>9.018165</text:p>
          </table:table-cell>
          <table:table-cell table:formula="of:=[.C872]+[.A873]" office:value-type="float" office:value="115.179674699" calcext:value-type="float">
            <text:p>115.179674699</text:p>
          </table:table-cell>
        </table:table-row>
        <table:table-row table:style-name="ro1">
          <table:table-cell office:value-type="float" office:value="0.11198596" calcext:value-type="float">
            <text:p>0.11198596</text:p>
          </table:table-cell>
          <table:table-cell office:value-type="float" office:value="8.92969" calcext:value-type="float">
            <text:p>8.92969</text:p>
          </table:table-cell>
          <table:table-cell table:formula="of:=[.C873]+[.A874]" office:value-type="float" office:value="115.291660659" calcext:value-type="float">
            <text:p>115.291660659</text:p>
          </table:table-cell>
        </table:table-row>
        <table:table-row table:style-name="ro1">
          <table:table-cell office:value-type="float" office:value="0.11314565" calcext:value-type="float">
            <text:p>0.11314565</text:p>
          </table:table-cell>
          <table:table-cell office:value-type="float" office:value="8.838165" calcext:value-type="float">
            <text:p>8.838165</text:p>
          </table:table-cell>
          <table:table-cell table:formula="of:=[.C874]+[.A875]" office:value-type="float" office:value="115.404806309" calcext:value-type="float">
            <text:p>115.404806309</text:p>
          </table:table-cell>
        </table:table-row>
        <table:table-row table:style-name="ro1">
          <table:table-cell office:value-type="float" office:value="0.114168" calcext:value-type="float">
            <text:p>0.114168</text:p>
          </table:table-cell>
          <table:table-cell office:value-type="float" office:value="8.759021" calcext:value-type="float">
            <text:p>8.759021</text:p>
          </table:table-cell>
          <table:table-cell table:formula="of:=[.C875]+[.A876]" office:value-type="float" office:value="115.518974309" calcext:value-type="float">
            <text:p>115.518974309</text:p>
          </table:table-cell>
        </table:table-row>
        <table:table-row table:style-name="ro1">
          <table:table-cell office:value-type="float" office:value="0.11514458" calcext:value-type="float">
            <text:p>0.11514458</text:p>
          </table:table-cell>
          <table:table-cell office:value-type="float" office:value="8.684733" calcext:value-type="float">
            <text:p>8.684733</text:p>
          </table:table-cell>
          <table:table-cell table:formula="of:=[.C876]+[.A877]" office:value-type="float" office:value="115.634118889" calcext:value-type="float">
            <text:p>115.634118889</text:p>
          </table:table-cell>
        </table:table-row>
        <table:table-row table:style-name="ro1">
          <table:table-cell office:value-type="float" office:value="0.115938045" calcext:value-type="float">
            <text:p>0.115938045</text:p>
          </table:table-cell>
          <table:table-cell office:value-type="float" office:value="8.625297" calcext:value-type="float">
            <text:p>8.625297</text:p>
          </table:table-cell>
          <table:table-cell table:formula="of:=[.C877]+[.A878]" office:value-type="float" office:value="115.750056934" calcext:value-type="float">
            <text:p>115.750056934</text:p>
          </table:table-cell>
        </table:table-row>
        <table:table-row table:style-name="ro1">
          <table:table-cell office:value-type="float" office:value="0.116426334" calcext:value-type="float">
            <text:p>0.116426334</text:p>
          </table:table-cell>
          <table:table-cell office:value-type="float" office:value="8.589123" calcext:value-type="float">
            <text:p>8.589123</text:p>
          </table:table-cell>
          <table:table-cell table:formula="of:=[.C878]+[.A879]" office:value-type="float" office:value="115.866483268" calcext:value-type="float">
            <text:p>115.866483268</text:p>
          </table:table-cell>
        </table:table-row>
        <table:table-row table:style-name="ro1">
          <table:table-cell office:value-type="float" office:value="0.11656367" calcext:value-type="float">
            <text:p>0.11656367</text:p>
          </table:table-cell>
          <table:table-cell office:value-type="float" office:value="8.579002" calcext:value-type="float">
            <text:p>8.579002</text:p>
          </table:table-cell>
          <table:table-cell table:formula="of:=[.C879]+[.A880]" office:value-type="float" office:value="115.983046938" calcext:value-type="float">
            <text:p>115.983046938</text:p>
          </table:table-cell>
        </table:table-row>
        <table:table-row table:style-name="ro1">
          <table:table-cell office:value-type="float" office:value="0.11609064" calcext:value-type="float">
            <text:p>0.11609064</text:p>
          </table:table-cell>
          <table:table-cell office:value-type="float" office:value="8.613959" calcext:value-type="float">
            <text:p>8.613959</text:p>
          </table:table-cell>
          <table:table-cell table:formula="of:=[.C880]+[.A881]" office:value-type="float" office:value="116.099137578" calcext:value-type="float">
            <text:p>116.099137578</text:p>
          </table:table-cell>
        </table:table-row>
        <table:table-row table:style-name="ro1">
          <table:table-cell office:value-type="float" office:value="0.1144274" calcext:value-type="float">
            <text:p>0.1144274</text:p>
          </table:table-cell>
          <table:table-cell office:value-type="float" office:value="8.739165" calcext:value-type="float">
            <text:p>8.739165</text:p>
          </table:table-cell>
          <table:table-cell table:formula="of:=[.C881]+[.A882]" office:value-type="float" office:value="116.213564978" calcext:value-type="float">
            <text:p>116.213564978</text:p>
          </table:table-cell>
        </table:table-row>
        <table:table-row table:style-name="ro1">
          <table:table-cell office:value-type="float" office:value="0.11160449" calcext:value-type="float">
            <text:p>0.11160449</text:p>
          </table:table-cell>
          <table:table-cell office:value-type="float" office:value="8.960213" calcext:value-type="float">
            <text:p>8.960213</text:p>
          </table:table-cell>
          <table:table-cell table:formula="of:=[.C882]+[.A883]" office:value-type="float" office:value="116.325169468" calcext:value-type="float">
            <text:p>116.325169468</text:p>
          </table:table-cell>
        </table:table-row>
        <table:table-row table:style-name="ro1">
          <table:table-cell office:value-type="float" office:value="0.1085069" calcext:value-type="float">
            <text:p>0.1085069</text:p>
          </table:table-cell>
          <table:table-cell office:value-type="float" office:value="9.216004" calcext:value-type="float">
            <text:p>9.216004</text:p>
          </table:table-cell>
          <table:table-cell table:formula="of:=[.C883]+[.A884]" office:value-type="float" office:value="116.433676368" calcext:value-type="float">
            <text:p>116.433676368</text:p>
          </table:table-cell>
        </table:table-row>
        <table:table-row table:style-name="ro1">
          <table:table-cell office:value-type="float" office:value="0.106355384" calcext:value-type="float">
            <text:p>0.106355384</text:p>
          </table:table-cell>
          <table:table-cell office:value-type="float" office:value="9.402438" calcext:value-type="float">
            <text:p>9.402438</text:p>
          </table:table-cell>
          <table:table-cell table:formula="of:=[.C884]+[.A885]" office:value-type="float" office:value="116.540031752" calcext:value-type="float">
            <text:p>116.540031752</text:p>
          </table:table-cell>
        </table:table-row>
        <table:table-row table:style-name="ro1">
          <table:table-cell office:value-type="float" office:value="0.10533303" calcext:value-type="float">
            <text:p>0.10533303</text:p>
          </table:table-cell>
          <table:table-cell office:value-type="float" office:value="9.493698" calcext:value-type="float">
            <text:p>9.493698</text:p>
          </table:table-cell>
          <table:table-cell table:formula="of:=[.C885]+[.A886]" office:value-type="float" office:value="116.645364782" calcext:value-type="float">
            <text:p>116.645364782</text:p>
          </table:table-cell>
        </table:table-row>
        <table:table-row table:style-name="ro1">
          <table:table-cell office:value-type="float" office:value="0.10508888" calcext:value-type="float">
            <text:p>0.10508888</text:p>
          </table:table-cell>
          <table:table-cell office:value-type="float" office:value="9.515755" calcext:value-type="float">
            <text:p>9.515755</text:p>
          </table:table-cell>
          <table:table-cell table:formula="of:=[.C886]+[.A887]" office:value-type="float" office:value="116.750453662" calcext:value-type="float">
            <text:p>116.750453662</text:p>
          </table:table-cell>
        </table:table-row>
        <table:table-row table:style-name="ro1">
          <table:table-cell office:value-type="float" office:value="0.10519569" calcext:value-type="float">
            <text:p>0.10519569</text:p>
          </table:table-cell>
          <table:table-cell office:value-type="float" office:value="9.506093" calcext:value-type="float">
            <text:p>9.506093</text:p>
          </table:table-cell>
          <table:table-cell table:formula="of:=[.C887]+[.A888]" office:value-type="float" office:value="116.855649352" calcext:value-type="float">
            <text:p>116.855649352</text:p>
          </table:table-cell>
        </table:table-row>
        <table:table-row table:style-name="ro1">
          <table:table-cell office:value-type="float" office:value="0.105745025" calcext:value-type="float">
            <text:p>0.105745025</text:p>
          </table:table-cell>
          <table:table-cell office:value-type="float" office:value="9.45671" calcext:value-type="float">
            <text:p>9.45671</text:p>
          </table:table-cell>
          <table:table-cell table:formula="of:=[.C888]+[.A889]" office:value-type="float" office:value="116.961394377" calcext:value-type="float">
            <text:p>116.961394377</text:p>
          </table:table-cell>
        </table:table-row>
        <table:table-row table:style-name="ro1">
          <table:table-cell office:value-type="float" office:value="0.10661478" calcext:value-type="float">
            <text:p>0.10661478</text:p>
          </table:table-cell>
          <table:table-cell office:value-type="float" office:value="9.379561" calcext:value-type="float">
            <text:p>9.379561</text:p>
          </table:table-cell>
          <table:table-cell table:formula="of:=[.C889]+[.A890]" office:value-type="float" office:value="117.068009157" calcext:value-type="float">
            <text:p>117.068009157</text:p>
          </table:table-cell>
        </table:table-row>
        <table:table-row table:style-name="ro1">
          <table:table-cell office:value-type="float" office:value="0.107530326" calcext:value-type="float">
            <text:p>0.107530326</text:p>
          </table:table-cell>
          <table:table-cell office:value-type="float" office:value="9.299702" calcext:value-type="float">
            <text:p>9.299702</text:p>
          </table:table-cell>
          <table:table-cell table:formula="of:=[.C890]+[.A891]" office:value-type="float" office:value="117.175539483" calcext:value-type="float">
            <text:p>117.175539483</text:p>
          </table:table-cell>
        </table:table-row>
        <table:table-row table:style-name="ro1">
          <table:table-cell office:value-type="float" office:value="0.10864424" calcext:value-type="float">
            <text:p>0.10864424</text:p>
          </table:table-cell>
          <table:table-cell office:value-type="float" office:value="9.204354" calcext:value-type="float">
            <text:p>9.204354</text:p>
          </table:table-cell>
          <table:table-cell table:formula="of:=[.C891]+[.A892]" office:value-type="float" office:value="117.284183723" calcext:value-type="float">
            <text:p>117.284183723</text:p>
          </table:table-cell>
        </table:table-row>
        <table:table-row table:style-name="ro1">
          <table:table-cell office:value-type="float" office:value="0.10978866" calcext:value-type="float">
            <text:p>0.10978866</text:p>
          </table:table-cell>
          <table:table-cell office:value-type="float" office:value="9.108408" calcext:value-type="float">
            <text:p>9.108408</text:p>
          </table:table-cell>
          <table:table-cell table:formula="of:=[.C892]+[.A893]" office:value-type="float" office:value="117.393972383" calcext:value-type="float">
            <text:p>117.393972383</text:p>
          </table:table-cell>
        </table:table-row>
        <table:table-row table:style-name="ro1">
          <table:table-cell office:value-type="float" office:value="0.11056687" calcext:value-type="float">
            <text:p>0.11056687</text:p>
          </table:table-cell>
          <table:table-cell office:value-type="float" office:value="9.0443" calcext:value-type="float">
            <text:p>9.0443</text:p>
          </table:table-cell>
          <table:table-cell table:formula="of:=[.C893]+[.A894]" office:value-type="float" office:value="117.504539253" calcext:value-type="float">
            <text:p>117.504539253</text:p>
          </table:table-cell>
        </table:table-row>
        <table:table-row table:style-name="ro1">
          <table:table-cell office:value-type="float" office:value="0.110597394" calcext:value-type="float">
            <text:p>0.110597394</text:p>
          </table:table-cell>
          <table:table-cell office:value-type="float" office:value="9.041804" calcext:value-type="float">
            <text:p>9.041804</text:p>
          </table:table-cell>
          <table:table-cell table:formula="of:=[.C894]+[.A895]" office:value-type="float" office:value="117.615136647" calcext:value-type="float">
            <text:p>117.615136647</text:p>
          </table:table-cell>
        </table:table-row>
        <table:table-row table:style-name="ro1">
          <table:table-cell office:value-type="float" office:value="0.10926986" calcext:value-type="float">
            <text:p>0.10926986</text:p>
          </table:table-cell>
          <table:table-cell office:value-type="float" office:value="9.151654" calcext:value-type="float">
            <text:p>9.151654</text:p>
          </table:table-cell>
          <table:table-cell table:formula="of:=[.C895]+[.A896]" office:value-type="float" office:value="117.724406507" calcext:value-type="float">
            <text:p>117.724406507</text:p>
          </table:table-cell>
        </table:table-row>
        <table:table-row table:style-name="ro1">
          <table:table-cell office:value-type="float" office:value="0.10675212" calcext:value-type="float">
            <text:p>0.10675212</text:p>
          </table:table-cell>
          <table:table-cell office:value-type="float" office:value="9.367496" calcext:value-type="float">
            <text:p>9.367496</text:p>
          </table:table-cell>
          <table:table-cell table:formula="of:=[.C896]+[.A897]" office:value-type="float" office:value="117.831158627" calcext:value-type="float">
            <text:p>117.831158627</text:p>
          </table:table-cell>
        </table:table-row>
        <table:table-row table:style-name="ro1">
          <table:table-cell office:value-type="float" office:value="0.105409324" calcext:value-type="float">
            <text:p>0.105409324</text:p>
          </table:table-cell>
          <table:table-cell office:value-type="float" office:value="9.486827" calcext:value-type="float">
            <text:p>9.486827</text:p>
          </table:table-cell>
          <table:table-cell table:formula="of:=[.C897]+[.A898]" office:value-type="float" office:value="117.936567951" calcext:value-type="float">
            <text:p>117.936567951</text:p>
          </table:table-cell>
        </table:table-row>
        <table:table-row table:style-name="ro1">
          <table:table-cell office:value-type="float" office:value="0.10531777" calcext:value-type="float">
            <text:p>0.10531777</text:p>
          </table:table-cell>
          <table:table-cell office:value-type="float" office:value="9.495073" calcext:value-type="float">
            <text:p>9.495073</text:p>
          </table:table-cell>
          <table:table-cell table:formula="of:=[.C898]+[.A899]" office:value-type="float" office:value="118.041885721" calcext:value-type="float">
            <text:p>118.041885721</text:p>
          </table:table-cell>
        </table:table-row>
        <table:table-row table:style-name="ro1">
          <table:table-cell office:value-type="float" office:value="0.106004424" calcext:value-type="float">
            <text:p>0.106004424</text:p>
          </table:table-cell>
          <table:table-cell office:value-type="float" office:value="9.433568" calcext:value-type="float">
            <text:p>9.433568</text:p>
          </table:table-cell>
          <table:table-cell table:formula="of:=[.C899]+[.A900]" office:value-type="float" office:value="118.147890145" calcext:value-type="float">
            <text:p>118.147890145</text:p>
          </table:table-cell>
        </table:table-row>
        <table:table-row table:style-name="ro1">
          <table:table-cell office:value-type="float" office:value="0.10687419" calcext:value-type="float">
            <text:p>0.10687419</text:p>
          </table:table-cell>
          <table:table-cell office:value-type="float" office:value="9.356796" calcext:value-type="float">
            <text:p>9.356796</text:p>
          </table:table-cell>
          <table:table-cell table:formula="of:=[.C900]+[.A901]" office:value-type="float" office:value="118.254764335" calcext:value-type="float">
            <text:p>118.254764335</text:p>
          </table:table-cell>
        </table:table-row>
        <table:table-row table:style-name="ro1">
          <table:table-cell office:value-type="float" office:value="0.1079118" calcext:value-type="float">
            <text:p>0.1079118</text:p>
          </table:table-cell>
          <table:table-cell office:value-type="float" office:value="9.266827" calcext:value-type="float">
            <text:p>9.266827</text:p>
          </table:table-cell>
          <table:table-cell table:formula="of:=[.C901]+[.A902]" office:value-type="float" office:value="118.362676135" calcext:value-type="float">
            <text:p>118.362676135</text:p>
          </table:table-cell>
        </table:table-row>
        <table:table-row table:style-name="ro1">
          <table:table-cell office:value-type="float" office:value="0.109071486" calcext:value-type="float">
            <text:p>0.109071486</text:p>
          </table:table-cell>
          <table:table-cell office:value-type="float" office:value="9.1683" calcext:value-type="float">
            <text:p>9.1683</text:p>
          </table:table-cell>
          <table:table-cell table:formula="of:=[.C902]+[.A903]" office:value-type="float" office:value="118.471747621" calcext:value-type="float">
            <text:p>118.471747621</text:p>
          </table:table-cell>
        </table:table-row>
        <table:table-row table:style-name="ro1">
          <table:table-cell office:value-type="float" office:value="0.110124364" calcext:value-type="float">
            <text:p>0.110124364</text:p>
          </table:table-cell>
          <table:table-cell office:value-type="float" office:value="9.080643" calcext:value-type="float">
            <text:p>9.080643</text:p>
          </table:table-cell>
          <table:table-cell table:formula="of:=[.C903]+[.A904]" office:value-type="float" office:value="118.581871985" calcext:value-type="float">
            <text:p>118.581871985</text:p>
          </table:table-cell>
        </table:table-row>
        <table:table-row table:style-name="ro1">
          <table:table-cell office:value-type="float" office:value="0.1111162" calcext:value-type="float">
            <text:p>0.1111162</text:p>
          </table:table-cell>
          <table:table-cell office:value-type="float" office:value="8.999588" calcext:value-type="float">
            <text:p>8.999588</text:p>
          </table:table-cell>
          <table:table-cell table:formula="of:=[.C904]+[.A905]" office:value-type="float" office:value="118.692988185" calcext:value-type="float">
            <text:p>118.692988185</text:p>
          </table:table-cell>
        </table:table-row>
        <table:table-row table:style-name="ro1">
          <table:table-cell office:value-type="float" office:value="0.11200122" calcext:value-type="float">
            <text:p>0.11200122</text:p>
          </table:table-cell>
          <table:table-cell office:value-type="float" office:value="8.928474" calcext:value-type="float">
            <text:p>8.928474</text:p>
          </table:table-cell>
          <table:table-cell table:formula="of:=[.C905]+[.A906]" office:value-type="float" office:value="118.804989405" calcext:value-type="float">
            <text:p>118.804989405</text:p>
          </table:table-cell>
        </table:table-row>
        <table:table-row table:style-name="ro1">
          <table:table-cell office:value-type="float" office:value="0.11268788" calcext:value-type="float">
            <text:p>0.11268788</text:p>
          </table:table-cell>
          <table:table-cell office:value-type="float" office:value="8.874069" calcext:value-type="float">
            <text:p>8.874069</text:p>
          </table:table-cell>
          <table:table-cell table:formula="of:=[.C906]+[.A907]" office:value-type="float" office:value="118.917677285" calcext:value-type="float">
            <text:p>118.917677285</text:p>
          </table:table-cell>
        </table:table-row>
        <table:table-row table:style-name="ro1">
          <table:table-cell office:value-type="float" office:value="0.113069355" calcext:value-type="float">
            <text:p>0.113069355</text:p>
          </table:table-cell>
          <table:table-cell office:value-type="float" office:value="8.84413" calcext:value-type="float">
            <text:p>8.84413</text:p>
          </table:table-cell>
          <table:table-cell table:formula="of:=[.C907]+[.A908]" office:value-type="float" office:value="119.03074664" calcext:value-type="float">
            <text:p>119.03074664</text:p>
          </table:table-cell>
        </table:table-row>
        <table:table-row table:style-name="ro1">
          <table:table-cell office:value-type="float" office:value="0.112733655" calcext:value-type="float">
            <text:p>0.112733655</text:p>
          </table:table-cell>
          <table:table-cell office:value-type="float" office:value="8.870465" calcext:value-type="float">
            <text:p>8.870465</text:p>
          </table:table-cell>
          <table:table-cell table:formula="of:=[.C908]+[.A909]" office:value-type="float" office:value="119.143480295" calcext:value-type="float">
            <text:p>119.143480295</text:p>
          </table:table-cell>
        </table:table-row>
        <table:table-row table:style-name="ro1">
          <table:table-cell office:value-type="float" office:value="0.11146715" calcext:value-type="float">
            <text:p>0.11146715</text:p>
          </table:table-cell>
          <table:table-cell office:value-type="float" office:value="8.971252" calcext:value-type="float">
            <text:p>8.971252</text:p>
          </table:table-cell>
          <table:table-cell table:formula="of:=[.C909]+[.A910]" office:value-type="float" office:value="119.254947445" calcext:value-type="float">
            <text:p>119.254947445</text:p>
          </table:table-cell>
        </table:table-row>
        <table:table-row table:style-name="ro1">
          <table:table-cell office:value-type="float" office:value="0.10949874" calcext:value-type="float">
            <text:p>0.10949874</text:p>
          </table:table-cell>
          <table:table-cell office:value-type="float" office:value="9.132525" calcext:value-type="float">
            <text:p>9.132525</text:p>
          </table:table-cell>
          <table:table-cell table:formula="of:=[.C910]+[.A911]" office:value-type="float" office:value="119.364446185" calcext:value-type="float">
            <text:p>119.364446185</text:p>
          </table:table-cell>
        </table:table-row>
        <table:table-row table:style-name="ro1">
          <table:table-cell office:value-type="float" office:value="0.10699626" calcext:value-type="float">
            <text:p>0.10699626</text:p>
          </table:table-cell>
          <table:table-cell office:value-type="float" office:value="9.346121" calcext:value-type="float">
            <text:p>9.346121</text:p>
          </table:table-cell>
          <table:table-cell table:formula="of:=[.C911]+[.A912]" office:value-type="float" office:value="119.471442445" calcext:value-type="float">
            <text:p>119.471442445</text:p>
          </table:table-cell>
        </table:table-row>
        <table:table-row table:style-name="ro1">
          <table:table-cell office:value-type="float" office:value="0.105165176" calcext:value-type="float">
            <text:p>0.105165176</text:p>
          </table:table-cell>
          <table:table-cell office:value-type="float" office:value="9.508851" calcext:value-type="float">
            <text:p>9.508851</text:p>
          </table:table-cell>
          <table:table-cell table:formula="of:=[.C912]+[.A913]" office:value-type="float" office:value="119.576607621" calcext:value-type="float">
            <text:p>119.576607621</text:p>
          </table:table-cell>
        </table:table-row>
        <table:table-row table:style-name="ro1">
          <table:table-cell office:value-type="float" office:value="0.104585335" calcext:value-type="float">
            <text:p>0.104585335</text:p>
          </table:table-cell>
          <table:table-cell office:value-type="float" office:value="9.56157" calcext:value-type="float">
            <text:p>9.56157</text:p>
          </table:table-cell>
          <table:table-cell table:formula="of:=[.C913]+[.A914]" office:value-type="float" office:value="119.681192956" calcext:value-type="float">
            <text:p>119.681192956</text:p>
          </table:table-cell>
        </table:table-row>
        <table:table-row table:style-name="ro1">
          <table:table-cell office:value-type="float" office:value="0.104707405" calcext:value-type="float">
            <text:p>0.104707405</text:p>
          </table:table-cell>
          <table:table-cell office:value-type="float" office:value="9.550424" calcext:value-type="float">
            <text:p>9.550424</text:p>
          </table:table-cell>
          <table:table-cell table:formula="of:=[.C914]+[.A915]" office:value-type="float" office:value="119.785900361" calcext:value-type="float">
            <text:p>119.785900361</text:p>
          </table:table-cell>
        </table:table-row>
        <table:table-row table:style-name="ro1">
          <table:table-cell office:value-type="float" office:value="0.105165176" calcext:value-type="float">
            <text:p>0.105165176</text:p>
          </table:table-cell>
          <table:table-cell office:value-type="float" office:value="9.508851" calcext:value-type="float">
            <text:p>9.508851</text:p>
          </table:table-cell>
          <table:table-cell table:formula="of:=[.C915]+[.A916]" office:value-type="float" office:value="119.891065537" calcext:value-type="float">
            <text:p>119.891065537</text:p>
          </table:table-cell>
        </table:table-row>
        <table:table-row table:style-name="ro1">
          <table:table-cell office:value-type="float" office:value="0.10577554" calcext:value-type="float">
            <text:p>0.10577554</text:p>
          </table:table-cell>
          <table:table-cell office:value-type="float" office:value="9.453981" calcext:value-type="float">
            <text:p>9.453981</text:p>
          </table:table-cell>
          <table:table-cell table:formula="of:=[.C916]+[.A917]" office:value-type="float" office:value="119.996841077" calcext:value-type="float">
            <text:p>119.996841077</text:p>
          </table:table-cell>
        </table:table-row>
        <table:table-row table:style-name="ro1">
          <table:table-cell office:value-type="float" office:value="0.10666056" calcext:value-type="float">
            <text:p>0.10666056</text:p>
          </table:table-cell>
          <table:table-cell office:value-type="float" office:value="9.375536" calcext:value-type="float">
            <text:p>9.375536</text:p>
          </table:table-cell>
          <table:table-cell table:formula="of:=[.C917]+[.A918]" office:value-type="float" office:value="120.103501637" calcext:value-type="float">
            <text:p>120.103501637</text:p>
          </table:table-cell>
        </table:table-row>
        <table:table-row table:style-name="ro1">
          <table:table-cell office:value-type="float" office:value="0.10760662" calcext:value-type="float">
            <text:p>0.10760662</text:p>
          </table:table-cell>
          <table:table-cell office:value-type="float" office:value="9.293109" calcext:value-type="float">
            <text:p>9.293109</text:p>
          </table:table-cell>
          <table:table-cell table:formula="of:=[.C918]+[.A919]" office:value-type="float" office:value="120.211108257" calcext:value-type="float">
            <text:p>120.211108257</text:p>
          </table:table-cell>
        </table:table-row>
        <table:table-row table:style-name="ro1">
          <table:table-cell office:value-type="float" office:value="0.108690016" calcext:value-type="float">
            <text:p>0.108690016</text:p>
          </table:table-cell>
          <table:table-cell office:value-type="float" office:value="9.200478" calcext:value-type="float">
            <text:p>9.200478</text:p>
          </table:table-cell>
          <table:table-cell table:formula="of:=[.C919]+[.A920]" office:value-type="float" office:value="120.319798273" calcext:value-type="float">
            <text:p>120.319798273</text:p>
          </table:table-cell>
        </table:table-row>
        <table:table-row table:style-name="ro1">
          <table:table-cell office:value-type="float" office:value="0.1098497" calcext:value-type="float">
            <text:p>0.1098497</text:p>
          </table:table-cell>
          <table:table-cell office:value-type="float" office:value="9.103348" calcext:value-type="float">
            <text:p>9.103348</text:p>
          </table:table-cell>
          <table:table-cell table:formula="of:=[.C920]+[.A921]" office:value-type="float" office:value="120.429647973" calcext:value-type="float">
            <text:p>120.429647973</text:p>
          </table:table-cell>
        </table:table-row>
        <table:table-row table:style-name="ro1">
          <table:table-cell office:value-type="float" office:value="0.11090257" calcext:value-type="float">
            <text:p>0.11090257</text:p>
          </table:table-cell>
          <table:table-cell office:value-type="float" office:value="9.016924" calcext:value-type="float">
            <text:p>9.016924</text:p>
          </table:table-cell>
          <table:table-cell table:formula="of:=[.C921]+[.A922]" office:value-type="float" office:value="120.540550543" calcext:value-type="float">
            <text:p>120.540550543</text:p>
          </table:table-cell>
        </table:table-row>
        <table:table-row table:style-name="ro1">
          <table:table-cell office:value-type="float" office:value="0.11207752" calcext:value-type="float">
            <text:p>0.11207752</text:p>
          </table:table-cell>
          <table:table-cell office:value-type="float" office:value="8.922397" calcext:value-type="float">
            <text:p>8.922397</text:p>
          </table:table-cell>
          <table:table-cell table:formula="of:=[.C922]+[.A923]" office:value-type="float" office:value="120.652628063" calcext:value-type="float">
            <text:p>120.652628063</text:p>
          </table:table-cell>
        </table:table-row>
        <table:table-row table:style-name="ro1">
          <table:table-cell office:value-type="float" office:value="0.1130541" calcext:value-type="float">
            <text:p>0.1130541</text:p>
          </table:table-cell>
          <table:table-cell office:value-type="float" office:value="8.845323" calcext:value-type="float">
            <text:p>8.845323</text:p>
          </table:table-cell>
          <table:table-cell table:formula="of:=[.C923]+[.A924]" office:value-type="float" office:value="120.765682163" calcext:value-type="float">
            <text:p>120.765682163</text:p>
          </table:table-cell>
        </table:table-row>
        <table:table-row table:style-name="ro1">
          <table:table-cell office:value-type="float" office:value="0.1139086" calcext:value-type="float">
            <text:p>0.1139086</text:p>
          </table:table-cell>
          <table:table-cell office:value-type="float" office:value="8.778969" calcext:value-type="float">
            <text:p>8.778969</text:p>
          </table:table-cell>
          <table:table-cell table:formula="of:=[.C924]+[.A925]" office:value-type="float" office:value="120.879590763" calcext:value-type="float">
            <text:p>120.879590763</text:p>
          </table:table-cell>
        </table:table-row>
        <table:table-row table:style-name="ro1">
          <table:table-cell office:value-type="float" office:value="0.114412144" calcext:value-type="float">
            <text:p>0.114412144</text:p>
          </table:table-cell>
          <table:table-cell office:value-type="float" office:value="8.740331" calcext:value-type="float">
            <text:p>8.740331</text:p>
          </table:table-cell>
          <table:table-cell table:formula="of:=[.C925]+[.A926]" office:value-type="float" office:value="120.994002907" calcext:value-type="float">
            <text:p>120.994002907</text:p>
          </table:table-cell>
        </table:table-row>
        <table:table-row table:style-name="ro1">
          <table:table-cell office:value-type="float" office:value="0.11444266" calcext:value-type="float">
            <text:p>0.11444266</text:p>
          </table:table-cell>
          <table:table-cell office:value-type="float" office:value="8.738" calcext:value-type="float">
            <text:p>8.738</text:p>
          </table:table-cell>
          <table:table-cell table:formula="of:=[.C926]+[.A927]" office:value-type="float" office:value="121.108445567" calcext:value-type="float">
            <text:p>121.108445567</text:p>
          </table:table-cell>
        </table:table-row>
        <table:table-row table:style-name="ro1">
          <table:table-cell office:value-type="float" office:value="0.1134966" calcext:value-type="float">
            <text:p>0.1134966</text:p>
          </table:table-cell>
          <table:table-cell office:value-type="float" office:value="8.810837" calcext:value-type="float">
            <text:p>8.810837</text:p>
          </table:table-cell>
          <table:table-cell table:formula="of:=[.C927]+[.A928]" office:value-type="float" office:value="121.221942167" calcext:value-type="float">
            <text:p>121.221942167</text:p>
          </table:table-cell>
        </table:table-row>
        <table:table-row table:style-name="ro1">
          <table:table-cell office:value-type="float" office:value="0.11146715" calcext:value-type="float">
            <text:p>0.11146715</text:p>
          </table:table-cell>
          <table:table-cell office:value-type="float" office:value="8.971252" calcext:value-type="float">
            <text:p>8.971252</text:p>
          </table:table-cell>
          <table:table-cell table:formula="of:=[.C928]+[.A929]" office:value-type="float" office:value="121.333409317" calcext:value-type="float">
            <text:p>121.333409317</text:p>
          </table:table-cell>
        </table:table-row>
        <table:table-row table:style-name="ro1">
          <table:table-cell office:value-type="float" office:value="0.10879683" calcext:value-type="float">
            <text:p>0.10879683</text:p>
          </table:table-cell>
          <table:table-cell office:value-type="float" office:value="9.191444" calcext:value-type="float">
            <text:p>9.191444</text:p>
          </table:table-cell>
          <table:table-cell table:formula="of:=[.C929]+[.A930]" office:value-type="float" office:value="121.442206147" calcext:value-type="float">
            <text:p>121.442206147</text:p>
          </table:table-cell>
        </table:table-row>
        <table:table-row table:style-name="ro1">
          <table:table-cell office:value-type="float" office:value="0.106599525" calcext:value-type="float">
            <text:p>0.106599525</text:p>
          </table:table-cell>
          <table:table-cell office:value-type="float" office:value="9.380904" calcext:value-type="float">
            <text:p>9.380904</text:p>
          </table:table-cell>
          <table:table-cell table:formula="of:=[.C930]+[.A931]" office:value-type="float" office:value="121.548805672" calcext:value-type="float">
            <text:p>121.548805672</text:p>
          </table:table-cell>
        </table:table-row>
        <table:table-row table:style-name="ro1">
          <table:table-cell office:value-type="float" office:value="0.105729766" calcext:value-type="float">
            <text:p>0.105729766</text:p>
          </table:table-cell>
          <table:table-cell office:value-type="float" office:value="9.458075" calcext:value-type="float">
            <text:p>9.458075</text:p>
          </table:table-cell>
          <table:table-cell table:formula="of:=[.C931]+[.A932]" office:value-type="float" office:value="121.654535438" calcext:value-type="float">
            <text:p>121.654535438</text:p>
          </table:table-cell>
        </table:table-row>
        <table:table-row table:style-name="ro1">
          <table:table-cell office:value-type="float" office:value="0.105882354" calcext:value-type="float">
            <text:p>0.105882354</text:p>
          </table:table-cell>
          <table:table-cell office:value-type="float" office:value="9.444444" calcext:value-type="float">
            <text:p>9.444444</text:p>
          </table:table-cell>
          <table:table-cell table:formula="of:=[.C932]+[.A933]" office:value-type="float" office:value="121.760417792" calcext:value-type="float">
            <text:p>121.760417792</text:p>
          </table:table-cell>
        </table:table-row>
        <table:table-row table:style-name="ro1">
          <table:table-cell office:value-type="float" office:value="0.106599525" calcext:value-type="float">
            <text:p>0.106599525</text:p>
          </table:table-cell>
          <table:table-cell office:value-type="float" office:value="9.380904" calcext:value-type="float">
            <text:p>9.380904</text:p>
          </table:table-cell>
          <table:table-cell table:formula="of:=[.C933]+[.A934]" office:value-type="float" office:value="121.867017317" calcext:value-type="float">
            <text:p>121.867017317</text:p>
          </table:table-cell>
        </table:table-row>
        <table:table-row table:style-name="ro1">
          <table:table-cell office:value-type="float" office:value="0.107530326" calcext:value-type="float">
            <text:p>0.107530326</text:p>
          </table:table-cell>
          <table:table-cell office:value-type="float" office:value="9.299702" calcext:value-type="float">
            <text:p>9.299702</text:p>
          </table:table-cell>
          <table:table-cell table:formula="of:=[.C934]+[.A935]" office:value-type="float" office:value="121.974547643" calcext:value-type="float">
            <text:p>121.974547643</text:p>
          </table:table-cell>
        </table:table-row>
        <table:table-row table:style-name="ro1">
          <table:table-cell office:value-type="float" office:value="0.1086595" calcext:value-type="float">
            <text:p>0.1086595</text:p>
          </table:table-cell>
          <table:table-cell office:value-type="float" office:value="9.203061" calcext:value-type="float">
            <text:p>9.203061</text:p>
          </table:table-cell>
          <table:table-cell table:formula="of:=[.C935]+[.A936]" office:value-type="float" office:value="122.083207143" calcext:value-type="float">
            <text:p>122.083207143</text:p>
          </table:table-cell>
        </table:table-row>
        <table:table-row table:style-name="ro1">
          <table:table-cell office:value-type="float" office:value="0.10969711" calcext:value-type="float">
            <text:p>0.10969711</text:p>
          </table:table-cell>
          <table:table-cell office:value-type="float" office:value="9.11601" calcext:value-type="float">
            <text:p>9.11601</text:p>
          </table:table-cell>
          <table:table-cell table:formula="of:=[.C936]+[.A937]" office:value-type="float" office:value="122.192904253" calcext:value-type="float">
            <text:p>122.192904253</text:p>
          </table:table-cell>
        </table:table-row>
        <table:table-row table:style-name="ro1">
          <table:table-cell office:value-type="float" office:value="0.11079576" calcext:value-type="float">
            <text:p>0.11079576</text:p>
          </table:table-cell>
          <table:table-cell office:value-type="float" office:value="9.025617" calcext:value-type="float">
            <text:p>9.025617</text:p>
          </table:table-cell>
          <table:table-cell table:formula="of:=[.C937]+[.A938]" office:value-type="float" office:value="122.303700013" calcext:value-type="float">
            <text:p>122.303700013</text:p>
          </table:table-cell>
        </table:table-row>
        <table:table-row table:style-name="ro1">
          <table:table-cell office:value-type="float" office:value="0.11175708" calcext:value-type="float">
            <text:p>0.11175708</text:p>
          </table:table-cell>
          <table:table-cell office:value-type="float" office:value="8.947979" calcext:value-type="float">
            <text:p>8.947979</text:p>
          </table:table-cell>
          <table:table-cell table:formula="of:=[.C938]+[.A939]" office:value-type="float" office:value="122.415457093" calcext:value-type="float">
            <text:p>122.415457093</text:p>
          </table:table-cell>
        </table:table-row>
        <table:table-row table:style-name="ro1">
          <table:table-cell office:value-type="float" office:value="0.11248951" calcext:value-type="float">
            <text:p>0.11248951</text:p>
          </table:table-cell>
          <table:table-cell office:value-type="float" office:value="8.889718" calcext:value-type="float">
            <text:p>8.889718</text:p>
          </table:table-cell>
          <table:table-cell table:formula="of:=[.C939]+[.A940]" office:value-type="float" office:value="122.527946603" calcext:value-type="float">
            <text:p>122.527946603</text:p>
          </table:table-cell>
        </table:table-row>
        <table:table-row table:style-name="ro1">
          <table:table-cell office:value-type="float" office:value="0.11302357" calcext:value-type="float">
            <text:p>0.11302357</text:p>
          </table:table-cell>
          <table:table-cell office:value-type="float" office:value="8.8477125" calcext:value-type="float">
            <text:p>8.8477125</text:p>
          </table:table-cell>
          <table:table-cell table:formula="of:=[.C940]+[.A941]" office:value-type="float" office:value="122.640970173" calcext:value-type="float">
            <text:p>122.640970173</text:p>
          </table:table-cell>
        </table:table-row>
        <table:table-row table:style-name="ro1">
          <table:table-cell office:value-type="float" office:value="0.112870984" calcext:value-type="float">
            <text:p>0.112870984</text:p>
          </table:table-cell>
          <table:table-cell office:value-type="float" office:value="8.8596735" calcext:value-type="float">
            <text:p>8.8596735</text:p>
          </table:table-cell>
          <table:table-cell table:formula="of:=[.C941]+[.A942]" office:value-type="float" office:value="122.753841157" calcext:value-type="float">
            <text:p>122.753841157</text:p>
          </table:table-cell>
        </table:table-row>
        <table:table-row table:style-name="ro1">
          <table:table-cell office:value-type="float" office:value="0.11180285" calcext:value-type="float">
            <text:p>0.11180285</text:p>
          </table:table-cell>
          <table:table-cell office:value-type="float" office:value="8.944315" calcext:value-type="float">
            <text:p>8.944315</text:p>
          </table:table-cell>
          <table:table-cell table:formula="of:=[.C942]+[.A943]" office:value-type="float" office:value="122.865644007" calcext:value-type="float">
            <text:p>122.865644007</text:p>
          </table:table-cell>
        </table:table-row>
        <table:table-row table:style-name="ro1">
          <table:table-cell office:value-type="float" office:value="0.10968185" calcext:value-type="float">
            <text:p>0.10968185</text:p>
          </table:table-cell>
          <table:table-cell office:value-type="float" office:value="9.117278" calcext:value-type="float">
            <text:p>9.117278</text:p>
          </table:table-cell>
          <table:table-cell table:formula="of:=[.C943]+[.A944]" office:value-type="float" office:value="122.975325857" calcext:value-type="float">
            <text:p>122.975325857</text:p>
          </table:table-cell>
        </table:table-row>
        <table:table-row table:style-name="ro1">
          <table:table-cell office:value-type="float" office:value="0.10710307" calcext:value-type="float">
            <text:p>0.10710307</text:p>
          </table:table-cell>
          <table:table-cell office:value-type="float" office:value="9.336801" calcext:value-type="float">
            <text:p>9.336801</text:p>
          </table:table-cell>
          <table:table-cell table:formula="of:=[.C944]+[.A945]" office:value-type="float" office:value="123.082428927" calcext:value-type="float">
            <text:p>123.082428927</text:p>
          </table:table-cell>
        </table:table-row>
        <table:table-row table:style-name="ro1">
          <table:table-cell office:value-type="float" office:value="0.105409324" calcext:value-type="float">
            <text:p>0.105409324</text:p>
          </table:table-cell>
          <table:table-cell office:value-type="float" office:value="9.486827" calcext:value-type="float">
            <text:p>9.486827</text:p>
          </table:table-cell>
          <table:table-cell table:formula="of:=[.C945]+[.A946]" office:value-type="float" office:value="123.187838251" calcext:value-type="float">
            <text:p>123.187838251</text:p>
          </table:table-cell>
        </table:table-row>
        <table:table-row table:style-name="ro1">
          <table:table-cell office:value-type="float" office:value="0.104570076" calcext:value-type="float">
            <text:p>0.104570076</text:p>
          </table:table-cell>
          <table:table-cell office:value-type="float" office:value="9.562965" calcext:value-type="float">
            <text:p>9.562965</text:p>
          </table:table-cell>
          <table:table-cell table:formula="of:=[.C946]+[.A947]" office:value-type="float" office:value="123.292408327" calcext:value-type="float">
            <text:p>123.292408327</text:p>
          </table:table-cell>
        </table:table-row>
        <table:table-row table:style-name="ro1">
          <table:table-cell office:value-type="float" office:value="0.104570076" calcext:value-type="float">
            <text:p>0.104570076</text:p>
          </table:table-cell>
          <table:table-cell office:value-type="float" office:value="9.562965" calcext:value-type="float">
            <text:p>9.562965</text:p>
          </table:table-cell>
          <table:table-cell table:formula="of:=[.C947]+[.A948]" office:value-type="float" office:value="123.396978403" calcext:value-type="float">
            <text:p>123.396978403</text:p>
          </table:table-cell>
        </table:table-row>
        <table:table-row table:style-name="ro1">
          <table:table-cell office:value-type="float" office:value="0.104936294" calcext:value-type="float">
            <text:p>0.104936294</text:p>
          </table:table-cell>
          <table:table-cell office:value-type="float" office:value="9.529592" calcext:value-type="float">
            <text:p>9.529592</text:p>
          </table:table-cell>
          <table:table-cell table:formula="of:=[.C948]+[.A949]" office:value-type="float" office:value="123.501914697" calcext:value-type="float">
            <text:p>123.501914697</text:p>
          </table:table-cell>
        </table:table-row>
        <table:table-row table:style-name="ro1">
          <table:table-cell office:value-type="float" office:value="0.10566872" calcext:value-type="float">
            <text:p>0.10566872</text:p>
          </table:table-cell>
          <table:table-cell office:value-type="float" office:value="9.463538" calcext:value-type="float">
            <text:p>9.463538</text:p>
          </table:table-cell>
          <table:table-cell table:formula="of:=[.C949]+[.A950]" office:value-type="float" office:value="123.607583417" calcext:value-type="float">
            <text:p>123.607583417</text:p>
          </table:table-cell>
        </table:table-row>
        <table:table-row table:style-name="ro1">
          <table:table-cell office:value-type="float" office:value="0.10650797" calcext:value-type="float">
            <text:p>0.10650797</text:p>
          </table:table-cell>
          <table:table-cell office:value-type="float" office:value="9.388968" calcext:value-type="float">
            <text:p>9.388968</text:p>
          </table:table-cell>
          <table:table-cell table:formula="of:=[.C950]+[.A951]" office:value-type="float" office:value="123.714091387" calcext:value-type="float">
            <text:p>123.714091387</text:p>
          </table:table-cell>
        </table:table-row>
        <table:table-row table:style-name="ro1">
          <table:table-cell office:value-type="float" office:value="0.10745403" calcext:value-type="float">
            <text:p>0.10745403</text:p>
          </table:table-cell>
          <table:table-cell office:value-type="float" office:value="9.306305" calcext:value-type="float">
            <text:p>9.306305</text:p>
          </table:table-cell>
          <table:table-cell table:formula="of:=[.C951]+[.A952]" office:value-type="float" office:value="123.821545417" calcext:value-type="float">
            <text:p>123.821545417</text:p>
          </table:table-cell>
        </table:table-row>
        <table:table-row table:style-name="ro1">
          <table:table-cell office:value-type="float" office:value="0.108369574" calcext:value-type="float">
            <text:p>0.108369574</text:p>
          </table:table-cell>
          <table:table-cell office:value-type="float" office:value="9.227683" calcext:value-type="float">
            <text:p>9.227683</text:p>
          </table:table-cell>
          <table:table-cell table:formula="of:=[.C952]+[.A953]" office:value-type="float" office:value="123.929914991" calcext:value-type="float">
            <text:p>123.929914991</text:p>
          </table:table-cell>
        </table:table-row>
        <table:table-row table:style-name="ro1">
          <table:table-cell office:value-type="float" office:value="0.10946822" calcext:value-type="float">
            <text:p>0.10946822</text:p>
          </table:table-cell>
          <table:table-cell office:value-type="float" office:value="9.135071" calcext:value-type="float">
            <text:p>9.135071</text:p>
          </table:table-cell>
          <table:table-cell table:formula="of:=[.C953]+[.A954]" office:value-type="float" office:value="124.039383211" calcext:value-type="float">
            <text:p>124.039383211</text:p>
          </table:table-cell>
        </table:table-row>
        <table:table-row table:style-name="ro1">
          <table:table-cell office:value-type="float" office:value="0.11055161" calcext:value-type="float">
            <text:p>0.11055161</text:p>
          </table:table-cell>
          <table:table-cell office:value-type="float" office:value="9.045548" calcext:value-type="float">
            <text:p>9.045548</text:p>
          </table:table-cell>
          <table:table-cell table:formula="of:=[.C954]+[.A955]" office:value-type="float" office:value="124.149934821" calcext:value-type="float">
            <text:p>124.149934821</text:p>
          </table:table-cell>
        </table:table-row>
        <table:table-row table:style-name="ro1">
          <table:table-cell office:value-type="float" office:value="0.11160449" calcext:value-type="float">
            <text:p>0.11160449</text:p>
          </table:table-cell>
          <table:table-cell office:value-type="float" office:value="8.960213" calcext:value-type="float">
            <text:p>8.960213</text:p>
          </table:table-cell>
          <table:table-cell table:formula="of:=[.C955]+[.A956]" office:value-type="float" office:value="124.261539311" calcext:value-type="float">
            <text:p>124.261539311</text:p>
          </table:table-cell>
        </table:table-row>
        <table:table-row table:style-name="ro1">
          <table:table-cell office:value-type="float" office:value="0.11282521" calcext:value-type="float">
            <text:p>0.11282521</text:p>
          </table:table-cell>
          <table:table-cell office:value-type="float" office:value="8.863268" calcext:value-type="float">
            <text:p>8.863268</text:p>
          </table:table-cell>
          <table:table-cell table:formula="of:=[.C956]+[.A957]" office:value-type="float" office:value="124.374364521" calcext:value-type="float">
            <text:p>124.374364521</text:p>
          </table:table-cell>
        </table:table-row>
        <table:table-row table:style-name="ro1">
          <table:table-cell office:value-type="float" office:value="0.114015415" calcext:value-type="float">
            <text:p>0.114015415</text:p>
          </table:table-cell>
          <table:table-cell office:value-type="float" office:value="8.770743" calcext:value-type="float">
            <text:p>8.770743</text:p>
          </table:table-cell>
          <table:table-cell table:formula="of:=[.C957]+[.A958]" office:value-type="float" office:value="124.488379936" calcext:value-type="float">
            <text:p>124.488379936</text:p>
          </table:table-cell>
        </table:table-row>
        <table:table-row table:style-name="ro1">
          <table:table-cell office:value-type="float" office:value="0.11519036" calcext:value-type="float">
            <text:p>0.11519036</text:p>
          </table:table-cell>
          <table:table-cell office:value-type="float" office:value="8.681282" calcext:value-type="float">
            <text:p>8.681282</text:p>
          </table:table-cell>
          <table:table-cell table:formula="of:=[.C958]+[.A959]" office:value-type="float" office:value="124.603570296" calcext:value-type="float">
            <text:p>124.603570296</text:p>
          </table:table-cell>
        </table:table-row>
        <table:table-row table:style-name="ro1">
          <table:table-cell office:value-type="float" office:value="0.116411075" calcext:value-type="float">
            <text:p>0.116411075</text:p>
          </table:table-cell>
          <table:table-cell office:value-type="float" office:value="8.590248" calcext:value-type="float">
            <text:p>8.590248</text:p>
          </table:table-cell>
          <table:table-cell table:formula="of:=[.C959]+[.A960]" office:value-type="float" office:value="124.719981371" calcext:value-type="float">
            <text:p>124.719981371</text:p>
          </table:table-cell>
        </table:table-row>
        <table:table-row table:style-name="ro1">
          <table:table-cell office:value-type="float" office:value="0.11752499" calcext:value-type="float">
            <text:p>0.11752499</text:p>
          </table:table-cell>
          <table:table-cell office:value-type="float" office:value="8.508828" calcext:value-type="float">
            <text:p>8.508828</text:p>
          </table:table-cell>
          <table:table-cell table:formula="of:=[.C960]+[.A961]" office:value-type="float" office:value="124.837506361" calcext:value-type="float">
            <text:p>124.837506361</text:p>
          </table:table-cell>
        </table:table-row>
        <table:table-row table:style-name="ro1">
          <table:table-cell office:value-type="float" office:value="0.11848631" calcext:value-type="float">
            <text:p>0.11848631</text:p>
          </table:table-cell>
          <table:table-cell office:value-type="float" office:value="8.439794" calcext:value-type="float">
            <text:p>8.439794</text:p>
          </table:table-cell>
          <table:table-cell table:formula="of:=[.C961]+[.A962]" office:value-type="float" office:value="124.955992671" calcext:value-type="float">
            <text:p>124.955992671</text:p>
          </table:table-cell>
        </table:table-row>
        <table:table-row table:style-name="ro1">
          <table:table-cell office:value-type="float" office:value="0.11966125" calcext:value-type="float">
            <text:p>0.11966125</text:p>
          </table:table-cell>
          <table:table-cell office:value-type="float" office:value="8.356924" calcext:value-type="float">
            <text:p>8.356924</text:p>
          </table:table-cell>
          <table:table-cell table:formula="of:=[.C962]+[.A963]" office:value-type="float" office:value="125.075653921" calcext:value-type="float">
            <text:p>125.075653921</text:p>
          </table:table-cell>
        </table:table-row>
        <table:table-row table:style-name="ro1">
          <table:table-cell office:value-type="float" office:value="0.120775156" calcext:value-type="float">
            <text:p>0.120775156</text:p>
          </table:table-cell>
          <table:table-cell office:value-type="float" office:value="8.279849" calcext:value-type="float">
            <text:p>8.279849</text:p>
          </table:table-cell>
          <table:table-cell table:formula="of:=[.C963]+[.A964]" office:value-type="float" office:value="125.196429077" calcext:value-type="float">
            <text:p>125.196429077</text:p>
          </table:table-cell>
        </table:table-row>
        <table:table-row table:style-name="ro1">
          <table:table-cell office:value-type="float" office:value="0.12164492" calcext:value-type="float">
            <text:p>0.12164492</text:p>
          </table:table-cell>
          <table:table-cell office:value-type="float" office:value="8.220647" calcext:value-type="float">
            <text:p>8.220647</text:p>
          </table:table-cell>
          <table:table-cell table:formula="of:=[.C964]+[.A965]" office:value-type="float" office:value="125.318073997" calcext:value-type="float">
            <text:p>125.318073997</text:p>
          </table:table-cell>
        </table:table-row>
        <table:table-row table:style-name="ro1">
          <table:table-cell office:value-type="float" office:value="0.12237736" calcext:value-type="float">
            <text:p>0.12237736</text:p>
          </table:table-cell>
          <table:table-cell office:value-type="float" office:value="8.171447" calcext:value-type="float">
            <text:p>8.171447</text:p>
          </table:table-cell>
          <table:table-cell table:formula="of:=[.C965]+[.A966]" office:value-type="float" office:value="125.440451357" calcext:value-type="float">
            <text:p>125.440451357</text:p>
          </table:table-cell>
        </table:table-row>
        <table:table-row table:style-name="ro1">
          <table:table-cell office:value-type="float" office:value="0.12309453" calcext:value-type="float">
            <text:p>0.12309453</text:p>
          </table:table-cell>
          <table:table-cell office:value-type="float" office:value="8.123837" calcext:value-type="float">
            <text:p>8.123837</text:p>
          </table:table-cell>
          <table:table-cell table:formula="of:=[.C966]+[.A967]" office:value-type="float" office:value="125.563545887" calcext:value-type="float">
            <text:p>125.563545887</text:p>
          </table:table-cell>
        </table:table-row>
        <table:table-row table:style-name="ro1">
          <table:table-cell office:value-type="float" office:value="0.12368963" calcext:value-type="float">
            <text:p>0.12368963</text:p>
          </table:table-cell>
          <table:table-cell office:value-type="float" office:value="8.084752" calcext:value-type="float">
            <text:p>8.084752</text:p>
          </table:table-cell>
          <table:table-cell table:formula="of:=[.C967]+[.A968]" office:value-type="float" office:value="125.687235517" calcext:value-type="float">
            <text:p>125.687235517</text:p>
          </table:table-cell>
        </table:table-row>
        <table:table-row table:style-name="ro1">
          <table:table-cell office:value-type="float" office:value="0.12390326" calcext:value-type="float">
            <text:p>0.12390326</text:p>
          </table:table-cell>
          <table:table-cell office:value-type="float" office:value="8.070813" calcext:value-type="float">
            <text:p>8.070813</text:p>
          </table:table-cell>
          <table:table-cell table:formula="of:=[.C968]+[.A969]" office:value-type="float" office:value="125.811138777" calcext:value-type="float">
            <text:p>125.811138777</text:p>
          </table:table-cell>
        </table:table-row>
        <table:table-row table:style-name="ro1">
          <table:table-cell office:value-type="float" office:value="0.123750664" calcext:value-type="float">
            <text:p>0.123750664</text:p>
          </table:table-cell>
          <table:table-cell office:value-type="float" office:value="8.080765" calcext:value-type="float">
            <text:p>8.080765</text:p>
          </table:table-cell>
          <table:table-cell table:formula="of:=[.C969]+[.A970]" office:value-type="float" office:value="125.934889441" calcext:value-type="float">
            <text:p>125.934889441</text:p>
          </table:table-cell>
        </table:table-row>
        <table:table-row table:style-name="ro1">
          <table:table-cell office:value-type="float" office:value="0.12317082" calcext:value-type="float">
            <text:p>0.12317082</text:p>
          </table:table-cell>
          <table:table-cell office:value-type="float" office:value="8.118806" calcext:value-type="float">
            <text:p>8.118806</text:p>
          </table:table-cell>
          <table:table-cell table:formula="of:=[.C970]+[.A971]" office:value-type="float" office:value="126.058060261" calcext:value-type="float">
            <text:p>126.058060261</text:p>
          </table:table-cell>
        </table:table-row>
        <table:table-row table:style-name="ro1">
          <table:table-cell office:value-type="float" office:value="0.1222858" calcext:value-type="float">
            <text:p>0.1222858</text:p>
          </table:table-cell>
          <table:table-cell office:value-type="float" office:value="8.177565" calcext:value-type="float">
            <text:p>8.177565</text:p>
          </table:table-cell>
          <table:table-cell table:formula="of:=[.C971]+[.A972]" office:value-type="float" office:value="126.180346061" calcext:value-type="float">
            <text:p>126.180346061</text:p>
          </table:table-cell>
        </table:table-row>
        <table:table-row table:style-name="ro1">
          <table:table-cell office:value-type="float" office:value="0.12013428" calcext:value-type="float">
            <text:p>0.12013428</text:p>
          </table:table-cell>
          <table:table-cell office:value-type="float" office:value="8.324019" calcext:value-type="float">
            <text:p>8.324019</text:p>
          </table:table-cell>
          <table:table-cell table:formula="of:=[.C972]+[.A973]" office:value-type="float" office:value="126.300480341" calcext:value-type="float">
            <text:p>126.300480341</text:p>
          </table:table-cell>
        </table:table-row>
        <table:table-row table:style-name="ro1">
          <table:table-cell office:value-type="float" office:value="0.11790646" calcext:value-type="float">
            <text:p>0.11790646</text:p>
          </table:table-cell>
          <table:table-cell office:value-type="float" office:value="8.481299" calcext:value-type="float">
            <text:p>8.481299</text:p>
          </table:table-cell>
          <table:table-cell table:formula="of:=[.C973]+[.A974]" office:value-type="float" office:value="126.418386801" calcext:value-type="float">
            <text:p>126.418386801</text:p>
          </table:table-cell>
        </table:table-row>
        <table:table-row table:style-name="ro1">
          <table:table-cell office:value-type="float" office:value="0.11570916" calcext:value-type="float">
            <text:p>0.11570916</text:p>
          </table:table-cell>
          <table:table-cell office:value-type="float" office:value="8.642358" calcext:value-type="float">
            <text:p>8.642358</text:p>
          </table:table-cell>
          <table:table-cell table:formula="of:=[.C974]+[.A975]" office:value-type="float" office:value="126.534095961" calcext:value-type="float">
            <text:p>126.534095961</text:p>
          </table:table-cell>
        </table:table-row>
        <table:table-row table:style-name="ro1">
          <table:table-cell office:value-type="float" office:value="0.11361868" calcext:value-type="float">
            <text:p>0.11361868</text:p>
          </table:table-cell>
          <table:table-cell office:value-type="float" office:value="8.80137" calcext:value-type="float">
            <text:p>8.80137</text:p>
          </table:table-cell>
          <table:table-cell table:formula="of:=[.C975]+[.A976]" office:value-type="float" office:value="126.647714641" calcext:value-type="float">
            <text:p>126.647714641</text:p>
          </table:table-cell>
        </table:table-row>
        <table:table-row table:style-name="ro1">
          <table:table-cell office:value-type="float" office:value="0.11187915" calcext:value-type="float">
            <text:p>0.11187915</text:p>
          </table:table-cell>
          <table:table-cell office:value-type="float" office:value="8.938216" calcext:value-type="float">
            <text:p>8.938216</text:p>
          </table:table-cell>
          <table:table-cell table:formula="of:=[.C976]+[.A977]" office:value-type="float" office:value="126.759593791" calcext:value-type="float">
            <text:p>126.759593791</text:p>
          </table:table-cell>
        </table:table-row>
        <table:table-row table:style-name="ro1">
          <table:table-cell office:value-type="float" office:value="0.11000229" calcext:value-type="float">
            <text:p>0.11000229</text:p>
          </table:table-cell>
          <table:table-cell office:value-type="float" office:value="9.09072" calcext:value-type="float">
            <text:p>9.09072</text:p>
          </table:table-cell>
          <table:table-cell table:formula="of:=[.C977]+[.A978]" office:value-type="float" office:value="126.869596081" calcext:value-type="float">
            <text:p>126.869596081</text:p>
          </table:table-cell>
        </table:table-row>
        <table:table-row table:style-name="ro1">
          <table:table-cell office:value-type="float" office:value="0.10803387" calcext:value-type="float">
            <text:p>0.10803387</text:p>
          </table:table-cell>
          <table:table-cell office:value-type="float" office:value="9.256356" calcext:value-type="float">
            <text:p>9.256356</text:p>
          </table:table-cell>
          <table:table-cell table:formula="of:=[.C978]+[.A979]" office:value-type="float" office:value="126.977629951" calcext:value-type="float">
            <text:p>126.977629951</text:p>
          </table:table-cell>
        </table:table-row>
        <table:table-row table:style-name="ro1">
          <table:table-cell office:value-type="float" office:value="0.10577554" calcext:value-type="float">
            <text:p>0.10577554</text:p>
          </table:table-cell>
          <table:table-cell office:value-type="float" office:value="9.453981" calcext:value-type="float">
            <text:p>9.453981</text:p>
          </table:table-cell>
          <table:table-cell table:formula="of:=[.C979]+[.A980]" office:value-type="float" office:value="127.083405491" calcext:value-type="float">
            <text:p>127.083405491</text:p>
          </table:table-cell>
        </table:table-row>
        <table:table-row table:style-name="ro1">
          <table:table-cell office:value-type="float" office:value="0.10374609" calcext:value-type="float">
            <text:p>0.10374609</text:p>
          </table:table-cell>
          <table:table-cell office:value-type="float" office:value="9.638918" calcext:value-type="float">
            <text:p>9.638918</text:p>
          </table:table-cell>
          <table:table-cell table:formula="of:=[.C980]+[.A981]" office:value-type="float" office:value="127.187151581" calcext:value-type="float">
            <text:p>127.187151581</text:p>
          </table:table-cell>
        </table:table-row>
        <table:table-row table:style-name="ro1">
          <table:table-cell office:value-type="float" office:value="0.10246433" calcext:value-type="float">
            <text:p>0.10246433</text:p>
          </table:table-cell>
          <table:table-cell office:value-type="float" office:value="9.759493" calcext:value-type="float">
            <text:p>9.759493</text:p>
          </table:table-cell>
          <table:table-cell table:formula="of:=[.C981]+[.A982]" office:value-type="float" office:value="127.289615911" calcext:value-type="float">
            <text:p>127.289615911</text:p>
          </table:table-cell>
        </table:table-row>
        <table:table-row table:style-name="ro1">
          <table:table-cell office:value-type="float" office:value="0.101762414" calcext:value-type="float">
            <text:p>0.101762414</text:p>
          </table:table-cell>
          <table:table-cell office:value-type="float" office:value="9.826811" calcext:value-type="float">
            <text:p>9.826811</text:p>
          </table:table-cell>
          <table:table-cell table:formula="of:=[.C982]+[.A983]" office:value-type="float" office:value="127.391378325" calcext:value-type="float">
            <text:p>127.391378325</text:p>
          </table:table-cell>
        </table:table-row>
        <table:table-row table:style-name="ro1">
          <table:table-cell office:value-type="float" office:value="0.10141146" calcext:value-type="float">
            <text:p>0.10141146</text:p>
          </table:table-cell>
          <table:table-cell office:value-type="float" office:value="9.860818" calcext:value-type="float">
            <text:p>9.860818</text:p>
          </table:table-cell>
          <table:table-cell table:formula="of:=[.C983]+[.A984]" office:value-type="float" office:value="127.492789785" calcext:value-type="float">
            <text:p>127.492789785</text:p>
          </table:table-cell>
        </table:table-row>
        <table:table-row table:style-name="ro1">
          <table:table-cell office:value-type="float" office:value="0.10135043" calcext:value-type="float">
            <text:p>0.10135043</text:p>
          </table:table-cell>
          <table:table-cell office:value-type="float" office:value="9.866756" calcext:value-type="float">
            <text:p>9.866756</text:p>
          </table:table-cell>
          <table:table-cell table:formula="of:=[.C984]+[.A985]" office:value-type="float" office:value="127.594140215" calcext:value-type="float">
            <text:p>127.594140215</text:p>
          </table:table-cell>
        </table:table-row>
        <table:table-row table:style-name="ro1">
          <table:table-cell office:value-type="float" office:value="0.10151827" calcext:value-type="float">
            <text:p>0.10151827</text:p>
          </table:table-cell>
          <table:table-cell office:value-type="float" office:value="9.850443" calcext:value-type="float">
            <text:p>9.850443</text:p>
          </table:table-cell>
          <table:table-cell table:formula="of:=[.C985]+[.A986]" office:value-type="float" office:value="127.695658485" calcext:value-type="float">
            <text:p>127.695658485</text:p>
          </table:table-cell>
        </table:table-row>
        <table:table-row table:style-name="ro1">
          <table:table-cell office:value-type="float" office:value="0.10186923" calcext:value-type="float">
            <text:p>0.10186923</text:p>
          </table:table-cell>
          <table:table-cell office:value-type="float" office:value="9.816506" calcext:value-type="float">
            <text:p>9.816506</text:p>
          </table:table-cell>
          <table:table-cell table:formula="of:=[.C986]+[.A987]" office:value-type="float" office:value="127.797527715" calcext:value-type="float">
            <text:p>127.797527715</text:p>
          </table:table-cell>
        </table:table-row>
        <table:table-row table:style-name="ro1">
          <table:table-cell office:value-type="float" office:value="0.102235444" calcext:value-type="float">
            <text:p>0.102235444</text:p>
          </table:table-cell>
          <table:table-cell office:value-type="float" office:value="9.781343" calcext:value-type="float">
            <text:p>9.781343</text:p>
          </table:table-cell>
          <table:table-cell table:formula="of:=[.C987]+[.A988]" office:value-type="float" office:value="127.899763159" calcext:value-type="float">
            <text:p>127.899763159</text:p>
          </table:table-cell>
        </table:table-row>
        <table:table-row table:style-name="ro1">
          <table:table-cell office:value-type="float" office:value="0.10286107" calcext:value-type="float">
            <text:p>0.10286107</text:p>
          </table:table-cell>
          <table:table-cell office:value-type="float" office:value="9.721851" calcext:value-type="float">
            <text:p>9.721851</text:p>
          </table:table-cell>
          <table:table-cell table:formula="of:=[.C988]+[.A989]" office:value-type="float" office:value="128.002624229" calcext:value-type="float">
            <text:p>128.002624229</text:p>
          </table:table-cell>
        </table:table-row>
        <table:table-row table:style-name="ro1">
          <table:table-cell office:value-type="float" office:value="0.10365453" calcext:value-type="float">
            <text:p>0.10365453</text:p>
          </table:table-cell>
          <table:table-cell office:value-type="float" office:value="9.647431" calcext:value-type="float">
            <text:p>9.647431</text:p>
          </table:table-cell>
          <table:table-cell table:formula="of:=[.C989]+[.A990]" office:value-type="float" office:value="128.106278759" calcext:value-type="float">
            <text:p>128.106278759</text:p>
          </table:table-cell>
        </table:table-row>
        <table:table-row table:style-name="ro1">
          <table:table-cell office:value-type="float" office:value="0.10449378" calcext:value-type="float">
            <text:p>0.10449378</text:p>
          </table:table-cell>
          <table:table-cell office:value-type="float" office:value="9.569948" calcext:value-type="float">
            <text:p>9.569948</text:p>
          </table:table-cell>
          <table:table-cell table:formula="of:=[.C990]+[.A991]" office:value-type="float" office:value="128.210772539" calcext:value-type="float">
            <text:p>128.210772539</text:p>
          </table:table-cell>
        </table:table-row>
        <table:table-row table:style-name="ro1">
          <table:table-cell office:value-type="float" office:value="0.105409324" calcext:value-type="float">
            <text:p>0.105409324</text:p>
          </table:table-cell>
          <table:table-cell office:value-type="float" office:value="9.486827" calcext:value-type="float">
            <text:p>9.486827</text:p>
          </table:table-cell>
          <table:table-cell table:formula="of:=[.C991]+[.A992]" office:value-type="float" office:value="128.316181863" calcext:value-type="float">
            <text:p>128.316181863</text:p>
          </table:table-cell>
        </table:table-row>
        <table:table-row table:style-name="ro1">
          <table:table-cell office:value-type="float" office:value="0.106355384" calcext:value-type="float">
            <text:p>0.106355384</text:p>
          </table:table-cell>
          <table:table-cell office:value-type="float" office:value="9.402438" calcext:value-type="float">
            <text:p>9.402438</text:p>
          </table:table-cell>
          <table:table-cell table:formula="of:=[.C992]+[.A993]" office:value-type="float" office:value="128.422537247" calcext:value-type="float">
            <text:p>128.422537247</text:p>
          </table:table-cell>
        </table:table-row>
        <table:table-row table:style-name="ro1">
          <table:table-cell office:value-type="float" office:value="0.10745403" calcext:value-type="float">
            <text:p>0.10745403</text:p>
          </table:table-cell>
          <table:table-cell office:value-type="float" office:value="9.306305" calcext:value-type="float">
            <text:p>9.306305</text:p>
          </table:table-cell>
          <table:table-cell table:formula="of:=[.C993]+[.A994]" office:value-type="float" office:value="128.529991277" calcext:value-type="float">
            <text:p>128.529991277</text:p>
          </table:table-cell>
        </table:table-row>
        <table:table-row table:style-name="ro1">
          <table:table-cell office:value-type="float" office:value="0.10852216" calcext:value-type="float">
            <text:p>0.10852216</text:p>
          </table:table-cell>
          <table:table-cell office:value-type="float" office:value="9.214708" calcext:value-type="float">
            <text:p>9.214708</text:p>
          </table:table-cell>
          <table:table-cell table:formula="of:=[.C994]+[.A995]" office:value-type="float" office:value="128.638513437" calcext:value-type="float">
            <text:p>128.638513437</text:p>
          </table:table-cell>
        </table:table-row>
        <table:table-row table:style-name="ro1">
          <table:table-cell office:value-type="float" office:value="0.10962082" calcext:value-type="float">
            <text:p>0.10962082</text:p>
          </table:table-cell>
          <table:table-cell office:value-type="float" office:value="9.1223545" calcext:value-type="float">
            <text:p>9.1223545</text:p>
          </table:table-cell>
          <table:table-cell table:formula="of:=[.C995]+[.A996]" office:value-type="float" office:value="128.748134257" calcext:value-type="float">
            <text:p>128.748134257</text:p>
          </table:table-cell>
        </table:table-row>
        <table:table-row table:style-name="ro1">
          <table:table-cell office:value-type="float" office:value="0.11076524" calcext:value-type="float">
            <text:p>0.11076524</text:p>
          </table:table-cell>
          <table:table-cell office:value-type="float" office:value="9.028103" calcext:value-type="float">
            <text:p>9.028103</text:p>
          </table:table-cell>
          <table:table-cell table:formula="of:=[.C996]+[.A997]" office:value-type="float" office:value="128.858899497" calcext:value-type="float">
            <text:p>128.858899497</text:p>
          </table:table-cell>
        </table:table-row>
        <table:table-row table:style-name="ro1">
          <table:table-cell office:value-type="float" office:value="0.11184863" calcext:value-type="float">
            <text:p>0.11184863</text:p>
          </table:table-cell>
          <table:table-cell office:value-type="float" office:value="8.940655" calcext:value-type="float">
            <text:p>8.940655</text:p>
          </table:table-cell>
          <table:table-cell table:formula="of:=[.C997]+[.A998]" office:value-type="float" office:value="128.970748127" calcext:value-type="float">
            <text:p>128.970748127</text:p>
          </table:table-cell>
        </table:table-row>
        <table:table-row table:style-name="ro1">
          <table:table-cell office:value-type="float" office:value="0.1129015" calcext:value-type="float">
            <text:p>0.1129015</text:p>
          </table:table-cell>
          <table:table-cell office:value-type="float" office:value="8.857278" calcext:value-type="float">
            <text:p>8.857278</text:p>
          </table:table-cell>
          <table:table-cell table:formula="of:=[.C998]+[.A999]" office:value-type="float" office:value="129.083649627" calcext:value-type="float">
            <text:p>129.083649627</text:p>
          </table:table-cell>
        </table:table-row>
        <table:table-row table:style-name="ro1">
          <table:table-cell office:value-type="float" office:value="0.1139086" calcext:value-type="float">
            <text:p>0.1139086</text:p>
          </table:table-cell>
          <table:table-cell office:value-type="float" office:value="8.778969" calcext:value-type="float">
            <text:p>8.778969</text:p>
          </table:table-cell>
          <table:table-cell table:formula="of:=[.C999]+[.A1000]" office:value-type="float" office:value="129.197558227" calcext:value-type="float">
            <text:p>129.1975582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9T08:25:41.141327791</dc:date>
    <meta:editing-duration>PT2M9S</meta:editing-duration>
    <meta:editing-cycles>1</meta:editing-cycles>
    <meta:document-statistic meta:table-count="1" meta:cell-count="3000" meta:object-count="1"/>
    <meta:generator>LibreOffice/6.3.1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data.C1:data.C1000 data.B1:data.B600" svg:x="0.32cm" svg:y="0.18cm" svg:width="12.508cm" svg:height="8.64cm">
          <chartooo:coordinate-region svg:x="0.756cm" svg:y="0.379cm" svg:width="11.60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1:data.B600" chart:class="chart:scatter">
            <chart:domain table:cell-range-address="data.C1:data.C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027694">
                <text:p>3.3027694</text:p>
                <draw:g>
                  <svg:desc>data.C1:data.C1000</svg:desc>
                </draw:g>
              </table:table-cell>
              <table:table-cell office:value-type="float" office:value="0.30277622">
                <text:p>0.30277622</text:p>
                <draw:g>
                  <svg:desc>data.B1:data.B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3578697">
                <text:p>4.3578697</text:p>
              </table:table-cell>
              <table:table-cell office:value-type="float" office:value="0.9477772">
                <text:p>0.9477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69562815">
                <text:p>4.69562815</text:p>
              </table:table-cell>
              <table:table-cell office:value-type="float" office:value="2.9606957">
                <text:p>2.9606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1453408">
                <text:p>4.91453408</text:p>
              </table:table-cell>
              <table:table-cell office:value-type="float" office:value="4.5681725">
                <text:p>4.5681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9451424">
                <text:p>5.09451424</text:p>
              </table:table-cell>
              <table:table-cell office:value-type="float" office:value="5.556168">
                <text:p>5.556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5615307">
                <text:p>5.25615307</text:p>
              </table:table-cell>
              <table:table-cell office:value-type="float" office:value="6.1866326">
                <text:p>6.1866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0697324">
                <text:p>5.40697324</text:p>
              </table:table-cell>
              <table:table-cell office:value-type="float" office:value="6.630413">
                <text:p>6.630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5068271">
                <text:p>5.55068271</text:p>
              </table:table-cell>
              <table:table-cell office:value-type="float" office:value="6.958484">
                <text:p>6.958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68908204">
                <text:p>5.68908204</text:p>
              </table:table-cell>
              <table:table-cell office:value-type="float" office:value="7.225468">
                <text:p>7.225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82317832">
                <text:p>5.82317832</text:p>
              </table:table-cell>
              <table:table-cell office:value-type="float" office:value="7.4573283">
                <text:p>7.4573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95465006">
                <text:p>5.95465006</text:p>
              </table:table-cell>
              <table:table-cell office:value-type="float" office:value="7.606198">
                <text:p>7.6061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08432123">
                <text:p>6.08432123</text:p>
              </table:table-cell>
              <table:table-cell office:value-type="float" office:value="7.711814">
                <text:p>7.7118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1222235">
                <text:p>6.21222235</text:p>
              </table:table-cell>
              <table:table-cell office:value-type="float" office:value="7.81854">
                <text:p>7.818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3804825">
                <text:p>6.33804825</text:p>
              </table:table-cell>
              <table:table-cell office:value-type="float" office:value="7.9474893">
                <text:p>7.94748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4611733">
                <text:p>6.4611733</text:p>
              </table:table-cell>
              <table:table-cell office:value-type="float" office:value="8.121824">
                <text:p>8.121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8207053">
                <text:p>6.58207053</text:p>
              </table:table-cell>
              <table:table-cell office:value-type="float" office:value="8.271488">
                <text:p>8.2714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70090779">
                <text:p>6.70090779</text:p>
              </table:table-cell>
              <table:table-cell office:value-type="float" office:value="8.414869">
                <text:p>8.4148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81727309">
                <text:p>6.81727309</text:p>
              </table:table-cell>
              <table:table-cell office:value-type="float" office:value="8.593628">
                <text:p>8.5936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931532646">
                <text:p>6.931532646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044083196">
                <text:p>7.044083196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046801">
                <text:p>7.155046801</text:p>
              </table:table-cell>
              <table:table-cell office:value-type="float" office:value="9.011964">
                <text:p>9.0119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264453991">
                <text:p>7.264453991</text:p>
              </table:table-cell>
              <table:table-cell office:value-type="float" office:value="9.140167">
                <text:p>9.1401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372640461">
                <text:p>7.372640461</text:p>
              </table:table-cell>
              <table:table-cell office:value-type="float" office:value="9.2433">
                <text:p>9.24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479941905">
                <text:p>7.479941905</text:p>
              </table:table-cell>
              <table:table-cell office:value-type="float" office:value="9.319539">
                <text:p>9.3195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586388845">
                <text:p>7.586388845</text:p>
              </table:table-cell>
              <table:table-cell office:value-type="float" office:value="9.394352">
                <text:p>9.3943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692057565">
                <text:p>7.692057565</text:p>
              </table:table-cell>
              <table:table-cell office:value-type="float" office:value="9.463538">
                <text:p>9.4635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796810755">
                <text:p>7.796810755</text:p>
              </table:table-cell>
              <table:table-cell office:value-type="float" office:value="9.546249">
                <text:p>9.5462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900495805">
                <text:p>7.900495805</text:p>
              </table:table-cell>
              <table:table-cell office:value-type="float" office:value="9.644592">
                <text:p>9.6445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003402651">
                <text:p>8.003402651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105989051">
                <text:p>8.105989051</text:p>
              </table:table-cell>
              <table:table-cell office:value-type="float" office:value="9.74788">
                <text:p>9.74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208102421">
                <text:p>8.208102421</text:p>
              </table:table-cell>
              <table:table-cell office:value-type="float" office:value="9.793036">
                <text:p>9.7930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309803801">
                <text:p>8.309803801</text:p>
              </table:table-cell>
              <table:table-cell office:value-type="float" office:value="9.832708">
                <text:p>9.8327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410910081">
                <text:p>8.410910081</text:p>
              </table:table-cell>
              <table:table-cell office:value-type="float" office:value="9.890583">
                <text:p>9.8905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511177111">
                <text:p>8.511177111</text:p>
              </table:table-cell>
              <table:table-cell office:value-type="float" office:value="9.973368">
                <text:p>9.9733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610681191">
                <text:p>8.610681191</text:p>
              </table:table-cell>
              <table:table-cell office:value-type="float" office:value="10.049839">
                <text:p>10.0498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709376541">
                <text:p>8.709376541</text:p>
              </table:table-cell>
              <table:table-cell office:value-type="float" office:value="10.132189">
                <text:p>10.1321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807415761">
                <text:p>8.807415761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904707281">
                <text:p>8.904707281</text:p>
              </table:table-cell>
              <table:table-cell office:value-type="float" office:value="10.278388">
                <text:p>10.2783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001357926">
                <text:p>9.001357926</text:p>
              </table:table-cell>
              <table:table-cell office:value-type="float" office:value="10.346543">
                <text:p>10.3465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097474506">
                <text:p>9.097474506</text:p>
              </table:table-cell>
              <table:table-cell office:value-type="float" office:value="10.404032">
                <text:p>10.4040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193102796">
                <text:p>9.193102796</text:p>
              </table:table-cell>
              <table:table-cell office:value-type="float" office:value="10.457156">
                <text:p>10.4571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288242796">
                <text:p>9.288242796</text:p>
              </table:table-cell>
              <table:table-cell office:value-type="float" office:value="10.510826">
                <text:p>10.5108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383001321">
                <text:p>9.383001321</text:p>
              </table:table-cell>
              <table:table-cell office:value-type="float" office:value="10.55314">
                <text:p>10.553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477454661">
                <text:p>9.477454661</text:p>
              </table:table-cell>
              <table:table-cell office:value-type="float" office:value="10.587237">
                <text:p>10.5872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571572311">
                <text:p>9.571572311</text:p>
              </table:table-cell>
              <table:table-cell office:value-type="float" office:value="10.624999">
                <text:p>10.624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665400035">
                <text:p>9.665400035</text:p>
              </table:table-cell>
              <table:table-cell office:value-type="float" office:value="10.65783">
                <text:p>10.657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759151465">
                <text:p>9.759151465</text:p>
              </table:table-cell>
              <table:table-cell office:value-type="float" office:value="10.666504">
                <text:p>10.6665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85284186">
                <text:p>9.85284186</text:p>
              </table:table-cell>
              <table:table-cell office:value-type="float" office:value="10.673452">
                <text:p>10.6734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94648648">
                <text:p>9.94648648</text:p>
              </table:table-cell>
              <table:table-cell office:value-type="float" office:value="10.67867">
                <text:p>10.678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04020739">
                <text:p>10.04020739</text:p>
              </table:table-cell>
              <table:table-cell office:value-type="float" office:value="10.669977">
                <text:p>10.6699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134019856">
                <text:p>10.134019856</text:p>
              </table:table-cell>
              <table:table-cell office:value-type="float" office:value="10.659564">
                <text:p>10.6595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28030696">
                <text:p>10.228030696</text:p>
              </table:table-cell>
              <table:table-cell office:value-type="float" office:value="10.637072">
                <text:p>10.6370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322239896">
                <text:p>10.322239896</text:p>
              </table:table-cell>
              <table:table-cell office:value-type="float" office:value="10.614675">
                <text:p>10.6146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416708496">
                <text:p>10.416708496</text:p>
              </table:table-cell>
              <table:table-cell office:value-type="float" office:value="10.585527">
                <text:p>10.5855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511299176">
                <text:p>10.511299176</text:p>
              </table:table-cell>
              <table:table-cell office:value-type="float" office:value="10.571866">
                <text:p>10.5718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605905116">
                <text:p>10.605905116</text:p>
              </table:table-cell>
              <table:table-cell office:value-type="float" office:value="10.570161">
                <text:p>10.5701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700495796">
                <text:p>10.700495796</text:p>
              </table:table-cell>
              <table:table-cell office:value-type="float" office:value="10.571866">
                <text:p>10.5718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795010181">
                <text:p>10.795010181</text:p>
              </table:table-cell>
              <table:table-cell office:value-type="float" office:value="10.5803995">
                <text:p>10.58039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889463521">
                <text:p>10.889463521</text:p>
              </table:table-cell>
              <table:table-cell office:value-type="float" office:value="10.587237">
                <text:p>10.5872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983947391">
                <text:p>10.983947391</text:p>
              </table:table-cell>
              <table:table-cell office:value-type="float" office:value="10.583817">
                <text:p>10.5838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078461776">
                <text:p>11.078461776</text:p>
              </table:table-cell>
              <table:table-cell office:value-type="float" office:value="10.5803995">
                <text:p>10.58039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172716756">
                <text:p>11.172716756</text:p>
              </table:table-cell>
              <table:table-cell office:value-type="float" office:value="10.609519">
                <text:p>10.6095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266712336">
                <text:p>11.266712336</text:p>
              </table:table-cell>
              <table:table-cell office:value-type="float" office:value="10.638798">
                <text:p>10.6387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360479026">
                <text:p>11.360479026</text:p>
              </table:table-cell>
              <table:table-cell office:value-type="float" office:value="10.664768">
                <text:p>10.6647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454383046">
                <text:p>11.454383046</text:p>
              </table:table-cell>
              <table:table-cell office:value-type="float" office:value="10.649172">
                <text:p>10.6491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548576986">
                <text:p>11.548576986</text:p>
              </table:table-cell>
              <table:table-cell office:value-type="float" office:value="10.616394">
                <text:p>10.6163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643198186">
                <text:p>11.643198186</text:p>
              </table:table-cell>
              <table:table-cell office:value-type="float" office:value="10.568456">
                <text:p>10.5684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738368706">
                <text:p>11.738368706</text:p>
              </table:table-cell>
              <table:table-cell office:value-type="float" office:value="10.507456">
                <text:p>10.5074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834317436">
                <text:p>11.834317436</text:p>
              </table:table-cell>
              <table:table-cell office:value-type="float" office:value="10.422233">
                <text:p>10.4222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931364816">
                <text:p>11.931364816</text:p>
              </table:table-cell>
              <table:table-cell office:value-type="float" office:value="10.304245">
                <text:p>10.3042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029587136">
                <text:p>12.029587136</text:p>
              </table:table-cell>
              <table:table-cell office:value-type="float" office:value="10.1809845">
                <text:p>10.18098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129243806">
                <text:p>12.129243806</text:p>
              </table:table-cell>
              <table:table-cell office:value-type="float" office:value="10.0344515">
                <text:p>10.03445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230685786">
                <text:p>12.230685786</text:p>
              </table:table-cell>
              <table:table-cell office:value-type="float" office:value="9.857852">
                <text:p>9.8578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333668926">
                <text:p>12.333668926</text:p>
              </table:table-cell>
              <table:table-cell office:value-type="float" office:value="9.710328">
                <text:p>9.7103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437888042">
                <text:p>12.437888042</text:p>
              </table:table-cell>
              <table:table-cell office:value-type="float" office:value="9.595168">
                <text:p>9.5951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543419436">
                <text:p>12.543419436</text:p>
              </table:table-cell>
              <table:table-cell office:value-type="float" office:value="9.475853">
                <text:p>9.4758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650446216">
                <text:p>12.650446216</text:p>
              </table:table-cell>
              <table:table-cell office:value-type="float" office:value="9.343456">
                <text:p>9.3434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758876826">
                <text:p>12.758876826</text:p>
              </table:table-cell>
              <table:table-cell office:value-type="float" office:value="9.222488">
                <text:p>9.2224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868955406">
                <text:p>12.868955406</text:p>
              </table:table-cell>
              <table:table-cell office:value-type="float" office:value="9.084419">
                <text:p>9.0844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980910846">
                <text:p>12.980910846</text:p>
              </table:table-cell>
              <table:table-cell office:value-type="float" office:value="8.932125">
                <text:p>8.932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.095155146">
                <text:p>13.095155146</text:p>
              </table:table-cell>
              <table:table-cell office:value-type="float" office:value="8.753172">
                <text:p>8.7531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212390211">
                <text:p>13.212390211</text:p>
              </table:table-cell>
              <table:table-cell office:value-type="float" office:value="8.529871">
                <text:p>8.5298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333150111">
                <text:p>13.333150111</text:p>
              </table:table-cell>
              <table:table-cell office:value-type="float" office:value="8.280895">
                <text:p>8.2808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457587436">
                <text:p>13.457587436</text:p>
              </table:table-cell>
              <table:table-cell office:value-type="float" office:value="8.036174">
                <text:p>8.0361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586022636">
                <text:p>13.586022636</text:p>
              </table:table-cell>
              <table:table-cell office:value-type="float" office:value="7.786028">
                <text:p>7.7860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719066046">
                <text:p>13.719066046</text:p>
              </table:table-cell>
              <table:table-cell office:value-type="float" office:value="7.5163436">
                <text:p>7.51634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857236486">
                <text:p>13.857236486</text:p>
              </table:table-cell>
              <table:table-cell office:value-type="float" office:value="7.237438">
                <text:p>7.2374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001342696">
                <text:p>14.001342696</text:p>
              </table:table-cell>
              <table:table-cell office:value-type="float" office:value="6.9393263">
                <text:p>6.93932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150896366">
                <text:p>14.150896366</text:p>
              </table:table-cell>
              <table:table-cell office:value-type="float" office:value="6.6865625">
                <text:p>6.6865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304524196">
                <text:p>14.304524196</text:p>
              </table:table-cell>
              <table:table-cell office:value-type="float" office:value="6.5092373">
                <text:p>6.50923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460044146">
                <text:p>14.460044146</text:p>
              </table:table-cell>
              <table:table-cell office:value-type="float" office:value="6.4300437">
                <text:p>6.43004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614267086">
                <text:p>14.614267086</text:p>
              </table:table-cell>
              <table:table-cell office:value-type="float" office:value="6.48412">
                <text:p>6.484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766185916">
                <text:p>14.766185916</text:p>
              </table:table-cell>
              <table:table-cell office:value-type="float" office:value="6.582463">
                <text:p>6.5824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.916670386">
                <text:p>14.916670386</text:p>
              </table:table-cell>
              <table:table-cell office:value-type="float" office:value="6.645204">
                <text:p>6.645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066056206">
                <text:p>15.066056206</text:p>
              </table:table-cell>
              <table:table-cell office:value-type="float" office:value="6.694075">
                <text:p>6.6940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215838756">
                <text:p>15.215838756</text:p>
              </table:table-cell>
              <table:table-cell office:value-type="float" office:value="6.676345">
                <text:p>6.6763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366933596">
                <text:p>15.366933596</text:p>
              </table:table-cell>
              <table:table-cell office:value-type="float" office:value="6.61836">
                <text:p>6.618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518745596">
                <text:p>15.518745596</text:p>
              </table:table-cell>
              <table:table-cell office:value-type="float" office:value="6.587095">
                <text:p>6.5870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669809916">
                <text:p>15.669809916</text:p>
              </table:table-cell>
              <table:table-cell office:value-type="float" office:value="6.619697">
                <text:p>6.6196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821682966">
                <text:p>15.821682966</text:p>
              </table:table-cell>
              <table:table-cell office:value-type="float" office:value="6.5844464">
                <text:p>6.58444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.975539686">
                <text:p>15.975539686</text:p>
              </table:table-cell>
              <table:table-cell office:value-type="float" office:value="6.499553">
                <text:p>6.4995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133409536">
                <text:p>16.133409536</text:p>
              </table:table-cell>
              <table:table-cell office:value-type="float" office:value="6.334332">
                <text:p>6.3343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298451116">
                <text:p>16.298451116</text:p>
              </table:table-cell>
              <table:table-cell office:value-type="float" office:value="6.059079">
                <text:p>6.0590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473685716">
                <text:p>16.473685716</text:p>
              </table:table-cell>
              <table:table-cell office:value-type="float" office:value="5.7066355">
                <text:p>5.7066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662912846">
                <text:p>16.662912846</text:p>
              </table:table-cell>
              <table:table-cell office:value-type="float" office:value="5.284654">
                <text:p>5.2846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870481326">
                <text:p>16.870481326</text:p>
              </table:table-cell>
              <table:table-cell office:value-type="float" office:value="4.817687">
                <text:p>4.8176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105012486">
                <text:p>17.105012486</text:p>
              </table:table-cell>
              <table:table-cell office:value-type="float" office:value="4.263826">
                <text:p>4.2638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372732026">
                <text:p>17.372732026</text:p>
              </table:table-cell>
              <table:table-cell office:value-type="float" office:value="3.7352521">
                <text:p>3.73525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.758800546">
                <text:p>17.758800546</text:p>
              </table:table-cell>
              <table:table-cell office:value-type="float" office:value="2.5902138">
                <text:p>2.59021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.439444446">
                <text:p>18.439444446</text:p>
              </table:table-cell>
              <table:table-cell office:value-type="float" office:value="1.469197">
                <text:p>1.4691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.722484046">
                <text:p>19.722484046</text:p>
              </table:table-cell>
              <table:table-cell office:value-type="float" office:value="0.7793992">
                <text:p>0.77939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.027054126">
                <text:p>20.027054126</text:p>
              </table:table-cell>
              <table:table-cell office:value-type="float" office:value="3.2833166">
                <text:p>3.28331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261356406">
                <text:p>20.261356406</text:p>
              </table:table-cell>
              <table:table-cell office:value-type="float" office:value="4.267991">
                <text:p>4.2679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.468909626">
                <text:p>20.468909626</text:p>
              </table:table-cell>
              <table:table-cell office:value-type="float" office:value="4.8180413">
                <text:p>4.81804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.662332986">
                <text:p>20.662332986</text:p>
              </table:table-cell>
              <table:table-cell office:value-type="float" office:value="5.1700068">
                <text:p>5.17000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.845319166">
                <text:p>20.845319166</text:p>
              </table:table-cell>
              <table:table-cell office:value-type="float" office:value="5.4648933">
                <text:p>5.46489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.020935256">
                <text:p>21.020935256</text:p>
              </table:table-cell>
              <table:table-cell office:value-type="float" office:value="5.694239">
                <text:p>5.6942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.192171996">
                <text:p>21.192171996</text:p>
              </table:table-cell>
              <table:table-cell office:value-type="float" office:value="5.8398685">
                <text:p>5.83986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.359105696">
                <text:p>21.359105696</text:p>
              </table:table-cell>
              <table:table-cell office:value-type="float" office:value="5.990402">
                <text:p>5.9904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.520103636">
                <text:p>21.520103636</text:p>
              </table:table-cell>
              <table:table-cell office:value-type="float" office:value="6.2112594">
                <text:p>6.21125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.676035586">
                <text:p>21.676035586</text:p>
              </table:table-cell>
              <table:table-cell office:value-type="float" office:value="6.413054">
                <text:p>6.4130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.827267756">
                <text:p>21.827267756</text:p>
              </table:table-cell>
              <table:table-cell office:value-type="float" office:value="6.61235">
                <text:p>6.612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.973006666">
                <text:p>21.973006666</text:p>
              </table:table-cell>
              <table:table-cell office:value-type="float" office:value="6.861585">
                <text:p>6.8615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.113893216">
                <text:p>22.113893216</text:p>
              </table:table-cell>
              <table:table-cell office:value-type="float" office:value="7.09791">
                <text:p>7.097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.250491986">
                <text:p>22.250491986</text:p>
              </table:table-cell>
              <table:table-cell office:value-type="float" office:value="7.32071">
                <text:p>7.320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.383504876">
                <text:p>22.383504876</text:p>
              </table:table-cell>
              <table:table-cell office:value-type="float" office:value="7.5180683">
                <text:p>7.51806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.513526996">
                <text:p>22.513526996</text:p>
              </table:table-cell>
              <table:table-cell office:value-type="float" office:value="7.6909986">
                <text:p>7.69099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.640878786">
                <text:p>22.640878786</text:p>
              </table:table-cell>
              <table:table-cell office:value-type="float" office:value="7.852265">
                <text:p>7.8522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.766475806">
                <text:p>22.766475806</text:p>
              </table:table-cell>
              <table:table-cell office:value-type="float" office:value="7.961972">
                <text:p>7.9619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.89105046">
                <text:p>22.89105046</text:p>
              </table:table-cell>
              <table:table-cell office:value-type="float" office:value="8.027315">
                <text:p>8.0273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.015258895">
                <text:p>23.015258895</text:p>
              </table:table-cell>
              <table:table-cell office:value-type="float" office:value="8.050983">
                <text:p>8.0509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.140520195">
                <text:p>23.140520195</text:p>
              </table:table-cell>
              <table:table-cell office:value-type="float" office:value="7.983311">
                <text:p>7.9833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.267810955">
                <text:p>23.267810955</text:p>
              </table:table-cell>
              <table:table-cell office:value-type="float" office:value="7.85603">
                <text:p>7.856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.398214565">
                <text:p>23.398214565</text:p>
              </table:table-cell>
              <table:table-cell office:value-type="float" office:value="7.6684995">
                <text:p>7.66849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.532860175">
                <text:p>23.532860175</text:p>
              </table:table-cell>
              <table:table-cell office:value-type="float" office:value="7.4269037">
                <text:p>7.42690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.672190305">
                <text:p>23.672190305</text:p>
              </table:table-cell>
              <table:table-cell office:value-type="float" office:value="7.1771984">
                <text:p>7.17719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.815991325">
                <text:p>23.815991325</text:p>
              </table:table-cell>
              <table:table-cell office:value-type="float" office:value="6.954054">
                <text:p>6.9540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.965071975">
                <text:p>23.965071975</text:p>
              </table:table-cell>
              <table:table-cell office:value-type="float" office:value="6.7077785">
                <text:p>6.70777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119539055">
                <text:p>24.119539055</text:p>
              </table:table-cell>
              <table:table-cell office:value-type="float" office:value="6.4738717">
                <text:p>6.47387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278324445">
                <text:p>24.278324445</text:p>
              </table:table-cell>
              <table:table-cell office:value-type="float" office:value="6.297809">
                <text:p>6.2978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.439383425">
                <text:p>24.439383425</text:p>
              </table:table-cell>
              <table:table-cell office:value-type="float" office:value="6.2089057">
                <text:p>6.20890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.600350845">
                <text:p>24.600350845</text:p>
              </table:table-cell>
              <table:table-cell office:value-type="float" office:value="6.2124367">
                <text:p>6.21243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.759319345">
                <text:p>24.759319345</text:p>
              </table:table-cell>
              <table:table-cell office:value-type="float" office:value="6.290555">
                <text:p>6.2905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.916243135">
                <text:p>24.916243135</text:p>
              </table:table-cell>
              <table:table-cell office:value-type="float" office:value="6.37252">
                <text:p>6.372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.070893315">
                <text:p>25.070893315</text:p>
              </table:table-cell>
              <table:table-cell office:value-type="float" office:value="6.4662066">
                <text:p>6.46620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222842665">
                <text:p>25.222842665</text:p>
              </table:table-cell>
              <table:table-cell office:value-type="float" office:value="6.5811405">
                <text:p>6.58114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372396335">
                <text:p>25.372396335</text:p>
              </table:table-cell>
              <table:table-cell office:value-type="float" office:value="6.6865625">
                <text:p>6.68656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.520698775">
                <text:p>25.520698775</text:p>
              </table:table-cell>
              <table:table-cell office:value-type="float" office:value="6.7429776">
                <text:p>6.74297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668131445">
                <text:p>25.668131445</text:p>
              </table:table-cell>
              <table:table-cell office:value-type="float" office:value="6.7827573">
                <text:p>6.78275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815792995">
                <text:p>25.815792995</text:p>
              </table:table-cell>
              <table:table-cell office:value-type="float" office:value="6.772244">
                <text:p>6.7722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965010975">
                <text:p>25.965010975</text:p>
              </table:table-cell>
              <table:table-cell office:value-type="float" office:value="6.7016053">
                <text:p>6.70160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.115678555">
                <text:p>26.115678555</text:p>
              </table:table-cell>
              <table:table-cell office:value-type="float" office:value="6.637128">
                <text:p>6.6371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.268314545">
                <text:p>26.268314545</text:p>
              </table:table-cell>
              <table:table-cell office:value-type="float" office:value="6.5515347">
                <text:p>6.55153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422781625">
                <text:p>26.422781625</text:p>
              </table:table-cell>
              <table:table-cell office:value-type="float" office:value="6.4738717">
                <text:p>6.47387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579430735">
                <text:p>26.579430735</text:p>
              </table:table-cell>
              <table:table-cell office:value-type="float" office:value="6.383694">
                <text:p>6.3836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.739772535">
                <text:p>26.739772535</text:p>
              </table:table-cell>
              <table:table-cell office:value-type="float" office:value="6.2366767">
                <text:p>6.23667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.905348185">
                <text:p>26.905348185</text:p>
              </table:table-cell>
              <table:table-cell office:value-type="float" office:value="6.039535">
                <text:p>6.0395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.077622535">
                <text:p>27.077622535</text:p>
              </table:table-cell>
              <table:table-cell office:value-type="float" office:value="5.8046947">
                <text:p>5.80469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.257053375">
                <text:p>27.257053375</text:p>
              </table:table-cell>
              <table:table-cell office:value-type="float" office:value="5.573178">
                <text:p>5.5731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.445822735">
                <text:p>27.445822735</text:p>
              </table:table-cell>
              <table:table-cell office:value-type="float" office:value="5.29747">
                <text:p>5.297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.646188945">
                <text:p>27.646188945</text:p>
              </table:table-cell>
              <table:table-cell office:value-type="float" office:value="4.9908614">
                <text:p>4.99086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.863721565">
                <text:p>27.863721565</text:p>
              </table:table-cell>
              <table:table-cell office:value-type="float" office:value="4.597012">
                <text:p>4.5970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.113282875">
                <text:p>28.113282875</text:p>
              </table:table-cell>
              <table:table-cell office:value-type="float" office:value="4.0070314">
                <text:p>4.00703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.431784435">
                <text:p>28.431784435</text:p>
              </table:table-cell>
              <table:table-cell office:value-type="float" office:value="3.139702">
                <text:p>3.1397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.147814035">
                <text:p>30.147814035</text:p>
              </table:table-cell>
              <table:table-cell office:value-type="float" office:value="0.58274055">
                <text:p>0.582740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.449988455">
                <text:p>30.449988455</text:p>
              </table:table-cell>
              <table:table-cell office:value-type="float" office:value="3.3093472">
                <text:p>3.30934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.682841125">
                <text:p>30.682841125</text:p>
              </table:table-cell>
              <table:table-cell office:value-type="float" office:value="4.2945614">
                <text:p>4.29456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.910368405">
                <text:p>30.910368405</text:p>
              </table:table-cell>
              <table:table-cell office:value-type="float" office:value="4.395077">
                <text:p>4.3950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.174410505">
                <text:p>31.174410505</text:p>
              </table:table-cell>
              <table:table-cell office:value-type="float" office:value="3.7872748">
                <text:p>3.78727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.529472705">
                <text:p>31.529472705</text:p>
              </table:table-cell>
              <table:table-cell office:value-type="float" office:value="2.8164082">
                <text:p>2.81640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.813641455">
                <text:p>31.813641455</text:p>
              </table:table-cell>
              <table:table-cell office:value-type="float" office:value="3.5190356">
                <text:p>3.51903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.022995225">
                <text:p>32.022995225</text:p>
              </table:table-cell>
              <table:table-cell office:value-type="float" office:value="4.7766037">
                <text:p>4.77660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.198229825">
                <text:p>32.198229825</text:p>
              </table:table-cell>
              <table:table-cell office:value-type="float" office:value="5.7066355">
                <text:p>5.70663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.352956305">
                <text:p>32.352956305</text:p>
              </table:table-cell>
              <table:table-cell office:value-type="float" office:value="6.463018">
                <text:p>6.4630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.493842855">
                <text:p>32.493842855</text:p>
              </table:table-cell>
              <table:table-cell office:value-type="float" office:value="7.09791">
                <text:p>7.097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.624688965">
                <text:p>32.624688965</text:p>
              </table:table-cell>
              <table:table-cell office:value-type="float" office:value="7.6425657">
                <text:p>7.64256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.747936085">
                <text:p>32.747936085</text:p>
              </table:table-cell>
              <table:table-cell office:value-type="float" office:value="8.11378">
                <text:p>8.113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.86704801">
                <text:p>32.86704801</text:p>
              </table:table-cell>
              <table:table-cell office:value-type="float" office:value="8.395465">
                <text:p>8.3954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2.98405419">
                <text:p>32.98405419</text:p>
              </table:table-cell>
              <table:table-cell office:value-type="float" office:value="8.546556">
                <text:p>8.5465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3.100083795">
                <text:p>33.100083795</text:p>
              </table:table-cell>
              <table:table-cell office:value-type="float" office:value="8.61849">
                <text:p>8.618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.215991325">
                <text:p>33.215991325</text:p>
              </table:table-cell>
              <table:table-cell office:value-type="float" office:value="8.627567">
                <text:p>8.6275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.332188775">
                <text:p>33.332188775</text:p>
              </table:table-cell>
              <table:table-cell office:value-type="float" office:value="8.606041">
                <text:p>8.6060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.449057621">
                <text:p>33.449057621</text:p>
              </table:table-cell>
              <table:table-cell office:value-type="float" office:value="8.556601">
                <text:p>8.5566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.566994601">
                <text:p>33.566994601</text:p>
              </table:table-cell>
              <table:table-cell office:value-type="float" office:value="8.479104">
                <text:p>8.4791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3.686091271">
                <text:p>33.686091271</text:p>
              </table:table-cell>
              <table:table-cell office:value-type="float" office:value="8.396541">
                <text:p>8.3965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.806576511">
                <text:p>33.806576511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3.928160401">
                <text:p>33.928160401</text:p>
              </table:table-cell>
              <table:table-cell office:value-type="float" office:value="8.224774">
                <text:p>8.2247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.050491981">
                <text:p>34.050491981</text:p>
              </table:table-cell>
              <table:table-cell office:value-type="float" office:value="8.174504">
                <text:p>8.1745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.173052445">
                <text:p>34.173052445</text:p>
              </table:table-cell>
              <table:table-cell office:value-type="float" office:value="8.159238">
                <text:p>8.1592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.295567135">
                <text:p>34.295567135</text:p>
              </table:table-cell>
              <table:table-cell office:value-type="float" office:value="8.162287">
                <text:p>8.1622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.418798995">
                <text:p>34.418798995</text:p>
              </table:table-cell>
              <table:table-cell office:value-type="float" office:value="8.114785">
                <text:p>8.1147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.542809065">
                <text:p>34.542809065</text:p>
              </table:table-cell>
              <table:table-cell office:value-type="float" office:value="8.063862">
                <text:p>8.0638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.667612605">
                <text:p>34.667612605</text:p>
              </table:table-cell>
              <table:table-cell office:value-type="float" office:value="8.012593">
                <text:p>8.0125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.792660285">
                <text:p>34.792660285</text:p>
              </table:table-cell>
              <table:table-cell office:value-type="float" office:value="7.996949">
                <text:p>7.9969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.917524865">
                <text:p>34.917524865</text:p>
              </table:table-cell>
              <table:table-cell office:value-type="float" office:value="8.008677">
                <text:p>8.0086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.042648845">
                <text:p>35.042648845</text:p>
              </table:table-cell>
              <table:table-cell office:value-type="float" office:value="7.992073">
                <text:p>7.9920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5.169344505">
                <text:p>35.169344505</text:p>
              </table:table-cell>
              <table:table-cell office:value-type="float" office:value="7.89293">
                <text:p>7.892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.298496865">
                <text:p>35.298496865</text:p>
              </table:table-cell>
              <table:table-cell office:value-type="float" office:value="7.742793">
                <text:p>7.7427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.431067255">
                <text:p>35.431067255</text:p>
              </table:table-cell>
              <table:table-cell office:value-type="float" office:value="7.543163">
                <text:p>7.5431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.568383195">
                <text:p>35.568383195</text:p>
              </table:table-cell>
              <table:table-cell office:value-type="float" office:value="7.2824755">
                <text:p>7.28247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.713160795">
                <text:p>35.713160795</text:p>
              </table:table-cell>
              <table:table-cell office:value-type="float" office:value="6.907146">
                <text:p>6.9071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.872052995">
                <text:p>35.872052995</text:p>
              </table:table-cell>
              <table:table-cell office:value-type="float" office:value="6.2935753">
                <text:p>6.29357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.052674035">
                <text:p>36.052674035</text:p>
              </table:table-cell>
              <table:table-cell office:value-type="float" office:value="5.5364532">
                <text:p>5.53645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6.261097005">
                <text:p>36.261097005</text:p>
              </table:table-cell>
              <table:table-cell office:value-type="float" office:value="4.7979355">
                <text:p>4.79793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6.499198785">
                <text:p>36.499198785</text:p>
              </table:table-cell>
              <table:table-cell office:value-type="float" office:value="4.1998844">
                <text:p>4.19988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6.771404465">
                <text:p>36.771404465</text:p>
              </table:table-cell>
              <table:table-cell office:value-type="float" office:value="3.6736927">
                <text:p>3.67369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7.064423465">
                <text:p>37.064423465</text:p>
              </table:table-cell>
              <table:table-cell office:value-type="float" office:value="3.412748">
                <text:p>3.4127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7.373113465">
                <text:p>37.373113465</text:p>
              </table:table-cell>
              <table:table-cell office:value-type="float" office:value="3.2394958">
                <text:p>3.23949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7.710993985">
                <text:p>37.710993985</text:p>
              </table:table-cell>
              <table:table-cell office:value-type="float" office:value="2.959626">
                <text:p>2.9596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7.978515155">
                <text:p>37.978515155</text:p>
              </table:table-cell>
              <table:table-cell office:value-type="float" office:value="3.7380219">
                <text:p>3.73802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.200762815">
                <text:p>38.200762815</text:p>
              </table:table-cell>
              <table:table-cell office:value-type="float" office:value="4.499485">
                <text:p>4.4994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.401281615">
                <text:p>38.401281615</text:p>
              </table:table-cell>
              <table:table-cell office:value-type="float" office:value="4.9870634">
                <text:p>4.98706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.587273825">
                <text:p>38.587273825</text:p>
              </table:table-cell>
              <table:table-cell office:value-type="float" office:value="5.3765697">
                <text:p>5.37656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.758449525">
                <text:p>38.758449525</text:p>
              </table:table-cell>
              <table:table-cell office:value-type="float" office:value="5.841951">
                <text:p>5.8419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8.917387505">
                <text:p>38.917387505</text:p>
              </table:table-cell>
              <table:table-cell office:value-type="float" office:value="6.291763">
                <text:p>6.2917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.065430545">
                <text:p>39.065430545</text:p>
              </table:table-cell>
              <table:table-cell office:value-type="float" office:value="6.7547927">
                <text:p>6.75479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.203600985">
                <text:p>39.203600985</text:p>
              </table:table-cell>
              <table:table-cell office:value-type="float" office:value="7.237438">
                <text:p>7.2374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.333943545">
                <text:p>39.333943545</text:p>
              </table:table-cell>
              <table:table-cell office:value-type="float" office:value="7.672091">
                <text:p>7.6720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.457862065">
                <text:p>39.457862065</text:p>
              </table:table-cell>
              <table:table-cell office:value-type="float" office:value="8.069819">
                <text:p>8.0698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.576607775">
                <text:p>39.576607775</text:p>
              </table:table-cell>
              <table:table-cell office:value-type="float" office:value="8.421357">
                <text:p>8.4213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.690958885">
                <text:p>39.690958885</text:p>
              </table:table-cell>
              <table:table-cell office:value-type="float" office:value="8.744996">
                <text:p>8.7449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.801647835">
                <text:p>39.801647835</text:p>
              </table:table-cell>
              <table:table-cell office:value-type="float" office:value="9.034326">
                <text:p>9.0343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.910139479">
                <text:p>39.910139479</text:p>
              </table:table-cell>
              <table:table-cell office:value-type="float" office:value="9.2173">
                <text:p>9.21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.017639289">
                <text:p>40.017639289</text:p>
              </table:table-cell>
              <table:table-cell office:value-type="float" office:value="9.302342">
                <text:p>9.3023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.124879699">
                <text:p>40.124879699</text:p>
              </table:table-cell>
              <table:table-cell office:value-type="float" office:value="9.324843">
                <text:p>9.3248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.232257439">
                <text:p>40.232257439</text:p>
              </table:table-cell>
              <table:table-cell office:value-type="float" office:value="9.312918">
                <text:p>9.3129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.340337089">
                <text:p>40.340337089</text:p>
              </table:table-cell>
              <table:table-cell office:value-type="float" office:value="9.252436">
                <text:p>9.2524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.450476709">
                <text:p>40.450476709</text:p>
              </table:table-cell>
              <table:table-cell office:value-type="float" office:value="9.079384">
                <text:p>9.0793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.564492124">
                <text:p>40.564492124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.684977364">
                <text:p>40.684977364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.814862164">
                <text:p>40.814862164</text:p>
              </table:table-cell>
              <table:table-cell office:value-type="float" office:value="7.6991305">
                <text:p>7.69913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.956862614">
                <text:p>40.956862614</text:p>
              </table:table-cell>
              <table:table-cell office:value-type="float" office:value="7.042231">
                <text:p>7.0422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1.112489374">
                <text:p>41.112489374</text:p>
              </table:table-cell>
              <table:table-cell office:value-type="float" office:value="6.4256306">
                <text:p>6.42563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1.284611134">
                <text:p>41.284611134</text:p>
              </table:table-cell>
              <table:table-cell office:value-type="float" office:value="5.8098407">
                <text:p>5.80984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1.475913494">
                <text:p>41.475913494</text:p>
              </table:table-cell>
              <table:table-cell office:value-type="float" office:value="5.227327">
                <text:p>5.2273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1.683817664">
                <text:p>41.683817664</text:p>
              </table:table-cell>
              <table:table-cell office:value-type="float" office:value="4.809908">
                <text:p>4.8099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1.911360194">
                <text:p>41.911360194</text:p>
              </table:table-cell>
              <table:table-cell office:value-type="float" office:value="4.3947825">
                <text:p>4.39478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2.166475794">
                <text:p>42.166475794</text:p>
              </table:table-cell>
              <table:table-cell office:value-type="float" office:value="3.919792">
                <text:p>3.9197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2.464911754">
                <text:p>42.464911754</text:p>
              </table:table-cell>
              <table:table-cell office:value-type="float" office:value="3.3508027">
                <text:p>3.35080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3.162081154">
                <text:p>43.162081154</text:p>
              </table:table-cell>
              <table:table-cell office:value-type="float" office:value="1.4343715">
                <text:p>1.43437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3.800152394">
                <text:p>43.800152394</text:p>
              </table:table-cell>
              <table:table-cell office:value-type="float" office:value="1.5672232">
                <text:p>1.56722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4.080903144">
                <text:p>44.080903144</text:p>
              </table:table-cell>
              <table:table-cell office:value-type="float" office:value="3.5618782">
                <text:p>3.56187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4.280140194">
                <text:p>44.280140194</text:p>
              </table:table-cell>
              <table:table-cell office:value-type="float" office:value="5.019147">
                <text:p>5.0191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4.445547984">
                <text:p>44.445547984</text:p>
              </table:table-cell>
              <table:table-cell office:value-type="float" office:value="6.0456643">
                <text:p>6.04566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.593819904">
                <text:p>44.593819904</text:p>
              </table:table-cell>
              <table:table-cell office:value-type="float" office:value="6.744365">
                <text:p>6.7443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.730678074">
                <text:p>44.730678074</text:p>
              </table:table-cell>
              <table:table-cell office:value-type="float" office:value="7.3068347">
                <text:p>7.30683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.858212984">
                <text:p>44.858212984</text:p>
              </table:table-cell>
              <table:table-cell office:value-type="float" office:value="7.8409905">
                <text:p>7.84099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4.978652444">
                <text:p>44.978652444</text:p>
              </table:table-cell>
              <table:table-cell office:value-type="float" office:value="8.302927">
                <text:p>8.3029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5.094636274">
                <text:p>45.094636274</text:p>
              </table:table-cell>
              <table:table-cell office:value-type="float" office:value="8.621892">
                <text:p>8.6218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5.207568294">
                <text:p>45.207568294</text:p>
              </table:table-cell>
              <table:table-cell office:value-type="float" office:value="8.854885">
                <text:p>8.8548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5.318470864">
                <text:p>45.318470864</text:p>
              </table:table-cell>
              <table:table-cell office:value-type="float" office:value="9.016924">
                <text:p>9.0169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5.427664424">
                <text:p>45.427664424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5.535728814">
                <text:p>45.535728814</text:p>
              </table:table-cell>
              <table:table-cell office:value-type="float" office:value="9.253742">
                <text:p>9.2537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5.643365954">
                <text:p>45.643365954</text:p>
              </table:table-cell>
              <table:table-cell office:value-type="float" office:value="9.290474">
                <text:p>9.2904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5.75089628">
                <text:p>45.75089628</text:p>
              </table:table-cell>
              <table:table-cell office:value-type="float" office:value="9.299702">
                <text:p>9.2997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5.858792824">
                <text:p>45.858792824</text:p>
              </table:table-cell>
              <table:table-cell office:value-type="float" office:value="9.268137">
                <text:p>9.2681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5.968169494">
                <text:p>45.968169494</text:p>
              </table:table-cell>
              <table:table-cell office:value-type="float" office:value="9.142717">
                <text:p>9.1427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6.080521674">
                <text:p>46.080521674</text:p>
              </table:table-cell>
              <table:table-cell office:value-type="float" office:value="8.900584">
                <text:p>8.9005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6.197756739">
                <text:p>46.197756739</text:p>
              </table:table-cell>
              <table:table-cell office:value-type="float" office:value="8.529871">
                <text:p>8.5298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6.321782069">
                <text:p>46.321782069</text:p>
              </table:table-cell>
              <table:table-cell office:value-type="float" office:value="8.062869">
                <text:p>8.0628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6.454199869">
                <text:p>46.454199869</text:p>
              </table:table-cell>
              <table:table-cell office:value-type="float" office:value="7.551855">
                <text:p>7.5518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6.597543119">
                <text:p>46.597543119</text:p>
              </table:table-cell>
              <table:table-cell office:value-type="float" office:value="6.9762616">
                <text:p>6.97626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6.752620559">
                <text:p>46.752620559</text:p>
              </table:table-cell>
              <table:table-cell office:value-type="float" office:value="6.4483914">
                <text:p>6.44839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6.922972269">
                <text:p>46.922972269</text:p>
              </table:table-cell>
              <table:table-cell office:value-type="float" office:value="5.8702083">
                <text:p>5.87020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7.114167819">
                <text:p>47.114167819</text:p>
              </table:table-cell>
              <table:table-cell office:value-type="float" office:value="5.2302475">
                <text:p>5.23024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7.333119519">
                <text:p>47.333119519</text:p>
              </table:table-cell>
              <table:table-cell office:value-type="float" office:value="4.5672174">
                <text:p>4.56721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7.578911849">
                <text:p>47.578911849</text:p>
              </table:table-cell>
              <table:table-cell office:value-type="float" office:value="4.0684752">
                <text:p>4.06847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7.847562199">
                <text:p>47.847562199</text:p>
              </table:table-cell>
              <table:table-cell office:value-type="float" office:value="3.7223103">
                <text:p>3.72231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8.130830679">
                <text:p>48.130830679</text:p>
              </table:table-cell>
              <table:table-cell office:value-type="float" office:value="3.5302196">
                <text:p>3.53021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8.449881559">
                <text:p>48.449881559</text:p>
              </table:table-cell>
              <table:table-cell office:value-type="float" office:value="3.1342964">
                <text:p>3.13429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9.013076759">
                <text:p>49.013076759</text:p>
              </table:table-cell>
              <table:table-cell office:value-type="float" office:value="1.7755833">
                <text:p>1.77558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9.474326459">
                <text:p>49.474326459</text:p>
              </table:table-cell>
              <table:table-cell office:value-type="float" office:value="2.168023">
                <text:p>2.1680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9.737681919">
                <text:p>49.737681919</text:p>
              </table:table-cell>
              <table:table-cell office:value-type="float" office:value="3.7971494">
                <text:p>3.79714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9.945082539">
                <text:p>49.945082539</text:p>
              </table:table-cell>
              <table:table-cell office:value-type="float" office:value="4.821586">
                <text:p>4.8215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0.123002729">
                <text:p>50.123002729</text:p>
              </table:table-cell>
              <table:table-cell office:value-type="float" office:value="5.6204977">
                <text:p>5.62049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0.279499249">
                <text:p>50.279499249</text:p>
              </table:table-cell>
              <table:table-cell office:value-type="float" office:value="6.3899183">
                <text:p>6.38991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0.421530219">
                <text:p>50.421530219</text:p>
              </table:table-cell>
              <table:table-cell office:value-type="float" office:value="7.0407176">
                <text:p>7.04071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0.553932759">
                <text:p>50.553932759</text:p>
              </table:table-cell>
              <table:table-cell office:value-type="float" office:value="7.5527253">
                <text:p>7.55272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0.681116699">
                <text:p>50.681116699</text:p>
              </table:table-cell>
              <table:table-cell office:value-type="float" office:value="7.8626275">
                <text:p>7.86262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0.806408519">
                <text:p>50.806408519</text:p>
              </table:table-cell>
              <table:table-cell office:value-type="float" office:value="7.9813666">
                <text:p>7.98136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0.931379909">
                <text:p>50.931379909</text:p>
              </table:table-cell>
              <table:table-cell office:value-type="float" office:value="8.001831">
                <text:p>8.0018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1.057037959">
                <text:p>51.057037959</text:p>
              </table:table-cell>
              <table:table-cell office:value-type="float" office:value="7.958105">
                <text:p>7.9581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1.183993019">
                <text:p>51.183993019</text:p>
              </table:table-cell>
              <table:table-cell office:value-type="float" office:value="7.876803">
                <text:p>7.8768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1.312016209">
                <text:p>51.312016209</text:p>
              </table:table-cell>
              <table:table-cell office:value-type="float" office:value="7.811085">
                <text:p>7.8110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1.440527699">
                <text:p>51.440527699</text:p>
              </table:table-cell>
              <table:table-cell office:value-type="float" office:value="7.7814054">
                <text:p>7.78140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1.568795029">
                <text:p>51.568795029</text:p>
              </table:table-cell>
              <table:table-cell office:value-type="float" office:value="7.7962174">
                <text:p>7.79621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1.695475429">
                <text:p>51.695475429</text:p>
              </table:table-cell>
              <table:table-cell office:value-type="float" office:value="7.893881">
                <text:p>7.8938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1.818569959">
                <text:p>51.818569959</text:p>
              </table:table-cell>
              <table:table-cell office:value-type="float" office:value="8.123837">
                <text:p>8.1238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1.937269889">
                <text:p>51.937269889</text:p>
              </table:table-cell>
              <table:table-cell office:value-type="float" office:value="8.424605">
                <text:p>8.4246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2.051361599">
                <text:p>52.051361599</text:p>
              </table:table-cell>
              <table:table-cell office:value-type="float" office:value="8.764878">
                <text:p>8.7648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2.162401499">
                <text:p>52.162401499</text:p>
              </table:table-cell>
              <table:table-cell office:value-type="float" office:value="9.005772">
                <text:p>9.0057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2.271518759">
                <text:p>52.271518759</text:p>
              </table:table-cell>
              <table:table-cell office:value-type="float" office:value="9.164453">
                <text:p>9.1644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2.379644185">
                <text:p>52.379644185</text:p>
              </table:table-cell>
              <table:table-cell office:value-type="float" office:value="9.248518">
                <text:p>9.2485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.487754355">
                <text:p>52.487754355</text:p>
              </table:table-cell>
              <table:table-cell office:value-type="float" office:value="9.249824">
                <text:p>9.2498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2.596352811">
                <text:p>52.596352811</text:p>
              </table:table-cell>
              <table:table-cell office:value-type="float" office:value="9.208235">
                <text:p>9.2082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2.705897327">
                <text:p>52.705897327</text:p>
              </table:table-cell>
              <table:table-cell office:value-type="float" office:value="9.128709">
                <text:p>9.1287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2.816555757">
                <text:p>52.816555757</text:p>
              </table:table-cell>
              <table:table-cell office:value-type="float" office:value="9.036818">
                <text:p>9.0368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2.928450167">
                <text:p>52.928450167</text:p>
              </table:table-cell>
              <table:table-cell office:value-type="float" office:value="8.936997">
                <text:p>8.9369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3.041427962">
                <text:p>53.041427962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3.155153452">
                <text:p>53.155153452</text:p>
              </table:table-cell>
              <table:table-cell office:value-type="float" office:value="8.793103">
                <text:p>8.7931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3.269168867">
                <text:p>53.269168867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3.382711252">
                <text:p>53.382711252</text:p>
              </table:table-cell>
              <table:table-cell office:value-type="float" office:value="8.807283">
                <text:p>8.8072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3.495124462">
                <text:p>53.495124462</text:p>
              </table:table-cell>
              <table:table-cell office:value-type="float" office:value="8.895752">
                <text:p>8.8957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3.605721856">
                <text:p>53.605721856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3.714045656">
                <text:p>53.714045656</text:p>
              </table:table-cell>
              <table:table-cell office:value-type="float" office:value="9.231583">
                <text:p>9.2315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3.820065336">
                <text:p>53.820065336</text:p>
              </table:table-cell>
              <table:table-cell office:value-type="float" office:value="9.432211">
                <text:p>9.4322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3.924177641">
                <text:p>53.924177641</text:p>
              </table:table-cell>
              <table:table-cell office:value-type="float" office:value="9.605012">
                <text:p>9.6050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4.026657231">
                <text:p>54.026657231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4.127717731">
                <text:p>54.127717731</text:p>
              </table:table-cell>
              <table:table-cell office:value-type="float" office:value="9.895062">
                <text:p>9.8950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4.227801656">
                <text:p>54.227801656</text:p>
              </table:table-cell>
              <table:table-cell office:value-type="float" office:value="9.991614">
                <text:p>9.9916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4.327275222">
                <text:p>54.327275222</text:p>
              </table:table-cell>
              <table:table-cell office:value-type="float" office:value="10.052922">
                <text:p>10.0529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4.426214722">
                <text:p>54.426214722</text:p>
              </table:table-cell>
              <table:table-cell office:value-type="float" office:value="10.107187">
                <text:p>10.1071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4.524803262">
                <text:p>54.524803262</text:p>
              </table:table-cell>
              <table:table-cell office:value-type="float" office:value="10.143167">
                <text:p>10.1431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4.623132396">
                <text:p>54.623132396</text:p>
              </table:table-cell>
              <table:table-cell office:value-type="float" office:value="10.169926">
                <text:p>10.1699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4.721186872">
                <text:p>54.721186872</text:p>
              </table:table-cell>
              <table:table-cell office:value-type="float" office:value="10.198412">
                <text:p>10.1984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4.818997202">
                <text:p>54.818997202</text:p>
              </table:table-cell>
              <table:table-cell office:value-type="float" office:value="10.223869">
                <text:p>10.2238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4.916731236">
                <text:p>54.916731236</text:p>
              </table:table-cell>
              <table:table-cell office:value-type="float" office:value="10.231851">
                <text:p>10.2318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5.014511046">
                <text:p>55.014511046</text:p>
              </table:table-cell>
              <table:table-cell office:value-type="float" office:value="10.22706">
                <text:p>10.227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5.112382406">
                <text:p>55.112382406</text:p>
              </table:table-cell>
              <table:table-cell office:value-type="float" office:value="10.217493">
                <text:p>10.2174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5.210497916">
                <text:p>55.210497916</text:p>
              </table:table-cell>
              <table:table-cell office:value-type="float" office:value="10.192068">
                <text:p>10.1920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5.30891861">
                <text:p>55.30891861</text:p>
              </table:table-cell>
              <table:table-cell office:value-type="float" office:value="10.160464">
                <text:p>10.1604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5.407797076">
                <text:p>55.407797076</text:p>
              </table:table-cell>
              <table:table-cell office:value-type="float" office:value="10.113426">
                <text:p>10.1134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5.507377456">
                <text:p>55.507377456</text:p>
              </table:table-cell>
              <table:table-cell office:value-type="float" office:value="10.042139">
                <text:p>10.0421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5.607690266">
                <text:p>55.607690266</text:p>
              </table:table-cell>
              <table:table-cell office:value-type="float" office:value="9.968817">
                <text:p>9.9688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5.708735506">
                <text:p>55.708735506</text:p>
              </table:table-cell>
              <table:table-cell office:value-type="float" office:value="9.896557">
                <text:p>9.8965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5.810681036">
                <text:p>55.810681036</text:p>
              </table:table-cell>
              <table:table-cell office:value-type="float" office:value="9.80916">
                <text:p>9.809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5.913450546">
                <text:p>55.913450546</text:p>
              </table:table-cell>
              <table:table-cell office:value-type="float" office:value="9.730512">
                <text:p>9.7305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6.017227156">
                <text:p>56.017227156</text:p>
              </table:table-cell>
              <table:table-cell office:value-type="float" office:value="9.636083">
                <text:p>9.6360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6.12194982">
                <text:p>56.12194982</text:p>
              </table:table-cell>
              <table:table-cell office:value-type="float" office:value="9.549032">
                <text:p>9.5490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6.227679586">
                <text:p>56.227679586</text:p>
              </table:table-cell>
              <table:table-cell office:value-type="float" office:value="9.458075">
                <text:p>9.4580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6.334416446">
                <text:p>56.334416446</text:p>
              </table:table-cell>
              <table:table-cell office:value-type="float" office:value="9.3688345">
                <text:p>9.36883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6.442282476">
                <text:p>56.442282476</text:p>
              </table:table-cell>
              <table:table-cell office:value-type="float" office:value="9.27076">
                <text:p>9.270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6.551262406">
                <text:p>56.551262406</text:p>
              </table:table-cell>
              <table:table-cell office:value-type="float" office:value="9.176002">
                <text:p>9.1760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6.661402026">
                <text:p>56.661402026</text:p>
              </table:table-cell>
              <table:table-cell office:value-type="float" office:value="9.079384">
                <text:p>9.0793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6.772716591">
                <text:p>56.772716591</text:p>
              </table:table-cell>
              <table:table-cell office:value-type="float" office:value="8.98355">
                <text:p>8.983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6.885190841">
                <text:p>56.885190841</text:p>
              </table:table-cell>
              <table:table-cell office:value-type="float" office:value="8.890924">
                <text:p>8.8909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6.998840041">
                <text:p>56.998840041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7.113618401">
                <text:p>57.113618401</text:p>
              </table:table-cell>
              <table:table-cell office:value-type="float" office:value="8.712443">
                <text:p>8.7124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7.229525931">
                <text:p>57.229525931</text:p>
              </table:table-cell>
              <table:table-cell office:value-type="float" office:value="8.627567">
                <text:p>8.6275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7.346532111">
                <text:p>57.346532111</text:p>
              </table:table-cell>
              <table:table-cell office:value-type="float" office:value="8.546556">
                <text:p>8.5465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7.464545391">
                <text:p>57.464545391</text:p>
              </table:table-cell>
              <table:table-cell office:value-type="float" office:value="8.473622">
                <text:p>8.47362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7.583428427">
                <text:p>57.583428427</text:p>
              </table:table-cell>
              <table:table-cell office:value-type="float" office:value="8.41163">
                <text:p>8.411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7.702982867">
                <text:p>57.702982867</text:p>
              </table:table-cell>
              <table:table-cell office:value-type="float" office:value="8.36439">
                <text:p>8.364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7.822995077">
                <text:p>57.822995077</text:p>
              </table:table-cell>
              <table:table-cell office:value-type="float" office:value="8.332486">
                <text:p>8.33248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7.943098837">
                <text:p>57.943098837</text:p>
              </table:table-cell>
              <table:table-cell office:value-type="float" office:value="8.326135">
                <text:p>8.3261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8.062363347">
                <text:p>58.062363347</text:p>
              </table:table-cell>
              <table:table-cell office:value-type="float" office:value="8.384724">
                <text:p>8.3847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8.180010407">
                <text:p>58.18001040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8.295170247">
                <text:p>58.295170247</text:p>
              </table:table-cell>
              <table:table-cell office:value-type="float" office:value="8.683583">
                <text:p>8.6835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8.407125687">
                <text:p>58.407125687</text:p>
              </table:table-cell>
              <table:table-cell office:value-type="float" office:value="8.932125">
                <text:p>8.9321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8.516044587">
                <text:p>58.516044587</text:p>
              </table:table-cell>
              <table:table-cell office:value-type="float" office:value="9.181144">
                <text:p>9.1811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8.622308417">
                <text:p>58.622308417</text:p>
              </table:table-cell>
              <table:table-cell office:value-type="float" office:value="9.41054">
                <text:p>9.410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8.726680127">
                <text:p>58.726680127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8.829937927">
                <text:p>58.829937927</text:p>
              </table:table-cell>
              <table:table-cell office:value-type="float" office:value="9.684499">
                <text:p>9.6844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8.932631142">
                <text:p>58.932631142</text:p>
              </table:table-cell>
              <table:table-cell office:value-type="float" office:value="9.737741">
                <text:p>9.73774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9.035080216">
                <text:p>59.035080216</text:p>
              </table:table-cell>
              <table:table-cell office:value-type="float" office:value="9.760946">
                <text:p>9.76094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9.137498776">
                <text:p>59.137498776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9.239978366">
                <text:p>59.239978366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9.342671581">
                <text:p>59.342671581</text:p>
              </table:table-cell>
              <table:table-cell office:value-type="float" office:value="9.737741">
                <text:p>9.7377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9.445715756">
                <text:p>59.445715756</text:p>
              </table:table-cell>
              <table:table-cell office:value-type="float" office:value="9.704576">
                <text:p>9.7045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9.549171926">
                <text:p>59.549171926</text:p>
              </table:table-cell>
              <table:table-cell office:value-type="float" office:value="9.665929">
                <text:p>9.6659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9.65316216">
                <text:p>59.65316216</text:p>
              </table:table-cell>
              <table:table-cell office:value-type="float" office:value="9.616287">
                <text:p>9.61628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9.75765594">
                <text:p>59.75765594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9.86288216">
                <text:p>59.86288216</text:p>
              </table:table-cell>
              <table:table-cell office:value-type="float" office:value="9.503335">
                <text:p>9.50333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9.9689171">
                <text:p>59.9689171</text:p>
              </table:table-cell>
              <table:table-cell office:value-type="float" office:value="9.430853">
                <text:p>9.4308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0.075867584">
                <text:p>60.075867584</text:p>
              </table:table-cell>
              <table:table-cell office:value-type="float" office:value="9.3501215">
                <text:p>9.35012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0.183779384">
                <text:p>60.183779384</text:p>
              </table:table-cell>
              <table:table-cell office:value-type="float" office:value="9.266827">
                <text:p>9.2668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0.292789834">
                <text:p>60.292789834</text:p>
              </table:table-cell>
              <table:table-cell office:value-type="float" office:value="9.173432">
                <text:p>9.1734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0.402914198">
                <text:p>60.402914198</text:p>
              </table:table-cell>
              <table:table-cell office:value-type="float" office:value="9.080643">
                <text:p>9.08064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0.514213504">
                <text:p>60.514213504</text:p>
              </table:table-cell>
              <table:table-cell office:value-type="float" office:value="8.984782">
                <text:p>8.9847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0.626641974">
                <text:p>60.626641974</text:p>
              </table:table-cell>
              <table:table-cell office:value-type="float" office:value="8.894545">
                <text:p>8.8945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0.740321689">
                <text:p>60.740321689</text:p>
              </table:table-cell>
              <table:table-cell office:value-type="float" office:value="8.796644">
                <text:p>8.7966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0.855206863">
                <text:p>60.855206863</text:p>
              </table:table-cell>
              <table:table-cell office:value-type="float" office:value="8.704344">
                <text:p>8.7043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0.971251727">
                <text:p>60.971251727</text:p>
              </table:table-cell>
              <table:table-cell office:value-type="float" office:value="8.617357">
                <text:p>8.6173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1.088257907">
                <text:p>61.088257907</text:p>
              </table:table-cell>
              <table:table-cell office:value-type="float" office:value="8.546556">
                <text:p>8.5465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1.206088072">
                <text:p>61.206088072</text:p>
              </table:table-cell>
              <table:table-cell office:value-type="float" office:value="8.486791">
                <text:p>8.4867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1.324406522">
                <text:p>61.324406522</text:p>
              </table:table-cell>
              <table:table-cell office:value-type="float" office:value="8.451767">
                <text:p>8.4517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1.442908092">
                <text:p>61.442908092</text:p>
              </table:table-cell>
              <table:table-cell office:value-type="float" office:value="8.438707">
                <text:p>8.4387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1.560738257">
                <text:p>61.560738257</text:p>
              </table:table-cell>
              <table:table-cell office:value-type="float" office:value="8.486791">
                <text:p>8.4867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1.677408737">
                <text:p>61.677408737</text:p>
              </table:table-cell>
              <table:table-cell office:value-type="float" office:value="8.571149">
                <text:p>8.57114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1.792629612">
                <text:p>61.792629612</text:p>
              </table:table-cell>
              <table:table-cell office:value-type="float" office:value="8.678983">
                <text:p>8.67898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1.905882072">
                <text:p>61.905882072</text:p>
              </table:table-cell>
              <table:table-cell office:value-type="float" office:value="8.82983">
                <text:p>8.8298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2.017028792">
                <text:p>62.017028792</text:p>
              </table:table-cell>
              <table:table-cell office:value-type="float" office:value="8.997117">
                <text:p>8.9971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2.126283392">
                <text:p>62.126283392</text:p>
              </table:table-cell>
              <table:table-cell office:value-type="float" office:value="9.152933">
                <text:p>9.1529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2.233447502">
                <text:p>62.233447502</text:p>
              </table:table-cell>
              <table:table-cell office:value-type="float" office:value="9.331483">
                <text:p>9.3314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2.338612678">
                <text:p>62.338612678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2.441855218">
                <text:p>62.441855218</text:p>
              </table:table-cell>
              <table:table-cell office:value-type="float" office:value="9.68593">
                <text:p>9.6859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2.543678678">
                <text:p>62.543678678</text:p>
              </table:table-cell>
              <table:table-cell office:value-type="float" office:value="9.82092">
                <text:p>9.8209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2.644357703">
                <text:p>62.644357703</text:p>
              </table:table-cell>
              <table:table-cell office:value-type="float" office:value="9.932556">
                <text:p>9.9325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2.744243263">
                <text:p>62.744243263</text:p>
              </table:table-cell>
              <table:table-cell office:value-type="float" office:value="10.0114565">
                <text:p>10.011456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2.843701573">
                <text:p>62.843701573</text:p>
              </table:table-cell>
              <table:table-cell office:value-type="float" office:value="10.054464">
                <text:p>10.0544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2.942930993">
                <text:p>62.942930993</text:p>
              </table:table-cell>
              <table:table-cell office:value-type="float" office:value="10.077657">
                <text:p>10.07765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3.042129893">
                <text:p>63.042129893</text:p>
              </table:table-cell>
              <table:table-cell office:value-type="float" office:value="10.080757">
                <text:p>10.08075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3.141237243">
                <text:p>63.141237243</text:p>
              </table:table-cell>
              <table:table-cell office:value-type="float" office:value="10.09007">
                <text:p>10.090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3.240405623">
                <text:p>63.240405623</text:p>
              </table:table-cell>
              <table:table-cell office:value-type="float" office:value="10.083859">
                <text:p>10.0838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3.339680817">
                <text:p>63.339680817</text:p>
              </table:table-cell>
              <table:table-cell office:value-type="float" office:value="10.07301">
                <text:p>10.073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3.439017047">
                <text:p>63.439017047</text:p>
              </table:table-cell>
              <table:table-cell office:value-type="float" office:value="10.066821">
                <text:p>10.0668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3.538444837">
                <text:p>63.538444837</text:p>
              </table:table-cell>
              <table:table-cell office:value-type="float" office:value="10.05755">
                <text:p>10.057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3.638132027">
                <text:p>63.638132027</text:p>
              </table:table-cell>
              <table:table-cell office:value-type="float" office:value="10.03138">
                <text:p>10.031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3.738246467">
                <text:p>63.738246467</text:p>
              </table:table-cell>
              <table:table-cell office:value-type="float" office:value="9.988568">
                <text:p>9.9885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3.838818677">
                <text:p>63.838818677</text:p>
              </table:table-cell>
              <table:table-cell office:value-type="float" office:value="9.943105">
                <text:p>9.9431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3.939940217">
                <text:p>63.939940217</text:p>
              </table:table-cell>
              <table:table-cell office:value-type="float" office:value="9.889091">
                <text:p>9.8890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4.041611077">
                <text:p>64.041611077</text:p>
              </table:table-cell>
              <table:table-cell office:value-type="float" office:value="9.83566">
                <text:p>9.8356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4.143938081">
                <text:p>64.143938081</text:p>
              </table:table-cell>
              <table:table-cell office:value-type="float" office:value="9.772591">
                <text:p>9.7725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4.247089067">
                <text:p>64.247089067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4.351033527">
                <text:p>64.351033527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4.455939307">
                <text:p>64.455939307</text:p>
              </table:table-cell>
              <table:table-cell office:value-type="float" office:value="9.532364">
                <text:p>9.53236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4.561775887">
                <text:p>64.561775887</text:p>
              </table:table-cell>
              <table:table-cell office:value-type="float" office:value="9.448529">
                <text:p>9.4485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4.668528007">
                <text:p>64.668528007</text:p>
              </table:table-cell>
              <table:table-cell office:value-type="float" office:value="9.367496">
                <text:p>9.3674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4.776271963">
                <text:p>64.776271963</text:p>
              </table:table-cell>
              <table:table-cell office:value-type="float" office:value="9.281262">
                <text:p>9.2812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4.884839903">
                <text:p>64.884839903</text:p>
              </table:table-cell>
              <table:table-cell office:value-type="float" office:value="9.210823">
                <text:p>9.21082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4.994170793">
                <text:p>64.994170793</text:p>
              </table:table-cell>
              <table:table-cell office:value-type="float" office:value="9.146545">
                <text:p>9.1465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5.104295157">
                <text:p>65.104295157</text:p>
              </table:table-cell>
              <table:table-cell office:value-type="float" office:value="9.080643">
                <text:p>9.08064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5.215151951">
                <text:p>65.215151951</text:p>
              </table:table-cell>
              <table:table-cell office:value-type="float" office:value="9.020647">
                <text:p>9.0206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5.326786961">
                <text:p>65.326786961</text:p>
              </table:table-cell>
              <table:table-cell office:value-type="float" office:value="8.957764">
                <text:p>8.9577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5.439169656">
                <text:p>65.439169656</text:p>
              </table:table-cell>
              <table:table-cell office:value-type="float" office:value="8.898168">
                <text:p>8.8981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5.552193226">
                <text:p>65.552193226</text:p>
              </table:table-cell>
              <table:table-cell office:value-type="float" office:value="8.8477125">
                <text:p>8.84771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5.665674566">
                <text:p>65.665674566</text:p>
              </table:table-cell>
              <table:table-cell office:value-type="float" office:value="8.812021">
                <text:p>8.8120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5.779384796">
                <text:p>65.779384796</text:p>
              </table:table-cell>
              <table:table-cell office:value-type="float" office:value="8.794283">
                <text:p>8.79428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5.893278136">
                <text:p>65.893278136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6.007385106">
                <text:p>66.007385106</text:p>
              </table:table-cell>
              <table:table-cell office:value-type="float" office:value="8.763706">
                <text:p>8.7637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6.121522592">
                <text:p>66.121522592</text:p>
              </table:table-cell>
              <table:table-cell office:value-type="float" office:value="8.761363">
                <text:p>8.7613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6.235400672">
                <text:p>66.235400672</text:p>
              </table:table-cell>
              <table:table-cell office:value-type="float" office:value="8.781322">
                <text:p>8.7813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6.348851497">
                <text:p>66.348851497</text:p>
              </table:table-cell>
              <table:table-cell office:value-type="float" office:value="8.814391">
                <text:p>8.8143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6.462180252">
                <text:p>66.462180252</text:p>
              </table:table-cell>
              <table:table-cell office:value-type="float" office:value="8.823886">
                <text:p>8.8238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6.575432712">
                <text:p>66.575432712</text:p>
              </table:table-cell>
              <table:table-cell office:value-type="float" office:value="8.82983">
                <text:p>8.8298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6.688364732">
                <text:p>66.688364732</text:p>
              </table:table-cell>
              <table:table-cell office:value-type="float" office:value="8.854885">
                <text:p>8.85488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6.800777942">
                <text:p>66.800777942</text:p>
              </table:table-cell>
              <table:table-cell office:value-type="float" office:value="8.895752">
                <text:p>8.8957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6.912916496">
                <text:p>66.912916496</text:p>
              </table:table-cell>
              <table:table-cell office:value-type="float" office:value="8.91754">
                <text:p>8.9175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7.025146606">
                <text:p>67.025146606</text:p>
              </table:table-cell>
              <table:table-cell office:value-type="float" office:value="8.910265">
                <text:p>8.91026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7.137453006">
                <text:p>67.137453006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7.249866216">
                <text:p>67.249866216</text:p>
              </table:table-cell>
              <table:table-cell office:value-type="float" office:value="8.895752">
                <text:p>8.8957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7.362172616">
                <text:p>67.362172616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7.474067026">
                <text:p>67.474067026</text:p>
              </table:table-cell>
              <table:table-cell office:value-type="float" office:value="8.936997">
                <text:p>8.9369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7.585640996">
                <text:p>67.585640996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7.697001336">
                <text:p>67.697001336</text:p>
              </table:table-cell>
              <table:table-cell office:value-type="float" office:value="8.979857">
                <text:p>8.9798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7.808193831">
                <text:p>67.808193831</text:p>
              </table:table-cell>
              <table:table-cell office:value-type="float" office:value="8.993413">
                <text:p>8.9934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7.919218471">
                <text:p>67.919218471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8.030166821">
                <text:p>68.030166821</text:p>
              </table:table-cell>
              <table:table-cell office:value-type="float" office:value="9.013204">
                <text:p>9.0132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8.141344057">
                <text:p>68.141344057</text:p>
              </table:table-cell>
              <table:table-cell office:value-type="float" office:value="8.994647">
                <text:p>8.99464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8.252460257">
                <text:p>68.252460257</text:p>
              </table:table-cell>
              <table:table-cell office:value-type="float" office:value="8.999588">
                <text:p>8.99958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8.363072907">
                <text:p>68.363072907</text:p>
              </table:table-cell>
              <table:table-cell office:value-type="float" office:value="9.040557">
                <text:p>9.04055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8.472449577">
                <text:p>68.472449577</text:p>
              </table:table-cell>
              <table:table-cell office:value-type="float" office:value="9.142717">
                <text:p>9.1427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8.579949387">
                <text:p>68.579949387</text:p>
              </table:table-cell>
              <table:table-cell office:value-type="float" office:value="9.302342">
                <text:p>9.3023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8.685480781">
                <text:p>68.685480781</text:p>
              </table:table-cell>
              <table:table-cell office:value-type="float" office:value="9.475853">
                <text:p>9.4758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8.789425241">
                <text:p>68.789425241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8.8919506109999">
                <text:p>68.8919506109999</text:p>
              </table:table-cell>
              <table:table-cell office:value-type="float" office:value="9.753683">
                <text:p>9.75368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8.9934994009999">
                <text:p>68.9934994009999</text:p>
              </table:table-cell>
              <table:table-cell office:value-type="float" office:value="9.847483">
                <text:p>9.84748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9.0942394609999">
                <text:p>69.0942394609999</text:p>
              </table:table-cell>
              <table:table-cell office:value-type="float" office:value="9.926538">
                <text:p>9.92653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9.1942165709999">
                <text:p>69.1942165709999</text:p>
              </table:table-cell>
              <table:table-cell office:value-type="float" office:value="10.002289">
                <text:p>10.0022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9.2936138409999">
                <text:p>69.2936138409999</text:p>
              </table:table-cell>
              <table:table-cell office:value-type="float" office:value="10.060638">
                <text:p>10.0606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9.3921566059999">
                <text:p>69.3921566059999</text:p>
              </table:table-cell>
              <table:table-cell office:value-type="float" office:value="10.147878">
                <text:p>10.1478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9.4899211559999">
                <text:p>69.4899211559999</text:p>
              </table:table-cell>
              <table:table-cell office:value-type="float" office:value="10.228657">
                <text:p>10.2286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9.5870753459999">
                <text:p>69.5870753459999</text:p>
              </table:table-cell>
              <table:table-cell office:value-type="float" office:value="10.292917">
                <text:p>10.2929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9.6836496959999">
                <text:p>69.6836496959999</text:p>
              </table:table-cell>
              <table:table-cell office:value-type="float" office:value="10.354716">
                <text:p>10.3547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9.7797204959999">
                <text:p>69.7797204959999</text:p>
              </table:table-cell>
              <table:table-cell office:value-type="float" office:value="10.408989">
                <text:p>10.40898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9.8753487859999">
                <text:p>69.8753487859999</text:p>
              </table:table-cell>
              <table:table-cell office:value-type="float" office:value="10.457156">
                <text:p>10.45715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9.9706108559999">
                <text:p>69.9706108559999</text:p>
              </table:table-cell>
              <table:table-cell office:value-type="float" office:value="10.497357">
                <text:p>10.4973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0.0657355999999">
                <text:p>70.0657355999999</text:p>
              </table:table-cell>
              <table:table-cell office:value-type="float" office:value="10.512512">
                <text:p>10.5125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0.1605856799999">
                <text:p>70.1605856799999</text:p>
              </table:table-cell>
              <table:table-cell office:value-type="float" office:value="10.5429535">
                <text:p>10.54295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0.2552526499999">
                <text:p>70.2552526499999</text:p>
              </table:table-cell>
              <table:table-cell office:value-type="float" office:value="10.563346">
                <text:p>10.5633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0.3496144399999">
                <text:p>70.3496144399999</text:p>
              </table:table-cell>
              <table:table-cell office:value-type="float" office:value="10.597509">
                <text:p>10.5975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0.4438083799999">
                <text:p>70.4438083799999</text:p>
              </table:table-cell>
              <table:table-cell office:value-type="float" office:value="10.616394">
                <text:p>10.61639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0.5382006899999">
                <text:p>70.5382006899999</text:p>
              </table:table-cell>
              <table:table-cell office:value-type="float" office:value="10.594084">
                <text:p>10.59408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0.6327455899999">
                <text:p>70.6327455899999</text:p>
              </table:table-cell>
              <table:table-cell office:value-type="float" office:value="10.576984">
                <text:p>10.5769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0.7276414449999">
                <text:p>70.7276414449999</text:p>
              </table:table-cell>
              <table:table-cell office:value-type="float" office:value="10.537868">
                <text:p>10.5378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0.8229492949999">
                <text:p>70.8229492949999</text:p>
              </table:table-cell>
              <table:table-cell office:value-type="float" office:value="10.492315">
                <text:p>10.4923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0.9187606949999">
                <text:p>70.9187606949999</text:p>
              </table:table-cell>
              <table:table-cell office:value-type="float" office:value="10.437172">
                <text:p>10.43717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1.0152129749999">
                <text:p>71.0152129749999</text:p>
              </table:table-cell>
              <table:table-cell office:value-type="float" office:value="10.367822">
                <text:p>10.3678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1.1122908749999">
                <text:p>71.1122908749999</text:p>
              </table:table-cell>
              <table:table-cell office:value-type="float" office:value="10.301006">
                <text:p>10.30100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1.2100706849999">
                <text:p>71.2100706849999</text:p>
              </table:table-cell>
              <table:table-cell office:value-type="float" office:value="10.22706">
                <text:p>10.2270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1.30861345">
                <text:p>71.30861345</text:p>
              </table:table-cell>
              <table:table-cell office:value-type="float" office:value="10.147878">
                <text:p>10.14787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1.40791916">
                <text:p>71.40791916</text:p>
              </table:table-cell>
              <table:table-cell office:value-type="float" office:value="10.069915">
                <text:p>10.0699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1.508140414">
                <text:p>71.508140414</text:p>
              </table:table-cell>
              <table:table-cell office:value-type="float" office:value="9.977923">
                <text:p>9.97792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1.6092466939999">
                <text:p>71.6092466939999</text:p>
              </table:table-cell>
              <table:table-cell office:value-type="float" office:value="9.890583">
                <text:p>9.89058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1.711344809">
                <text:p>71.711344809</text:p>
              </table:table-cell>
              <table:table-cell office:value-type="float" office:value="9.7945">
                <text:p>9.794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1.814343209">
                <text:p>71.814343209</text:p>
              </table:table-cell>
              <table:table-cell office:value-type="float" office:value="9.708889">
                <text:p>9.7088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1.918333443">
                <text:p>71.918333443</text:p>
              </table:table-cell>
              <table:table-cell office:value-type="float" office:value="9.616287">
                <text:p>9.61628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2.023361293">
                <text:p>72.023361293</text:p>
              </table:table-cell>
              <table:table-cell office:value-type="float" office:value="9.521285">
                <text:p>9.5212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2.1294267529999">
                <text:p>72.1294267529999</text:p>
              </table:table-cell>
              <table:table-cell office:value-type="float" office:value="9.42814">
                <text:p>9.428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2.2364840489999">
                <text:p>72.2364840489999</text:p>
              </table:table-cell>
              <table:table-cell office:value-type="float" office:value="9.340793">
                <text:p>9.3407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2.3445484389999">
                <text:p>72.3445484389999</text:p>
              </table:table-cell>
              <table:table-cell office:value-type="float" office:value="9.253742">
                <text:p>9.2537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2.4534520789999">
                <text:p>72.4534520789999</text:p>
              </table:table-cell>
              <table:table-cell office:value-type="float" office:value="9.18243">
                <text:p>9.182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2.5631034139999">
                <text:p>72.5631034139999</text:p>
              </table:table-cell>
              <table:table-cell office:value-type="float" office:value="9.119816">
                <text:p>9.1198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2.6733956239999">
                <text:p>72.6733956239999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2.7839777539999">
                <text:p>72.7839777539999</text:p>
              </table:table-cell>
              <table:table-cell office:value-type="float" office:value="9.043052">
                <text:p>9.04305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2.8940715939999">
                <text:p>72.8940715939999</text:p>
              </table:table-cell>
              <table:table-cell office:value-type="float" office:value="9.08316">
                <text:p>9.083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3.0032041239999">
                <text:p>73.0032041239999</text:p>
              </table:table-cell>
              <table:table-cell office:value-type="float" office:value="9.163171">
                <text:p>9.16317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3.1104140139999">
                <text:p>73.1104140139999</text:p>
              </table:table-cell>
              <table:table-cell office:value-type="float" office:value="9.3274975">
                <text:p>9.32749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3.2152892739999">
                <text:p>73.2152892739999</text:p>
              </table:table-cell>
              <table:table-cell office:value-type="float" office:value="9.535137">
                <text:p>9.53513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3.3186691489999">
                <text:p>73.3186691489999</text:p>
              </table:table-cell>
              <table:table-cell office:value-type="float" office:value="9.673062">
                <text:p>9.6730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3.4211029649999">
                <text:p>73.4211029649999</text:p>
              </table:table-cell>
              <table:table-cell office:value-type="float" office:value="9.762401">
                <text:p>9.7624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3.5231247849999">
                <text:p>73.5231247849999</text:p>
              </table:table-cell>
              <table:table-cell office:value-type="float" office:value="9.801825">
                <text:p>9.8018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3.6250092749999">
                <text:p>73.6250092749999</text:p>
              </table:table-cell>
              <table:table-cell office:value-type="float" office:value="9.815036">
                <text:p>9.81503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3.7267411749999">
                <text:p>73.7267411749999</text:p>
              </table:table-cell>
              <table:table-cell office:value-type="float" office:value="9.829759">
                <text:p>9.82975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3.8285493749999">
                <text:p>73.8285493749999</text:p>
              </table:table-cell>
              <table:table-cell office:value-type="float" office:value="9.8223915">
                <text:p>9.82239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3.9303728349999">
                <text:p>73.9303728349999</text:p>
              </table:table-cell>
              <table:table-cell office:value-type="float" office:value="9.82092">
                <text:p>9.8209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4.0322420649999">
                <text:p>74.0322420649999</text:p>
              </table:table-cell>
              <table:table-cell office:value-type="float" office:value="9.816506">
                <text:p>9.81650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4.1340197349999">
                <text:p>74.1340197349999</text:p>
              </table:table-cell>
              <table:table-cell office:value-type="float" office:value="9.825337">
                <text:p>9.8253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4.2355380049999">
                <text:p>74.2355380049999</text:p>
              </table:table-cell>
              <table:table-cell office:value-type="float" office:value="9.850443">
                <text:p>9.8504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4.3367205749999">
                <text:p>74.3367205749999</text:p>
              </table:table-cell>
              <table:table-cell office:value-type="float" office:value="9.883125">
                <text:p>9.8831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4.4377658149999">
                <text:p>74.4377658149999</text:p>
              </table:table-cell>
              <table:table-cell office:value-type="float" office:value="9.896557">
                <text:p>9.89655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4.5387195049999">
                <text:p>74.5387195049999</text:p>
              </table:table-cell>
              <table:table-cell office:value-type="float" office:value="9.905532">
                <text:p>9.9055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4.639718975">
                <text:p>74.639718975</text:p>
              </table:table-cell>
              <table:table-cell office:value-type="float" office:value="9.901043">
                <text:p>9.90104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4.74087103">
                <text:p>74.74087103</text:p>
              </table:table-cell>
              <table:table-cell office:value-type="float" office:value="9.8861065">
                <text:p>9.886106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4.84232827">
                <text:p>74.84232827</text:p>
              </table:table-cell>
              <table:table-cell office:value-type="float" office:value="9.856369">
                <text:p>9.85636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4.94433483">
                <text:p>74.94433483</text:p>
              </table:table-cell>
              <table:table-cell office:value-type="float" office:value="9.80329">
                <text:p>9.8032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5.047012786">
                <text:p>75.047012786</text:p>
              </table:table-cell>
              <table:table-cell office:value-type="float" office:value="9.739188">
                <text:p>9.7391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5.150377406">
                <text:p>75.150377406</text:p>
              </table:table-cell>
              <table:table-cell office:value-type="float" office:value="9.674491">
                <text:p>9.6744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5.254627046">
                <text:p>75.254627046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5.359715926">
                <text:p>75.359715926</text:p>
              </table:table-cell>
              <table:table-cell office:value-type="float" office:value="9.515755">
                <text:p>9.5157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5.465827162">
                <text:p>75.465827162</text:p>
              </table:table-cell>
              <table:table-cell office:value-type="float" office:value="9.424072">
                <text:p>9.42407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5.572960752">
                <text:p>75.572960752</text:p>
              </table:table-cell>
              <table:table-cell office:value-type="float" office:value="9.334141">
                <text:p>9.33414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5.681040402">
                <text:p>75.681040402</text:p>
              </table:table-cell>
              <table:table-cell office:value-type="float" office:value="9.252436">
                <text:p>9.2524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5.790218707">
                <text:p>75.790218707</text:p>
              </table:table-cell>
              <table:table-cell office:value-type="float" office:value="9.159328">
                <text:p>9.1593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5.900373587">
                <text:p>75.900373587</text:p>
              </table:table-cell>
              <table:table-cell office:value-type="float" office:value="9.078127">
                <text:p>9.0781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6.011596597">
                <text:p>76.011596597</text:p>
              </table:table-cell>
              <table:table-cell office:value-type="float" office:value="8.990945">
                <text:p>8.99094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6.1239029969999">
                <text:p>76.1239029969999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6.237247007">
                <text:p>76.237247007</text:p>
              </table:table-cell>
              <table:table-cell office:value-type="float" office:value="8.822698">
                <text:p>8.8226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6.351704927">
                <text:p>76.351704927</text:p>
              </table:table-cell>
              <table:table-cell office:value-type="float" office:value="8.736835">
                <text:p>8.73683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6.467139427">
                <text:p>76.467139427</text:p>
              </table:table-cell>
              <table:table-cell office:value-type="float" office:value="8.662922">
                <text:p>8.66292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6.583504727">
                <text:p>76.583504727</text:p>
              </table:table-cell>
              <table:table-cell office:value-type="float" office:value="8.593628">
                <text:p>8.59362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6.700877117">
                <text:p>76.700877117</text:p>
              </table:table-cell>
              <table:table-cell office:value-type="float" office:value="8.519891">
                <text:p>8.5198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6.819088757">
                <text:p>76.819088757</text:p>
              </table:table-cell>
              <table:table-cell office:value-type="float" office:value="8.459403">
                <text:p>8.45940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6.937971793">
                <text:p>76.937971793</text:p>
              </table:table-cell>
              <table:table-cell office:value-type="float" office:value="8.41163">
                <text:p>8.4116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7.057266823">
                <text:p>77.057266823</text:p>
              </table:table-cell>
              <table:table-cell office:value-type="float" office:value="8.382579">
                <text:p>8.38257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7.176470303">
                <text:p>77.176470303</text:p>
              </table:table-cell>
              <table:table-cell office:value-type="float" office:value="8.389017">
                <text:p>8.38901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7.295154973">
                <text:p>77.295154973</text:p>
              </table:table-cell>
              <table:table-cell office:value-type="float" office:value="8.425688">
                <text:p>8.42568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7.413198768">
                <text:p>77.413198768</text:p>
              </table:table-cell>
              <table:table-cell office:value-type="float" office:value="8.471432">
                <text:p>8.4714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7.530708498">
                <text:p>77.530708498</text:p>
              </table:table-cell>
              <table:table-cell office:value-type="float" office:value="8.509933">
                <text:p>8.50993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7.647852008">
                <text:p>77.647852008</text:p>
              </table:table-cell>
              <table:table-cell office:value-type="float" office:value="8.536538">
                <text:p>8.53653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7.764888708">
                <text:p>77.764888708</text:p>
              </table:table-cell>
              <table:table-cell office:value-type="float" office:value="8.544329">
                <text:p>8.54432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7.882077998">
                <text:p>77.882077998</text:p>
              </table:table-cell>
              <table:table-cell office:value-type="float" office:value="8.533203">
                <text:p>8.53320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7.999572468">
                <text:p>77.999572468</text:p>
              </table:table-cell>
              <table:table-cell office:value-type="float" office:value="8.511039">
                <text:p>8.51103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8.117662038">
                <text:p>78.117662038</text:p>
              </table:table-cell>
              <table:table-cell office:value-type="float" office:value="8.468148">
                <text:p>8.46814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8.2364535179999">
                <text:p>78.2364535179999</text:p>
              </table:table-cell>
              <table:table-cell office:value-type="float" office:value="8.418112">
                <text:p>8.4181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8.356068988">
                <text:p>78.356068988</text:p>
              </table:table-cell>
              <table:table-cell office:value-type="float" office:value="8.360123">
                <text:p>8.36012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8.4762185279999">
                <text:p>78.4762185279999</text:p>
              </table:table-cell>
              <table:table-cell office:value-type="float" office:value="8.322962">
                <text:p>8.32296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8.596856358">
                <text:p>78.596856358</text:p>
              </table:table-cell>
              <table:table-cell office:value-type="float" office:value="8.289274">
                <text:p>8.28927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8.717967218">
                <text:p>78.717967218</text:p>
              </table:table-cell>
              <table:table-cell office:value-type="float" office:value="8.256898">
                <text:p>8.25689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8.839993618">
                <text:p>78.839993618</text:p>
              </table:table-cell>
              <table:table-cell office:value-type="float" office:value="8.194948">
                <text:p>8.19494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8.9630576279999">
                <text:p>78.9630576279999</text:p>
              </table:table-cell>
              <table:table-cell office:value-type="float" office:value="8.125853">
                <text:p>8.12585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9.087266063">
                <text:p>79.087266063</text:p>
              </table:table-cell>
              <table:table-cell office:value-type="float" office:value="8.050983">
                <text:p>8.05098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9.2126494429999">
                <text:p>79.2126494429999</text:p>
              </table:table-cell>
              <table:table-cell office:value-type="float" office:value="7.9755387">
                <text:p>7.975538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9.3391620029999">
                <text:p>79.3391620029999</text:p>
              </table:table-cell>
              <table:table-cell office:value-type="float" office:value="7.9043536">
                <text:p>7.904353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9.4667884629999">
                <text:p>79.4667884629999</text:p>
              </table:table-cell>
              <table:table-cell office:value-type="float" office:value="7.835366">
                <text:p>7.83536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9.595315213">
                <text:p>79.595315213</text:p>
              </table:table-cell>
              <table:table-cell office:value-type="float" office:value="7.780482">
                <text:p>7.78048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9.724696453">
                <text:p>79.724696453</text:p>
              </table:table-cell>
              <table:table-cell office:value-type="float" office:value="7.729096">
                <text:p>7.7290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9.854947453">
                <text:p>79.854947453</text:p>
              </table:table-cell>
              <table:table-cell office:value-type="float" office:value="7.6774836">
                <text:p>7.677483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9.9861292529999">
                <text:p>79.9861292529999</text:p>
              </table:table-cell>
              <table:table-cell office:value-type="float" office:value="7.6230083">
                <text:p>7.623008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0.118043493">
                <text:p>80.118043493</text:p>
              </table:table-cell>
              <table:table-cell office:value-type="float" office:value="7.5806828">
                <text:p>7.580682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0.2505986229999">
                <text:p>80.2505986229999</text:p>
              </table:table-cell>
              <table:table-cell office:value-type="float" office:value="7.544031">
                <text:p>7.54403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0.383626773">
                <text:p>80.383626773</text:p>
              </table:table-cell>
              <table:table-cell office:value-type="float" office:value="7.517206">
                <text:p>7.51720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0.5168532829999">
                <text:p>80.5168532829999</text:p>
              </table:table-cell>
              <table:table-cell office:value-type="float" office:value="7.5060134">
                <text:p>7.506013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0.6500950529999">
                <text:p>80.6500950529999</text:p>
              </table:table-cell>
              <table:table-cell office:value-type="float" office:value="7.5051537">
                <text:p>7.505153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0.783138463">
                <text:p>80.783138463</text:p>
              </table:table-cell>
              <table:table-cell office:value-type="float" office:value="7.5163436">
                <text:p>7.51634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0.915830923">
                <text:p>80.915830923</text:p>
              </table:table-cell>
              <table:table-cell office:value-type="float" office:value="7.5362234">
                <text:p>7.536223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1.0484165629999">
                <text:p>81.0484165629999</text:p>
              </table:table-cell>
              <table:table-cell office:value-type="float" office:value="7.5422945">
                <text:p>7.542294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1.1811395329999">
                <text:p>81.1811395329999</text:p>
              </table:table-cell>
              <table:table-cell office:value-type="float" office:value="7.5344906">
                <text:p>7.534490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1.314518653">
                <text:p>81.314518653</text:p>
              </table:table-cell>
              <table:table-cell office:value-type="float" office:value="7.497425">
                <text:p>7.49742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1.448874353">
                <text:p>81.448874353</text:p>
              </table:table-cell>
              <table:table-cell office:value-type="float" office:value="7.4429297">
                <text:p>7.442929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1.583931953">
                <text:p>81.583931953</text:p>
              </table:table-cell>
              <table:table-cell office:value-type="float" office:value="7.404248">
                <text:p>7.4042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1.7195236229999">
                <text:p>81.7195236229999</text:p>
              </table:table-cell>
              <table:table-cell office:value-type="float" office:value="7.3750844">
                <text:p>7.375084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1.8558172129999">
                <text:p>81.8558172129999</text:p>
              </table:table-cell>
              <table:table-cell office:value-type="float" office:value="7.3371024">
                <text:p>7.337102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1.9927974529999">
                <text:p>81.9927974529999</text:p>
              </table:table-cell>
              <table:table-cell office:value-type="float" office:value="7.3003235">
                <text:p>7.300323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2.1301286529999">
                <text:p>82.1301286529999</text:p>
              </table:table-cell>
              <table:table-cell office:value-type="float" office:value="7.2816663">
                <text:p>7.28166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2.2677192529999">
                <text:p>82.2677192529999</text:p>
              </table:table-cell>
              <table:table-cell office:value-type="float" office:value="7.267938">
                <text:p>7.26793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2.405630293">
                <text:p>82.405630293</text:p>
              </table:table-cell>
              <table:table-cell office:value-type="float" office:value="7.251051">
                <text:p>7.2510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2.544090663">
                <text:p>82.544090663</text:p>
              </table:table-cell>
              <table:table-cell office:value-type="float" office:value="7.2222834">
                <text:p>7.222283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2.683252953">
                <text:p>82.683252953</text:p>
              </table:table-cell>
              <table:table-cell office:value-type="float" office:value="7.185855">
                <text:p>7.1858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2.823300253">
                <text:p>82.823300253</text:p>
              </table:table-cell>
              <table:table-cell office:value-type="float" office:value="7.140445">
                <text:p>7.14044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2.964079983">
                <text:p>82.964079983</text:p>
              </table:table-cell>
              <table:table-cell office:value-type="float" office:value="7.1032953">
                <text:p>7.103295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3.105546383">
                <text:p>83.105546383</text:p>
              </table:table-cell>
              <table:table-cell office:value-type="float" office:value="7.068816">
                <text:p>7.0688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3.247745213">
                <text:p>83.247745213</text:p>
              </table:table-cell>
              <table:table-cell office:value-type="float" office:value="7.032407">
                <text:p>7.03240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3.390645953">
                <text:p>83.390645953</text:p>
              </table:table-cell>
              <table:table-cell office:value-type="float" office:value="6.9978647">
                <text:p>6.997864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3.534004463">
                <text:p>83.534004463</text:p>
              </table:table-cell>
              <table:table-cell office:value-type="float" office:value="6.975519">
                <text:p>6.9755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3.677683413">
                <text:p>83.677683413</text:p>
              </table:table-cell>
              <table:table-cell office:value-type="float" office:value="6.959962">
                <text:p>6.95996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3.821743843">
                <text:p>83.821743843</text:p>
              </table:table-cell>
              <table:table-cell office:value-type="float" office:value="6.941531">
                <text:p>6.9415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3.966323073">
                <text:p>83.966323073</text:p>
              </table:table-cell>
              <table:table-cell office:value-type="float" office:value="6.9166226">
                <text:p>6.916622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4.1113753429999">
                <text:p>84.1113753429999</text:p>
              </table:table-cell>
              <table:table-cell office:value-type="float" office:value="6.8940663">
                <text:p>6.89406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4.256793823">
                <text:p>84.256793823</text:p>
              </table:table-cell>
              <table:table-cell office:value-type="float" office:value="6.8767047">
                <text:p>6.876704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4.402715843">
                <text:p>84.402715843</text:p>
              </table:table-cell>
              <table:table-cell office:value-type="float" office:value="6.852975">
                <text:p>6.8529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4.548988833">
                <text:p>84.548988833</text:p>
              </table:table-cell>
              <table:table-cell office:value-type="float" office:value="6.836532">
                <text:p>6.83653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4.6953381129999">
                <text:p>84.6953381129999</text:p>
              </table:table-cell>
              <table:table-cell office:value-type="float" office:value="6.832968">
                <text:p>6.83296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4.8405124529999">
                <text:p>84.8405124529999</text:p>
              </table:table-cell>
              <table:table-cell office:value-type="float" office:value="6.8882694">
                <text:p>6.888269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4.982665503">
                <text:p>84.982665503</text:p>
              </table:table-cell>
              <table:table-cell office:value-type="float" office:value="7.0346713">
                <text:p>7.03467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5.120286623">
                <text:p>85.120286623</text:p>
              </table:table-cell>
              <table:table-cell office:value-type="float" office:value="7.2663264">
                <text:p>7.26632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5.253253733">
                <text:p>85.253253733</text:p>
              </table:table-cell>
              <table:table-cell office:value-type="float" office:value="7.5206566">
                <text:p>7.520656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5.381200633">
                <text:p>85.381200633</text:p>
              </table:table-cell>
              <table:table-cell office:value-type="float" office:value="7.8157425">
                <text:p>7.81574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5.5048444829999">
                <text:p>85.5048444829999</text:p>
              </table:table-cell>
              <table:table-cell office:value-type="float" office:value="8.087746">
                <text:p>8.08774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5.6240632229999">
                <text:p>85.6240632229999</text:p>
              </table:table-cell>
              <table:table-cell office:value-type="float" office:value="8.387943">
                <text:p>8.38794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5.7390246929999">
                <text:p>85.7390246929999</text:p>
              </table:table-cell>
              <table:table-cell office:value-type="float" office:value="8.698567">
                <text:p>8.69856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.8500645929999">
                <text:p>85.8500645929999</text:p>
              </table:table-cell>
              <table:table-cell office:value-type="float" office:value="9.005772">
                <text:p>9.00577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5.9580526929999">
                <text:p>85.9580526929999</text:p>
              </table:table-cell>
              <table:table-cell office:value-type="float" office:value="9.26028">
                <text:p>9.260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6.0643928179999">
                <text:p>86.0643928179999</text:p>
              </table:table-cell>
              <table:table-cell office:value-type="float" office:value="9.403788">
                <text:p>9.40378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6.1699394679999">
                <text:p>86.1699394679999</text:p>
              </table:table-cell>
              <table:table-cell office:value-type="float" office:value="9.4744835">
                <text:p>9.47448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6.2751351579999">
                <text:p>86.2751351579999</text:p>
              </table:table-cell>
              <table:table-cell office:value-type="float" office:value="9.506093">
                <text:p>9.50609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6.3802545579999">
                <text:p>86.3802545579999</text:p>
              </table:table-cell>
              <table:table-cell office:value-type="float" office:value="9.512992">
                <text:p>9.51299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6.4854807779999">
                <text:p>86.4854807779999</text:p>
              </table:table-cell>
              <table:table-cell office:value-type="float" office:value="9.503335">
                <text:p>9.50333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6.5911647579999">
                <text:p>86.5911647579999</text:p>
              </table:table-cell>
              <table:table-cell office:value-type="float" office:value="9.462172">
                <text:p>9.46217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6.6973370279999">
                <text:p>86.6973370279999</text:p>
              </table:table-cell>
              <table:table-cell office:value-type="float" office:value="9.418654">
                <text:p>9.418654</text:p>
              </table:table-cell>
            </table:table-row>
            <table:table-row>
              <table:table-cell office:value-type="string"/>
              <table:table-cell office:value-type="float" office:value="86.8039975879999">
                <text:p>86.803997587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.9113142879999">
                <text:p>86.911314287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0194549729999">
                <text:p>87.019454972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1283586129999">
                <text:p>87.128358612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2381015029999">
                <text:p>87.238101502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3486378529999">
                <text:p>87.348637852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4599371589999">
                <text:p>87.459937158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5719841529999">
                <text:p>87.571984152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6845652229999">
                <text:p>87.684565222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7978329429999">
                <text:p>87.797832942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.9117567979999">
                <text:p>87.911756797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0262452379999">
                <text:p>88.026245237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1411914479999">
                <text:p>88.141191447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2563055079999">
                <text:p>88.256305507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3712059379999">
                <text:p>88.371205937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4856180819999">
                <text:p>88.485618081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5987484719999">
                <text:p>88.598748471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7099562219999">
                <text:p>88.709956221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8189208959999">
                <text:p>88.81892089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.9255661959999">
                <text:p>88.92556619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0299684259999">
                <text:p>89.02996842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1325853459999">
                <text:p>89.13258534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2337068859999">
                <text:p>89.23370688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3336534819999">
                <text:p>89.333653481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4325472059999">
                <text:p>89.43254720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5305559059999">
                <text:p>89.53055590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6279237219999">
                <text:p>89.627923721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7248490319999">
                <text:p>89.724849031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8214081219999">
                <text:p>89.821408121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.9175094419999">
                <text:p>89.917509441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0131377319999">
                <text:p>90.013137731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1083692869999">
                <text:p>90.108369286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2031888469999">
                <text:p>90.203188846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2976727169999">
                <text:p>90.297672716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3918971769999">
                <text:p>90.391897176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486060602">
                <text:p>90.486060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580224027">
                <text:p>90.580224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674433227">
                <text:p>90.67443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7686424269999">
                <text:p>90.768642426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862943181">
                <text:p>90.862943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.9572591909999">
                <text:p>90.95725919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051575201">
                <text:p>91.051575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145952251">
                <text:p>91.145952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240436121">
                <text:p>91.240436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335026801">
                <text:p>91.33502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429617481">
                <text:p>91.429617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524421781">
                <text:p>91.524421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619454971">
                <text:p>91.619454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7149001509999">
                <text:p>91.71490015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810696291">
                <text:p>91.810696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.907057011">
                <text:p>91.907057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003906021">
                <text:p>92.003906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101426431">
                <text:p>92.101426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199541941">
                <text:p>92.199541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298130481">
                <text:p>92.298130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397237831">
                <text:p>92.397237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496863981">
                <text:p>92.496863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597146271">
                <text:p>92.597146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698023671">
                <text:p>92.698023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799496171">
                <text:p>92.799496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.901777391">
                <text:p>92.901777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004714751">
                <text:p>93.004714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1084150609999">
                <text:p>93.10841506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212771511">
                <text:p>93.212771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3179061709999">
                <text:p>93.31790617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424078441">
                <text:p>93.424078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531227291">
                <text:p>93.531227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6393985009999">
                <text:p>93.63939850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7486683609999">
                <text:p>93.74866836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8591284209999">
                <text:p>93.85912842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.9706718709999">
                <text:p>93.97067187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0832987109999">
                <text:p>94.08329871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1969021309999">
                <text:p>94.19690213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311283757">
                <text:p>94.311283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426001087">
                <text:p>94.426001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5407641869999">
                <text:p>94.540764186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654749077">
                <text:p>94.654749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7670554769999">
                <text:p>94.767055476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877454497">
                <text:p>94.877454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.985976657">
                <text:p>94.985976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092530407">
                <text:p>95.092530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1970547069999">
                <text:p>95.197054706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299854741">
                <text:p>95.299854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4011136109999">
                <text:p>95.40111361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5011212409999">
                <text:p>95.50112124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6000912609999">
                <text:p>95.60009126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6981609959999">
                <text:p>95.69816099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7954372559999">
                <text:p>95.79543725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8920879009999">
                <text:p>95.89208790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.9881281869999">
                <text:p>95.988128186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0836344069999">
                <text:p>96.083634406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1786981169999">
                <text:p>96.178698116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2734413869999">
                <text:p>96.273441386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3679405129999">
                <text:p>96.367940512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4620581629999">
                <text:p>96.462058162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5560232129999">
                <text:p>96.556023212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6500798269999">
                <text:p>96.650079826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7440448769999">
                <text:p>96.744044876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8380709729999">
                <text:p>96.838070972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.9322801729999">
                <text:p>96.932280172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0265809269999">
                <text:p>97.026580926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1210495269999">
                <text:p>97.121049526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2156707269999">
                <text:p>97.215670726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3104292519999">
                <text:p>97.310429251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4052945919999">
                <text:p>97.405294591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5001599319999">
                <text:p>97.500159931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5952541619999">
                <text:p>97.595254161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6906230469999">
                <text:p>97.690623046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7862055619999">
                <text:p>97.786205561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8821237719999">
                <text:p>97.882123771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.9784387159999">
                <text:p>97.97843871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0752114309999">
                <text:p>98.07521143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1724571759999">
                <text:p>98.17245717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2701912099999">
                <text:p>98.27019120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3684745699999">
                <text:p>98.36847456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4673530359999">
                <text:p>98.46735303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5669028959999">
                <text:p>98.56690289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6672157059999">
                <text:p>98.66721570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7683830199999">
                <text:p>98.76838301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8704811349999">
                <text:p>98.870481134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.9735100509999">
                <text:p>98.97351005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0775155409999">
                <text:p>99.07751554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1825128709999">
                <text:p>99.18251287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2885935909999">
                <text:p>99.28859359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3956356309999">
                <text:p>99.39563563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5038221009999">
                <text:p>99.50382210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6130614409999">
                <text:p>99.61306144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7234299459999">
                <text:p>99.72342994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8350039159999">
                <text:p>99.83500391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.9476765359999">
                <text:p>99.947676535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061554616">
                <text:p>100.061554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176622906">
                <text:p>100.176622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292820356">
                <text:p>100.292820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41028431">
                <text:p>100.41028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52895372">
                <text:p>100.52895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648874376">
                <text:p>100.648874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770046266">
                <text:p>100.770046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.892454142">
                <text:p>100.892454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016128512">
                <text:p>101.016128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141008352">
                <text:p>101.141008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266925802">
                <text:p>101.266925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393697762">
                <text:p>101.393697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521064812">
                <text:p>101.521064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648706532">
                <text:p>101.648706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775936252">
                <text:p>101.775936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.901807922">
                <text:p>101.901807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025772217">
                <text:p>102.025772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146776262">
                <text:p>102.146776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264011327">
                <text:p>102.26401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377523187">
                <text:p>102.377523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487891692">
                <text:p>102.487891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595513572">
                <text:p>102.595513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701106002">
                <text:p>102.701106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805172532">
                <text:p>102.805172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.907957307">
                <text:p>102.907957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009872317">
                <text:p>103.009872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111253261">
                <text:p>103.111253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212344281">
                <text:p>103.212344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312931751">
                <text:p>103.312931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412908861">
                <text:p>103.412908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512168796">
                <text:p>103.512168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610726816">
                <text:p>103.610726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708445591">
                <text:p>103.708445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805676081">
                <text:p>103.805676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902341985">
                <text:p>103.902341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.998580635">
                <text:p>103.998580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094361515">
                <text:p>104.094361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189699885">
                <text:p>104.189699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284565225">
                <text:p>104.284565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379094865">
                <text:p>104.379094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473288805">
                <text:p>104.473288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567177565">
                <text:p>104.567177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66086796">
                <text:p>104.66086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75451258">
                <text:p>104.75451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848096164">
                <text:p>104.848096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.941801818">
                <text:p>104.94180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035675318">
                <text:p>105.035675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130006588">
                <text:p>105.130006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224795628">
                <text:p>105.224795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320103478">
                <text:p>105.320103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415945392">
                <text:p>105.415945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512504482">
                <text:p>105.512504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609841782">
                <text:p>105.609841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707911517">
                <text:p>105.707911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806789983">
                <text:p>105.806789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.906492433">
                <text:p>105.906492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007095163">
                <text:p>106.007095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108582919">
                <text:p>106.108582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211001479">
                <text:p>106.211001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314411869">
                <text:p>106.314411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418844619">
                <text:p>106.418844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524284459">
                <text:p>106.524284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630731399">
                <text:p>106.630731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738246469">
                <text:p>106.738246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846783889">
                <text:p>106.846783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.956389439">
                <text:p>106.956389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067063129">
                <text:p>107.067063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178911759">
                <text:p>107.178911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291782743">
                <text:p>107.291782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405569269">
                <text:p>107.405569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520256079">
                <text:p>107.520256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635660059">
                <text:p>107.635660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751704923">
                <text:p>107.751704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868192303">
                <text:p>107.868192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.984679683">
                <text:p>107.984679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100526173">
                <text:p>108.100526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215411347">
                <text:p>108.215411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328953732">
                <text:p>108.328953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441229612">
                <text:p>108.441229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552040632">
                <text:p>108.552040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660913752">
                <text:p>108.660913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767391206">
                <text:p>108.767391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871717141">
                <text:p>108.871717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.974257771">
                <text:p>108.974257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075470861">
                <text:p>109.075470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175661601">
                <text:p>109.175661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275150426">
                <text:p>109.275150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374288291">
                <text:p>109.374288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473410897">
                <text:p>109.473410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572838687">
                <text:p>109.572838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672800542">
                <text:p>109.672800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773449052">
                <text:p>109.773449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875043622">
                <text:p>109.875043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.977523212">
                <text:p>109.977523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081009902">
                <text:p>110.081009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185518942">
                <text:p>110.185518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290989302">
                <text:p>110.290989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397497272">
                <text:p>110.397497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504859752">
                <text:p>110.504859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612924142">
                <text:p>110.612924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721461562">
                <text:p>110.721461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830334682">
                <text:p>110.830334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938933138">
                <text:p>110.938933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046524498">
                <text:p>111.046524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152712028">
                <text:p>111.152712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257129518">
                <text:p>111.257129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359883768">
                <text:p>111.359883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461371524">
                <text:p>111.461371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561958994">
                <text:p>111.561958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662149734">
                <text:p>111.662149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762508324">
                <text:p>111.762508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863370464">
                <text:p>111.863370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964965034">
                <text:p>111.964965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067414108">
                <text:p>112.06741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170839758">
                <text:p>112.170839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275196208">
                <text:p>112.275196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380620788">
                <text:p>112.380620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487052468">
                <text:p>112.487052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594613308">
                <text:p>112.594613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703196508">
                <text:p>112.703196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812802058">
                <text:p>112.812802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923307892">
                <text:p>112.923307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034424092">
                <text:p>113.034424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145937022">
                <text:p>113.145937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257739872">
                <text:p>113.257739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369420652">
                <text:p>113.369420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480491072">
                <text:p>113.480491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590508618">
                <text:p>113.590508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698756118">
                <text:p>113.698756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804730028">
                <text:p>113.804730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908949144">
                <text:p>113.908949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012298504">
                <text:p>114.012298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115342679">
                <text:p>114.115342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218493665">
                <text:p>114.218493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322026125">
                <text:p>114.322026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426077395">
                <text:p>114.426077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530800059">
                <text:p>114.530800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636361969">
                <text:p>114.636361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742900459">
                <text:p>114.742900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850446043">
                <text:p>114.850446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959029243">
                <text:p>114.959029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068787389">
                <text:p>115.068787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179674699">
                <text:p>115.179674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291660659">
                <text:p>115.291660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404806309">
                <text:p>115.404806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518974309">
                <text:p>115.518974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634118889">
                <text:p>115.63411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750056934">
                <text:p>115.750056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866483268">
                <text:p>115.866483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983046938">
                <text:p>115.983046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099137578">
                <text:p>116.099137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213564978">
                <text:p>116.213564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325169468">
                <text:p>116.325169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433676368">
                <text:p>116.433676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540031752">
                <text:p>116.540031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645364782">
                <text:p>116.645364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750453662">
                <text:p>116.750453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855649352">
                <text:p>116.855649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961394377">
                <text:p>116.961394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068009157">
                <text:p>117.068009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175539483">
                <text:p>117.175539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284183723">
                <text:p>117.284183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393972383">
                <text:p>117.393972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504539253">
                <text:p>117.504539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615136647">
                <text:p>117.615136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724406507">
                <text:p>117.724406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831158627">
                <text:p>117.831158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936567951">
                <text:p>117.936567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041885721">
                <text:p>118.041885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147890145">
                <text:p>118.147890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254764335">
                <text:p>118.254764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362676135">
                <text:p>118.362676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471747621">
                <text:p>118.471747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581871985">
                <text:p>118.581871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692988185">
                <text:p>118.692988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804989405">
                <text:p>118.804989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917677285">
                <text:p>118.917677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03074664">
                <text:p>119.03074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143480295">
                <text:p>119.143480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254947445">
                <text:p>119.254947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364446185">
                <text:p>119.364446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471442445">
                <text:p>119.471442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576607621">
                <text:p>119.576607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681192956">
                <text:p>119.681192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785900361">
                <text:p>119.785900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891065537">
                <text:p>119.891065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996841077">
                <text:p>119.996841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103501637">
                <text:p>120.103501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211108257">
                <text:p>120.211108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319798273">
                <text:p>120.319798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429647973">
                <text:p>120.429647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540550543">
                <text:p>120.540550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652628063">
                <text:p>120.652628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765682163">
                <text:p>120.765682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879590763">
                <text:p>120.879590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994002907">
                <text:p>120.994002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108445567">
                <text:p>121.108445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221942167">
                <text:p>121.221942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333409317">
                <text:p>121.333409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442206147">
                <text:p>121.442206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548805672">
                <text:p>121.548805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654535438">
                <text:p>121.654535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760417792">
                <text:p>121.760417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867017317">
                <text:p>121.867017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974547643">
                <text:p>121.974547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.083207143">
                <text:p>122.08320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.192904253">
                <text:p>122.192904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.303700013">
                <text:p>122.303700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.415457093">
                <text:p>122.415457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.527946603">
                <text:p>122.527946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.640970173">
                <text:p>122.640970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.753841157">
                <text:p>122.753841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.865644007">
                <text:p>122.865644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.975325857">
                <text:p>122.975325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.082428927">
                <text:p>123.082428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.187838251">
                <text:p>123.187838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.292408327">
                <text:p>123.292408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.396978403">
                <text:p>123.396978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.501914697">
                <text:p>123.501914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.607583417">
                <text:p>123.607583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.714091387">
                <text:p>123.714091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.821545417">
                <text:p>123.821545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.929914991">
                <text:p>123.929914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.039383211">
                <text:p>124.039383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.149934821">
                <text:p>124.149934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.261539311">
                <text:p>124.261539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.374364521">
                <text:p>124.374364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.488379936">
                <text:p>124.488379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.603570296">
                <text:p>124.603570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.719981371">
                <text:p>124.719981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.837506361">
                <text:p>124.837506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.955992671">
                <text:p>124.955992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.075653921">
                <text:p>125.075653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.196429077">
                <text:p>125.196429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.318073997">
                <text:p>125.318073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.440451357">
                <text:p>125.440451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.563545887">
                <text:p>125.563545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.687235517">
                <text:p>125.687235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.811138777">
                <text:p>125.811138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.934889441">
                <text:p>125.934889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.058060261">
                <text:p>126.058060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.180346061">
                <text:p>126.180346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.300480341">
                <text:p>126.30048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.418386801">
                <text:p>126.41838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.534095961">
                <text:p>126.534095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.647714641">
                <text:p>126.647714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.759593791">
                <text:p>126.759593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.869596081">
                <text:p>126.869596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.977629951">
                <text:p>126.977629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.083405491">
                <text:p>127.083405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.187151581">
                <text:p>127.187151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.289615911">
                <text:p>127.289615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.391378325">
                <text:p>127.391378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.492789785">
                <text:p>127.492789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.594140215">
                <text:p>127.594140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.695658485">
                <text:p>127.695658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.797527715">
                <text:p>127.797527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.899763159">
                <text:p>127.899763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.002624229">
                <text:p>128.002624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.106278759">
                <text:p>128.106278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.210772539">
                <text:p>128.210772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.316181863">
                <text:p>128.316181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.422537247">
                <text:p>128.422537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.529991277">
                <text:p>128.529991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.638513437">
                <text:p>128.638513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.748134257">
                <text:p>128.748134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.858899497">
                <text:p>128.858899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.970748127">
                <text:p>128.970748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.083649627">
                <text:p>129.083649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.197558227">
                <text:p>129.19755822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